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9979in" fo:margin-left="-0.0896in" fo:margin-right="-0.0028in" table:align="margins"/>
    </style:style>
    <style:style style:name="តារាង1.A" style:family="table-column">
      <style:table-column-properties style:column-width="0.7972in" style:rel-column-width="4751*"/>
    </style:style>
    <style:style style:name="តារាង1.B" style:family="table-column">
      <style:table-column-properties style:column-width="0.9201in" style:rel-column-width="5484*"/>
    </style:style>
    <style:style style:name="តារាង1.C" style:family="table-column">
      <style:table-column-properties style:column-width="0.4167in" style:rel-column-width="2483*"/>
    </style:style>
    <style:style style:name="តារាង1.D" style:family="table-column">
      <style:table-column-properties style:column-width="0.8854in" style:rel-column-width="5277*"/>
    </style:style>
    <style:style style:name="តារាង1.E" style:family="table-column">
      <style:table-column-properties style:column-width="0.609in" style:rel-column-width="3629*"/>
    </style:style>
    <style:style style:name="តារាង1.F" style:family="table-column">
      <style:table-column-properties style:column-width="0.8493in" style:rel-column-width="5061*"/>
    </style:style>
    <style:style style:name="តារាង1.G" style:family="table-column">
      <style:table-column-properties style:column-width="4.3153in" style:rel-column-width="25714*"/>
    </style:style>
    <style:style style:name="តារាង1.H" style:family="table-column">
      <style:table-column-properties style:column-width="1.1208in" style:rel-column-width="6680*"/>
    </style:style>
    <style:style style:name="តារាង1.I" style:family="table-column">
      <style:table-column-properties style:column-width="1.0833in" style:rel-column-width="6456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តារាង1.28" style:family="table-row">
      <style:table-row-properties style:min-row-height="0.6743in"/>
    </style:style>
    <style:style style:name="P1" style:family="paragraph" style:parent-style-name="Table_20_Contents">
      <style:text-properties style:font-name="Khmer OS" fo:font-size="11pt" style:font-size-asian="11pt" style:font-name-complex="Khmer OS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weight="normal" style:font-size-asian="11pt" style:font-weight-asian="normal" style:font-name-complex="Khmer OS" style:font-size-complex="11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weight="normal" fo:background-color="#ffffff" style:font-size-asian="11pt" style:font-weight-asian="normal" style:font-name-complex="Khmer OS" style:font-size-complex="11pt" style:font-weight-complex="normal"/>
    </style:style>
    <style:style style:name="P5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6" style:family="paragraph" style:parent-style-name="Table_20_Contents">
      <style:text-properties style:font-name="Khmer OS" fo:font-size="11pt" fo:font-weight="bold" fo:background-color="#ffffff" style:font-size-asian="11pt" style:font-weight-asian="bold" style:font-name-complex="Khmer OS" style:font-size-complex="11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5%"/>
    </style:style>
    <style:style style:name="P10" style:family="paragraph" style:parent-style-name="Table_20_Contents">
      <style:paragraph-properties fo:text-align="start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3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#ffffff" style:font-size-asian="11pt" style:font-style-asian="normal" style:font-name-complex="Khmer OS" style:font-size-complex="11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15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16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 style:text-scale="95%"/>
    </style:style>
    <style:style style:name="P17" style:family="paragraph" style:parent-style-name="Table_20_Contents">
      <style:text-properties style:font-name="Khmer OS" fo:font-size="11pt" fo:font-style="normal" fo:font-weight="bold" fo:background-color="#ffffff" style:font-size-asian="11pt" style:font-style-asian="normal" style:font-weight-asian="bold" style:font-name-complex="Khmer OS" style:font-size-complex="11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9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font-size="11pt" fo:font-weight="bold" style:font-size-asian="11pt" style:font-weight-asian="bold" style:font-name-complex="Khmer OS" style:font-size-complex="11pt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3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4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5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6" style:family="paragraph" style:parent-style-name="Table_20_Contents">
      <style:paragraph-properties text:number-lines="false" text:line-number="0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27" style:family="paragraph" style:parent-style-name="Table_20_Contents">
      <style:paragraph-properties fo:text-align="justify" style:justify-single-word="false" text:number-lines="false" text:line-number="0"/>
    </style:style>
    <style:style style:name="P28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9" style:family="paragraph" style:parent-style-name="Table_20_Contents">
      <style:paragraph-properties fo:text-align="center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0" style:family="paragraph" style:parent-style-name="Table_20_Contents">
      <style:paragraph-properties fo:text-align="justify" style:justify-single-word="false" style:writing-mode="lr-tb"/>
    </style:style>
    <style:style style:name="T1" style:family="text">
      <style:text-properties style:font-name-asian="Baiduk OT"/>
    </style:style>
    <style:style style:name="T2" style:family="text">
      <style:text-properties fo:background-color="#ffff00"/>
    </style:style>
    <style:style style:name="T3" style:family="text">
      <style:text-properties fo:background-color="#ffffff"/>
    </style:style>
    <style:style style:name="T4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T5" style:family="text">
      <style:text-properties style:font-name="Khmer OS" fo:font-size="11pt" fo:font-style="normal" style:font-size-asian="11pt" style:font-style-asian="normal" style:font-name-complex="Khmer OS" style:font-size-complex="11pt" style:font-style-complex="normal" style:text-scale="95%"/>
    </style:style>
    <style:style style:name="T6" style:family="text"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/>
    </style:style>
    <style:style style:name="T7" style:family="text"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 style:text-scale="96%"/>
    </style:style>
    <style:style style:name="T8" style:family="text">
      <style:text-properties style:font-name="Khmer OS" fo:font-size="11pt" fo:font-style="normal" style:font-name-asian="Baiduk OT" style:font-size-asian="11pt" style:font-style-asian="normal" style:font-name-complex="Khmer OS" style:font-size-complex="11pt" style:font-style-complex="normal" style:text-scale="95%"/>
    </style:style>
    <style:style style:name="T9" style:family="text">
      <style:text-properties style:font-name="Khmer OS" fo:font-size="11pt" fo:font-style="normal" style:text-underline-style="none" style:font-size-asian="11pt" style:font-style-asian="normal" style:font-name-complex="Khmer OS" style:font-size-complex="11pt" style:font-style-complex="normal"/>
    </style:style>
    <style:style style:name="T10" style:family="text">
      <style:text-properties style:font-name="Khmer OS" fo:font-size="11pt" fo:font-style="normal" style:text-underline-style="none" style:font-name-asian="Baiduk OT" style:font-size-asian="11pt" style:font-style-asian="normal" style:font-name-complex="Khmer OS" style:font-size-complex="11pt" style:font-style-complex="normal"/>
    </style:style>
    <style:style style:name="T11" style:family="text">
      <style:text-properties style:font-name="Khmer OS" fo:font-size="11pt" fo:font-style="normal" fo:background-color="#ffffff" style:font-name-asian="Baiduk OT" style:font-size-asian="11pt" style:font-style-asian="normal" style:font-name-complex="Khmer OS" style:font-size-complex="11pt" style:font-style-complex="normal"/>
    </style:style>
    <style:style style:name="T12" style:family="text">
      <style:text-properties style:font-name="Khmer OS" fo:font-size="11pt" fo:font-style="normal" fo:background-color="#ffffff" style:font-size-asian="11pt" style:font-style-asian="normal" style:font-name-complex="Khmer OS" style:font-size-complex="11pt" style:font-style-complex="normal"/>
    </style:style>
    <style:style style:name="T13" style:family="text">
      <style:text-properties style:font-name="Khmer OS" fo:font-size="11pt" fo:font-style="normal" fo:background-color="#ffff00" style:font-name-asian="Baiduk OT" style:font-size-asian="11pt" style:font-style-asian="normal" style:font-name-complex="Khmer OS" style:font-size-complex="11pt" style:font-style-complex="normal"/>
    </style:style>
    <style:style style:name="T14" style:family="text">
      <style:text-properties style:font-name="Khmer OS" fo:font-size="11pt" fo:font-style="normal" fo:background-color="#ffff00" style:font-size-asian="11pt" style:font-style-asian="normal" style:font-name-complex="Khmer OS" style:font-size-complex="11pt" style:font-style-complex="normal"/>
    </style:style>
    <style:style style:name="T15" style:family="text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16" style:family="text">
      <style:text-properties style:font-name="Khmer OS" fo:font-size="11pt" style:font-size-asian="11pt" style:font-name-complex="Khmer OS" style:font-size-complex="11pt"/>
    </style:style>
    <style:style style:name="T17" style:family="text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T18" style:family="text">
      <style:text-properties style:font-name="Khmer OS" fo:font-size="11pt" fo:background-color="#ffff00" style:font-size-asian="11pt" style:font-name-complex="Khmer OS" style:font-size-complex="11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style:font-size-asian="11pt" style:font-name-complex="Khmer OS" style:font-size-complex="11pt"/>
    </style:style>
    <style:style style:name="T21" style:family="text">
      <style:text-properties style:text-underline-style="none" style:font-name-asian="Baiduk O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22">ល.រ</text:p>
          </table:table-cell>
          <table:table-cell table:style-name="តារាង1.A1" office:value-type="string">
            <text:p text:style-name="P23">មេ​ពាក្យ</text:p>
          </table:table-cell>
          <table:table-cell table:style-name="តារាង1.A1" office:value-type="string">
            <text:p text:style-name="P24">ល.រ</text:p>
          </table:table-cell>
          <table:table-cell table:style-name="តារាង1.A1" office:value-type="string">
            <text:p text:style-name="P24">សូរ​ប្រកប</text:p>
          </table:table-cell>
          <table:table-cell table:style-name="តារាង1.A1" office:value-type="string">
            <text:p text:style-name="P24">មក​ពី</text:p>
          </table:table-cell>
          <table:table-cell table:style-name="តារាង1.A1" office:value-type="string">
            <text:p text:style-name="P24">ថ្នាក់</text:p>
          </table:table-cell>
          <table:table-cell table:style-name="តារាង1.A1" office:value-type="string">
            <text:p text:style-name="P24">សេចក្ដី​ពន្យល់</text:p>
          </table:table-cell>
          <table:table-cell table:style-name="តារាង1.A1" office:value-type="string">
            <text:p text:style-name="P24">របៀប​សរសេរ​ផ្សេង</text:p>
          </table:table-cell>
          <table:table-cell table:style-name="តារាង1.I1" office:value-type="string">
            <text:p text:style-name="P24"/>
            <text:p text:style-name="P24">ពាក្យ​ផ្សំ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>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7"><text:span text:style-name="T16">ព្យញ្ជនៈ​ទី ២៨ តាម​លំដាប់​ពួក​ព្យញ្ជនៈ​ទាំង​៣៣​តួ, ជា​ព្យញ្ជនៈ​ទី​៣</text:span>​ក្នុង​សេស​វគ្គ​ឬ​អវគ្គ, ជា​ទន្តជៈ មាន​សំឡេង​កើត​ត្រង់​ប្រទល់​ធ្មេញ ។ សម្រាប់​ភាសា​ខ្មែរ​មាន​សំឡេង ២ យ៉ាង​គឺ ល និង ល៉, ល ជា​ឃោសៈ, ល៉ ជា​អឃោសៈ; សំ. បា. អ. ថ. លៈ ឬ ល៉ៈ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5"/>
          </table:table-cell>
        </table:table-row>
        <table:table-row>
          <table:table-cell table:style-name="តារាង1.A2" office:value-type="string">
            <text:p text:style-name="P3">១១១៩៩</text:p>
          </table:table-cell>
          <table:table-cell table:style-name="តារាង1.A2" office:value-type="string">
            <text:p text:style-name="P5">ល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5">ល្បង, លង : ល​ឲ្យ​ដឹង; កុំ​អាល ចាំ​ល​មើល​សិន ! ។ ជន្ល​ល្បង​មើល : ល​កាប់ ។ ល​លើ​កាប់​ក្រោម កិ. វិ. ឬ គុ. (ព. ប្រ.) ដែល​និយាយ​លូក​ល​រាវ​រក​ផ្លូវ រក​ទំនង ហាក់​ដូច​គេ​លើក​គ្រឿង​សស្រ្តា​ជន្ល​ខាង​លើ​ឲ្យ​ភ័ន្ត​ហើយ​លូក​កាប់​ខាង​ក្រោម : និយាយ​ល​លើ​កាប់​ក្រោម; សម្ដី-- ។ ល​លេង ល្បង​លេង, ជន្ល​លេង : និយាយ​ល​លេង; សម្ដី- ។ លលែង​ៗ ល​ហើយ​លែង​ៗ​ហើយ​ល​រឿយ​ៗ ។ល។ ព. ទ. បុ. យក​ក​ទៅ​ល​អន្ទាក់ ហុច​ទំនង​ឲ្យ​ជាប់​កុន​ជាប់​ដំណើរ...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5">លលេង </text:p>
          </table:table-cell>
        </table:table-row>
        <table:table-row>
          <table:table-cell table:style-name="តារាង1.A2" office:value-type="string">
            <text:p text:style-name="P3">១១២០០</text:p>
          </table:table-cell>
          <table:table-cell table:style-name="តារាង1.A2" office:value-type="string">
            <text:p text:style-name="P5">។ល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8">(អ. ថ. ល៉ៈ) ម. ព. បេយ្យាល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8"/>
          </table:table-cell>
        </table:table-row>
        <table:table-row>
          <table:table-cell table:style-name="តារាង1.A2" office:value-type="string">
            <text:p text:style-name="P3">១១២០១</text:p>
          </table:table-cell>
          <table:table-cell table:style-name="តារាង1.A2" office:value-type="string">
            <text:p text:style-name="P5">លក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ជីក, ចូក, ចូរ, ដាប់ ឲ្យ​មាន​ជា​ប្រឡាយ​ជា​ចង្អូរ, ជា​គន្លង, ជា​ហែប, ជា​អណ្តាត : លក​ប្រឡាយ, លក​សាច់​ឈើ ។ លក​ញី​ឈ្មោល លក​សាច់​ឈើ​ឲ្យ​មាន​ជា​អណ្តាត​ផ្ទុយ​គ្នា​សម្រាប់​ផ្គុំ​ឬ​បិទ​ឲ្យ​ជិត​មិន​ឲ្យ​មាន​ប្រហោង : លក​ក្តារ​ញី​ឈ្មោល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1">ឈ្មោះ​ឫស្សី​មួយ​ប្រភេទ : ឫស្សី​ល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1">ឫស្សី​លក </text:p>
          </table:table-cell>
        </table:table-row>
        <table:table-row>
          <table:table-cell table:style-name="តារាង1.A2" office:value-type="string">
            <text:p text:style-name="P3">១១២០២</text:p>
          </table:table-cell>
          <table:table-cell table:style-name="តារាង1.A2" office:value-type="string">
            <text:p text:style-name="P5">លក់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ចំណាយ​ទំនិញ, ឲ្យ​របស់​ទៅ​អ្នក​ទិញ​ដោយ​យក​ថ្លៃ : លក់​ទំនិញ ។ ពិន័យ​តាម​ច្បាប់​បញ្ញត្ត : ត្រូវ​គយ​លក់ ៣០ រៀល ។ លក់​ខ្លួន ចំណាយ​ខ្លួន ឲ្យ​ជា​អ្នក​នៅ​បម្រើ​គេ ។ លក់​ជឿ លក់​ពុំទាន់​យក​ថ្លៃ​ដល់​ដៃ​ភ្លាម​នៅ​ឡើយ​ដោយ​ជឿ​ថា​អ្នក​ទិញ​នឹង​ចេញ​តម្លៃ​ឲ្យ​ពុំ​ខាន ។ លក់​ដូរ លក់​ខ្លះ​ដូរ​ខ្លះ គឺ​លក់​របស់​រប៉ិចរប៉ី​រាយ​រង ។ លក់​ដុំ លក់​ទាំង​ដុំ​ៗ ទីទៃ​ពី​លក់​រាយ ។ លក់​រាយ លក់​រាយ​ៗ តាម​តែ​គេ​ទិញ​អ្វី​ៗ​ប៉ុន្មាន​ៗ​ក៏​ដោយ ទីទៃ​ពី​លក់​ដុំ ។ លក់​ព្នៃ ពិន័យ​លក់​ទ្វេ​គុណ​(ក្លាយ​មក​ពី​ពាក្យ​ថា លក់​ពិន័យ ឬ ពិន័យ​លក់; ម. ព. ព្នៃ និង​ ពិន័យ ទៀត​ផង)។ ពាក្យ លក់ នេះ​បើ​របស់​ដែល​ទាក់ទង​ខាង​ព្រះ​ពុទ្ធ​សាសនា ត្រូវ​ថា ជាវ, អ្នក​លក់​និង​អ្នក​ទិញ​ត្រូវ​ថា ជាវ ដូច​គ្នា : ជាវ​គម្ពីរ, ជាវ​បាត្រ, ជាវ​ត្រៃ​ចីវរ, ជាវ​សៀវភៅ​ធម៌ ។ល។ បើ​បព្វជិត​និង​អ្នក​លក់​ត្រូវ​ថា ពិចារណា ដូច​ជា​ថា : លោក​គ្រូ​ឲ្យ​គេ​ពិចារណា​តែ​បាត្រ​មួយ​ទេ ឬ​ឲ្យ​គេ​ពិចារណា​គ្រឿង​បរិក្ខារ​អ្វី​ទៀត​ដែរ ?..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ដេក​ស៊ប់​ស្ងាត់​អារម្មណ៍​មិន​ដឹង​ខ្លួន : លក់​មួយ​ល្បក់ ។ លក់​លង់ លក់​ជ្រុល​ដំណេក ។ លក់​លន់ ឬ លន់​លក់ លក់​ហួស​ប្រមាណ, លក់​ជ្រៅ​មិន​ងាយ​ភ្ញាក់ (ព. កា.) : លក់​លន់​លង់​ជ្រៅ ទោះ​ខ្លួន​ដេក​នៅ ក្នុង​គ្រឹហា​ឋាន មាន​ចោរ​កំណាច អាច​គាស់​ទ្វារ​បាន លួច​ទ្រព្យ​ហើយ​ច្រាន ទ្វារ​បិទ​ដូច​ដើម ។ លក់​ស្វា លក់​ពភ្លឹម​ពភ្លែត គឺ​ស្ទើរ​លក់​ស្ទើរ​ភ្ញាក់ (បាលី​ហៅ កបិ​មិទ្ធ <text:span text:style-name="T1">“លក់​ស្វា”, ការ​យល់​សប្ន​ឃើញ​អ្វី​ៗ ទោះ​ពិត​ក្តី​មិន​ពិត​ក្តី ឃើញ​ត្រង់​ស្របក់​នេះ​ឯង ពុំ​មែន​ពេញ​ជា​លក់​ពុំ​មែន​ពេញ​ជា​ភ្ញាក់​គឺ​ត្រង់​ចន្លោះ​លក់​និង​ភ្ញាក់; ព. វិ. ពុ.) ។ ព. ប្រ. ដេក​លក់ ឬ លក់​ជានិច្ច ត្រាំ​គំនិត​នៅ​ក្នុង​ដំណើរ​មិន​យល់​ការ​ខុស​ត្រូវ​ឬ​ប្រហែស​ធ្វេស​ជានិច្ច ។ </text:span>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7">លក់​លង់</text:p>
            <text:p text:style-name="P7">លក់​លន់ </text:p>
            <text:p text:style-name="P7">លន់​លក់</text:p>
          </table:table-cell>
        </table:table-row>
        <table:table-row>
          <table:table-cell table:style-name="តារាង1.A2" office:value-type="string">
            <text:p text:style-name="P3">១១២០៣</text:p>
          </table:table-cell>
          <table:table-cell table:style-name="តារាង1.A2" office:value-type="string">
            <text:p text:style-name="P5">ល័ក្កចាន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ាក់-កៈ--</text:p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2">(ល័កច័ន អ. ថ. ល៉ាក់-កៈចាន់) ក្អម ឬ​ថូ​ទឹក ច្រើន​តែ​ធ្វើ​ដោយ​ឈើ​ក្រឡឹង ឬ ដោយ​បន្ទោះ​ត្បាញ​ខ្មុក​ម្រ័ក្សណ៍ មាន​ខ្សែ​សម្រាប់​យួរ​ឬ​ស្ពាយ​បាន, សម្រាប់​ដាក់​ទឹក ប្រើ​ក្នុង​វេលា​ដើរ​ដំណើរ, ជា​បរិក្ខារ​របស់​បព្វជិត : ល័ក្ក​ចាន់​របស់​លោក​អ្នក​កាន់​ធុតង្គ សម្រាប់​ដាក់​ទឹក​ប្រើ​ប្រាស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2"/>
          </table:table-cell>
        </table:table-row>
        <table:table-row>
          <table:table-cell table:style-name="តារាង1.A2" office:value-type="string">
            <text:p text:style-name="P3">១១២០៤</text:p>
          </table:table-cell>
          <table:table-cell table:style-name="តារាង1.A2" office:value-type="string">
            <text:p text:style-name="P5">លក្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ក-ខៈ</text:p>
          </table:table-cell>
          <table:table-cell table:style-name="តារាង1.D2" office:value-type="string">
            <text:p text:style-name="P2">បា. ឬ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កំណត់; ទី​សម្គាល់, គ្រឿង​ចំណាំ; ចន្លោង; គ្រឿង​កំណត់​រាប់, ខ្នាត, ទីវ; បុណ្យ, បុណ្យ​ភ័ព្វ, សំណាង ។ សំខ្យា . ចំនួន​សែន, មួយ​សែន (១០០,០០០) ។ លក្ខ​មូល តម្លៃ​មួយ​សែន (ហៅ អនេកត្ថ​សំខ្យា ប្រើ​ជា ន.) ។ </text:p>
          </table:table-cell>
          <table:table-cell table:style-name="តារាង1.D2" office:value-type="string">
            <text:p text:style-name="P8">លក្ស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០៥</text:p>
          </table:table-cell>
          <table:table-cell table:style-name="តារាង1.A2" office:value-type="string">
            <text:p text:style-name="P5">លក្ខខណ្ឌ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ាក់ខាន់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ក្ខ + ខណ្ឌ) កម្រិត; សង្កាត់, ប៉ែក​ដោយ​ឡែក; កំណត់​គោល; ព្រំ : ទី​មាន​ល័ក្ខ​ខ័ណ្ឌ, សម្ដី​មាន​ល័ក្ខ​ខ័ណ្ឌ, ត្រូវ​ធ្វើ​លក្ខខណ្ឌ​ឲ្យ​ទៀង​ទាត់ ។ </text:p>
          </table:table-cell>
          <table:table-cell table:style-name="តារាង1.D2" office:value-type="string">
            <text:p text:style-name="P8">ល័ក្ខខ័ណ្ឌ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០៦</text:p>
          </table:table-cell>
          <table:table-cell table:style-name="តារាង1.A2" office:value-type="string">
            <text:p text:style-name="P5">លក្ខណ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ក-ខៈ ណ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30"><text:span text:style-name="T16">(លក្ខណ; លក្សណ) គ្រឿង​សម្គាល់, គ្រឿង​ចំណាំ;</text:span><text:span text:style-name="T6"> គ្រឿង​សង្កេត​នា​ខ្លួន​ប្រាណ ចង្អុល​ឲ្យ​ឃើញ​ច្បាស់​ថា​មាន​ភ័ព្វ​ឬ​ឥត​ភ័ព្វ; គុណ​សម្បត្តិ : លក្ខណៈ​មាន​បុណ្យ, --ឥត​បុណ្យ; ហោរ​ទាយ​លក្ខណៈ ។ លក្ខណញ្ញូ, លក្ខណ​វិទូ ឬ លក្ខណ​វិទ អ្នក​ស្គាល់​លក្ខណៈ; ហោរ​ ។ លក្ខណប្បញ្ញត្តិ បញ្ញត្តិ​តាម​លក្ខណៈ​ច្បាប់ ។ លក្ខណ​មន្ត ឬ--វិជ្ជា មន្ត​ឬ​ចំណេះ​សម្រាប់​ទាយ​លក្ខណៈ​ខ្លួន​ប្រាណ ។ លក្ខណ​ហេតុ ឬ​លក្ខណ​ការណ៍ ហេតុ​ឬ​ការណ៍ ដែល​ប្រកប​ដោយ​លក្ខណៈ, ដែល​ត្រូវ​លក្ខណៈ ។ លក្ខណ​វិបត្តិ វិបត្តិ​លក្ខណៈ, ការ​ខូច​លក្ខណៈ, ទាស់​លក្ខណៈ ។ <text:s/>លក្ខណ​សម្បត្តិ ការ​គ្រប់​ព្រម​ដោយ​លក្ខណៈ ។ លក្ខណាការ អាការ​នៃ​លក្ខណៈ ។ល។</text:span></text:p>
          </table:table-cell>
          <table:table-cell table:style-name="តារាង1.D2" office:value-type="string">
            <text:p text:style-name="P8">លក្ខណៈ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០៧</text:p>
          </table:table-cell>
          <table:table-cell table:style-name="តារាង1.A2" office:value-type="string">
            <text:p text:style-name="P5">លក្ខណ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ក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លក្ខណៈ ។ មនុស្ស​ខាត​លក្ខណ៍ មនុស្ស​មាន​លក្ខណៈ​អភ័ព្វ​ឬ​មាន​ឫកពា​ថោក ។ ស្ត្រី​គ្រប់​លក្ខណ៍ ស្ត្រី​ដែល​បរិបូណ៌​ដោយ​លក្ខណៈ​ល្អ ។ល។ (សរសេរ​ជា ល័ក្ខណ៍ ឬ ល័ក្សណ៍ ក៏​បាន ។ <text:s/>ម. ព. លក្ស្មណៈ ឬ លក្ស្មណ៍ ផង) <text:s/>។ </text:p>
          </table:table-cell>
          <table:table-cell table:style-name="តារាង1.D2" office:value-type="string">
            <text:p text:style-name="P8">លក្សណ៍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០៨</text:p>
          </table:table-cell>
          <table:table-cell table:style-name="តារាង1.A2" office:value-type="string">
            <text:p text:style-name="P5">ល័ក្ខណ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11">(ម. ព. លក្ខណ៍ ឬ លក្សណ៍) ។ </text:p>
          </table:table-cell>
          <table:table-cell table:style-name="តារាង1.D2" office:value-type="string">
            <text:p text:style-name="P8">ល័ក្សណ៍</text:p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3">១១២០៩</text:p>
          </table:table-cell>
          <table:table-cell table:style-name="តារាង1.A2" office:value-type="string">
            <text:p text:style-name="P5">លក្ខណ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ក-ខៈ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លក្ខណៈ; (ព. កា.): រី​នាង​កញ្ញា កប​ដោយ​លក្ខណា ឥត​មាន​ទាស់​ឆ្គង គួរ​ឲ្យ​មាតា បិតា​គ្រប់គ្រង តាម​ដោយ​គន្លង ចាស់​ព្រឹទ្ធព្រេង​នា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០</text:p>
          </table:table-cell>
          <table:table-cell table:style-name="តារាង1.A2" office:value-type="string">
            <text:p text:style-name="P5">លក្ខន្តិ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ក-ខ័ន-តិកៈ</text:p>
          </table:table-cell>
          <table:table-cell table:style-name="តារាង1.D2" office:value-type="string">
            <text:p text:style-name="P2">បា.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ក្ខ <text:span text:style-name="T1">“សេចក្ដី​កំណត់” + អន្តិក“ ដែល​មាន​ក្នុង​ទី​បំផុត, ដែល​ដាច់​ស្រេច”) កំណត់​ដែល​ដាច់​ស្រេច; ខ្មែរ​ប្រើ​ពាក្យ​នេះ​ដោយ​សន្មតិ​ជា​ឈ្មោះ​លក្ខខ័ណ្ឌ​ច្បាប់ សម្រាប់​ក្រសួង​រាជការ​ឬ​សម្រាប់​សមាគម​នីមួយ​ៗ មាន​ការ​ចូល​ហ៊ុន​គ្នា​ធ្វើ​ជំនួញ​ជាដើម (បារ. ស្តាទុយ Statut) : លក្ខន្តិកៈ​នៃ​អ្នក​រាជការ​ក្នុង​ព្រះ​រាជ​អាណាចក្រ; លក្ខន្តិកៈ​នៃ​ពុទ្ធិក​សមាគម ។ លក្ខន្តិកប្បញ្ញត្តិ (--ប័ញ-ញ៉ាត់) បញ្ញត្តិ​របស់​ច្បាប់​លក្ខន្តិកៈ ឬ​បញ្ញត្តិ​ក្នុង​ច្បាប់​លក្ខន្តិកៈ ។ លក្ខន្តិក​សញ្ញា (--ស័ញ-ញ៉ា) សញ្ញា​តាម​របៀប​ច្បាប់​លក្ខន្តិកៈ ឬ​សញ្ញា​របស់​ច្បាប់​លក្ខន្តិកៈ ។ល។ </text:span></text:p>
          </table:table-cell>
          <table:table-cell table:style-name="តារាង1.D2" office:value-type="string">
            <text:p text:style-name="P8">--កៈ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១</text:p>
          </table:table-cell>
          <table:table-cell table:style-name="តារាង1.A2" office:value-type="string">
            <text:p text:style-name="P5">ល័ក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ាក់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លក្តក, អលក្ត, លាក្សា; លាខា, អលត្តក) ជ័រ​ខះ​រឹង​កើត​អំពី​សត្វ​ល្អិត​ពួក​មួយ មាន​សម្បុរ​ក្រហម សម្រាប់​ប្រើ​ការ​ជ្រលក់​សូត្រ, អម្បោះ​ជាដើម : ល័ក្ត​ស្រម៉ ។ ល័ក្ត​ជុំ​កន្លង់ ស្រម៉​ល័ក្ត​ដែល​ដុះ​ព័ទ្ធ​ស្រោប​រុំ​ជុំ​វិញ​មែក​ឈើ ។ កាក​ល័ក្ត ឬ អាចម៍​ល័ក្ត កាក​របស់​ល័ក្ត​ស្រម៉ ដែល​ស្ងោរ​រំងាស់​អស់​ជាតិ​ហើយ, សម្រាប់​ប្រើ​ការ​បិទ​ឬ​ភ្ជ័រ​ភ្ជាប់​អ្វី​ផ្សេង​ៗ ។ ចង​ល័ក្ត​ឬ បន្ទំ​ល័ក្ត យក​ស្រម៉​ល័ក្ត​ដែល​នៅ​មាន​សត្វ​ល្អិត​ជា​មេ ដាក់​ក្នុង​សំបក​កាតំ​ស្លឹក​ត្នោត​ជាដើម​ចង​ភ្ជាប់​នឹង​ឈើ​រស់​មាន​ដើម​សង្កែ, ត្រាង, ស្នួល​ជាដើម ដើម្បី​ឲ្យ​មេ​នោះ​ចេញ​មក​វារ​រោម​មែក​ឈើ កកើត​បាន​ជា​ស្រម៉​ល័ក្ខ​ត​ទៅ​ទៀត : របរ​ចង​ល័ក្ត ។ ផង់​ល្អិត​ឬ​កក​រឹង​ជា​ដុំ​មាន​ព័ណ៌​ផ្សេង​ៗ សម្រាប់​ប្រើ​ជា​គ្រឿង​ជ្រលក់ : ល័ក្ត​ខៀវ, --បៃតង, --ស្វាយ, --លឿង​ទុំ... ។ ឈ្មោះ​ឈើ​ឬ​ដំណាំ​ដែល​មាន​សម្បុរ​ដូច​ល័ក្ត​ស្រម៉ : ចេក​ល័ក្ត, ម្ទេស​ល័ក្ត ... ។</text:p>
          </table:table-cell>
          <table:table-cell table:style-name="តារាង1.D2" office:value-type="string">
            <text:p text:style-name="P8">ល័ខ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២</text:p>
          </table:table-cell>
          <table:table-cell table:style-name="តារាង1.A2" office:value-type="string">
            <text:p text:style-name="P5">លក្សណ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ក្ខណ៍ ឬ លក្សណ៍) ។</text:p>
          </table:table-cell>
          <table:table-cell table:style-name="តារាង1.D2" office:value-type="string">
            <text:p text:style-name="P8">ល័ក្សណ៍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៣</text:p>
          </table:table-cell>
          <table:table-cell table:style-name="តារាង1.A2" office:value-type="string">
            <text:p text:style-name="P5">លក្ស្មណ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ក-ស្មៈ ណៈ 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ក្ស្មណ) នាម​ព្រះ​អនុជ​របស់​ព្រះ​រាម​ជា​ព្រះ​រាជ​បុត្រ​នៃ​ព្រះ​បាទ​ទសរថ​និង​នាង​សុមិត្រា​ទេវី : ព្រះ​រាម​និង​ព្រះ​លក្ស្មណ៍ (សរសេរ​ជា លក្ខណ៍ ឬ លក្សណ៍ ក៏​មាន) ។ </text:p>
          </table:table-cell>
          <table:table-cell table:style-name="តារាង1.D2" office:value-type="string">
            <text:p text:style-name="P8">លក្ស្មណ៍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៤</text:p>
          </table:table-cell>
          <table:table-cell table:style-name="តារាង1.A2" office:value-type="string">
            <text:p text:style-name="P5">លក្ស្ម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ក-ស្មី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1"><text:span text:style-name="T4">(លក្ខី) សិរី, ស្រី​សួស្ដី; លំអ; លាភ; សេចក្ដី​សុខ; សេចក្ដី​ចម្រើន; ទ្រព្យ, សម្បត្តិ; បុណ្យ, បុណ្យ​ភ័ព្វ; លក្ខណៈ​ល្អ ។ នាម​ទេវ​ធីតា​អ្នក​បង្កើត​លាភ​និង​ស្រី​សួស្ដី (តាម​លទ្ធិ​ព្រាហ្មណ៍) ។ នាម​របស់​ជាយា​នៃ​វិស្ណុ ។ល។ លក្ស្មី​បតី (--ប៉ៈដី) ប្តី​នៃ​នាង​លក្ស្មី (វិស្ណុ) ។ល។ ម្ចាស់​នៃ​សម្បត្តិ (ក្សត្រ​ទ្រង់​រាជ្យ) ។ លក្ស្មី​បុស្ប (--បុស) ផ្កា​របស់​លក្ស្មី (ត្បូង​ទទឹម) ។ លក្ស្មី​វ័ត គុ. ឬ ន. </text:span><text:span text:style-name="T16">(សំ. --វត៑) ដែល​មាន​ស្រី​សួស្ដី; អ្នក​មាន​បុណ្យ, មាន​សម្បត្តិ ។ល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៥</text:p>
          </table:table-cell>
          <table:table-cell table:style-name="តារាង1.A2" office:value-type="string">
            <text:p text:style-name="P5">ល័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័ក្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៦</text:p>
          </table:table-cell>
          <table:table-cell table:style-name="តារាង1.A2" office:value-type="string">
            <text:p text:style-name="P5">លគុឌ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គុត</text:p>
          </table:table-cell>
          <table:table-cell table:style-name="តារាង1.D2" office:value-type="string">
            <text:p text:style-name="P2">សំ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គុឡ) ដំបង (ព. កា.) : ពួក​ពល​ករ​កាន់​លគុឌ ស្ទុះ​ចូល​ត​យុទ្ធ​ប្រឡូក​យក​ជ័យ​រាល់​ប្រាណ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៧</text:p>
          </table:table-cell>
          <table:table-cell table:style-name="តារាង1.A2" office:value-type="string">
            <text:p text:style-name="P5">លឃ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--</text:p>
          </table:table-cell>
          <table:table-cell table:style-name="តារាង1.D2" office:value-type="string">
            <text:p text:style-name="P2">សំ; បា. 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21"><text:span text:style-name="T6">(លហុ) រហ័ស, ឆាប់, រួសរាន់; ស្រាល ។ លឃុ​ក្រម ឬ--វិក្រម (--ក្រំ) ជំហាន​រហ័ស; ដែល​ឈាន​ជើង​ញាប់, ដែល​មាន​ដំណើរ​លឿន ។ លឃុ​ចិត្ត ឬ លហុ-- ចិត្ត​រហ័ស; ដែល​មាន​</text:span><text:span text:style-name="T16">ចិត្ត​រហ័ស​ឬ​ស្រាល ។ លឃុ​ចិន្តា ឬ លហុ-- គំនិត​រហ័ស, គំនិត​វៃ ។ល។ (ម. ព. លហុ ផង)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៨</text:p>
          </table:table-cell>
          <table:table-cell table:style-name="តារាង1.A2" office:value-type="string">
            <text:p text:style-name="P5">លង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ល្បង : លង​ឲ្យ​ដឹង​ដៃ, លង​មើល ។ សម្តែង​អាការ​បន្លាច​ល្បង​មើល : ខ្មោច​លង (បិសាច​លង ) ។ </text:p>
          </table:table-cell>
          <table:table-cell table:style-name="តារាង1.D2" office:value-type="string">
            <text:p text:style-name="P7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ដង្កូវ​ល្អិត​មួយ​ប្រភេទ កើត​ក្នុង​សាច់​ឈើ​បាក់​គាំ​ឬ​ពុក​បន្តិចៗ ស៊ី​សាច់​ឈើ​នោះ​ជា​អាហារ : ឈើ​លងស៊ី (ហៅ​ កូន​លង ក៏បាន 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១៩</text:p>
          </table:table-cell>
          <table:table-cell table:style-name="តារាង1.A2" office:value-type="string">
            <text:p text:style-name="P5">លង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ជ្រុល, ស៊ុន, ហួស : លង់​គំនិត, លង់​ដៃ, លង់​សម្ដី ។ លង់​ទឹក លិច​ក្នុង​ទឹក​ត្រដរ​ហែល​ឡើង​ពុំ​រួច ។ លង់ ឬ លង់​លុះ និ. លុះ​ដល់, ហួស​មក​ដល់, ដរាប​មក​ដល់ (ព. កា.) : លង់​លុះ​អធ្រាត្រ ស្តេច​យាង​ព្រះ​បាទ ចូល​ក្នុង​ដំណាក់ ទត​ឃើញ​អាមាត្យ រាជ​សេវ័ក ឥត​សល់​មួយ​នាក់ លក់​លង់​ស្ងាត់​សូន្យ ។ គុ. យូរ​ពេក, យូរ​ក្រៃ : អស់​កាល​ដ៏​លង់ ឬ --ដ៏​យូរ​លង់ (ព. កា.) : អស់​កាល​យូរ​លង់ ព្រះ​ពោធិ​ពង្ស ទ្រង់​សាង​សីលា ពុំ​មាន​ប្រមាទ ឲ្យ​ឃ្លាត​ចរិយា ទើប​មហា​ក្សត្រា ភ្នក​នឹក​ដល់​ទ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ង់​លុះ</text:p>
          </table:table-cell>
        </table:table-row>
        <table:table-row>
          <table:table-cell table:style-name="តារាង1.A2" office:value-type="string">
            <text:p text:style-name="P3">១១២២០</text:p>
          </table:table-cell>
          <table:table-cell table:style-name="តារាង1.A2" office:value-type="string">
            <text:p text:style-name="P20">លង់​ទ្រនេ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ឬ កិ. វិ.</text:p>
          </table:table-cell>
          <table:table-cell table:style-name="តារាង1.D2" office:value-type="string">
            <text:p text:style-name="P7">ដួល​ដេក​ជាប់​ក្រោក​ទៅ​ណា​ពុំ​រួច : គោ​ចាស់​លង់​ទ្រនេស​នៅ​ក្បែរ​ភូមិ; ដួល​លង់​ទ្រនេស ។ ព. ប្រ. អស់​ប្រាក់​ចាយ ឬ​អស់​ស្បៀង​អាហារ ទាល់​ផ្លូវ​ទាល់​ដំណើរ​ទៅ​ណា​ពុំ​រួច : អស់​ប្រាក់​ចាយ​លង់​ទ្រនេស​នៅ​ស្រុក​គេ​ជាង​មួយ​ខែ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 table:style-name="តារាង1.28">
          <table:table-cell table:style-name="តារាង1.A2" office:value-type="string">
            <text:p text:style-name="P3">១១២២១</text:p>
          </table:table-cell>
          <table:table-cell table:style-name="តារាង1.A2" office:value-type="string">
            <text:p text:style-name="P5">លង់លុ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7">លុះ​ដល់ : លង់​លុះ​យប់​ស្ងាត់, លង់​លុះ​អធ្រាត្រ (មើល​ក្នុង​ពាក្យ លង់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២២</text:p>
          </table:table-cell>
          <table:table-cell table:style-name="តារាង1.A2" office:value-type="string">
            <text:p text:style-name="P5">លង់ហិ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1"><text:span text:style-name="T20">លោហៈ​មួយ​ប្រភេទ​សាច់​រឹង​ស្រួយ កើត​អំពី​រំលាយ​ផ្សំ​លោហ​ជាតិ</text:span><text:span text:style-name="T4"> ច្រើន​មុខ​បញ្ចូល​គ្នា : ផ្តិល​លង់ហិន, កាំបិត​លង់ហិន ។</text:span></text:p>
          </table:table-cell>
          <table:table-cell table:style-name="តារាង1.D2" office:value-type="string">
            <text:p text:style-name="P8">លង្ហិន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២៣</text:p>
          </table:table-cell>
          <table:table-cell table:style-name="តារាង1.A2" office:value-type="string">
            <text:p text:style-name="P5">លង្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ុ័ង-កា ឬ ល៉ង់-ក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កោះ​ធំ​មួយ ក្នុង​មហា​សមុទ្រ​ឥណ្ឌា នៅ​ខាង​ត្បូង​មធ្យម​ប្រទេស (ហៅ លង្កា​ទ្វីប ក៏​បាន; បារ. សៃឡង់ Ceylan; អ. សៃឡន Ceylon; ម. ព. សីហលៈ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២៤</text:p>
          </table:table-cell>
          <table:table-cell table:style-name="តារាង1.A2" office:value-type="string">
            <text:p text:style-name="P5">លង្កា​ទ្វី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ុ័ង-កា--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--ទីប) កោះ​លង្ក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២៥</text:p>
          </table:table-cell>
          <table:table-cell table:style-name="តារាង1.A2" office:value-type="string">
            <text:p text:style-name="P5">លង្ឃន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ង-ឃៈនៈ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8">(លង្ឃន) ដំណើរ​លោត, ការ​ផ្លោះ​រំលង ។ លង្ឃន​កម្ម ការ​ហាត់​លោត, ហាត់​ផ្លោះ ។ លង្ឃន​កីឡា ល្បែង​លោត, ល្បែង​ហក់​ផ្លោះ​រំលង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8"/>
          </table:table-cell>
        </table:table-row>
        <table:table-row>
          <table:table-cell table:style-name="តារាង1.A2" office:value-type="string">
            <text:p text:style-name="P3">១១២២៦</text:p>
          </table:table-cell>
          <table:table-cell table:style-name="តារាង1.A2" office:value-type="string">
            <text:p text:style-name="P5">លង្វែក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កាល​ឬ​សម័យ​ជា​ចន្លោះ, ជា​រវាង : លង្វែក​សាសនា ។ ទី​ឬ​ច្រក​ជា​ចន្លោះ, ជារ​វាង : ដើរ​តាម​លង្វែក​ផ្ទះ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ខែត្រ​មួយ​ក្នុង​កម្ពុជ​រដ្ឋ​ពី​សម័យ​បុរាណ, ត​មក តាំង​ជា​ស្រុក​ហៅ​ថា ស្រុក​លង្វែក នៅ​ក្នុង​ខែត្រ​កំពង់ឆ្នាំង, លុះ​ចំណេរ​ត​មក​ក្រោយ​ទៀត ដាក់​ទៅ​ជា ស្រុក​កំពង់ត្រឡាច​វិញ នៅ​ក្នុង​ខែត្រ​ដដែល ដរាប​ដល់​សព្វ​ថ្ងៃ ។ ឈ្មោះ​បន្ទាយ​មួយ​ជា​រាជ​ធានី​ចាស់​របស់​កម្ពុជ​រដ្ឋ, ឋិត​នៅ​ខាង​ទិស​ឦសាន​នៃ​បន្ទាយ​ឧដុង្គ​មានជ័យ : បន្ទាយ​លង្វែក; សព្វ​ថ្ងៃ​នេះ ត្រង់​បន្ទាយ​ចាស់​នោះ រាជ​រដ្ឋាភិបាល​បាន​តាំង​ជា​បន្ទាយ​ខេមរ​ភូមិន្ទ មិន​ឲ្យ​បាត់​ដំណែល​ចាស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២៧</text:p>
          </table:table-cell>
          <table:table-cell table:style-name="តារាង1.A2" office:value-type="string">
            <text:p text:style-name="P5">លង្ហិ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ង់ហិ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២៨</text:p>
          </table:table-cell>
          <table:table-cell table:style-name="តារាង1.A2" office:value-type="string">
            <text:p text:style-name="P5">លជ្ជា​ភាព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ច-ជា-ភាប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ជ្ជា + ភាវ) ភាវៈ​នៃ​សេចក្ដី​ខ្មាស, ដំណើរ​អៀន​ខ្មាស : ចូល​ទៅ​រក​គេ​ដោយ​លជ្ជា​ភាព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២៩</text:p>
          </table:table-cell>
          <table:table-cell table:style-name="តារាង1.A2" office:value-type="string">
            <text:p text:style-name="P5">លជ្ជិន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ជ្ជី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៣០</text:p>
          </table:table-cell>
          <table:table-cell table:style-name="តារាង1.A2" office:value-type="string">
            <text:p text:style-name="P5">លជ្ជ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័ច-ជី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 ឬ គុ.</text:p>
          </table:table-cell>
          <table:table-cell table:style-name="តារាង1.D2" office:value-type="string">
            <text:p text:style-name="P21"><text:span text:style-name="T4">ដែល​មាន​សេចក្ដី​ខ្មាស; អ្នក​មាន​ខ្មាស : មនុស្ស​លជ្ជី ។ បើ​ស្ត្រី​ជា លជ្ជិនី (ព. ផ្ទ. អលជ្ជី; អលជ្ជិនី) ។ លជ្ជី​ភាព </text:span><text:span text:style-name="T16">(បា. លជ្ជិ-ភាវ)</text:span><text:span text:style-name="T5"> </text:span><text:span text:style-name="T16">ភាព, ដំណើរ របស់​អ្នក​មាន​សេចក្ដី​ខ្មាស (ព. ផ្ទ. អលជ្ជី​ភាព) ។ល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៣១</text:p>
          </table:table-cell>
          <table:table-cell table:style-name="តារាង1.A2" office:value-type="string">
            <text:p text:style-name="P5">លញ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ធ្វើ​វត្ថុ​ទន់​ជ្រាយ​ឲ្យ​មូល​ដោយ​យក​បាត​ដៃ​ប្រមៀល​ទៅ​ប្រមៀល​មក​រឿយ​ៗ : លញ់​ទៀន, លញ់​ដី ។ ពពៀច​ដី​ជ្រាយ​វីវាច​រឿយ​ៗ​ឲ្យ​ស្មើ​ឲ្យ​ស្អាត : លញ់​លាន ។ អង្អែល​ឈ្លី​រឿយ​ៗ : លញ់​កំភួន​ជើង, លញ់​សរសៃ ។ ឈូស​ឈើ​ឲ្យ​មូល​ឲ្យ​ស្អាត : លញ់​សសរ ។ សសរ​លញ់ សសរ​មូល​ដែល​ឈូស​សម្អាត​រួច​ហើយ ។ ព. ប្រ. ធ្វើ​ការ​ស្ទើរ​ៗ​មិន​ពេញ​ដៃ​មិន​ពេញ​កម្លាំង : ធ្វើ​ការ​លញ់​ៗ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ញ់​លាន</text:p>
          </table:table-cell>
        </table:table-row>
        <table:table-row>
          <table:table-cell table:style-name="តារាង1.A2" office:value-type="string">
            <text:p text:style-name="P3">១១២៣២</text:p>
          </table:table-cell>
          <table:table-cell table:style-name="តារាង1.A2" office:value-type="string">
            <text:p text:style-name="P5">លញ្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ុ័ញ-ចៈ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សំណូក ។ សម្រាប់​ប្រើ​ផ្សំ​ជា​មួយ​នឹង​សព្ទ​ដទៃ​ជា : លញ្ច​ទាន ការ​ឲ្យ​សំណូក (ការ​សូក) ។ លញ្ច​ទាយក (--យក់) អ្នក​ឲ្យ​សំណូក (អ្នក​សូក); បើ​ស្ត្រី​ជា លញ្ច​ទាយិកា ។ លញ្ចប្បដិគ្គាហក (លុ័ញ-ច័ប-ប៉ៈ-ដិក-គាហៈកៈ ឬ --ហក់) អ្នក​ទទួល​សំណូក (អ្នក​ស៊ី​សំណូក); បើ​ស្ត្រី​ជា លញ្ចប្បដិគ្គាហិកា ។ លញ្ច​លាភ ការ​បាន​សំណូក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  <text:p text:style-name="P7"/>
          </table:table-cell>
        </table:table-row>
        <table:table-row>
          <table:table-cell table:style-name="តារាង1.A2" office:value-type="string">
            <text:p text:style-name="P3">១១២៣៣</text:p>
          </table:table-cell>
          <table:table-cell table:style-name="តារាង1.A2" office:value-type="string">
            <text:p text:style-name="P5">លញ្ឆក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ុ័ញ-ឆៈក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ញ្ឆ + ករ; លាញ្ឆ + ករ) ត្រា (សម្រាប់​បោះ); ប្រើ​ជា រ. ស. ព្រះ​លញ្ឆ​ករ (ព្រះ​រាជ​មុទ្រ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៣៤</text:p>
          </table:table-cell>
          <table:table-cell table:style-name="តារាង1.A2" office:value-type="string">
            <text:p text:style-name="P5">លញ្ឆ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ុ័ញ-ឆៈកា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ាញ្ឆ + ការ) ជាង​ធ្លាក់​ត្រ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៣៥</text:p>
          </table:table-cell>
          <table:table-cell table:style-name="តារាង1.A2" office:value-type="string">
            <text:p text:style-name="P5">លញ្ជិ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ុ័ញ-ជិកា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ស្រី​ពេស្យ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៣៦</text:p>
          </table:table-cell>
          <table:table-cell table:style-name="តារាង1.A2" office:value-type="string">
            <text:p text:style-name="P5">ល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នំ​ស្រស់​មួយ​ប្រភេទ ធ្វើ​ដោយ​រំងាស់​ម្សៅ​ឲ្យ​ឆ្អិន​ឲ្យ​ខាប់ ហើយ​ដួស​ដាក់​លើ​ប្រទាស​វាច​សង្កត់​ឲ្យ​ចេញ​ជា​ដុំ​តូច​ៗ​ធ្លាក់​មក​ក្នុង​ទឹក​ត្រជាក់​ដែល​ដាក់​ក្នុង​ចាន​ធំ​ឬ​ជើង, ប្រើ​បរិភោគ​ជា​មួយ​នឹង​ទឹក​ខ្ទិះ​​លាយ​ស្ករ : លត​ម្សៅ​ដំណើប, លត​ម្សៅ​ជ្រែ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៣៧</text:p>
          </table:table-cell>
          <table:table-cell table:style-name="តារាង1.A2" office:value-type="string">
            <text:p text:style-name="P5">លត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1"><text:span text:style-name="T4">ធ្វើ​ឲ្យ​រលត់ : លត់​ភ្លើង ។ ជ្រលក់​ដែក​ដែល​កំពុង​ឆេះ​ទៅ​ក្នុង​ទឹក ដោយ​ស្ទង់​ល្បត់​តាម​ត្រូវ​ការ : លត់​ដែក, លត់​កំបិត ។ ព. </text:span><text:span text:style-name="T16">ប្រ. ធ្វើ​ឲ្យ​បាត់​ក្តៅ, បំបាត់​ក្រោធ : លត់​ភ្លើង​ទុក្ខ​ភ្លើង​កិលេស, លត់​កំហឹង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  <text:p text:style-name="P7"/>
          </table:table-cell>
        </table:table-row>
        <table:table-row>
          <table:table-cell table:style-name="តារាង1.A2" office:value-type="string">
            <text:p text:style-name="P3">១១២៣៨</text:p>
          </table:table-cell>
          <table:table-cell table:style-name="តារាង1.A2" office:value-type="string">
            <text:p text:style-name="P5">លត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ដ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វល្លិ ។ លតា​ជាតិ (លៈដាជាត) ជាតិ​វល្លិ, វល្លិ​គ្រប់​ប្រភេទ; ជាតិ​ដំណាំ​ឡើង​ទ្រើង​ឬ​ដំណាំ​ផ្សេង​ៗ​ដែល​បោះ​ទង​វារ​គ្រប់​ប្រភេទ ។ លតា​មណី (លៈដាមៈនី) កែវ​ប្រពាល ។ លតា​ម្រឹគ ទោច; ស្វា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៣៩</text:p>
          </table:table-cell>
          <table:table-cell table:style-name="តារាង1.A2" office:value-type="string">
            <text:p text:style-name="P5">លទ្ធ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ុ័ត-ធ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(លព្ធ) ដែល​បាន​ហើយ ។ ប្រើ​ជា​បទ​សមាស : លទ្ធ​ផល <text:s/>ផល​ដែល​បាន​ហើយ; ផល​នៃ​ការ​ងារ​ដែល​បាន​សម្រេច​ហើយ, កម្រៃ​ដែល​បាន​សម្រេច​មក​ពី​ការ​ប្រកប​កិច្ច​ការ​ផ្សេង​ៗ; សេចក្ដី​សម្រេច​នៃ​ការ​គិត​លេខ : បាន​ទទួល​លទ្ធ​ផល, គ្មាន​លទ្ធ​ផល ។ លទ្ធ​ភាព​ ភាព​នៃ​អ្វី​ៗ​ដែល​បាន​សម្រេច​ហើយ ។ ភាព​ដែល​នឹង​ត្រូវ​បាន​ត្រូវ​មាន, ផ្លូវ ឬ​ដំណើរ​ទំនង​ដែល​នឹង​អាច​ធ្វើ​ឲ្យ​កើត​ការ, ការ​ដែល​អាច​ធ្វើ​ឬ​អាច​ប្រព្រឹត្ត​ទៅ​បាន : រឿង​នេះ យើង​នឹង​លៃ​លក​រិះ​រក​លទ្ធ​ភាព​យ៉ាង​ណា ទាល់​តែ​បាន​សម្រេច​ពុំ​ខាន; ខ្ញុំ​គ្មាន​លទ្ធ​ភាព​នឹង​សម្រេច​កិច្ច​ការ​នោះ​ជូន​អ្នក​បាន​ទេ ។ លទ្ធ​ភោជន, លទ្ធ​លាភ, លទ្ធ​សម្បត្តិ ភោជន, លាភ, សម្បត្តិ ដែល​បាន​ហើយ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៤០</text:p>
          </table:table-cell>
          <table:table-cell table:style-name="តារាង1.A2" office:value-type="string">
            <text:p text:style-name="P5">លទ្ធ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ុ័ត-ធិ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ព្ធិ) ការ​ឃើញ, សេចក្ដី​យល់​ឃើញ; សេចក្ដី​ប្រកាន់​ជំនឿ, ជំនឿ (យ៉ាង​ដូច​ជឿ​សាសនា​ជាដើម); ការ​ប្រកាន់​តាម​យោបល់​របស់​ខ្លួន​ឬ​តាម​ទម្លាប់; ពិធី, បែប​បទ; ការ​និយម : លទ្ធិ​ពុទ្ធ, លទ្ធិ​ព្រាហ្មណ៍, លទ្ធិ​និគ្រន្ថ, លទ្ធិ​ហោរ, មនុស្ស​មាន​លទ្ធិ ផ្សេង​គ្ន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៤១</text:p>
          </table:table-cell>
          <table:table-cell table:style-name="តារាង1.A2" office:value-type="string">
            <text:p text:style-name="P5">ល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1"><text:span text:style-name="T4">លាប​ដោយ​ម្រ័ក្សណ៍, ដោយ​ជាត​ហិង្គុល ឲ្យ​ឡើង​សម្បុរ​រលោង; លន​ម្រ័ក្សណ៍, លន​ជាត​ហិង្គុល ។ លាប​លន លាប​ម្រ័ក្សណ៍​ហើយ​</text:span><text:span text:style-name="T19">លន​ជាត​ហិង្គុល​ថែម​ពី​លើ​ទៀត ។ រទេះ​លន រទេះ​ដែល​លន​ម្រ័ក្សណ៍ </text:span><text:span text:style-name="T4">ឬ​ជាត​ហិង្គុល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ាប​លន</text:p>
          </table:table-cell>
        </table:table-row>
        <table:table-row>
          <table:table-cell table:style-name="តារាង1.A2" office:value-type="string">
            <text:p text:style-name="P3">១១២៤២</text:p>
          </table:table-cell>
          <table:table-cell table:style-name="តារាង1.A2" office:value-type="string">
            <text:p text:style-name="P5">លន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7">ក្រៃ, ពេក, ក្រៃ​ពេក; ពន់​ពេក; ដែល​ហួស, ហួស​ពេក, ហួស​ប្រមាណ; ដែល​ពេញ​ហៀរ : ល្អ​លន់, ច្រើន​លន់, ប្រសើរ​លន់; លើស​លន់ (ព. កា.) ។ លន់​លក់ ឬ លក់​លន់ (ម. ព. លក់ ២ កិ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ើស​លន់ លន់​លក់ </text:p>
            <text:p text:style-name="P7">លក់​លន់ </text:p>
          </table:table-cell>
        </table:table-row>
        <table:table-row>
          <table:table-cell table:style-name="តារាង1.A2" office:value-type="string">
            <text:p text:style-name="P3">១១២៤៣</text:p>
          </table:table-cell>
          <table:table-cell table:style-name="តារាង1.A2" office:value-type="string">
            <text:p text:style-name="P5">លន់តួ 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អង្វរ​សូម​ទោស​ដោយ​ទទួល​កំហុស​លើ​ខ្លួន : ឯង​ខុស​ហើយ ត្រូវ​លន់​តួ​គេ​ទៅ !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៤៤</text:p>
          </table:table-cell>
          <table:table-cell table:style-name="តារាង1.A2" office:value-type="string">
            <text:p text:style-name="P5">លន្ត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ន់តែ 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ឈើ​តូច​មួយ​ប្រភេទ​មាន​ផ្កា​ក្រអូប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៤៥</text:p>
          </table:table-cell>
          <table:table-cell table:style-name="តារាង1.A2" office:value-type="string">
            <text:p text:style-name="P5">លន្លង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ឆ្ងាយ​សន្លឹម​ស្រងាត់ : ឆ្ងាយ​លន្លង់ ។ ច្រើន​និយាយ​ផ្សំ​នឹង​ពាក្យ​ លន្លោច ថា : លន្លង់​លន្លោច លន្លង់​គួរ​ឲ្យ​លន្លោច​ចិត្ត (ព. កា. ប្រើ​ជា លន្លោច​លន្លង់ ក៏​បាន) ។ ដែល​ស្រងេះ​ស្រងោច ព្រោះ​ឃើញ​វាល​ធំ​ធេង​ឆ្ងាយ​សន្លឹម​ឬ​ឃើញ​ទី​ប្លែក​ចិត្ត : ចិត្ត​លន្លង់​លន្លោ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ន្លង់​លន្លោច</text:p>
          </table:table-cell>
        </table:table-row>
        <table:table-row>
          <table:table-cell table:style-name="តារាង1.A2" office:value-type="string">
            <text:p text:style-name="P3">១១២៤៦</text:p>
          </table:table-cell>
          <table:table-cell table:style-name="តារាង1.A2" office:value-type="string">
            <text:p text:style-name="P5">លន្លា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ដែល​ធំ​ល្ហល្ហេវ​មើល​ទៅ​ឃើញ​ល្ហាច : ទឹក​លិច​វាល​លន្លា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៤៧</text:p>
          </table:table-cell>
          <table:table-cell table:style-name="តារាង1.A2" office:value-type="string">
            <text:p text:style-name="P5">លន្លឹ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ឆ្ងាយ​ឬ​ខ្ពស់​មើល​ទៅ​ឃើញ​លឹម​ៗ, សន្លឹម : ឆ្ងាយ​លន្លឹម, ខ្ពស់​លន្លឹ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<text:s/></text:p>
          </table:table-cell>
        </table:table-row>
        <table:table-row>
          <table:table-cell table:style-name="តារាង1.A2" office:value-type="string">
            <text:p text:style-name="P3">១១២៤៨</text:p>
          </table:table-cell>
          <table:table-cell table:style-name="តារាង1.A2" office:value-type="string">
            <text:p text:style-name="P5">លន្លោ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ដែល​នឹក​សង្វេគ​ស្រងោច​ចិត្ត ឬ​ដែល​ស្រងេះស្រងោច; ដែល​ព្រួយ​ចំបែង​សង្រេង​ចិត្ត: ចិត្ត​លន្លោច ឬ លន្លោច​ចិត្ត ។ ដែល​ឆ្ងាយ​ស្រឡោច : ឆ្ងាយ​លន្លោច (ម. ព. លន្លង់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៤៩</text:p>
          </table:table-cell>
          <table:table-cell table:style-name="តារាង1.A2" office:value-type="string">
            <text:p text:style-name="P5">លប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នេសាទុបករណ៍​ពួក​ទ្រូ​តែ​មាន​រាង​ស្មើ​ចុង​ស្មើ​ដើម ឬ​ខ្ពស់​ម្ខាង ឬ​ក៏​ខ្ពស់​ទាំង​ពីរ​ខាង សម្រាប់​ដាក់​ផ្តេក​ក៏​មាន ដាក់​បញ្ឈរ​ក៏​មាន ឲ្យ​មច្ឆ​ជាតិ​ចូល​តាម​ប្រឹស : លប​ផ្តេក, លប​បញ្ឈរ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ពួន, សំងំ, អែប​ខ្លួន, ធ្វើ​ដោយ​ស្ងាត់, ឈ្លប, ឃ្លាំ, ចូល​ឬ​ចេញ​មិន​ឲ្យ​គេ​ដឹង : លប​មើល, លប​ស្តាប់, លប​ចូល, លប​រត់, ឆ្មា​លប​កណ្តុរ ។ លប​ៗ កិ. វិ. សន្សឹម​ៗ មិន​ឲ្យ​ឮ​សូរ : ដើរ​លប​ៗ ។ លប​លាក់ លាក់​ខ្លួន​ឬ​លាក់​អ្វី​ៗ​បំបាំង​មិន​ឲ្យ​គេ​ឃើញ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ប​លាក់</text:p>
          </table:table-cell>
        </table:table-row>
        <table:table-row>
          <table:table-cell table:style-name="តារាង1.A2" office:value-type="string">
            <text:p text:style-name="P3">១១២៥០</text:p>
          </table:table-cell>
          <table:table-cell table:style-name="តារាង1.A2" office:value-type="string">
            <text:p text:style-name="P5">លប់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ប្រដាប់​មាន​សណ្ឋាន​ជា​ទ្រុង រុំ​ស្លឹក​ឈើ​ស្រស់​មាន​ប៉ែក​ដាក់​បក្សី​ធ្នាក់ មាន​ប៉ែក​សំណាញ់ មាន​គន្លឹះ​ថ្លោះ​បាន សម្រាប់​ឲ្យ​ជាប់​បក្សី​ព្រៃ​ដែល​ដេញ​ធ្នាក់ : លប់​លលក, លប់​ទទា; លលក​ព្រៃ​ជាប់​លប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ុប, គួរ​ប្រើ លុប វិញ តាម​ប្រភព​របស់​ពាក្យ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៥១</text:p>
          </table:table-cell>
          <table:table-cell table:style-name="តារាង1.A2" office:value-type="string">
            <text:p text:style-name="P5">លពបុរ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ប់បុរ៉ី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មើល​ពាក្យ លវ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៥២</text:p>
          </table:table-cell>
          <table:table-cell table:style-name="តារាង1.A2" office:value-type="string">
            <text:p text:style-name="P5">ល័ព្ធ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ុ័ប</text:p>
          </table:table-cell>
          <table:table-cell table:style-name="តារាង1.D2" office:value-type="string">
            <text:p text:style-name="P2">សំ.; បា.</text:p>
          </table:table-cell>
          <table:table-cell table:style-name="តារាង1.D2" office:value-type="string">
            <text:p text:style-name="P2">គុ. </text:p>
          </table:table-cell>
          <table:table-cell table:style-name="តារាង1.D2" office:value-type="string">
            <text:p text:style-name="P7">(លព្ធ; លទ្ធ) ដែល​បាន​ហើយ, ដែល​ស្រេច​ហើយ : លេខ​ល័ព្ធ លេខ​ដែល​គិត​ឃើញ​ជា​ចំនួន​ស្រេច​ហើយ​ត្រាទុ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៥៣</text:p>
          </table:table-cell>
          <table:table-cell table:style-name="តារាង1.A2" office:value-type="string">
            <text:p text:style-name="P5">ល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1"><text:span text:style-name="T4">ប្រដាប់​ធ្វើ​ដោយ​សំពត់ ឬ​ដោយ​ស្បែក​សម្លាប់​មាន​ស្រទាប់​ដោយ​</text:span><text:span text:style-name="T16">ឡែក​ពី​គ្នា សម្រាប់​ប្រើ​ការ​ដាក់​ប្រាក់​ជាដើម : លម​ប្រាក់, លម​បារី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9"/>
          </table:table-cell>
        </table:table-row>
        <table:table-row>
          <table:table-cell table:style-name="តារាង1.A2" office:value-type="string">
            <text:p text:style-name="P3">១១២៥៤</text:p>
          </table:table-cell>
          <table:table-cell table:style-name="តារាង1.A2" office:value-type="string">
            <text:p text:style-name="P5">លម៉ើ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ឈើ​មួយ​ប្រភេទ​សន្តាន​ត្នោត តែ​មាន​ស្លឹក​និង​បន្លា​ផ្សេង​គ្នា​អំពី​ត្នោត ផ្លែ​តូច​ៗ​មាន​រស​ផ្អែម ប្រើ​ធ្វើ​ជា​បង្អែម : លម៉ើ​ច្រើន​ដុះ​ក្នុង​ប្រទេស​ក្តៅ (សរសេរ​ជា ល្ម៉ើ ក៏​បាន តែ​នាំ​ឲ្យ​ទើសទែង​ច្រើន​ជាន់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៥៥</text:p>
          </table:table-cell>
          <table:table-cell table:style-name="តារាង1.A2" office:value-type="string">
            <text:p text:style-name="P5">លម្បដ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ំបត់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អ្នក​ធ្ងន់​ក្នុង​កាម, អ្នក​ងប់​ចិត្ត​ទៅ​រក​កាម: មនុស្ស​លម្បដ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៥៦</text:p>
          </table:table-cell>
          <table:table-cell table:style-name="តារាង1.A2" office:value-type="string">
            <text:p text:style-name="P5">លម្ហ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ទី​ដែល​វាល​ល្ហ : លម្ហ​សមុទ្រ ។ ឋាន​ក្រោម​ជើង​ហោជាង​នៃ​ប្រាសាទ ឬ​វិហារ​មុខ​ដាច់ ដែល​មើល​ពី​ដី​ទៅ​ឃើញ​ល្ហ ព្រោះ​មិន​មាន​ដំបូល​បាំង​សាច : លំហ​នាង​ច្រាល គឺ​លំហ​និង​នាង​ច្រាល (ម. ព. នាង​ច្រាល ផង) សរសេរ​ជា រម្ហ ឬ រំហ ក៏​មាន ។ </text:p>
          </table:table-cell>
          <table:table-cell table:style-name="តារាង1.D2" office:value-type="string">
            <text:p text:style-name="P8">លំហ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៥៧</text:p>
          </table:table-cell>
          <table:table-cell table:style-name="តារាង1.A2" office:value-type="string">
            <text:p text:style-name="P5">លម្ហា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ទី​វាល​ដែល​មាន​ទឹក​ល្ហាច​វាល​មាន​ទឹក​ប៉ាច​ល្ហាច : លម្ហាច​ទឹក, ទឹក​ជន់​ចូល​វាល​បែក​លំហាច ។ បឹង​រាក់​ដែល​ក្នុង​រដូវ​ភ្លៀង​មាន​ទឹក​ល្ហាច : បឹង​លំហាច ។ សរ. ជា រម្ហាច ឬ រំហាច ក៏​មាន ។ </text:p>
          </table:table-cell>
          <table:table-cell table:style-name="តារាង1.D2" office:value-type="string">
            <text:p text:style-name="P8">លំហាច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៥៨</text:p>
          </table:table-cell>
          <table:table-cell table:style-name="តារាង1.A2" office:value-type="string">
            <text:p text:style-name="P5">លម្ហើ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ធ្វើ​ឲ្យ​ល្ហើយ, ហាល​ខ្យល់​ឲ្យ​ល្ហើយ : ឈរ​លម្ហើយ​ខ្លួន ។ ព. ប្រ. ឈប់​អំពី​កិច្ច​ការ​សម្រាក​ខ្លួន​មាន​កំណត់​កាល​វេលា : ឈប់​លម្ហើយ​ខ្លួន ។ ន. រដូវ​ដែល​ធ្លាក់​ខ្យល់​ពី​ទិស​ឧត្តរ​បក់​មក : រដូវ​លំហើយ, លំហើយ (សរទ​រដូវ) ។ សរ. ជា រម្ហើយ ឬ រំហើយ ក៏​មាន ។ </text:p>
          </table:table-cell>
          <table:table-cell table:style-name="តារាង1.D2" office:value-type="string">
            <text:p text:style-name="P8">លំហើ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៥៩</text:p>
          </table:table-cell>
          <table:table-cell table:style-name="តារាង1.A2" office:value-type="string">
            <text:p text:style-name="P5">លម្ហ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ធ្វើ​ឲ្យ​ល្ហែ, ឲ្យ​ទំនេរ​មាន​កាល​កំណត់ : លម្ហែ​ខ្លួន, ឈប់​លំហែ ។ សរ. ជា រម្ហែ ឬ រំហែ ក៏​មាន ។ </text:p>
          </table:table-cell>
          <table:table-cell table:style-name="តារាង1.D2" office:value-type="string">
            <text:p text:style-name="P8">លំហែ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៦០</text:p>
          </table:table-cell>
          <table:table-cell table:style-name="តារាង1.A2" office:value-type="string">
            <text:p text:style-name="P5">លម្អ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សេចក្ដី​ល្អ, ភាវៈ​ល្អ គឺ​បែប​ភាព, បែប​បទ, លំនាំ, សណ្ឋាន, ទ្រង់, កិរិយា... ដែល​ល្អ : លម្អ​រូប; ខន្តី​ជា​លំអ​របស់​អ្នក​ប្រាជ្ញ ។ </text:p>
          </table:table-cell>
          <table:table-cell table:style-name="តារាង1.D2" office:value-type="string">
            <text:p text:style-name="P8">លំអ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៦១</text:p>
          </table:table-cell>
          <table:table-cell table:style-name="តារាង1.A2" office:value-type="string">
            <text:p text:style-name="P5">លម្អក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ធ្វើ​ឲ្យ​ល្អក់ : លម្អក់​ទឹក, លំអក់​ចិត្ត ។ </text:p>
          </table:table-cell>
          <table:table-cell table:style-name="តារាង1.D2" office:value-type="string">
            <text:p text:style-name="P8">លំអក់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៦២</text:p>
          </table:table-cell>
          <table:table-cell table:style-name="តារាង1.A2" office:value-type="string">
            <text:p text:style-name="P5">លម្អក់​ព័ណ៌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ព័រ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ធ្វើ​ពណ៌​ឲ្យ​ល្អក់ គឺ​សម្តែង​អាការ​កិរិយា​ពុំ​សម​គួរ​នៅ​មុខ​អ្នក​ដទៃ : គួរ​បើ​ដែរ, វា​មក​លម្អក់​ព័ណ៌​នៅ​កណ្ដាល​ប្រជុំ​ជន !; និយាយ​លំអក់​ព័ណ៌​ក្នុង​កណ្ដាល​ជំនុំ ។ </text:p>
          </table:table-cell>
          <table:table-cell table:style-name="តារាង1.D2" office:value-type="string">
            <text:p text:style-name="P8">លំអក់​ព័ណ៌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៦៣</text:p>
          </table:table-cell>
          <table:table-cell table:style-name="តារាង1.A2" office:value-type="string">
            <text:p text:style-name="P5">លម្អ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ផង់​ល្អិត, ធូលី​ល្អិត​ផង់ : លម្អង​ផ្កា, លំអង​ធូលី, លំអង​ឃ្មុំ ។</text:p>
          </table:table-cell>
          <table:table-cell table:style-name="តារាង1.D2" office:value-type="string">
            <text:p text:style-name="P8">លំអង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៦៤</text:p>
          </table:table-cell>
          <table:table-cell table:style-name="តារាង1.A2" office:value-type="string">
            <text:p text:style-name="P5">លម្អន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លម្អិត ឬ​លំអិត កិ. ថា: លម្អិត​លម្អន់ ធ្វើ​ឲ្យ​ល្អិត​ល្អន់​គឺ​ធ្វើ​ឲ្យ​ល្អិត​ប៉ន់, ឲ្យ​ល្អិត​ខ្ទេច​ខ្ទី ។ ព. ប្រ. ធ្វើ​ឲ្យ​ខ្ទេច​ខ្ទី; ឲ្យ​វិនាស​អន្តរាយ​មិន​ឲ្យ​លូត​លាស់​ចម្រើន​ត​ទៅ​ទៀត ។ </text:p>
          </table:table-cell>
          <table:table-cell table:style-name="តារាង1.D2" office:value-type="string">
            <text:p text:style-name="P8">លំអន់</text:p>
          </table:table-cell>
          <table:table-cell table:style-name="តារាង1.I2" office:value-type="string">
            <text:p text:style-name="P7">លម្អិត​លម្អន់ </text:p>
          </table:table-cell>
        </table:table-row>
        <table:table-row>
          <table:table-cell table:style-name="តារាង1.A2" office:value-type="string">
            <text:p text:style-name="P3">១១២៦៥</text:p>
          </table:table-cell>
          <table:table-cell table:style-name="តារាង1.A2" office:value-type="string">
            <text:p text:style-name="P5">លម្អិត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ធ្វើ​ឲ្យ​ល្អិត : លម្អិត​ឲ្យ​ខ្ទេច ។ ព. ប្រ. ធ្វើ​ឲ្យ​វិនាស, ឲ្យ​អស់​អំណាច; ឲ្យ​ផុត​ពូជ : លំអិត​ស្រុក; លំអិត​ឲ្យ​អស់​កុំ​ឲ្យ​សល់​មួយ (ប្រើ​ជា លំឥត ក៏​បាន) ។ </text:p>
          </table:table-cell>
          <table:table-cell table:style-name="តារាង1.D2" office:value-type="string">
            <text:p text:style-name="P8">លំអិត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កម្ទេច​ឬ​ផង់​ល្អិត, ម្សៅ​ផង់ : លម្អិត​ខ្លឹម​ចន្ទន៍ ផង់​ខ្លឹម​ចន្ទន៍ ។ ប្រើ​ជា លំឥត ក៏​បាន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៦៦</text:p>
          </table:table-cell>
          <table:table-cell table:style-name="តារាង1.A2" office:value-type="string">
            <text:p text:style-name="P5">លម្អៀ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ធ្វើ​ឲ្យ​ល្អៀង, ឲ្យ​ផ្អៀង​ទៅ​រក​ម្ខាង​ជាង​ម្ខាង (ចំពោះ​តែ​ផ្លូវ​ចិត្ត) : លម្អៀង​ចិត្ត, លំអៀង​សេចក្ដី; ចៅក្រម​កាត់​ក្ដី​លំអៀង ។</text:p>
          </table:table-cell>
          <table:table-cell table:style-name="តារាង1.D2" office:value-type="string">
            <text:p text:style-name="P8">លំអៀង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៦៧</text:p>
          </table:table-cell>
          <table:table-cell table:style-name="តារាង1.A2" office:value-type="string">
            <text:p text:style-name="P5">ល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(ល្ចយ អ. ថ. ល៉យ) បណ្តែត : លយ​កន្ទោង, លយ​ប្រទីប ។ ទុង​លយ​សំពៅ (ព. ប្រ.) ទុង​ហែល​ទឹក​បណ្តែត​ខ្លួន​បណ្តោយ​គ្នា ឬ​តម្រៀប​គ្នា ។ គុ. ឬ កិ. វិ. ដែល​មាន​សណ្ឋាន​ឬ​អាការ​លូក​ចេញ​មិន​ស្មើ​គ្នា : ព្រំ​ដី​លយ​ម្ខាង; ដើរ​លយ​គ្នា, អណ្តែត​លឿន​លយ តាម​អាកាស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៦៨</text:p>
          </table:table-cell>
          <table:table-cell table:style-name="តារាង1.A2" office:value-type="string">
            <text:p text:style-name="P5">លយ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យៈ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យ) ឈ្មោះ​មាត្រា​រាប់​វេលា​ចំនួន​១០​ខណៈ គឺ​១០០ ការ​ផ្ទាត់​ម្រាម​ដៃ​បន្ត​គ្នា​មិន​ដាច់; តាម​លទ្ធិ​បុរាណ ប្រាប់​បែប​ឲ្យ​រាប់​ថា : ការ​ផ្ទាត់​ម្រាម​ដៃ (បន្ត​គ្នា​មិន​ដាច់) ១០ ដង ជា ១ ខណៈ, ដប់​ខណៈ​ជា ១ លយៈ, ដប់​លយៈ​ជា ១ ខណ​លយៈ, ដប់​ខណ​លយៈ​ជា ១ មុហុត្ត, ដប់​មុហុត្ត ជា ១ ខណ​មុហុត្ត ។ សំឡេង​ច្រៀង​លាយ​ជា​មួយ​នឹង​សូរ​តន្រ្តី ឬ​ចង្វាក់​ភ្លេង​និង​ចម្រៀង​លាយ​គ្នា : លយៈ​ភ្លេង; តន្រ្តី​និង​ចម្រៀង​ត្រូវ​លយៈ​គ្ន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4">១១២៦៩</text:p>
          </table:table-cell>
          <table:table-cell table:style-name="តារាង1.A2" office:value-type="string">
            <text:p text:style-name="P26">លយ​កែវ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<text:span text:style-name="T2">ល្ចយ​េកេវ់</text:span><text:span text:style-name="T3"> </text:span>អ. ថ. ល៉យ​កែវ <text:span text:style-name="T1">“បណ្តែត​កែវ”) ឈ្មោះ​ទឹក​ធ្វើ​ដោយ​ដាក់​ចំណិត​សាច់​ផ្លែ​ឈើ មាន​រស​ជូរ ឬ​កំពឹស​ក្រូច​ពោធិ៍សាត់​ជា​ដើម​បណ្តែត​ក្នុង​ទឹក​លាយ​ស្ករ​និង​អំបិល​ខ្លះ មាន​រស​ផ្អែម​លាយ​ជូរ​ប្រៃ​បន្តិច​ៗ (បើ​ធ្វើ​កំពឹស​ក្រូច ខ្មែរ​ហៅ កំពឹស​ក្រូច​បណ្តែត) ។ </text:span></text:p>
          </table:table-cell>
          <table:table-cell table:style-name="តារាង1.D2" office:value-type="string">
            <text:p text:style-name="P8">ឡយ​កែវ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០</text:p>
          </table:table-cell>
          <table:table-cell table:style-name="តារាង1.A2" office:value-type="string">
            <text:p text:style-name="P5">លយឆាយ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កិ. ឬ កិ. វិ. </text:p>
          </table:table-cell>
          <table:table-cell table:style-name="តារាង1.D2" office:value-type="string">
            <text:p text:style-name="P7">(ល្ចយជាយ អ. ថ. ល៉យឆាយ) លយ​ជាយ គឺ​ស្លៀក​សំពត់​សម្លុយ​ក្បិន : ស្លៀក​លយ​ឆាយ (តាម​សណ្តាប់​ខ្មែរ ទុក​ដាក់​ថា​ជា​បែប​ស្លៀក​ពុំ​សម​គួរ រាប់​បញ្ចូល​ក្នុង​ការ​ព្រហើ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១</text:p>
          </table:table-cell>
          <table:table-cell table:style-name="តារាង1.A2" office:value-type="string">
            <text:p text:style-name="P5">លល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បក្សី​មួយ​ប្រភេទ ពួក​ទទា, ឈ្មោល​ចេះ​រងាវ ។ លលក​ទ្រោល លលក​ឈ្មោល​ក្លា​រងាវ​ខ្ទរ ។ លលក​បរ លលក​ឈ្មោល​ដើរ​ដំណើរ​ក្រទា ពង់ក​ធ្វើ​ងីកងាក​ៗ បញ្ចេញ​សូរ​សព្ទ​រន​ញាប់​រន្ថាន់ កៀង​ញី​ឬ​អួត​ជល់​គ្នា ។ លលក​បូល លលក​បញ្ចេញ​សំឡេង​ឯក​សព្ទ​ផ្ទួន​ពីរ​ៗ​ស្រាល​ៗ​រង្វើល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២</text:p>
          </table:table-cell>
          <table:table-cell table:style-name="តារាង1.A2" office:value-type="string">
            <text:p text:style-name="P26">លលក​ខ្មោ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បក្សី​មួយ​ប្រភេទ មាត្រ​ធំ​វែង​ឆ្លឹម​បន្តិច​ជាង​លលក​ទ្រាំង សម្បុរ​ខៀវ​ស្រអាប់ ហើរ​លឿន​ភ្លែត, ជា​សត្វ​រក​ស៊ី​យប់​ច្រើន​ជាង​ថ្ងៃ; គេ​ច្រើន​និយាយ​ថា កាល​បើ​វា​ហើរ​ប៉ះ​ត្រូវ​ខ្លួន​មនុស្ស​ឬ​គោ, ក្របី, សេះ លុះ​យូរ​បន្តិច​ទៅ​តែង​តែ​បណ្ដាល​ឲ្យ​កើត​ជា​រោគ​ស្រយង់ ក្លាយ​ទៅ​ជា​ស្វិត​ដៃ​ឬ​ស្វិត​ជើង ហៅ​ថា រោគ​លលក​ប្រ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៣</text:p>
          </table:table-cell>
          <table:table-cell table:style-name="តារាង1.A2" office:value-type="string">
            <text:p text:style-name="P26">លលក​ទ្រាំ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បក្សី​មួយ​ប្រភេទ រូប​រាង​ស្រដៀង​នឹង​លលក តែ​តូច​ខ្លី​ជាង, យំ​ឮ​សូរ​ញាប់​រន្ថាន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៤</text:p>
          </table:table-cell>
          <table:table-cell table:style-name="តារាង1.A2" office:value-type="string">
            <text:p text:style-name="P5">លលក​ប្រ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រោគ​ស្រយង់​ស្វិត​ដៃ​ឬ​ស្វិត​ជើង​កើត​អំពី​លលក​ខ្មោច​ហើរ​ប៉ះ​ត្រូវ (ម. ព. លលក​ខ្មោច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៥</text:p>
          </table:table-cell>
          <table:table-cell table:style-name="តារាង1.A2" office:value-type="string">
            <text:p text:style-name="P5">លលក​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1">ឈ្មោះ​បទ​ភ្លេង​បុរាណ​ខ្មែរ​មួយ​មេ : បទ​លលក​ស, ភ្លេង​លលក​ស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៦</text:p>
          </table:table-cell>
          <table:table-cell table:style-name="តារាង1.A2" office:value-type="string">
            <text:p text:style-name="P5">ល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--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(លលា ឬ លាលា <text:span text:style-name="T1">“ទឹក​មាត់”) ឆ្កួត​ទឹក​មាត់, ល្មេញល្មើ, ពភ្លីពភ្លើ : មនុស្ស​លលា ។ អាល​លា ! អា​ល្មេញល្មើ ! (ព. ទ្រ.) ។ និយាយ​ក្លាយ​ជា លេលា ក៏​មាន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៧</text:p>
          </table:table-cell>
          <table:table-cell table:style-name="តារាង1.A2" office:value-type="string">
            <text:p text:style-name="P5">ល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លាដ ឬ លលាដ៍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៨</text:p>
          </table:table-cell>
          <table:table-cell table:style-name="តារាង1.A2" office:value-type="string">
            <text:p text:style-name="P5">លលាដ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លាដៈ, លៈលាត 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លាដ) ថ្ងាស (ម. ព. នលាដ ផង) ។ ឆ្អឹង​ក្បាល; ត្រឡោក : លលាដ៍​ក្បាល; លលាដ៍​ដូង (សរសេរ​ជា លលា ឬ រលា ក៏​មាន) ។ </text:p>
          </table:table-cell>
          <table:table-cell table:style-name="តារាង1.D2" office:value-type="string">
            <text:p text:style-name="P8">លលាដ៍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៧៩</text:p>
          </table:table-cell>
          <table:table-cell table:style-name="តារាង1.A2" office:value-type="string">
            <text:p text:style-name="P5">លលាដ​បដ្ដ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លាដៈ</text:p>
            <text:p text:style-name="P2">ប័ត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--បដ្ដ) ក្បាំង​មុខ; របៃ​មុខ ។</text:p>
          </table:table-cell>
          <table:table-cell table:style-name="តារាង1.D2" office:value-type="string">
            <text:p text:style-name="P8">--ប័ដ្ដ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០</text:p>
          </table:table-cell>
          <table:table-cell table:style-name="តារាង1.A2" office:value-type="string">
            <text:p text:style-name="P5">លលា​ត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ល្មេញល្មើ​ខ្លាំង : មនុស្ស​លលា​តែ ។ កិ. វិ. (ព. ប្រ.) ពភ្លីពភ្លើ : ដើរ​លលា​តែ ដើរ​សាត់​អណ្តែត ចោល​ផ្ទះ​លំនៅ ដូច​មនុស្ស​ពភ្លីពភ្លើ ឬ​ល្មេញល្មើ​ខ្លាំ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១</text:p>
          </table:table-cell>
          <table:table-cell table:style-name="តារាង1.A2" office:value-type="string">
            <text:p text:style-name="P5">លលា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21"><text:span text:style-name="T4">(គុ. </text:span><text:span text:style-name="T6">“ល្អ, ស្រស់​បស់, ឆើតឆាយ, រុងរឿង”; ន. “ទង់”) ល្អ​រុងរឿង​ដោយ​អំណាច; ដែល​គឃ្លើន​អង់អាច​ឥត​ក្រែង : ដំណើរ​លលាម, ភ្នែក​លលាម; ដើរ​ចូល​លលាម​ឥត​ភ្លឹក ។ ដែល​បាញ់​រស្មី​ព្រាត​ៗ​វែង​ៗ : ផ្លេក​បន្ទោរ​បាញ់​រស្មី​លលាម (និយាយ​ក្លាយ​ជា រលាម ក៏​មាន ។ ម. ព. ពភ្លាម ផង) ។ (ព. កា.) : រេហ៍​ពល​ចូល​កាន់​សង្រ្គាម ឥត​មាន​ទីមទាម ពញ្លម​លលាម​រាល់​ប្រាណ ។ </text:span><text:span text:style-name="T20">សេនា​អង់អាច​ហៅ​ហាន ចូល​លុក​រុញ​ច្រាន លុះ​ត្រាតែ​បាន​ជោគ​ជ័យ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២</text:p>
          </table:table-cell>
          <table:table-cell table:style-name="តារាង1.A2" office:value-type="string">
            <text:p text:style-name="P5">លលិ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--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ដែល​គួរ​ស្រឡាញ់, គួរ​ចាប់​ចិត្ត; ល្មមល្មៃ ។ លលិត​វិស្តារ ឈ្មោះ​គម្ពីរ​មួយ​ខាង​សំស្រ្កឹត...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៣</text:p>
          </table:table-cell>
          <table:table-cell table:style-name="តារាង1.A2" office:value-type="string">
            <text:p text:style-name="P5">លលីមលលា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7">លលាម​ក្រៃ​ពេក, ពភ្លីមពភ្លាម : ឫក​លលីម​លលាម, ភ្នែក--, កិរិយា​--; ដើរ--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៤</text:p>
          </table:table-cell>
          <table:table-cell table:style-name="តារាង1.A2" office:value-type="string">
            <text:p text:style-name="P5">លលឹ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ពភ្លឹម, ពព្រឹម : ភ្នែក​លលឹ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៥</text:p>
          </table:table-cell>
          <table:table-cell table:style-name="តារាង1.A2" office:value-type="string">
            <text:p text:style-name="P5">លលួ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លួង​រឿយ​ៗ, លួង​ទទូច​ដោយ​ឧបាយ, លួង​ទទូច​ឲ្យ​សុខ​ចិត្ត : លលួង​ឲ្យ​ព្រម​តា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៦</text:p>
          </table:table-cell>
          <table:table-cell table:style-name="តារាង1.A2" office:value-type="string">
            <text:p text:style-name="P5">លល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រលេ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៧</text:p>
          </table:table-cell>
          <table:table-cell table:style-name="តារាង1.A2" office:value-type="string">
            <text:p text:style-name="P5">លលៃ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ប្រាសាទ​បុរាណ​មួយ​តូច​នៅ​ខាង​ជើង​ប្រាសាទ​បាគោ ក្នុង​ស្រុក​សូទ្រនិគម ខែត្រ​សៀមរាប : ប្រាសាទ​លល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ដែល​លៃ​ខ្ពស់​ល្ហេវ; ដែល​វែង​ស្រលួត : ខ្ពស់​លលៃ; វែង​លលៃ (និយាយ​ថា រលៃ ក៏​មា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៨</text:p>
          </table:table-cell>
          <table:table-cell table:style-name="តារាង1.A2" office:value-type="string">
            <text:p text:style-name="P5">លវ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--</text:p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ះវោ អ. ថ. ល៉ៈវ៉ូ) ឈ្មោះ​រាជ​ធានី​ចាស់​មួយ​របស់​ប្រទេស​សៀម មាន​និយាយ​ចេញ​ឈ្មោះ​ក្នុង​ព្រះ​រាជ​ពង្សាវតារ​ខ្មែរ​ថា នគរ​លវោ; ពួក​ជន​ចាស់​ៗ​ច្រើន​ហៅ នគរ​ស្រី​លវោ; លុះ​មក​ខាង​ក្រោយ​សៀម​ប្រែ​ឈ្មោះ​ហៅ លព​បុរី <text:s/>វិញ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៨៩</text:p>
          </table:table-cell>
          <table:table-cell table:style-name="តារាង1.A2" office:value-type="string">
            <text:p text:style-name="P5">លស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1"><text:span text:style-name="T16">ធ្វើ​ឲ្យ​រលស់ គឺ​បន្ថយ​ចំនួន ឬ​ធ្វើ​ឲ្យ​តិច​ចុះ មិន​ឲ្យ​នៅ​តាម​ចំនួន​ដើម :</text:span><text:span text:style-name="T4"> ក្នុង​ចំនួន ១០ លស់​៣​ចេញ នៅ​សល់​៧ ។ រំលង : គ្រុន​លស់ គ្រុន​រំលង​ថ្ងៃ គឺ​គ្រុន​មួយ​ថ្ងៃ​ខាន​មួយ​ថ្ងៃ ។ លស់​ចោល រំលង​ចោល​ខ្លះ ។ ដើរ​លស់​ជំហាន ដើរ​រំលង​លំដាប់​ជំហាន គឺ​ឈាន​វែង​ខ្លះ​ខ្លី​ខ្លះ ចម្រុះ​គ្នា ។ល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៩០</text:p>
          </table:table-cell>
          <table:table-cell table:style-name="តារាង1.A2" office:value-type="string">
            <text:p text:style-name="P5">លស់ល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បន្ថយ​ទោស​ចេញ​ខ្លះ, លើក​កំហុស​ចោល​ខ្លះ : គួរ​លស់​លា​ខ្លះ​ទៅ កុំ​ប្រកាន់​គ្នា ! ។ លស់​លា​ត្រា​ប្រណី បន្ថយ​ទោស​ចេញ​ខ្លះ ដោយ​ត្រា​ប្រណី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៩១</text:p>
          </table:table-cell>
          <table:table-cell table:style-name="តារាង1.A2" office:value-type="string">
            <text:p text:style-name="P5">លហុ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ៈហ៊ុ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(លឃុ) ស្រាល; រហ័ស, ឆាប់, រួសរាន់; ភ្លាម; រប៉ិចរប៉ី, រាយ​រង;... ។ ន. (ព. វ.) អក្សរ​ដែល​មាន​សំនៀង​ស្រាល​រហ័ស ជា​គូ​គ្នា​នឹង​អក្សរ​គរុ : និយាយ​ត្រឹម​ត្រូវ​តាម​គរុ​លហុ គឺ​និយាយ​ត្រឹម​ត្រង់​តាម​អក្សរ​មាន​សូរ​ធ្ងន់​ឬ​យឺត​មិន​កញ្ឆក់​ឲ្យ​រហ័ស​ដូច​ជា សារ​ប្រយោជន៍ មិន​ថា សៈរ៉ៈ​ប្រយោជន៍, កសាង មិន​ថា ក៏សាង ជាដើម ។ ម. ព. អក្ខរប្បភេទ ផង ។ លហុ​កម្ម កម្ម​ស្រាល; ការ​ងារ​ស្រាល; ការ​រប៉ិចរប៉ី, រាយ​រង ។ លហុ​ចិត្ត, លហុ​ចិន្តា (ម. ព. លឃុ) ។ លហុ​ទណ្ឌ​កម្ម ទណ្ឌ​កម្ម​ស្រាល ។ លហុ​ទោស ទោស​ស្រាល ។ លហុ​បរិក្ខារ ឬ លហុ​ភណ្ឌ បរិក្ខារ ឬ​របស់​រាយ​រង; ក្នុង​វិន័យ​ពុទ្ធ​សាសនា សំដៅ​របស់​រាយ​រង​មាន​បាត្រ​និង​ចីវរ​ជាដើម ។ លហុ​ភាព ភាព​ឬ​ភាវៈ​ស្រាល ។ លហុ​ភារៈ ភារៈ​ស្រាល, បន្ទុក​ស្រាល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៩២</text:p>
          </table:table-cell>
          <table:table-cell table:style-name="តារាង1.A2" office:value-type="string">
            <text:p text:style-name="P5">លហុកាបត្ត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<text:span text:style-name="T16">លៈហ៊ុកា </text:span>ប័ត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&lt; លហុក + អាបត្ដិ) អាបត្តិ​ស្រាល គឺ​អាបត្តិ ៥ កង តាំង​ពី​ថុល្លច្ច័យ​ចុះ​ទៅ​ដល់​ទុញ្ភសិត (ព. វិ. ពុ.) ។ ព. ផ្ទ. គរុកាបត្តិ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៩៣</text:p>
          </table:table-cell>
          <table:table-cell table:style-name="តារាង1.A2" office:value-type="string">
            <text:p text:style-name="P5">លា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លាត​ឬ​ត្រដាង​អ្វី​ៗ​ដែល​មូរ, ដែល​បត់, ដែល​ក្តាប់​ឬ​ក្តោប ឲ្យ​រលា : លា​របុំ​កន្ទេល, លា​ដៃ, លា​សំពត់ ។ ប្រាប់​ឲ្យ​ដឹង​ថា​ត្រូវ​លាក​ចាក​គ្នា​ទៅ : លា​គ្នា; ខ្ញុំ​លា​អ្នក​រាល់​គ្នា​សិន​ហើយ ! ។ ប្រាប់​ថា​ឈប់​លែង​ទទួល​ភារៈ ឬ​លែង​ធ្វើ​ការ​ត​ទៅ​ទៀត : លា​ងារ, លា​ឈប់​លែង​ធ្វើ​ការ ។ គុ. ឬ កិ. វិ. ដែល​រលា, ដែល​រីក​ត្រដាង : ផ្កា​ព្រលឹត​លា​កំពាង ។ លា​បាប​លា​កម្ម តាំង​ប្តេជ្ញា​ថា លែង​ធ្វើ​អំពើ​ពុំ​ប្រសើរ​ត​ទៅ​ទៀត ។ លា​បំណន់ និយាយ​រៀប​រាប់​ស្រាយ​បំណន់ ។ លា​លាក (ម. ព. លាក) ។ លា​សិក្ខា ឬ លា​សីល​ផ្នួស ពោល​ពាក្យ​ប្រាប់​ថា​ឈប់ លែង​ធ្វើ​ជា​អ្នក​បួស, ចាក​សិក្ខា ។ លា​សឹក ប្រាប់​ឲ្យ​ដឹង​ថា​នឹង​សឹក (ចាក​ផ្នូស) ។ លា​សម្ដី លើក​សម្ដី​ដើម​ចោល​កុំ​ឲ្យ​អ្នក​ម្ខាង​ប្រកាន់​យក​ជា​ការ​ត​ទៅ ។ល។ ម្លិះលា ម្លិះ​មួយ​ប្រភេទ​មាន​ស្រទាប់​ផ្កា​រីក​លា​កំពាង​ឥត​រួត (ម. ព. ម្លិះ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ា​លាក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 ឬ គុ.</text:p>
          </table:table-cell>
          <table:table-cell table:style-name="តារាង1.D2" office:value-type="string">
            <text:p text:style-name="P7">មាតា​ឬ​បិតា​របស់​លួត : ជីដូន​លា, ជីតា​លា ។ កូន​របស់​ចៅ​លួត : ចៅ​លា (ម. ព. ជីលា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សត្វ​ពាហនៈ​មួយ​ប្រភេទ រូប​រាង​ប្រហែល​នឹង​សេះ តែ​ស្លឹក​ត្រចៀក​វែង​ជាង កន្ទុយ​ស្រដៀង​នឹង​កន្ទុយ​គោ​តែ​ខ្លី​ជា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៩៤</text:p>
          </table:table-cell>
          <table:table-cell table:style-name="តារាង1.A2" office:value-type="string">
            <text:p text:style-name="P5">លា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 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(លាក អ. ថ. ល៉ាក <text:span text:style-name="T1">“ទាញ, អូស”) ងាក, បែរ, ថយ, ទាស, ឃ្លាត​ចាក​ទី, ចាក​គ្នា ឬ ឃ្លាត​ចាក​ប្រក្រតី : លាក​ចិត្ត, លាក​ចាក​គ្នា ។ លាក​លា លា​ដើម្បី​ចេញ​ចាក​គ្នា ឬ​លា​រួច​ហើយ​ចេញ​ចាក​គ្នា (ព. កា. ប្រើ​ជា លា​លាក ក៏​បាន) : បើ​បាន​ជា​លា​លាក ចូរ​កុំ​ងាក​បែរ​មើល​ក្រោយ ទោះ​រស់​ស្លាប់​ក៏​ដោយ ត្រូវ​កុំ​ឲ្យ​លំបាក​ទៀត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៩៥</text:p>
          </table:table-cell>
          <table:table-cell table:style-name="តារាង1.A2" office:value-type="string">
            <text:p text:style-name="P5">លាក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ធ្វើ​ឲ្យ​មាន​គន្លាក់ : លាក់​ឈើ ។ បិទ​បាំង, បំបាំង​ឬ​ទុក​មិន​ឲ្យ​គេ​ឃើញ មិន​ឲ្យ​គេ​ដឹង : លាក់​របស់, លាក់​ខ្លួន, លាក់​ពុត ។ លាក់​កំនួច លាក់​គំនិត​ដែល​កួច​កាន់​ទុក ឬ​លាក់​ល្បិច, លាក់​ចំណេះ ។ លាក់​បាំង​អ្វី និ. ពាក្យ​និបាត​សម្រាប់​និយាយ​ផ្តើម​ប្រាប់​សេចក្ដី​ទៀង​ត្រង់​មិន​លាក់​មិន​បំបាំង : លាក់​បាំង​អ្វី ខ្ញុំ​សព្វ​ថ្ងៃ​នេះ​ទ័ល​ក្រ​ណាស់​បាន​ជា​មក​រក​ខ្ចី​ប្រាក់​អ្នក ។ លាក់​លៀប ឬ​លាក់​លៀម លាក់​ក្បិតក្បៀត​ទុក​សំចៃ ឬ​លាក់​ទុក​នៅ​កៀន​កោះ ។ លាក់​សុំ លាក់​ទុក​ត្រដក់​ត្រសុំ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ាក់​លៀប លាក់​លៀម</text:p>
          </table:table-cell>
        </table:table-row>
        <table:table-row>
          <table:table-cell table:style-name="តារាង1.A2" office:value-type="string">
            <text:p text:style-name="P3">១១២៩៦</text:p>
          </table:table-cell>
          <table:table-cell table:style-name="តារាង1.A2" office:value-type="string">
            <text:p text:style-name="P5">លាក់​កន្សែ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ល្បែង​ក្មេង​មួយ​ប្រភេទ​លេង​ដោយ​ក្មេង​ច្រើន​នាក់​អង្គុយ​ដំកង់​ទល់​មុខ​គ្នា ក្មេង​ម្នាក់​ឆ្មូល​កន្សែង​កាន់​ដើរ​ក្រឡឹង​ជុំ​វិញ ដើម្បី​លប​ដាក់​កន្សែង​លាក់​ពី​ក្រោយ​ខ្នង​ក្មេង​ណា​ម្នាក់, ហាម​ផ្តាច់​មិន​ឲ្យ​អ្នក​អង្គុយ​ដំកង់​ងាក​មើល​ក្រោយ ឬ យក​ដៃ​ស្ទាប​ពី​ក្រោយ​ឡើយ, បើ​ក្មេង​ដែល​គេ​លាក់​កន្សែង​ពី​ក្រោយ​ខ្នង​នោះ​មិន​ដឹង​ទេ, លុះ​អ្នក​លាក់​កន្សែង​ដើរ​ក្រឡឹង​ម្តង​ទៀត មក​ដល់​ត្រូវ​ចាប់​កន្សែង​គក់​ខ្នង​ក្មេង​នោះ​មួយ​ដៃ​ហើយ​មាន​អំណាច​ត្រូវ​កាន់​កន្សែង​ដើរ​ក្រឡឹង​លាក់​ត​ទៅ​ទៀត; ប៉ុន្តែ​បើ​ដឹង​ហើយ​លូក​ចាប់​យក​កន្សែង​បាន​មុន​គេ​មក​ដល់, ត្រូវ​ក្រោក​ឡើង​ភ្លាម​កាន់​កន្សែង​ដើរ​ក្រឡឹង​លាក់​តាម​ចិត្ត​ទៅ; ឯ​អ្នក​ដែល​លាក់​កន្សែង​មុន​នោះ​ត្រូវ​មក​អង្គុយ​ដំកង់​ជា​មួយ​នឹង​គេ​រាល់​គ្នា​វិញ ត្រង់​កន្លែង​អ្នក​ដែល​ក្រោក : លេង​លាក់​កន្សែង (ច្រើន​លេង​តែ​ក្នុង​វេលា​យប់, ជា​ល្បែង​ហាត់​បង្វឹក​ស្មារតី​ឲ្យ​វៃ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៩៧</text:p>
          </table:table-cell>
          <table:table-cell table:style-name="តារាង1.A2" office:value-type="string">
            <text:p text:style-name="P5">លាក់​កូន​</text:p>
            <text:p text:style-name="P5">កា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ល្បែង​កូន​ក្មេង​មួយ​ប្រភេទ​លេង​ដោយ​បោះ​ខ្នាច់​មួយ​បណ្តែត​ទឹក ហើយ​នាំ​គ្នា​កញ្រ្ជោក​ទឹក​ពន្លិច​ខ្នាច់​នោះ រួច​ឈប់​បង្អង់​គន់​រក​មើល​ខ្នាច់​ដែល​អណ្តែត​ឡើង​វិញ, បើ​អ្នក​ណា​ឃើញ​មុន​គេ​ហើយ​ចាប់​យក​ខ្នាច់​បាន​អ្នក​នោះ​ត្រូវ​ចាប់​ញៀច​ស្លឹក​ត្រចៀក​អ្នក​ទាំងអស់​គ្នា ស្រែក​ថា ញៀច ! ... រួច​ខ្លួន​តែ​អ្នក​ដែល​មុជ​ទឹក​ទាន់ : លេង​លាក់​កូន​កាស (អ្នក​ស្រុក​ខ្លះ​ហៅ លេង​ទះ​ខ្នាច់, ខ្លះ​ហៅ​ លេង​ទះ​កាច់; <text:s/>ជា​ល្បែង​ហាត់​បង្វឹក​ភ្នែក​ឲ្យ​វៃ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៩៨</text:p>
          </table:table-cell>
          <table:table-cell table:style-name="តារាង1.A2" office:value-type="string">
            <text:p text:style-name="P5">លាក់​ធ្យូ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ល្បែង​ក្មេង​មួយ​ប្រភេទ​លេង​ដោយ​មាន​គ្នា​ច្រើន​នាក់ អង្គុយ​សណ្តូក​ជើង​ទាំង​ពីរ​ផ្កាប់​បាត​ដៃ​ទាំង​ពីរ​ក្តោប​ដាក់​លើ​ក្បាល​ជង្គង់, មាន​ក្មេង​ពីរ​នាក់​មិន​អង្គុយ​សណ្តូក​ជើង​ទេ, ម្នាក់​កាន់​ធ្យូង​រឹង​មួយ​ដុំ​តូច​ចាប់​បើក​បាត​ដៃ​ក្តោប​ទាំងអស់​នោះ​ផ្អឹប​ៗ​រៀង​តាម​លំដាប់​លាក់​ធ្យូង​ក្នុង​ដៃ​ណា​មួយ, ម្នាក់​ទៀត​ចាំ​ទាយ, បើ​ទាយ​ត្រូវ​ៗ​មាន​អំណាច​កាន់​ដុំ​ធ្យូង​លាក់; ក្មេង​ម្នាក់​ដែល​គេ​លាក់​ធ្យូង​ក្នុង​ដៃ​ខ្លួន​រួច​ហើយ​នោះ ត្រូវ​ក្រោក​ទៅ​ចាំ​ទាយ​ធ្យូង; ឯ​ក្មេង​ដែល​កាន់​ធ្យូង​លាក់​មុន​នោះ ត្រូវ​មក​អង្គុយ​សណ្តូក​ជើង​ត្រង់​កន្លែង​ក្មេង​ដែល​ក្រោក​នោះ​វិញ; តែ​បើ​ទាយ​មិន​ត្រូវ​ទេ, អ្នក​លាក់​ធ្យូង​ត្រូវ​មាន​អំណាច​កាន់​​ធ្យូង​លាក់​ត​ទៅ​ទៀត : លេង​លាក់​ធ្យូង (ជា​ល្បែង​ហាត់​មើល​អាការ​ទឹក​មុខ​មនុស្ស​ព្រោះ​អ្នក​ដែល​គេ​លាក់​ធ្យូង​ក្នុង​ដៃ រមែង​តែ​មាន​ទឹក​មុខ​ប្លែក​ល្មម​ឲ្យ​គេ​សង្កេត​បា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២៩៩</text:p>
          </table:table-cell>
          <table:table-cell table:style-name="តារាង1.A2" office:value-type="string">
            <text:p text:style-name="P5">លាកុដិ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ដិក ឬ--កៈ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អ្នក​បម្រើ; បើ​ស្ត្រី​ជា លាកុដិកា (ព. កា.) : លាកុដិក ផឹក​ស្រវឹង មិន​ដឹង​ខ្លួន, តែ​គាប់​ជួន កុដិកា ជួយ​ដោះ​ស្រាយ, ឲ្យ​ផុត​ទោស ដោយ​សន្តោស នៃ​ចៅហ្វាយ, ដែល​លោក​ស្រាយ មិន​ប្រកាន់ បាន​រួច​ខ្លួន ។ លាកុដិកា លុប លា ចេញ​ទុក​ត្រឹម​តែ កុដិកា ហៅ​ថា អាទិ​លុប, ដូច ឧបាសក &gt; បាសក ដែរ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០០</text:p>
          </table:table-cell>
          <table:table-cell table:style-name="តារាង1.A2" office:value-type="string">
            <text:p text:style-name="P5">លាឃវ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ឃវៈ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ាឃវ) ការ​ស្រាល; ការ​ប្រញាប់, រំហ័ស; គំនិត​រហ័ស, វាងវៃ; អនាម័យ (ព. កា.) : កូន​ឯង​ជា​លាឃព ពុំ​គួរ​ងប់​នឹង​ការ​លេង ទ្រព្យ​ធន​រលីង​ធេង ព្រោះ​តែ​ល្បែង​បង្ហិន​ខ្លួន ។ </text:p>
          </table:table-cell>
          <table:table-cell table:style-name="តារាង1.D2" office:value-type="string">
            <text:p text:style-name="P8">លាឃព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០១</text:p>
          </table:table-cell>
          <table:table-cell table:style-name="តារាង1.A2" office:value-type="string">
            <text:p text:style-name="P5">លា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ជម្រះ, សម្អាត ដោយ​វត្ថុ​រាវ​មាន​ទឹក​ជាដើម : លាង​ដៃ, លាង​ចាន, យក​ប្រេង​កាត​លាង​ដៃ​ឲ្យ​ជ្រះ​ម្រ័ក្សណ៍ ។ លាង​មុខ ជម្រះ​មុខ, លុប​មុខ ។ ព. ប្រ. លាង​ចិត្ត ជម្រះ​ចិត្ត, សម្អាត​ចិត្ត ឲ្យ​បរិសុទ្ធ ។ លាង​បាប ជម្រះ​ឲ្យ​អស់​បាប (តាម​លទ្ធិ​ព្រាហ្មណ៍​ជាដើម) ។ លាង​ពៀរ ជម្រះ​ពៀរ គឺ​លែង​ចង​ពៀរ​ត​ទៅ​ទៀត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០២</text:p>
          </table:table-cell>
          <table:table-cell table:style-name="តារាង1.A2" office:value-type="string">
            <text:p text:style-name="P5">លាងសាធ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សាត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ព្រម​សុខ​ចិត្ត​សះ​ជា​លែង​ប្តឹង​ប្រកាន់​គ្នា​ត​ទៅ​ទៀត : ព្រម​ទទួល​លាងសាធ ។ ប្រើ​ជា គុ. ក៏​បាន : ក្តី​លាងសាធ ឬ ក្តី​សាធ (ម. ព. សាធ ទៀត​ផង) ។ </text:p>
          </table:table-cell>
          <table:table-cell table:style-name="តារាង1.D2" office:value-type="string">
            <text:p text:style-name="P8">សាធ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០៣</text:p>
          </table:table-cell>
          <table:table-cell table:style-name="តារាង1.A2" office:value-type="string">
            <text:p text:style-name="P5">លា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ាច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គ្រាប់​ធញ្ញ​ជាតិ​មាន​ស្រូវ​ជាដើម ដែល​ផ្ទុះ​បែក​រីក​ព្រោះ​លីង : លាជ​ដំណើប, លាជ​ថ្ពៅ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០៤</text:p>
          </table:table-cell>
          <table:table-cell table:style-name="តារាង1.A2" office:value-type="string">
            <text:p text:style-name="P5">លាជ​ផ្ទុះ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ាច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ឈើ​តូច​មួយ​ប្រភេទ​សាច់​រឹង​ស្រួយ, ច្រើន​ដុះ​នៅ​ទំនាប ឬ​ក្នុង​ព្រៃ​រនាម, ផ្កា​រីក​មាន​សម្បុរ-ស សណ្ឋាន​ដូច​លាជ​ដែល​លីង​ផ្ទុះ, ដើម​ប្រើ​ការ​រាយ​រង​មាន​ធ្វើ​ដង​កណ្តប​ជាដើម​បាន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០៥</text:p>
          </table:table-cell>
          <table:table-cell table:style-name="តារាង1.A2" office:value-type="string">
            <text:p text:style-name="P5">លា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ខូច, វិនាស, អន្តរាយ : ភ្លើង​ឆេះ​ផ្ទះ​លាញ​ទ្រព្យ​សម្បត្តិ​អស់​គ្មាន​សល់ ។ លាញ​ទៅ ! ខូច​ទៅ ! (ពាក្យ​ផ្តន្ទា) ។ អា​លាញ ! អា​ខូច !, អា​ហិន​ហោច ! (ពាក្យ​ជេរ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០៦</text:p>
          </table:table-cell>
          <table:table-cell table:style-name="តារាង1.A2" office:value-type="string">
            <text:p text:style-name="P5">លាត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លា, ត្រដាង; សន្ធឹង; ក្រាល; ធ្វើ​ឲ្យ​រណៈ លាត​ដៃ, លាត​ជើង; លាត​តម្បាញ; លាត​កម្រាល; លាត​ស្លឹ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រលីង​ទទេ ឥត​ក្បាច់, ឥត​ផ្កា, ឥត​ភ្ញី, ឥត​ស្នាម​គំនូស : ហោ​ជាង​លាត, សំពត់​លាត, ក្រដាស​លាត ។ ព. ប្រ. ដែល​នៅ​លីវ​សុទ្ធ​សូន្យ : កំលោះ​លាត ។ ដែល​គ្មាន​ចំណេះ​អ្វី សូម្បី​តែ​អក្សរ​ក៏​ពុំ​ចេះ : មនុស្ស​លា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០៧</text:p>
          </table:table-cell>
          <table:table-cell table:style-name="តារាង1.A2" office:value-type="string">
            <text:p text:style-name="P5">លាត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សើយ​ត្រឡប់​យក​ក្នុង​ជា​ក្រៅ ពី​ក្រោម​ឡើង​លើ : លាត់​សំពត់, លាត់​ជើង​ខោ ។ បក​ទាញ​ស្បែក​ត្រឡប់​មក​ក្នុង​ជា​ក្រៅ : លាត់​ស្បែក​ពស់, លាត់​កង្កែប ។ លាត់​កង្ខើញ​ចូល លាត់​សម្លៀក​កង្ខើញ​ចូល ។ លាត់​សើយ ឬ សើយ​លាត់ លាត់​ៗ​សើយ​ៗ​ឬ​សើយ​ៗ​លាត់​ៗ​ឬ​ក៏​លាត់​ផង​សើយ​ផង ។ អ្នក​លេង​លាត់​សើយ ឬ--សើយ​លាត់ អ្នក​លេង​កោង​កាច​ដែល​រមែង​តែ​លាត់​សើយ​ឬ​សើយ​លាត់​ដើរ​ឥត​ក្រែង ។ (ព. កា.) : អ្នក​លេង​លាត់​សើយ កាល​អស់​ទ្រព្យ​ហើយ ធ្វើ​ទុក្ខ​បង​ប្អូន ជួន​ជេរ​ប្រពន្ធ ជួន​វាយ​ធាក់​កូន អស់​ទាំង​បង​ប្អូន គេ​ខ្ពើម​រាល់​គ្ន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ាត់​សើយ <text:s/>សើយ​លាត់ </text:p>
          </table:table-cell>
        </table:table-row>
        <table:table-row>
          <table:table-cell table:style-name="តារាង1.A2" office:value-type="string">
            <text:p text:style-name="P3">១១៣០៨</text:p>
          </table:table-cell>
          <table:table-cell table:style-name="តារាង1.A2" office:value-type="string">
            <text:p text:style-name="P5">លាទ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 ឬ កិ. វិ.</text:p>
          </table:table-cell>
          <table:table-cell table:style-name="តារាង1.D2" office:value-type="string">
            <text:p text:style-name="P7">ដែល​ទទេ ឥត​ការ​ងារ, ឥត​ទី​ពឹង, ឥត​ពំនាក់; ណែលណោល : មនុស្ស​លាទា; ដើរ​លាទា (ព. កា.) : រី​មនុស្ស​លាទា ឥត​មាន​គ្នីគ្នា <text:s/>ណា​ជួយ​ជ្រោមជ្រែង កាល​ណា​ទាល់​ចក្រ លប​លេង​តែ​ល្បែង- ស៊ី​សង​ឥត​ក្រែង- ច្បាប់​ដែល​រដ្ឋ​ហាម ។ <text:s/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០៩</text:p>
          </table:table-cell>
          <table:table-cell table:style-name="តារាង1.A2" office:value-type="string">
            <text:p text:style-name="P5">លាន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. សំ.</text:p>
          </table:table-cell>
          <table:table-cell table:style-name="តារាង1.D2" office:value-type="string">
            <text:p text:style-name="P7">ចំនួន​ដប់​សែន (១.០០០.០០០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ទី​ដី​វាល​រលីង, ទី​វាល​ដែល​លញ់​ឬ​បូក​រលីង: លាន​ចេតិយ, លាន​បោក​ស្រូវ ។ ព្រះ​លាន​ឬ មុខ​ព្រះ​លាន ធ្លា​ធំ​នៅ​មុខ​ព្រះ​រាជ​វាំ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១០</text:p>
          </table:table-cell>
          <table:table-cell table:style-name="តារាង1.A2" office:value-type="string">
            <text:p text:style-name="P5">លាន់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បញ្ចេញ​សូរ​សព្ទ​ឮ​ខ្លាំង​ឬ​តិច​ក៏​មាន, ធ្វើ​ឲ្យ​ឮ​រំពង: ផ្គរ​លាន់, មែក​ឈើ​លាន់​នឹង​បាក់, លាន់​សរសៃ ។ ធ្លាយ​វាចា​ចេញ​មក​ដោយ​ទប់​មាត់​ឲ្យ​នៅ​ស្ងៀម​ពុំ​បាន : លាន់​មាត់, លាន់​សម្ដី ។ កិ. វិ. ដែល​មាន​សូរ​ឮ​ស៊ាន​ឬ​កង​រំពង : និយាយ​លាន់, លាន់​មាត់ ។ ព. ប្រ. លាន់​ទឹក​លាន់​ដី ។ ព. សា. លាន់​ពុទ្ធោ លាន់​មាត់​រក​ពុទ្ធោ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នេសាទុបករណ៍​មួយ​ប្រភេទ ធ្វើ​ដោយ​ចោះ​ដើម​ឫស្សី​ធំ​មួយ​កំណាត់​ទម្លុះ​ឲ្យ​មាន​ប្រហោង​ជា​ហែប​មាន​ប្រឹស​សម្រាប់​ដាក់​ត្រាំ​ក្នុង​ទឹក​ឲ្យ​អន្ទង់​ចូល : អន្ទង់​ចូល​ក្នុង​លាន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១១</text:p>
          </table:table-cell>
          <table:table-cell table:style-name="តារាង1.A2" office:value-type="string">
            <text:p text:style-name="P5">លាន​ជា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ល. 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<text:span text:style-name="T2">លាœនជាœង</text:span> ឬ លានជាœង, អ. ថ. ល៉ានសាង់, ស. អ. ថ. ល៉ានឆាង់ <text:span text:style-name="T1">“ដំរី​មួយ​លាន ឬ​លាន (ចង) ដំរី”) ឈ្មោះ​រាជ​ធានី​មួយ​ក្នុង​ប្រទេស​លាវ​ប៉ែក​ខាង​ជើង​ភាគ​ខាង​កើត នៅ​ជាប់​នឹង​ត្រើយ​ខាង​ឆ្វេង​នៃ​ទន្លេ​មេគង្គ គឺ​នគរ​ស្រី​សតនាគនហុត ឬ​នគរ​ហ្លួង​ព្រះ​បាង​សព្វ​ថ្ងៃ​នេះ : នគរ​លាន​ជាង, តាម​ទម្លាប់​លាវ ច្រើន​ប្រើ​ថា នគរ​លាន​ជាង ហ្លួង​ព្រះ​បាង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១២</text:p>
          </table:table-cell>
          <table:table-cell table:style-name="តារាង1.A2" office:value-type="string">
            <text:p text:style-name="P5">លាប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(លេប &lt; លិប) ធ្វើ​វត្ថុ​ខាប់​រាវ​ឬ​ផង់ ឲ្យ​ដិត​ជាប់, ឲ្យ​ជោក, ឲ្យ​ប្រឡាក់; ផាត់: លាប​ថ្នាំ, លាប​ប្រេង, លាប​ម្សៅ ។ ព. ប្រ. សេព​គប់, ជិត​ដិត, ដិត​ដោយ, ចូល​ដៃ, ចូល​គំនិត : កុំ​លាប​ដោយ​មនុស្ស​ខូច; យក​ឈ្មោះ​គេ​មក​លាប ។ លាប​លន (ម. ព. ល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ាប​លន</text:p>
          </table:table-cell>
        </table:table-row>
        <table:table-row>
          <table:table-cell table:style-name="តារាង1.A2" office:value-type="string">
            <text:p text:style-name="P3">១១៣១៣</text:p>
          </table:table-cell>
          <table:table-cell table:style-name="តារាង1.A2" office:value-type="string">
            <text:p text:style-name="P5">លាប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រើ​ឈឺ​ឡើង​វិញ​ព្រោះ​ទាស់​ចំណី​ជាដើម : ជំងឺ​លាប់, លាប់​ចំណី, លាប់​ទឹក ។ គុ. ឬ កិ. វិ. ដែល​ជ្រុល​ហួស​លើស​ប្រមាណ, ហួស​កំណត់, លុប​មាត្រ : សំឡេង​លាប់, សម្ល​លាប់​គ្រឿង; ធ្វើ​ការ​ធ្ងន់​លាប់​ហួស​កម្លាំង, សម្ល​បង់​គ្រឿង​លាប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១៤</text:p>
          </table:table-cell>
          <table:table-cell table:style-name="តារាង1.A2" office:value-type="string">
            <text:p text:style-name="P5">លាភ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21"><text:span text:style-name="T4">ការ​បាន, ដំណើរ​ប្រទះ​លើ​ការ​បាន, អ្វី​ៗ​ដែល​គួរ​បាន; ចំណេញ : មាន​លាភ, កើត​លាភ, ខាត​លាភ <text:s/>។ ប្រើ​ជា​បទ​សមាស បើ​រៀង​ពី​ខាង​ដើម អ. ថ. លាភៈ, រៀង​ពី​ខាង​ចុង អ.ថ. លាប, ដូច​ជា : លាភ​គិទ្ធ ដែល​ជាប់​ជំពាក់​ដោយ​លាភ, ដែល​ញ៉ាម​ព្រោះ​ធ្លាប់​តែ​បាន; សេចក្ដី​ជាប់​ចិត្ត​ក្នុង​លាភ ។ លាភ​តណ្ហា (--តន់-ហា) ចំណង់​ឬ​សេចក្ដី​ស្លន់​ស្លោទៅ​រក​លាភ ។ លាភន្តរាយ (លាភ័ន-តៈរ៉ាយ; &lt; លាភ + អន្តរាយ) សេចក្ដី​អន្តរាយ​លាភ ។ លាភ​វិនាស ការ​ខូច​លាភ, ដំណើរ​ខាត​ខាន​បាន ។ លាភ​សក្ការៈ លាភ​និង​សក្ការៈ ។ លាភ​សន្តោស (--សន់ដោស) សេចក្ដី​ត្រេកអរ​ចំពោះ​តែ​ត្រឹម​លាភ​របស់​ខ្លួន គឺ​បាន​ប៉ុន្មាន​យក​ប៉ុណ្ណោះ មិន​រវះរវាម​ហួស​ពី​ការ​បាន ។ លាភ​សម្ប័ទ ឬ--សម្បទា (--សំ-ប័ត ឬ--ស័មប៉ៈទា) សេចក្ដី​សម​ប្រកប​ដោយ​ការ​បាន ។ លាភាលាភ (&lt; លាភ + អលាភ) ការ​បាន​និង​ការ​ខាន​បាន ឬ​ការ​ខាត​បង់ ។ល។ ធន​លាភ (ធៈនៈ--) ការ​បាន​ទ្រព្យ ។ ធម្ម​លាភ (ធ័ម-មៈ--) ឬ </text:span><text:span text:style-name="T16">ធម្មិក​លាភ (ធ័ម-មិកៈ--) ការ​បាន​ដោយ​ធម៌ (បាន​ដោយ​ត្រឹម​ត្រូវ) </text:span><text:span text:style-name="T4">។ បច្ចយ​លាភ (បុ័ច-ចៈយ៉ៈ--) ការ​បាន​នូវ​បច្ច័យ ។ បុញ្ញ​លាភ (ប៉ុញ-ញ៉ៈ--) ការ​បាន​ដោយ​សារ​បុណ្យ ។ បុត្ត​លាភ (ប៉ុត-តៈ--) ការ​បាន​កូន ។ មិត្ត​លាភ (មិត-តៈ--) ការ​បាន​មិត្ត ។ល។ </text:span></text:p>
          </table:table-cell>
          <table:table-cell table:style-name="តារាង1.D2" office:value-type="string">
            <text:p text:style-name="P8">លាភៈ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១៥</text:p>
          </table:table-cell>
          <table:table-cell table:style-name="តារាង1.A2" office:value-type="string">
            <text:p text:style-name="P5">លាភូបនិស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ប៉ៈ--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&lt; លាភ + ឧបនិសា; -- + ឧបនិឞទ៑) បដិបទា ឬ​ប្រតិប័ទ​អាស្រ័យ​លាភ គឺ​ប្រតិប័ទ​អែប​សម្រួល​ឲ្យ​កើត​លាភ ។ </text:p>
          </table:table-cell>
          <table:table-cell table:style-name="តារាង1.D2" office:value-type="string">
            <text:p text:style-name="P8">លាភោបនិស័ទ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១៦</text:p>
          </table:table-cell>
          <table:table-cell table:style-name="តារាង1.A2" office:value-type="string">
            <text:p text:style-name="P5">លាម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បន្លាយ​ឲ្យ​វែង​ចេញ​ទៅ, បន្ត​ខ្សែ​វែង​ពី​ខ្សែ​ខ្លី​ចេញ​ទៅ : លាម​ខ្សែ ។ ន. ខ្សែ​បន្លាយ គឺ​ខ្សែ​វែង​មាន​តែ​ក្រវិល​ឥត​ស្រលៀង សម្រាប់​ចង​ត​ពី​ខ្សែ​បង្គត់​មក បន្លាយ​ឲ្យ​គោ​ដើរ​ស៊ី​ស្មៅ​ក្នុង​ទី​វាល : ខ្សែ​លាម (ច្រើន​ហៅ ខ្សែ​បន្លាយ ជា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<text:span text:style-name="T3">ល់ាម អ. ថ. ល៉ាម់</text:span>) អ្នក​ប្រែ​ភាសា (ប្រើ​តែ​ក្នុង​ខែត្រ​បាត់ដំបង​ខ្លះ ក្នុង​សម័យ​ពី​ដើម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១៧</text:p>
          </table:table-cell>
          <table:table-cell table:style-name="តារាង1.A2" office:value-type="string">
            <text:p text:style-name="P5">លាម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មក់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អាក្រក់, ពុំ​ប្រសើរ, ថោក​ទាប, ថយ​ថោក : អំពើ​លាមក, មនុស្ស​លាមក ។ ខ្មែរ​ប្រើ​ជា ន. សំដៅ​សេចក្ដី​ថា <text:span text:style-name="T1">“ឧច្ចារៈ” ក៏​បាន : បន្ទោ​លាមក, ស្អុយ​ដូច​លាមក ។ ប្រើ​ជា​បទ​សមាស (អ. ថ. លាមៈកៈ) : លាមក​កម្ម អំពើ​អាក្រក់ ។ លាមក​ធម៌ ធម៌​លាមក​គឺ​សភាវៈ​ដែល​នាំ​ចិត្ត​ឲ្យ​ហ៊ាន​ធ្វើ​អំពើ​អាក្រក់ ។ លាមក​ភណ្ឌ របស់​ថោក​ទាប ។ លាមក​ភាព ភាព​ថោក​ទាប ។ល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១៨</text:p>
          </table:table-cell>
          <table:table-cell table:style-name="តារាង1.A2" office:value-type="string">
            <text:p text:style-name="P5">លាយ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ដាក់​ច្រឡុង​ជា​មួយ​គ្នា ឬ​ធ្វើ​ឲ្យ​ច្រឡូក​ជា​មួយ​គ្នា : លាយ​ថ្នាំ, លាយ​ទឹក​គ្រឿង ។ កិ. វិ. ឬ គុ. ដែល​ច្រឡុង ឬ​ច្រឡូក​ជា​មួយ​គ្នា: ស្រី​ប្រុស​អង្គុយ​លាយ​គ្នា; ប្រេង​លាយ​ទ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នេសាទុបករណ៍​ធ្វើ​ដោយ​បន្ទោះ​ឫស្សី ក្រង​រាង​តូច​វែង មាត់​រីក​កំពាង ឥត​ប្រឹស ឥត​សន្ទះ ចង​ក្របួច​គូទ, មាន ២ ប្រភេទ​គឺ លាយ​ក្រង លាយ​ដែល​ក្រង​បន្ទោះ​ឫស្សី​ឲ្យ​មាន​ប្រហោង​ល្មម​ត្រី​ល្អិត​ៗ​ចេញ​រួច; លាយ​រូត លាយ​ដែល​ក្រង​បន្ទោះ​ឫស្សី​លើក​មួយ​សង្កត់​មួយ មាន​ប្រហោង​បន្តិច​ៗ​ត្រី​ល្អិត​ៗ​ចេញ​ពុំ​រួច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ាយ​ក្រង</text:p>
            <text:p text:style-name="P7">លាយ​រូត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៣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អ. ថ. ល៉ាយ) ស្នាម, គំនូស​ឆ្នូត, អញ្ចាញ : លាយ​ដៃ អញ្ចាញ​ដៃ, ថ្នាំង​ដៃ; លាយ​លក្ខណ៍ ស្នាម​លក្ខណៈ​នៅ​បាត​ដៃ​បាត​ជើ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១៩</text:p>
          </table:table-cell>
          <table:table-cell table:style-name="តារាង1.A2" office:value-type="string">
            <text:p text:style-name="P5">លាយ​ដៃ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ាយ ៣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០</text:p>
          </table:table-cell>
          <table:table-cell table:style-name="តារាង1.A2" office:value-type="string">
            <text:p text:style-name="P5">លាយ​ទែង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ដង្កៀប​ដែក​តូច​ស្រួច​ស្តើង សម្រាប់​ចាប់​ថ្កៀប​របស់​ល្អិត​មាន​កម្ទេច​មាស​ជាដើម ។ ការ​ឡើង​ក្បាល​ដែក​របស់​ជាង​ទ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១</text:p>
          </table:table-cell>
          <table:table-cell table:style-name="តារាង1.A2" office:value-type="string">
            <text:p text:style-name="P5">លាយន​កម្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18">លាយៈនៈ ក័ម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ការ​ច្រូត, ការ​ច្រូត​កាត់ : ពួក​កសិករ​ធ្វើ​លាយន​កម្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២</text:p>
          </table:table-cell>
          <table:table-cell table:style-name="តារាង1.A2" office:value-type="string">
            <text:p text:style-name="P19">លាយលក្ខណ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ាយ ៣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៣</text:p>
          </table:table-cell>
          <table:table-cell table:style-name="តារាង1.A2" office:value-type="string">
            <text:p text:style-name="P5">លាយល័ក្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ឈើ​ធំ​មួយ​ប្រភេទ ស្លឹក​ស្រដៀង​នឹង​នាង​នួន សំបក​ក្រៅ​មាន​ក្រមរ សំបក​ខាង​ក្នុង​សាច់​ក្រហម បើ​ស្ទោះ​យក​មក​ត្រាំ​ទឹក ចេញ​ក្រហម​ដូច​គេ​ដាក់​ល័ក្ត ។ </text:p>
          </table:table-cell>
          <table:table-cell table:style-name="តារាង1.D2" office:value-type="string">
            <text:p text:style-name="P8">លាយ​ល័ខ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៤</text:p>
          </table:table-cell>
          <table:table-cell table:style-name="តារាង1.A2" office:value-type="string">
            <text:p text:style-name="P5">លាយល័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ាយ​ល័ក្ត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៥</text:p>
          </table:table-cell>
          <table:table-cell table:style-name="តារាង1.A2" office:value-type="string">
            <text:p text:style-name="P5">លាយ​សា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7">ដែល​លាយ​ចម្រុះ​គ្នា​សាំ​ដដែល​ៗ : ដាក់​លាយ​សាំ; របស់​លាយ​សាំ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៦</text:p>
          </table:table-cell>
          <table:table-cell table:style-name="តារាង1.A2" office:value-type="string">
            <text:p text:style-name="P5">លាយឡំ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7">ដែល​លាយ​បន្លំ​គ្នា ឬ​លាយ​ច្រឡូក​ច្រឡំ​គ្នា : ដាក់​លាយ​ឡំ, អង្គុយ​លាយ​ឡំ​គ្នា; របស់​លាយ​ឡំ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៧</text:p>
          </table:table-cell>
          <table:table-cell table:style-name="តារាង1.A2" office:value-type="string">
            <text:p text:style-name="P5">លាវ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 ល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អ. ថ. ល៉ាវ) ជាតិ​មនុស្ស​ក្នុង​ដែន​មួយ​ក្នុង​ភាគ​ផែន​ដី​ឥណ្ឌូ​ចិន, ហៅ​តាម​គោត្រ​កូល​ក្នុង​សម័យ​ពី​ដើម​មាន​ច្រើន​ពួក​គឺ លាវ​កាវ, លាវ​ភុង​ដាំ, លាវ​ភុង​ខាវ, ងៀវ, ខឺន, ញួន, ភួន, លឺ, ល៉ែម, ល៉ៈវ៉ៈ, ល៉ៈវ៉ា ឬ លួៈ, ថៃ, ភូ​ថៃ, ថូ, យ៉, យ៉ូយ, កល៉ឺង ជាដើម; ហៅ​ដោយ​រួប​រួម​ថា លាវ​ៗ ដូច​គ្នា: ជាតិ​លាវ, ប្រទេស​លាវ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៨</text:p>
          </table:table-cell>
          <table:table-cell table:style-name="តារាង1.A2" office:value-type="string">
            <text:p text:style-name="P5">លាវ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វៈកៈ ឬ --វក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អ្នក​ច្រូត, អ្នក​ច្រូត​កាត់ (បើ​ស្ត្រី​ជា លាវិក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២៩</text:p>
          </table:table-cell>
          <table:table-cell table:style-name="តារាង1.A2" office:value-type="string">
            <text:p text:style-name="P5">លាវ័ណ្យ 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វ័ន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ាវណ្យ) រស​ប្រៃ; លម្អ, សម្អ​គួរ​ឲ្យ​ស្រឡាញ់; មនុស្ស​ដែល​គួរ​គេ​ស្រឡាញ់ (ស្ត្រី លាវណ្យា) ។ (ព. កា.) លាវ័ណ្យ​លាវណ្យា បណើ្តរ​គ្នា​ទាំង​ពីរ​ប្រាណ ប្រកប​ដោយ​សុខ​សាន្ត ស្រាប់​តែ​បាន​ជួប​ពួក​ចោ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០</text:p>
          </table:table-cell>
          <table:table-cell table:style-name="តារាង1.A2" office:value-type="string">
            <text:p text:style-name="P5">លាវិ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ាវ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១</text:p>
          </table:table-cell>
          <table:table-cell table:style-name="តារាង1.A2" office:value-type="string">
            <text:p text:style-name="P5">លា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ដែល​មាន​ចម្ងាយ​រយាល, រង្វើល, ស្រយាល; កន្ធែក ឃ្លាត​ពី​គ្នា : អំពៅ​ថ្នាំង​លាស, គោ​ស្នែង​លាស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២</text:p>
          </table:table-cell>
          <table:table-cell table:style-name="តារាង1.A2" office:value-type="string">
            <text:p text:style-name="P5">លាស់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លូត​បែក​ចេញ​ត្រួយ​ចេញ​ស្លឹក : ស្លឹក​ឈើ​លាស់, សន្ទូង​លាស់ ។ គុ. ដែល​លូត​វែង : ក្រចក​លាស់ ។ ព. ប្រ. ដែល​គិត​ឃើញ​វែង​ឆ្ងាយ, វាង​វៃ, ស្រួច​ស្រាល់ : គំនិត​លាស់, ប្រាជ្ញា​លាស់ (ម. ព. លូត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៣</text:p>
          </table:table-cell>
          <table:table-cell table:style-name="តារាង1.A2" office:value-type="string">
            <text:p text:style-name="P5">លាសក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សៈកៈ ឬ --សក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អ្នក​ចាក់​ក្បាច់​កែក្រាយ, អ្នក​រាំ, ល្ខោន (បើ​ស្ត្រី​ជា លាសិកា <text:span text:style-name="T1">“ស្រី​ល្ខោន, ស្រី​របាំ”) ។ (ព. កា.) : លាសក​លាសិកា មក​មូល​គ្នា​លេង​សស្រាំ សុទ្ធ​តែ​អ្នក​របាំ ថ្ងៃ​ចូល​ឆ្នាំ​រាំ​កំសាន្ត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៤</text:p>
          </table:table-cell>
          <table:table-cell table:style-name="តារាង1.A2" office:value-type="string">
            <text:p text:style-name="P5">លាស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--សៈន៉ៈ ឬ --សន់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ដំណើរ ឬ​លំនាំ​ចាក់​ក្បាច់​កែក្រាយ, ការ​រាំ ។ លាសន​វិធី (--សៈ ន៉ៈ--) ពិធី​រាំ ។ លាសន​វិជ្ជា ឬ--វិទ្យា (--សៈន៉ៈ--) ចំណេះ​រាំ, ចំណេះ​ល្ខោន ។ លាសនាការ (--សៈន៉ាកា, &lt; លាសន + អាការ) អាការ​នៃ​ដំណើរ​រាំ ។ (ព. កា.) : វិជ្ជា​លាសន ពុំ​មែន​សិល្ប៍​អន់ អាប់ឱន​អសារ អ្នក​ចេះ​មុតមាំ នាំ​ឲ្យ​បាន​ការ ប្រយោជន៍​ខ្លឹម​សារ តែ​កុំ​លែនលន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៥</text:p>
          </table:table-cell>
          <table:table-cell table:style-name="តារាង1.A2" office:value-type="string">
            <text:p text:style-name="P5">លាសិ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ាសក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៦</text:p>
          </table:table-cell>
          <table:table-cell table:style-name="តារាង1.A2" office:value-type="string">
            <text:p text:style-name="P5">លិកេ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យីកេ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៧</text:p>
          </table:table-cell>
          <table:table-cell table:style-name="តារាង1.A2" office:value-type="string">
            <text:p text:style-name="P5">លិក្ខ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បា. ឬ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ពង​ចៃ ។ ឈ្មោះ​មាត្រា​វាស់​យ៉ាង​ល្អិត​ទំហំ​មួយ​ពង​ចៃ; រាប់​តាម​លំដាប់​ថា : ៣៦ បរមាណូ ជា ១ អណូ, ៣៦ អណូ ជា ១ តជ្ជារី, ៣៦ តជ្ជារី ជា ១ រថរេណូ, ៣៦ រថរេណូ ជា ១ លិក្ខា ឬ លិក្សា, ៧ លិក្ខា ជា ១ ឩកា, ៧ ឩកា ជា ១ ធញ្ញ​មាស, ៧ ធញ្ញ​មាស ជា ១ អង្គុលៈ (អង្គុលី), ១២ អង្គុលៈ ជា ១ វិទត្ថិ (មួយ​ចំអាម), ២ វិទត្ថិ ជា ១ រតនៈ (មួយ​ហត្ថ), ៧ រតនៈ ជា ១ យដ្ឋិ, ២០ យដ្ឋិ ជា ឧសភៈ (= ១៤០ ហត្ថ), ៨០ ឧសភៈ ជា ១ គាវុត (= ១១. ២០០ ហត្ថ) ៤ គាវុត ជា ១ យោជន៍ (= ៤៤. ៨០០ ហត្ថ; ន័យ​ខ្លះ​ថា ៤០០ សិន) ។ </text:p>
          </table:table-cell>
          <table:table-cell table:style-name="តារាង1.D2" office:value-type="string">
            <text:p text:style-name="P8">លិក្ស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៨</text:p>
          </table:table-cell>
          <table:table-cell table:style-name="តារាង1.A2" office:value-type="string">
            <text:p text:style-name="P5">លិខន​កម្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ខៈន៉ៈក័ម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ការ​សរសេរ, ការ​គូរ​វាស : ចិញ្ចឹម​ជី​វិត​ដោយ​លិខន​កម្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៣៩</text:p>
          </table:table-cell>
          <table:table-cell table:style-name="តារាង1.A2" office:value-type="string">
            <text:p text:style-name="P5">លិខន​កិច្ច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ខៈន៉ៈកិច</text:p>
          </table:table-cell>
          <table:table-cell table:style-name="តារាង1.D2" office:value-type="string">
            <text:p text:style-name="P2">បា. ឬ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--ក្ឫត្យ) ដំណើរ​រវល់​ដោយ​ការ​សរសេរ ឬ​ដោយ​ការ​គូរ : កំពុង​មាន​លិខន​កិច្ច ។ </text:p>
          </table:table-cell>
          <table:table-cell table:style-name="តារាង1.D2" office:value-type="string">
            <text:p text:style-name="P8">--ក្រឹត្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០</text:p>
          </table:table-cell>
          <table:table-cell table:style-name="តារាង1.A2" office:value-type="string">
            <text:p text:style-name="P5">លិខិត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គុ.</text:p>
          </table:table-cell>
          <table:table-cell table:style-name="តារាង1.D2" office:value-type="string">
            <text:p text:style-name="P7">ដែល​សរសេរ​ឬ​ដែល​គូរ​រួច​ហើយ ។ កិ. សរសេរ, គូរ (ច្រើន​ប្រើ​តែ​ក្នុង​ការ​តែង​កាព្យ​ឃ្លោង ។ ន. សំបុត្រ, ចុតហ្មាយ, ដីកា (បុរាណ​ប្រើ​ចំពោះ​តែ​សំបុត្រ​របស់​បព្វជិត) : លិខិត​របស់​លោក​ចៅ​អធិការ​វត្ត...។ ខ្មែរ​ច្រើន​ប្រើ​ជា​បទ​សមាស​ភ្ជាប់​នឹង​សព្ទ​ដទៃ​ជា​ឋានន្តរ​សម្រាប់​ពួក​ស្មៀន​ឬ​ក្រៅ​ពី​ពួក​ស្មៀន​ក៏​មាន​ខ្លះ ដូច​ជា : លិខិត​ប្រីជា, បវរ​លិខិត, អក្ខរ​លិខិត, ប្រសើរ​លិខិត ។ ធម្ម​លិខិត ឋានន្តរ​ព្រះ​រាជា​គណៈ​សម្រាប់​ឯក​មួយ​អង្គ​ក្នុង​កម្ពុជ​រដ្ឋ : ព្រះ​ធម្ម​លិខិត ...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១</text:p>
          </table:table-cell>
          <table:table-cell table:style-name="តារាង1.A2" office:value-type="string">
            <text:p text:style-name="P5">លិខិត​គោច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លិខិត​របស់​លោក​ចៅ​អធិការ​វត្ត​បញ្ជាក់​បរិសុទ្ធ​នៃ​ភិក្ខុ​ឬ​សាមណេរ​ដែល​ចេញ​ចរ​ទៅ​កាន់​ខែត្រ​ដទៃ​តាម​បញ្ញតិ្ត​សម្រាប់​ប្រទេស កម្ពុជា ដោយ​ប្រយ័ត្ន​ក្រែង​មាន​បព្វជិត​ក្លែងក្លាយ​បន្លំ​ថា​ខ្លួន​ជា​អ្នក​បួស​បរិសុទ្ធ...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២</text:p>
          </table:table-cell>
          <table:table-cell table:style-name="តារាង1.A2" office:value-type="string">
            <text:p text:style-name="P5"><text:span text:style-name="T17">លិខិត​</text:span>ឆ្លង​ដែ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លិខិត​ដែល​ក្រសួង​មាន​សមត្ថ​កិច្ច​បាន​ចេញ​ឲ្យ​ធ្វើ​ដំណើរ​ឆ្លង​ដែន​នៃ​រដ្ឋ​មួយ​ទៅ​កាន់​រដ្ឋ​ដទៃ : សុំ​លិខិត​ឆ្លង​ដែន​ទៅ​កាន់​បរទេស (បារ. Passeport <text:s/>ប៉ាស្ពរ) : បាន​ពិនិត្យ​លិខិត​ឆ្លង​ដែន​របស់​ឈ្មោះ​ហ្នឹង ឃើញ​មាន​ទិដ្ឋាការ​សព្វ​គ្រប់​ហើយ (បារ. Visa វីហ្សា) : ទិដ្ឋាការ​ចេញ, ទិដ្ឋាការ​ចូល... (ម. ព. ទិដ្ឋាការ នេះ​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៣</text:p>
          </table:table-cell>
          <table:table-cell table:style-name="តារាង1.A2" office:value-type="string">
            <text:p text:style-name="P5">លិង្គ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ង ឬ ត.ទ. លឹង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ភេទ; គ្រឿង​សម្គាល់; លក្ខណៈ; អង្គជាត​របស់​បុរស ។ លិង្គ​ព្រះ​ឥសូរ ឬ សិវ​លិង្គ ដុំ​ថ្ម​ដែល​គេ​ឆ្លាក់​ជា​រូប​អង្គជាត​បុរស សន្មត​ថា​ជា​របស់​ព្រះ​ឥសូរ សម្រាប់​គោរព​បូជា តាម​លទ្ធិ​រាមាយណៈ (ម. ព. អង្គ ២ ន. ផង) ។ ភេទ​ឬ​លក្ខណៈ​ជា​គ្រឿង​សម្គាល់​ក្នុង​ភាសា​បាលី​ឬ​សំស្រ្កឹត កំណត់​តាម​ការន្ត, មាន ៣ យ៉ាង​គឺ បុំ​លិង្គ​ឬ បុល្លិង្គ ភេទ​ប្រុស; ឥត្ថី​លិង្គ ឬ​ស្ត្រី​លិង្គ ភេទ​ស្រី; នបុំសក​លិង្គ ភេទ​ខ្ទើយ គឺ​មិន​មែន​ភេទ​ប្រុស​ស្រី; ឬ​រាប់​យក អលិង្គ ដែល​មិន​ប្រាកដ​ជា​ភេទ​អ្វី​មក​ផ្សំ​ផង​ជា ៤ យ៉ាង (ព. វ.) ។ ឯ​ខាង​ភាសា​ខ្មែរ​មាន​ត្រឹម​តែ ជាតិ​លិង្គ គឺ​លិង្គ​ដែល​កំណត់​តាម​ភេទ​របស់​ជាតិ​ស្រេច​ស្រាប់​ហើយ​ប៉ុណ្ណោះ​ដូច ប្រុស, ស្រី, ញី, ឈ្មោល ពុំ​មាន សម្មតិ​លិង្គ គឺ​លិង្គ​ដែល​សន្មត​ហៅ​ដូច​សំស្រ្កឹត​និង​បាលី​ឡើ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៤</text:p>
          </table:table-cell>
          <table:table-cell table:style-name="តារាង1.A2" office:value-type="string">
            <text:p text:style-name="P5">លិង្គត្ថេនក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ង-គ័ត-ថេ ន៉ៈកៈ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--នក; --ស្តេនក) អ្នក​លួច​ភេទ គឺ​បុរស​ដែល​ក្លែង​ធ្វើ​ជា​អ្នក​បួស​ខ្លួន​ឯង, ឥត​មាន​គ្រូ​ឧបជ្ឈាយ៍​ឬ​អាចារ្យ​ណា​បំបួស​ឡើយ, ប្រកាស​ខ្លួន​ថា​ជា​សាមណេរ នៅ​រួម​ជា​មួយ​នឹង​សាមណេរ​មែនទែន, ហៅ​ថា ថេយ្យសំវាសកៈ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៥</text:p>
          </table:table-cell>
          <table:table-cell table:style-name="តារាង1.A2" office:value-type="string">
            <text:p text:style-name="P5">លិង្គនាសន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ង-គៈនា សៈន៉ា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មើល​ក្នុង​ពាក្យ នាសនង្គ (ព. វិ. ពុ.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៦</text:p>
          </table:table-cell>
          <table:table-cell table:style-name="តារាង1.A2" office:value-type="string">
            <text:p text:style-name="P5">លិង្គ​ព្រឹត្តិ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ង-គៈព្រឹត</text:p>
          </table:table-cell>
          <table:table-cell table:style-name="តារាង1.D2" office:value-type="string">
            <text:p text:style-name="P2">សំ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--វ្ឫត្តិ) ប្រព្រឹត្តិ​ត្រឡប់​មុខ​ជា​ក្រោយ​ៗ​ជា​មុខ; អ្នក​ប្រព្រឹត្ត​អំពើ​ត្រឡប់​មុខ​ជា​ក្រោយ, មនុស្ស​មាន​គំនិត​ត្រឡប់​ត្រឡិ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៧</text:p>
          </table:table-cell>
          <table:table-cell table:style-name="តារាង1.A2" office:value-type="string">
            <text:p text:style-name="P5"><text:span text:style-name="T17">លិង្គ​វិប</text:span>ល្លាស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ង-គៈ វិបុ័ល-ល៉ាស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--វិបយ៌ាស) ដំណើរ​វិបរិត​ឬ​ប្រែប្រួល​លិង្គ គឺ​បុំ​លិង្គ​ប្រើ​ជា​ឥត្ថី​លិង្គ​ ឬ​ឥត្ថី​លិង្គ​ប្រើ​ជា​បុំ​លិង្គ​ជាដើម (ព. វ.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៨</text:p>
          </table:table-cell>
          <table:table-cell table:style-name="តារាង1.A2" office:value-type="string">
            <text:p text:style-name="P5">លិង្គ​អរិយៈ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ង-គៈអៈ រិយៈ</text:p>
          </table:table-cell>
          <table:table-cell table:style-name="តារាង1.D2" office:value-type="string">
            <text:p text:style-name="P2">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--អរិយ) បព្វជិត​ដែល​ប្រសើរ​ត្រឹម​តែ​ភេទ ឬ​ដែល​ល្អ​ដោយសារ​តែ​ភេទ គឺ​អ្នក​បួស​ទ្រុស្ត​សីល ប៉ុន្តែ​ស្លៀក​ដណ្តប់​ត្រឹម​ត្រូវ​តាម​បែប​បទ ធ្វើ​ឫកពា​ស្រគត់ស្រគំ ល្មម​ឲ្យ​អ្នក​ផង​ពេញ​ចិត្ត (ម. ព. អរិយៈ ផង) ។ </text:p>
          </table:table-cell>
          <table:table-cell table:style-name="តារាង1.D2" office:value-type="string">
            <text:p text:style-name="P8">លិង្គារិយៈ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៤៩</text:p>
          </table:table-cell>
          <table:table-cell table:style-name="តារាង1.A2" office:value-type="string">
            <text:p text:style-name="P6">លិច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21"><text:span text:style-name="T4">លិប​ចុះ​បាត់​ទៅ, ចូល​កប់​បាត់​ទៅ ក្នុង​ទឹក​ជាដើម : ទូក​លិច, សម្ទូង​លិច​ទឹក, បន្លា​មុត​លិច ។ អស្តង្គត : ព្រះ​អាទិត្យ​លិច (ថ្ងៃ​លិច) ។ ព. ប្រ. វិនាស, ខូច, អន្តរាយ; បាត់​ឈ្មោះ; លង់​គំនិត : លិច​លែង​ងើប​រួច វិនាស​រើ​ខ្លួន​លែង​រួច; លិច​ខ្លួន ខូច​ខ្លួន​ឬ​បាត់​ឈ្មោះ ។ គុ. ដែល​ធ្ងន់​មិន​អណ្តែត​ទឹក : ឈើ​មួយ​កំណាត់​នេះ​លិច​</text:span><text:span text:style-name="T16">ទឹក, មួយ​កំណាត់​នុ៎ះ​អណ្តែត ។ ដែល​ទាប​ឬ​ជ្រៅ​តែង​តែ​លិច​ទឹក : ដី​លិច​ទឹក, ព្រៃ​ទឹក​លិច ។ លិច​កញ្ជង់ ដែល​ចេះ​តែ​ហិន​ហោច​វិនាស​ទ្រព្យ​សម្បត្តិ​ជានិច្ច : មនុស្ស​លិច​កញ្ជង់ ។ លិច​កញ្ជង់​លង់​កញ្ជើ (ព. សា.) ហិន​ហោច​វិនាស​ដូច​គេ​លិច​លង់​ក្នុង​ទឹក​ទាំង​កញ្ជើ​ដាក់​អីវ៉ាន់ ។ លិច​កណ្តេង​ដី វិនាស​ដូច​ជា​កប់​បាត់​ទៅ​ក្នុង​ដី​កណ្តេង ។ លិច​ក្បាល​ទ្រទូង​ដៃ ដែល​លិច​ក្បាល​បាត់​ទៅ​ឃើញ​តែ​ដៃ​ទាំង​ពីរ​លើក​ជ្រោង​ឡើង : ទឹក​ជ្រៅ​លិច​ក្បាល​ទ្រទូង​ដៃ ។ លិច​ក្រជាំ វិនាស​ទ្រព្យ​ធន​អាប់​កេរ្តិ៍​ឈ្មោះ ។ លិច​តែ​ម្តង ! ខូច​តែ​ម្តង; ! លិច​ទៅ ! ខូច​ទៅ ! (ពាក្យ​ឧទាន) ។ លិច​លង់ វិនាស​អន្តរាយ​ដូច​ជា​លិច​លង់​ក្នុង​ទឹក ។ លិច​លង់​ផុង​កៃ (ព. សា.) វិនាស​អន្តរាយ​ផុង​លង់​រើ​ខ្លួន​ពុំ​រួច ។ លិច​អណ្តែត ឬ លិច​ៗ​អណ្តែត​ៗ ឬ​ក៏ លិច​អណ្តែត​ៗ លិច ខាត​ហើយ​ចំណេញ​ៗ​ហើយ​ខាត​ទៅ​វិញ ឬ​បង់​ហើយ​បាន​ៗ​ហើយ​បង់​ទៅ​វិញ ។ អា​លិច ! អា​ខូច ! (ពាក្យ​ជេរ​លេង) ។ល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3">លិច​លង់ </text:p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>ឡិច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30"><text:span text:style-name="T4">ឈ្មោះ​ទិស​ដែល​ព្រះ​អាទិត្យ​អស្តង្គត, ទិស​បស្ចិម; និយាយ​បាន​តែ​មាន​ពាក្យ ខាង ឬ ឯ ផ្សំ​ពី​ខាង​ដើម : ទិស​ខាង​លិច, ស្រុក​ឯ​លិច, ទៅ​ឯ​លិច ។ ល្ងង់​មិន​ដឹង​ឯ​លិច​ឯ​កើត ល្ងង់​ដូច​ជា​មនុស្ស​វង្វេង​ទិស​</text:span><text:span text:style-name="T16">ឬ​ល្ងង់​មិន​ស្គាល់​ទិស (សរសេរ​ក្លាយ​ជា ឡិច តាម​សំនៀង​និយាយ​ក៏​មាន)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០</text:p>
          </table:table-cell>
          <table:table-cell table:style-name="តារាង1.A2" office:value-type="string">
            <text:p text:style-name="P5">លិ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យ.</text:p>
          </table:table-cell>
          <table:table-cell table:style-name="តារាង1.D2" office:value-type="string">
            <text:p text:style-name="P2">និ.</text:p>
          </table:table-cell>
          <table:table-cell table:style-name="តារាង1.D2" office:value-type="string">
            <text:p text:style-name="P7">ទាហាន (យោធ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១</text:p>
          </table:table-cell>
          <table:table-cell table:style-name="តារាង1.A2" office:value-type="string">
            <text:p text:style-name="P5">លិញគិញ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យ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ទាហាន​សម្ងាត់ គឺ​ចារ​បុរស, អ្នក​រាជការ​ស៊ើប​ការ​សម្ងាត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២</text:p>
          </table:table-cell>
          <table:table-cell table:style-name="តារាង1.A2" office:value-type="string">
            <text:p text:style-name="P5">លិឍ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ត </text:p>
          </table:table-cell>
          <table:table-cell table:style-name="តារាង1.D2" office:value-type="string">
            <text:p text:style-name="P2">សំ. ឬ បា. </text:p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(&lt; លិហ, ហ &gt; ឍ ឬ ទ្ធ) កេវ, កាវ, កោយ​ដោយ​អណ្តាត ឬ​ផ្តិត​ចុង​អណ្តាត​លើ​អ្វី​មួយ : លិឍ​បបូរ​មាត់, លិឍ​ដៃ; លិទ្ធ​មើល​ឲ្យ​ដឹង​រស ។</text:p>
          </table:table-cell>
          <table:table-cell table:style-name="តារាង1.D2" office:value-type="string">
            <text:p text:style-name="P8">លិទ្ធ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៣</text:p>
          </table:table-cell>
          <table:table-cell table:style-name="តារាង1.A2" office:value-type="string">
            <text:p text:style-name="P5">លិទ្ធ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ិឍ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៤</text:p>
          </table:table-cell>
          <table:table-cell table:style-name="តារាង1.A2" office:value-type="string">
            <text:p text:style-name="P5">លិនជី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ស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<text:span text:style-name="T2">លិនចី់</text:span> អ. ថ. លិនជី) គូលែន (ច្រើន​ប្រើ​តែ​ក្នុង​ខែត្រ​បាត់ដំបង​ក្នុង​សម័យ​ពី​ដើម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៥</text:p>
          </table:table-cell>
          <table:table-cell table:style-name="តារាង1.A2" office:value-type="string">
            <text:p text:style-name="P5">លិបិ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ប៉ិក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អ្នក​ធ្វើ​អក្សរ​គឺ​ស្មៀន, ស្មេរ; ជាង​ឆ្លាក់​អក្សរ; បើ​ស្ត្រី​ជា លិបិការិកា (វេវ. លេខកៈ, លេខិកា) ។ លិបិការ​កម្ម (លិប៉ិការ៉ៈក័ម) ការ​ឬ​មុខ​ការ​របស់​ស្មៀន (វេវ. លេខក​កម្ម) ។ លិបិការ​កិច្ច ឬ--ក្រឹត្យ (លិប៉ិកា រ៉ៈ--) ការ​រវល់​របស់​ស្មៀន (វេវ. លេខក​កិច្ច) ។ លិបិការដ្ឋាន ឬ--ស្ថាន (លិប៉ិការុ័ត-ឋាន ឬ --រុ័ស-ស្ថាន) ទី​ធ្វើ​ការ​របស់​ស្មៀន, កន្លែង​ស្មៀន (វេវ. លេខកដ្ឋាន ឬ--ស្ថាន)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៦</text:p>
          </table:table-cell>
          <table:table-cell table:style-name="តារាង1.A2" office:value-type="string">
            <text:p text:style-name="P5">លិបិការិ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7">(ម. ព. លិបិការ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៧</text:p>
          </table:table-cell>
          <table:table-cell table:style-name="តារាង1.A2" office:value-type="string">
            <text:p text:style-name="P5">លិបិ​ក្រ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ប៉ិក្រំ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លិបិក្កម) លំដាប់​ឬ​របៀប​អក្សរ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៨</text:p>
          </table:table-cell>
          <table:table-cell table:style-name="តារាង1.A2" office:value-type="string">
            <text:p text:style-name="P5">លិបិសជ្ជ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ប៉ិស័ច-ជ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គ្រឿង​សរសេរ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៥៩</text:p>
          </table:table-cell>
          <table:table-cell table:style-name="តារាង1.A2" office:value-type="string">
            <text:p text:style-name="P5">លិប្ត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ប-ប៉្តា ឬ --ដា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ឈ្មោះ​មាត្រា​វាស់​ឬ​កំណត់​វេលា​ស្មើ​គ្នា​នឹង​១​នាទី (១ មីនុត); បើ​គិត​ជា​មាត្រា​រង្វាស់​ល្វែង​មេឃ​វិញ ៦០ លិប្តា ជា ១ អង្សា (ព. ហ.) ។ ម. ព. រាសី និង អង្សា ផ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៦០</text:p>
          </table:table-cell>
          <table:table-cell table:style-name="តារាង1.A2" office:value-type="string">
            <text:p text:style-name="P5">លិប្ស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ប ប្សា</text:p>
          </table:table-cell>
          <table:table-cell table:style-name="តារាង1.D2" office:value-type="string">
            <text:p text:style-name="P2">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សេចក្ដី​ប្រាថ្នា; បំណង (ព. កា.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៦១</text:p>
          </table:table-cell>
          <table:table-cell table:style-name="តារាង1.A2" office:value-type="string">
            <text:p text:style-name="P5">លិម្ប​កម្ម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ម-ប៉ៈក័ម</text:p>
          </table:table-cell>
          <table:table-cell table:style-name="តារាង1.D2" office:value-type="string">
            <text:p text:style-name="P2">បា.; សំ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--កម៌ន៑ ឬ លិម្បន) ការ​លាប; ការ​លាប​ថ្នាំ; ការ​បូក​បាយអ : ធ្វើ​លិម្ប​កម្ម <text:s/>(ប្រើ​ជា លេប​កម្ម ក៏​បា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៦២</text:p>
          </table:table-cell>
          <table:table-cell table:style-name="តារាង1.A2" office:value-type="string">
            <text:p text:style-name="P5">លិម្ប​ការ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ម-ប៉ៈកា</text:p>
          </table:table-cell>
          <table:table-cell table:style-name="តារាង1.D2" office:value-type="string">
            <text:p text:style-name="P2">សំ. បា.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អ្នក​លាប; ជាង​លាប​ថ្នាំ; ជាង​កំបោរ; បើ​ស្ត្រី​ជា លិម្បការិកា (ប្រើ​ជា​ លេប​ការ; លេប​ការិកា 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៦៣</text:p>
          </table:table-cell>
          <table:table-cell table:style-name="តារាង1.A2" office:value-type="string">
            <text:p text:style-name="P5">លិម្ប​ការិកា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>លិម-ប៉ៈ--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មើល​ពាក្យ លិម្ប​ក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៦៤</text:p>
          </table:table-cell>
          <table:table-cell table:style-name="តារាង1.A2" office:value-type="string">
            <text:p text:style-name="P5">លី</text:p>
          </table:table-cell>
          <table:table-cell table:style-name="តារាង1.A2" office:value-type="string">
            <text:p text:style-name="P2">១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</text:p>
          </table:table-cell>
          <table:table-cell table:style-name="តារាង1.D2" office:value-type="string">
            <text:p text:style-name="P7">ដាក់​អ្វី​មួយ​ទាំង​ស្រុង​ឬ​ទាំង​មូល​លើ​ស្មា : លី​ឧស, លី​ឈើ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/>
          </table:table-cell>
          <table:table-cell table:style-name="តារាង1.A2" office:value-type="string">
            <text:p text:style-name="P5"/>
          </table:table-cell>
          <table:table-cell table:style-name="តារាង1.A2" office:value-type="string">
            <text:p text:style-name="P2">២</text:p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ចិ. </text:p>
          </table:table-cell>
          <table:table-cell table:style-name="តារាង1.D2" office:value-type="string">
            <text:p text:style-name="P2">ន.</text:p>
          </table:table-cell>
          <table:table-cell table:style-name="តារាង1.D2" office:value-type="string">
            <text:p text:style-name="P7">(ហ្លី) មីល្លីម៉ែត្រ (១០ លី ជា ១ ហ៊ុន) : ដែក​ទំហំ ៥ លី (ម. ព. ម៉ែត្រ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3">១១៣៦៥</text:p>
          </table:table-cell>
          <table:table-cell table:style-name="តារាង1.A2" office:value-type="string">
            <text:p text:style-name="P5">លីកលាន</text:p>
          </table:table-cell>
          <table:table-cell table:style-name="តារាង1.A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/>
          </table:table-cell>
          <table:table-cell table:style-name="តារាង1.D2" office:value-type="string">
            <text:p text:style-name="P2">កិ. វិ. ឬ គុ.</text:p>
          </table:table-cell>
          <table:table-cell table:style-name="តារាង1.D2" office:value-type="string">
            <text:p text:style-name="P21"><text:span text:style-name="T16">(ព. បុ.) ដែល​លែនលន, ឡេះឡោះ, លូក​ល, ល​លេង,</text:span><text:span text:style-name="T4"> ជន្ល​ជន្លេញ, ពាយងាយ : </text:span><text:span text:style-name="T9">ធ្វើ​ការ​លីកលាន; មនុស្ស​លីកលាន, គំនិត​លីកលាន ។ (ព. កា.) : នរូ​អ្នក​ផង ទោះ​ដឹង​យល់​ហោង ចិត្ត​នោះ​ឲ្យ​ហ៊ាន បំពេញ​ព្រះ​ផ្នួស ដោយ​ព្រះ​ទូន្មាន កុំ​ធ្វើ​លីកលាន ដោយ​ចិត្ត​អន្ធពាល ។ (សាស្រ្តា​ច្បាប់​ក្រម) ។ ម. ព. លេលាប់ ទៀត​ផង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៦៦</text:p>
          </table:table-cell>
          <table:table-cell table:style-name="តារាង1.A2" office:value-type="string">
            <text:p text:style-name="P15">លី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25">ដាក់​អ្វី​ៗ​ក្នុង​អំបែង​ឬ​ក្នុង​ខ្ទះ​ដាំ​លើ​ភ្លើង កូរ​វីវាច​ទៅ​មក​ៗ​ដោយ​ឈើ​អន្លីង : លីង​លាជ, លីង​ពោត ។ ព. ប្រ. ឈឺ​កកេរ​ខ្ញាំ​ខ្មួល​ខ្មាញ់ : លីង​កន្លាស់, លីង​ចង្កេះ; ឈឺ​លីង​ក្នុង​ពោះ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5"/>
          </table:table-cell>
        </table:table-row>
        <table:table-row>
          <table:table-cell table:style-name="តារាង1.A2" office:value-type="string">
            <text:p text:style-name="P14">១១៣៦៧</text:p>
          </table:table-cell>
          <table:table-cell table:style-name="តារាង1.A2" office:value-type="string">
            <text:p text:style-name="P15">លីងល័ក្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8">ឈ្មោះ​បក្សី​មួយ​ប្រភេទ​ក្នុង​ពួក​រនាល, សម្បុរ​ចម្រុះ​ក្រហម​ព័ណ៌​ល័ក្ត : រនាល​លីងល័ក្ត ។ ឈ្មោះ​ជីរ​មួយ​ប្រភេទ សម្បុរ​ដេម​និង​ស្លឹក​ស្រដៀង​នឹង​ព័ណ៌​ល័ក្ត : ជីរ​លីងល័ក្ត ។ </text:p>
          </table:table-cell>
          <table:table-cell table:style-name="តារាង1.D2" office:value-type="string">
            <text:p text:style-name="P8">លីងល័ខ</text:p>
          </table:table-cell>
          <table:table-cell table:style-name="តារាង1.I2" office:value-type="string">
            <text:p text:style-name="P28"/>
          </table:table-cell>
        </table:table-row>
        <table:table-row>
          <table:table-cell table:style-name="តារាង1.A2" office:value-type="string">
            <text:p text:style-name="P14">១១៣៦៨</text:p>
          </table:table-cell>
          <table:table-cell table:style-name="តារាង1.A2" office:value-type="string">
            <text:p text:style-name="P15">លីងលា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លាច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ឬ កិ. វិ.</text:p>
          </table:table-cell>
          <table:table-cell table:style-name="តារាង1.D2" office:value-type="string">
            <text:p text:style-name="P7">(ព. ប្រ.) ហើរ​ខ្ពស់​ត្រដែត​ក្រឡឹង​វិល​វង់​ច្រើន​សា​ច្រើន​ត្រឡប់ : ពួក​កុក​លីងលាជ​ព្រាត; សត្វ​ហើរ​លីងលាជ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៦៩</text:p>
          </table:table-cell>
          <table:table-cell table:style-name="តារាង1.A2" office:value-type="string">
            <text:p text:style-name="P15">លីល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11">ដំណើរ​ឬ​លំនាំ​កែក្រាយ, ដំណើរ​ល្វតល្វៃ, ការ​យាងយាស; បែប​ភាព​ឬ​ទ្រង់ទ្រាយ​ល្អ, សមរម្យ; ការ​លេង​សប្បាយ, ការ​រាំ​ច្រៀង​លោត​លេង​សប្បាយ : លីលា​ល្ខោន ។ ខ្មែរ​ប្រើ​ជា កិ. ឬ កិ. វិ. ឬ គុ. ក៏​មាន : ចរ​លីលា, ដើរ​លីលា, លីលា​យាត្រា, ដំណើរ​លីលា ។ លីលា​កមល ឬ --បទុម (--ក:ម៉ល់ ឬ--ប៉ៈទុម) ផ្កា​ឈូក​ដែល​គេ​កាន់​ដើរ​លេង​ឬ​កាន់​រាំ ។ លីលា​គ្រឹះ ឬ--មន្ទីរ ផ្ទះ​សម្រាប់​លេង​សប្បាយ; រោង​រាំ, រោង​ល្ខោន ។ លីលា​រតិ (--រៈតិ) តម្រេក​ក្នុង​ល្បែង, សេចក្ដី​ត្រេក​ត្រអាល​ក្នុង​ការ​លេង ។ លីលា​វតី (--វៈតី ឬ វៈដី) លីលា​នារី ស្ត្រី​មាន​រូប​ល្អ, នាង​ល្អ ។ លីលា​វាបី (--ប៉ី) ស្រះ​ឬ​បឹង​សម្រាប់​លេង​សប្បាយ ។ លីលា​គារ (&lt; លីលា + អគារ “ផ្ទះ, រោង”) ដូច​គ្នា​នឹង លីលា​គ្រឹះ ដែរ ។ លីលា​ភរណ៍ (&lt; លីលា + អាភរណ) គ្រឿង​តែង​ខ្លួន​ឬ​ស្អិតស្អាង​ខ្លួន​លេង​សប្បាយ (ចំពោះ​តែ​របស់​ថោក​ៗ​សម្រាប់​ប្រើ​តែ​ម្តង​ៗ​ហើយ​ចោល, ដូច​យ៉ាង​ផ្កា​កម្រង​ជាដើម) ។ លីលោទ្យាន (&lt; លីលា + ឧទ្យាន) ឧទ្យាន​សម្រាប់​លេង​សប្បាយ, សម្រាប់​ដើរ​លេង​កំសាន្ត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៦៩</text:p>
          </table:table-cell>
          <table:table-cell table:style-name="តារាង1.A2" office:value-type="string">
            <text:p text:style-name="P15">លីលាប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<text:span text:style-name="T2">លីល័ប</text:span><text:span text:style-name="T3"> អ. ថ. លីល៉ាប់</text:span>) បាត់, សូន្យ, អស់; វិលវល់; ឡែឡប់ : សត្វ​ទាំងឡាយ​តែង​លីលាប់​នៅ​ក្នុង​វដ្ដ​សង្សារ ។ (ព. កា.) : សត្វ​ផង​កើត​ស្លាប់ សុទ្ធ​សឹង​លីលាប់ ក្នុង​ភព​តូច​ធំ កើត​ស្លាប់ ស្លាប់​កើត​ កំណើត​រង្គំ រង្គាល​ឆេះ​ងំ ដោយ​ភ្លើង​រាគ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៧០</text:p>
          </table:table-cell>
          <table:table-cell table:style-name="តារាង1.A2" office:value-type="string">
            <text:p text:style-name="P15">លីលា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ដូច​គ្នា​នឹង លីលា ដែរ (ព. កា.) : ល្ខោន​ចេញ​រាំ ទន្ទេងទន្ទាំ លីលាស​កែក្រាយ អម្ពរ​ស្អាតស្អំ ជជួរជជាយ អស់​ជន​សម្ទាយ ពុំ​ងាយ​ធ្វើ​តា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៧១</text:p>
          </table:table-cell>
          <table:table-cell table:style-name="តារាង1.A2" office:value-type="string">
            <text:p text:style-name="P15">លីវ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12">ដែល​មិន​ទាន់​ដែល​មាន​ប្រពន្ធ​ឬ​មាន​ប្តី​សោះ​នៅ​ឡើយ : មនុស្ស​លីវ; នៅ​លីវ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2"/>
          </table:table-cell>
        </table:table-row>
        <table:table-row>
          <table:table-cell table:style-name="តារាង1.A2" office:value-type="string">
            <text:p text:style-name="P14">១១៣៧២</text:p>
          </table:table-cell>
          <table:table-cell table:style-name="តារាង1.A2" office:value-type="string">
            <text:p text:style-name="P15">លីឡ្ហ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ីល-ហា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លំអ, លំអ​ដ៏​រុងរឿង; ដំណើរ​យាងយាស​ដ៏​សមរម្យ, ឥត​ឆ្គង ។ ពុទ្ធ​លីឡ្ហា ដំណើរ​យាងយាស​នៃ​ព្រះ​ពុទ្ធ ។ រាជ​លីឡ្ហា ដំណើរ​យាងយាស​នៃ​ព្រះ​រាជា (ព. ទេ. ឬ ព. កា.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៧៣</text:p>
          </table:table-cell>
          <table:table-cell table:style-name="តារាង1.A2" office:value-type="string">
            <text:p text:style-name="P15">លឹន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ដេរ​ជាយ​សំពត់​កុំ​ឲ្យ​រសាត់ : លឹន​សំពត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11">អង្គជាត​សត្វ​ចតុប្បាទ​ឈ្មោល : លឹន​គោ, លឹន​សេះ, លឹន​ដំរី ។ សេះ​គម្លង់​លឹន សេះ​ដែល​មាន​តួ​លឹន​ពពាល​ដូច​សម្បុរ​ឃ្លង់​ល្ពៅ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៧៤</text:p>
          </table:table-cell>
          <table:table-cell table:style-name="តារាង1.A2" office:value-type="string">
            <text:p text:style-name="P15">លឹប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ថយ​ចូល​ផុត​ទៅ​ខាង​ក្នុង​ឬ​មក​ខាង​ក្រោម : ពស់​លឹប​ក្បាល​ចូល​ក្នុង​រូង​ឈើ ។ លឹប​ល​ៗ (លឹប​ល​លឹប​ល) រលឹប​រល : ចូល​ក៏​មិន​ចូល​ចេញ​ក៏​មិន​ចេញ​ចេះ​តែ​ឈរ​លឹប​ល​ៗ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ឹប​ល​ៗ </text:p>
          </table:table-cell>
        </table:table-row>
        <table:table-row>
          <table:table-cell table:style-name="តារាង1.A2" office:value-type="string">
            <text:p text:style-name="P14">១១៣៧៥</text:p>
          </table:table-cell>
          <table:table-cell table:style-name="តារាង1.A2" office:value-type="string">
            <text:p text:style-name="P15">លឹម​ៗ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11">ដែល​ឃើញ​មិន​ច្បាស់, ព្រឹម​ៗ ព្រោះ​ឆ្ងាយ ឬ​ព្រោះ​មិន​សូវ​ភ្លឺ : មើល​ឃើញ​លឹម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4">១១៣៧៦</text:p>
          </table:table-cell>
          <table:table-cell table:style-name="តារាង1.A2" office:value-type="string">
            <text:p text:style-name="P15">លឺ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ចិ.</text:p>
          </table:table-cell>
          <table:table-cell table:style-name="តារាង1.D2" office:value-type="string">
            <text:p text:style-name="P8">បុ. ស.</text:p>
          </table:table-cell>
          <table:table-cell table:style-name="តារាង1.D2" office:value-type="string">
            <text:p text:style-name="P7">អ្នក; ពាក្យ​សម្រាប់​និយាយ​ក្នុង​ទី​ចំពោះ​មុខ​ទៅ​រក​ចិន​សុទ្ធ (ចិន​ឆៅ) : លឺ​មក​មាន​ការ​អ្វី ? = អ្នក​មក​មាន​ការ​អ្វី ? (គួរ​ប្រើ លឺ នេះ​វិញ កុំ​ប្រើ ចិក ឬ ហ៊ា ទួទៅ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៧៧</text:p>
          </table:table-cell>
          <table:table-cell table:style-name="តារាង1.A2" office:value-type="string">
            <text:p text:style-name="P15">លឺ​ជ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ក្នុង​ពាក្យ ឮ​ជ័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៧៨</text:p>
          </table:table-cell>
          <table:table-cell table:style-name="តារាង1.A2" office:value-type="string">
            <text:p text:style-name="P15">លឺ​ជ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ក្នុង​ពាក្យ ឮ​ជ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៧៩</text:p>
          </table:table-cell>
          <table:table-cell table:style-name="តារាង1.A2" office:value-type="string">
            <text:p text:style-name="P15">លឺលា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ក្នុង​ពាក្យ ឮ​លាន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៨០</text:p>
          </table:table-cell>
          <table:table-cell table:style-name="តារាង1.A2" office:value-type="string">
            <text:p text:style-name="P15">លឺ​សា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ក្នុង​ពាក្យ ឮ​ស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៨១</text:p>
          </table:table-cell>
          <table:table-cell table:style-name="តារាង1.A2" office:value-type="string">
            <text:p text:style-name="P15">លុ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ចូល​សំរុក​មិន​ឲ្យ​ដឹង​ខ្លួន; ចូល​រុក​ទម្លាយ; ចូល​រុករាន : លុក​ទ័ព; លុក​ព្រៃ; ចូល​លុក​ក្នុង​ផ្ទះ ។ ធ្វើ​ទឹក​ឲ្យ​កម្រើក​រំជួល, ឲ្យ​ល្អក់ : ក្មេង​លុក​ទឹក​ល្អក់​អស់ ! ។ លុក​លុយ ឬ លុយ​លុក រុករាន​ទន្រ្ទាន​ចូល, រុករាន​ចូល​សុស​សព្វ, ដើរ​ចូល​សព្វ​អន្លើ : លុក​លុយ​ឥត​ញញើត; គោ​លុក​លុយ​ដំណាំ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  <text:p text:style-name="P7">លុក​លុយ លុយ​លុក </text:p>
          </table:table-cell>
        </table:table-row>
        <table:table-row>
          <table:table-cell table:style-name="តារាង1.A2" office:value-type="string">
            <text:p text:style-name="P14">១១៣៨២</text:p>
          </table:table-cell>
          <table:table-cell table:style-name="តារាង1.A2" office:value-type="string">
            <text:p text:style-name="P15">លុ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ជីក​ឬ​ដាប់​ឲ្យ​កើត​ជា​រំលុង, ជា​ប្រហោង​ធំ, ជា​រណ្តៅ​ក្អេង, ជា​រូង : លុង​ដី, លុង​ឈើ; ជីក​លុង, ដាប់​លុ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៨៣</text:p>
          </table:table-cell>
          <table:table-cell table:style-name="តារាង1.A2" office:value-type="string">
            <text:p text:style-name="P15">លុត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ញ្ជច់​ជង្គង់​ចុះ​ដល់​ផ្ទៃ​ទី : លុត​ជង្គង់ ។ លុត​ក្រាប លុត​ជង្គង់​ក្រាប​ក្បាល​ចុះ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11">(ហ្លុត) ថ្លោះ, របូត, របូត​ផុត : នាឡិកា​លុត នាឡិកា​ដែល​មាន​ឡាន​របូត គឺ​ឡាន​ដែល​មួល​តឹង​ហើយ​របូត​ខ្លះ​ឲ្យ​ដឹង​ថា​ត្រូវ​ឈប់​លែង​មួល​ទៅ​ទៀត ។ ន. ខ្សែ​ពួរ​សម្រាប់​ទាញ​លើក ឬ​ទាញ​ដាក់​ដង​ក្តោង​ទូក​ធំ ឬ​សំពៅ ឬ​ខ្សែ​រូត​ក្តោង​តូច: ខ្សែ​លុ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4">១១៣៨៤</text:p>
          </table:table-cell>
          <table:table-cell table:style-name="តារាង1.A2" office:value-type="string">
            <text:p text:style-name="P15">លុត្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លុប្ត) លុប​ចោល​ហើយ គឺ​ធ្វើ​ឲ្យ​បាត់​ស្នាម,ឲ្យ​បាត់​គំនូស, ឲ្យ​បាត់​រូប, ឲ្យ​បាត់​ឈ្មោះ, ឲ្យ​វិនាស, ឲ្យ​សូន្យ​ហើយ ។ គុ. ដែល​លុប​ចោល​ហើយ ។ លុត្ត​បទ (លុត-តៈបត់) បទ​ដែល​លុប​ចេញ​មិន​ឲ្យ​មាន, ដូច​ជា : សត្វ-នៅ​ក្នុង-ទឹក, លុប នៅ​ក្នុង ចេញ ទុក​ត្រឹម​តែ សត្វ​ទឹក, បទ​ដែល​លុប​ចេញ​ហៅ​ថា លុត្ត​បទ (ព. វ.; ម. ព. មជ្ឈេ​លុប ផង) ។ លុត្ត​សមាស (លុត-តៈសៈម៉ាស) <text:s/>សមាស​ដែល​លុប​វិភត្តិ​ចេញ​ទុក​ឲ្យ​នៅ​តែ​រូប​សព្ទ​ភ្ជាប់​គ្នា, ដូច​ជា : សង្ឃស្ស-ទាន លុប ស្ស ចេញ ទុក​ត្រឹម​តែ សង្ឃ​ទាន <text:span text:style-name="T1">“ទាន​ដើម្បី​សង្ឃ​ឬ​អំណោយ​ដែល​គេ​ឲ្យ​ដល់​សង្ឃ” (ព.វ.) ។ល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៨៥</text:p>
          </table:table-cell>
          <table:table-cell table:style-name="តារាង1.A2" office:value-type="string">
            <text:p text:style-name="P15">លុទ្ទ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ុទ្ទ ឬ លុទ្ទក; លុព្ធ ឬ លុព្ធក) អ្នក​ធ្វើ​អំពើ​ដ៏​សៅហ្មង; ព្រាន, នេសាទ ។ លុទ្ទ​កម្ម អំពើ, ការ, របរ របស់​ព្រាន; ការ​បរ​បាញ់ ។ លុទ្ទ​កុល ត្រកូល​ព្រាន, <text:s/>ពូជ​នេសាទ ។ល។</text:p>
          </table:table-cell>
          <table:table-cell table:style-name="តារាង1.D2" office:value-type="string">
            <text:p text:style-name="P8">លុទ្ទកៈ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៨៦</text:p>
          </table:table-cell>
          <table:table-cell table:style-name="តារាង1.A2" office:value-type="string">
            <text:p text:style-name="P15">លុទ្ធ​បុគ្គ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ុត-ធៈបុក-គល់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ុព្ធ + បុទ្គល) បុគ្គល​លោភ, មនុស្ស​លោភ, អ្នក​ល្មោភ, អ្នក​ដែល​ចង់​បាន​តែ​ប្រយោជន៍​ផ្ទាល់​ខ្លួន ។ (ព. កា.) : លុទ្ធ​បុគ្គល រមែង​តែ​យល់ ប្រយោជន៍​ផ្ទាល់​ខ្លួន បើ​ឃើញ​គេ​បាន ទ្រព្យ​ធន​ផ្ទួន​ៗ ច្រើន​តែ​រុក​កួន រអ៊ូ​រទាំ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៨៧</text:p>
          </table:table-cell>
          <table:table-cell table:style-name="តារាង1.A2" office:value-type="string">
            <text:p text:style-name="P15">លុ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ោល​លឿន​តែ​ថយ​ជាង​ផាយ រាយ​បំភ្លៃ​ជើង​ទាំង ៤ ឲ្យ​ញាប់​រន្ថាន់​ស្មើ (ចំពោះ​តែ​សេះ) : សេះ​លុន, លុន​រាប ។ ព. ផ្ទ. ដើរ, រត់​យួន, ផា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៨៨</text:p>
          </table:table-cell>
          <table:table-cell table:style-name="តារាង1.A2" office:value-type="string">
            <text:p text:style-name="P15">លុប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ប់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បាត់​ស្នាម, ឲ្យ​បាត់​គំនូស, ឲ្យ​បាត់​លំអាន, ឲ្យ​បាត់​រូប, ឲ្យ​បាត់​ឈ្មោះ; ធ្វើ​ឲ្យ​វិនាស, ឲ្យ​សូន្យ; បំបាត់​មិន​ឲ្យ​មាន : លុប​អក្សរ, លុប​ដាន, លុប​ឈ្មោះ ។ បំពេញ​ក្រហូង, ជម្រៅ, រណ្តៅ ឲ្យ​បាត់ : លុប​អណ្តូង, លុប​រណ្តៅ ។ លាង, ជម្រះ​ស្រលាប ដោយ​ទឹក : លុប​មុខ, លុប​ខ្លួន ។ គ្រប​លើ, លើស​ជាង : សម្ដី​លុប​លើ, សំឡេង​ឮ​លុប​គេ​ទាំងអស់ ។ លុប​គុណ បំបាត់​គុណ គឺ​បំបាត់​មិន​ឲ្យ​លេច​ឮ​ថា​គេ​មាន​គុណ​ចំពោះ​ខ្លួន ។ គុ. ដែល​បំបាត់​គុណ​គេ : មនុស្ស​លុប​គុណ​គេ, សម្ដី​លុប​គុណ ។ លុប​ថ្លុក (ព. ប្រ.) បំបាត់​ដំណើរ​ដើម ឬ​សម្ដី​ដើម​មិន​ឲ្យ​លេច​ឮត​ទៅ​ទៀត : និយាយ​លុប​ថ្លុក; សម្ដី​លុប​ថ្លុក ។ លុប​មាត្រ លើស​មាត្រ, ហួស​កម្លាំង : លី​ធ្ងន់​លុប​មាត្រ; ខ្លាំង​លុប​មាត្រ ។ លុប​លាង ឬ កាយ​កប់​លុប​លាង (ព. ប្រ.) បំបាត់​ឲ្យ​សូន្យ​ឈឹង​ឬ​បំបិទ​បំបាំង​មិន​ឲ្យ​លេច​ឮ ។ល។ (សរសេរ​ក្លាយ​ជា លប់ តាម​សូរ​សម្ដី​ក៏​មាន គួរ​ប្រើ លុប នេះ​វិញ​ត្រឹម​ត្រង់​តាម​ប្រភព​នៃ​ពាក្យ) ។ ម. ព. លោប ទៀត​ផ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ុប​លាង</text:p>
          </table:table-cell>
        </table:table-row>
        <table:table-row>
          <table:table-cell table:style-name="តារាង1.A2" office:value-type="string">
            <text:p text:style-name="P14">១១៣៨៩</text:p>
          </table:table-cell>
          <table:table-cell table:style-name="តារាង1.A2" office:value-type="string">
            <text:p text:style-name="P15">លុប​ន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ប៉ៈនៃ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--នយ) វិធី, បែប​នៃ​ការ​លុប​អក្សរ​ក្នុង​ពាក្យ​ក្នុង​សង្កាត់​នីមួយ​ចេញ​ខ្លះ​ទុក​ខ្លះ ទោះ​លុប​តួ​ខាង​ដើម​ក្តី តួ​កណ្ដាល​ក្តី តួ​ចុង​ក្តី លុប​ប៉ុន្មាន​តួ​ទុក​ត្រឹម​តែ​ប៉ុន្មាន​តួ​ក្តី តាម​គួ​ដល់​ការ​លុប​និង​ការ​ទុក, វិធី​លុប​យ៉ាង​នេះ ហៅ​ថា លុប​ន័យ ឬ លោប​ន័យ, ដូច​ជា ឧបាសក, ឧបាសិកា លុប​ទុក​តែ​ត្រឹម បាសក, សិកា; សុត: <text:span text:style-name="T1">“ស្តាប់”, ចិន្ត​ “គិត”, បុច្ឆ “សួរ”, លិខ </text:span><text:span text:style-name="T21">“សរសេរ, កត់ត្រា”; លុប​ទុក​តែ​ត្រឹម សុ. ចិ. បុ. លិ; បុរិស “ប្រុស”, ភិក្ខុ “លោក​ភិក្ខុ”, ធម្ម “ធម៌”, មហឹស “ក្របី”, បង្ក “ភក់”, ហំស “សត្វ​ហង្ស”, បោក្ខរណី “ស្រះ​ឬ​ត្រពាំង​មាន​ឈូក” (បញ្ចូល​ពាក្យ ថី “ស្ត្រី” មួយ​ម៉ាត់​ឲ្យ​បាន​គត់​គូ) ជា ថី-បុ, ខុ-ធំ, ហឹ-បំ, ហំ-បោ; ការ​លុប​តួ​អក្សរ​ខ្លះ​ទុក​ខ្លះ​យ៉ាង​នេះ​ជា លុប​ន័យ ឬ លោប​ន័យ (ម. ព. លុប, លោប និង រមតិ ទៀត​ផង) ។ </text:span></text:p>
          </table:table-cell>
          <table:table-cell table:style-name="តារាង1.D2" office:value-type="string">
            <text:p text:style-name="P8">លោប​ន័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៩០</text:p>
          </table:table-cell>
          <table:table-cell table:style-name="តារាង1.A2" office:value-type="string">
            <text:p text:style-name="P15">លុម្ប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ប៉ៈកៈ 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ចោរ​ប្លន់ (សរសេរ​ជា លុម្បកៈ ឬ វិ-- ក៏​បាន); បើ​ចោរ​ស្រី​ជា លុម្បិកា ឬ វិលុម្បិកា ។ លុម្បក​កម្ម ឬ វិ-- អំពើ​របស់​ចោរ​ប្លន់, អំពើ​ប្លន់, ការ​ប្លន់, (ប្រើ​ជា លុម្ប​កម្ម ឬ វិលុម្ប​កម្ម ក៏​បាន) ។ ព. កា. ថា : រី​ពួក​លុម្បក ប៉ិន​ខាង​ការ​ឆ្មក់ ចូល​ប្លន់​អ្នក​ស្រុក វា​ហ៊ាន​ចូល​ប្លន់​ ព្រោះ​មាន​រនុក ប្រាប់​ឲ្យ​ចូល​លុក កុំ​បី​ញញើត ។</text:p>
          </table:table-cell>
          <table:table-cell table:style-name="តារាង1.D2" office:value-type="string">
            <text:p text:style-name="P8">វិលុម្បក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៩១</text:p>
          </table:table-cell>
          <table:table-cell table:style-name="តារាង1.A2" office:value-type="string">
            <text:p text:style-name="P15">លុម្ប​កម្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10">(ម. ព. លុម្បក) ។</text:p>
          </table:table-cell>
          <table:table-cell table:style-name="តារាង1.D2" office:value-type="string">
            <text:p text:style-name="P8">លុម្បក​កម្ម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៩២</text:p>
          </table:table-cell>
          <table:table-cell table:style-name="តារាង1.A2" office:value-type="string">
            <text:p text:style-name="P15">លុម្បិកា 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ប៉ិកា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28">(មើល​ពាក្យ លុម្បក) ។ </text:p>
          </table:table-cell>
          <table:table-cell table:style-name="តារាង1.D2" office:value-type="string">
            <text:p text:style-name="P8">វិលុម្បិក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៩៣</text:p>
          </table:table-cell>
          <table:table-cell table:style-name="តារាង1.A2" office:value-type="string">
            <text:p text:style-name="P15">លុម្ពិន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<text:span text:style-name="T4">ឈ្មោះ​ទី​តំបន់​ដែល​ព្រះ​សក្យ​មុនី​សម្មាសម្ពុទ្ធ​ទ្រង់​ប្រសូត; សព្វ​ថ្ងៃ​នេះ​ហៅ​ក្លាយ​ជា រុម្មិណ្តេ ក៏​មាន, នៅ​ខាង​ទិស​ឦសាន​ក្រុង​</text:span>ពារាណសី, ខាង​ទិស​ពាយ័ព្យ​នគរ​កុសិនារា, ក្នុង​មធ្យម​ប្រទេស​ប៉ែក​ខាង​កើត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៩៤</text:p>
          </table:table-cell>
          <table:table-cell table:style-name="តារាង1.A2" office:value-type="string">
            <text:p text:style-name="P15">លុយ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ដើរ​ក្នុង​ទឹក​រាក់ : លុយ​ទឹក ។ ដើរ​កាត់​ឬ​ដើរ​ទន្រ្ទាន​ចូល : លុយ​ដំណាំ, ដើរ​លុយ​ស្បូវ ។ លុយ​លុក ឬ លុក​លុយ (ម. ព. លុក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ុយ​លុក <text:s/>លុក​លុយ</text:p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លោហៈ​សណ្ឋាន​មូល​តូច​សំប៉ែត មាន​រូប​ភាព​ឬ​ត្រា​និង​អក្សរ​ជា​សម្គាល់, សម្រាប់​ប្រើ​ចាយ​ជា​ជំនួស​ប្រាក់; ក្នុង​កម្ពុជ​រដ្ឋ​សម័យ​ពី​ដើម មាន​តម្លៃ ២ សេន​និង​១​សេន, សព្វ​ថ្ងៃ​នេះ មាន​តែ​តម្លៃ​១​សេន​និង​កន្លះ​សេន; ហៅ​ក្លាយ​មក​ពី​ពាក្យ​ថា ល្វី (Louis) ដែល​ជា​ព្រះ​នាម​នៃ​មហា​ក្សត្រិយ៍​ប្រទេស​បារាំង​សែស​ក្នុង​សម័យ​ពី​ដើម... ។ ពាក្យ​សាមញ្ញ​ហៅ​ប្រាក់​ដែល​សម្រាប់​ចាយ​វាយ​ក្នុង​កម្ពុជ​រដ្ឋ​សព្វ​ថ្ងៃ​ថា : គេ​មាន​លុយ​ច្រើន, អស់​លុយ​ចាយ​រលីង ។ ចាស់​ទុំ​លោក​ថា កុំ​ហៅ​ប្រាក់​ពាន់​ម៉ឺន​ថា លុយ ពី​ព្រោះ​មាន​តម្លៃ​តូច​ជាង​ប្រាក់ គឺ​កុំ​និយាយ​បន្ទាប​វត្ថុ​មាន​តម្លៃ​ឲ្យ​ថយ​ថោក (ចាស់​ៗ​ថា មាត់​ស៊ី​អំបិល​ព្រហក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៩៥</text:p>
          </table:table-cell>
          <table:table-cell table:style-name="តារាង1.A2" office:value-type="string">
            <text:p text:style-name="P17">លុះ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</text:p>
          </table:table-cell>
          <table:table-cell table:style-name="តារាង1.D2" office:value-type="string">
            <text:p text:style-name="P21"><text:span text:style-name="T16">ចុះ, ចុះ​ចូល, នៅ​ក្នុង​អំណាច : លុះ​ក្នុង​អំណាច​គេ, លុះ​ក្នុង​</text:span><text:span text:style-name="T4">កណ្តាប់​ដៃ​សត្រូវ ។ សម្រេច, ត្រាស់​ដឹង : បាន​លុះ​មគ្គ​ផល ។ គុ. ដែល​ហ៊ាន, អង់អាច, ហ៊ាន​ប្រថុយ, រលុះរលាញ, មិន​រួញរា : ចិត្ត​លុះ; </text:span><text:span text:style-name="T20">មនុស្ស​នុ៎ះ​លុះ​ណាស់</text:span><text:span text:style-name="T4"> យើង​មិន​លុះ​ដូច​គេ​ទេ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 </text:p>
          </table:table-cell>
          <table:table-cell table:style-name="តារាង1.D2" office:value-type="string">
            <text:p text:style-name="P7">ដល់; កាល, កាល​ដែល; ពាក្យ​សម្រាប់​និយាយ​បន្ត​សង្កាត់​សេចក្ដី​ប្រាប់​ដំណើរ ដែល​ដាច់​ស្រឡះ​ដោយ​ឡែក : លុះ​អាយុ ២០ ឆ្នាំ ... ; លុះ​ខ្លួន​ធំ​ហើយ ... ; លុះ​បរិភោគ​អាហារ​រួច​ហើយ ... ។ លុះ​ដល់​ ដរាប​ដល់, ត្រាតែ​ដល់; កាល​ដែល​ដល់; លុះ​ដល់​វេលា​អធ្រាត្រ ... ។ លុះ​ណា​តែ កាល​ណា​បើ, ទាល់​តែ : លុះ​ណា​តែ​គេ​ឲ្យ​ទើប​ខ្ញុំ​ហ៊ាន​យក ។ លុះ​តែ ទាល់​តែ, ត្រាតែ : លុះ​តែ​ឲ្យ​ប្រាក់​ដល់​ដៃ ទើប​គេ​លក់​ឲ្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៩៦</text:p>
          </table:table-cell>
          <table:table-cell table:style-name="តារាង1.A2" office:value-type="string">
            <text:p text:style-name="P15">លូ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ន្លឺ​សម្រែក​សូរ​វែង​ៗ (ចំពោះ​តែ​សុនខ, ចចក, ស្វាន) : ឆ្កែ​លូ, ចចក​លូ, ស្វាន​លូ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ើ​ធំ​វែង​ដែល​លុង​ជា​បំពង់, ពាង​ឈើ; បំពង់​ធំ​ចាក់​បេតុងអារម៉េ​មាន​ប្រហោង​រហូត សម្រាប់​បង្កប់​ក្នុង​ដី​ជា​ផ្លូវ​ទឹក : លូ​ដាក់​ទឹក, បង្កប់​លូ​ក្នុង​ថ្នល់​ជា​ផ្លូវ​ទឹ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៩៧</text:p>
          </table:table-cell>
          <table:table-cell table:style-name="តារាង1.A2" office:value-type="string">
            <text:p text:style-name="P15">លូ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ាត​ឬ​ឈោង​ដៃ​ចេញ : លូក​ដៃ​ទទួល​អីវ៉ាន់ ។ លាត​ដៃ​ចុះ​ឬ​កាយ​យក : លូក​ដៃ​ក្នុង​ពាង​ទឹក; លូក​ផ្អក​ពី​ក្នុង​ឪទឹន ។ លាត​ដៃ​ចាប់​កាន់, ហ៊ាន​ទិញ : ទំនិញ​ឥឡូវ​ថ្លៃ​ណាស់ លូក​មិន​ចុះ​ទេ ។ បង្ខិត​ចូល​ឬ​ចេញ : បោះ​របង​លូក​ចូល​ក្នុង​ដី​គេ ។ កិ. វិ. ឬ គុ. ដែល​លយ​ចេញ​ឬ​ចូល : ដី​ដុះ​លូក​ចូល​ក្នុង​ទន្លេ ។ លូក​នាយ​លូក​អាយ លូក​ខាង​ណេះ​បន្តិច​ខាង​ណោះ​បន្តិច ។ លូក​ល លូក​ល​មើល, ហុច​ល្បង​មើល ។ លូក​លើ​សើ​ក្រោម លូក​ចាប់​ខាង​លើ​សើ​រើ​ខាង​ក្រោម​ជន្ល​ឲ្យ​កើត​ការ : និយាយ​លូក​លើ​សើ​ក្រោម ។ល។ ព. ទ. បុ. លូក​ព្រហក់​ឲ្យ​កប់​ដៃ បាន​ជា​ជ្រុល​ដៃ​ធ្វើ​ហើយ ត្រូវ​តែ​ធ្វើ​ឲ្យ​ពេញ​កម្លាំង​កុំ​ញញើត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ូក​ល</text:p>
          </table:table-cell>
        </table:table-row>
        <table:table-row>
          <table:table-cell table:style-name="តារាង1.A2" office:value-type="string">
            <text:p text:style-name="P14">១១៣៩៨</text:p>
          </table:table-cell>
          <table:table-cell table:style-name="តារាង1.A2" office:value-type="string">
            <text:p text:style-name="P15">លូកឃុ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ូកខុន អ. ថ. --ឃុន <text:span text:style-name="T1">“អ្នក​ជម្រះ​ក្តី”) ឈ្មោះ​មន្ទីរ​តុលាការ​ជា​សាលា​ដំបូង​ក្នុង​ក្រុង​ភ្នំពេញ : សាលា​លូកឃុន ។ បាន​កែ​ប្រែ​ឲ្យ​ហៅ​ថា សាលា​ដំបូង​ភ្នំពេញ វិញ (តាម​សមាជ​ជាតិ​លើក​ទី ១៣ គ. ស. ១៩៦២)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៣៩៩</text:p>
          </table:table-cell>
          <table:table-cell table:style-name="តារាង1.A2" office:value-type="string">
            <text:p text:style-name="P15">លូកលា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ូក​បិច​ឬ​លូក​ចឹប​បន្តិចបន្តួច; លូក​នាយ​លូក​អាយ, លូក​កឹះកៀវ : អាហារ​ទាំង​នេះ​នៅ​ថ្មោង​ឥត​មាន​អ្នក​ណា​ទាន់​លូកលាន់​ទេ; វា​ចេះ​តែ​លូកលាន់​គ្នា​ទៅ​វិញ​ទៅ​ម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០០</text:p>
          </table:table-cell>
          <table:table-cell table:style-name="តារាង1.A2" office:value-type="string">
            <text:p text:style-name="P15">លូខ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ូក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លូក្ស, រូក្ស) សៅហ្មង; ថោក​ថយ ឬ​ថយ​ថោក, ថោក​ទាប ឬ​ទាប​ថោក; ទន់​ទាប, ទន់​ថយ; ខ្ជីខ្ជា; ក្រីក្រ; ដែល​ត្រដាបត្រដួស ។ ប្រើ​ជា​បទ​សមាស​បាន​តាម​ការ​ប្រកប អ. ថ. លូខ : ដូច​ជា : លូខ​កម្ម អំពើ​សៅហ្មង; ការ​ងារ​ថោក​ទាប ។ លូខ​ជីវិត ការ​រស់​នៅ​ដោយ​សៅហ្មង, ការ​រស់​ត្រដាបត្រដួស ។ លូខ​ជីវិន ឬ--ជីវី ដែល​រស់​នៅ​ត្រដាបត្រដួស (បើ​ស្ត្រី​ជា លូខ​ជីវិនី) ។ លូខប្បណីត​ភាព (លូខ័ប-ប៉ៈណីតៈភាប) ភាព​ឬ​ភាវៈ​សៅហ្មង​ឬ​ថោក​ទាប​និង​ឧត្តម ។ លូខ​ប្រណីត ថោក​ថយ​ខ្លះ​ឧត្តម​ខ្លះ : អាហារ​លូខ​ប្រណីត ។ លូខ​ព័ណ៌ សម្បុរ​សៅហ្មង, អន់, ស្រអាប់ ។ លូខ​ភាព សេចក្ដី​សៅហ្មង, ដំណើរ​ថោក​ទាប ។ លូខ​ភោជន ភោជន​ថោក​ទាប ។ លូខ​វាចា ឬ --វាទ សម្ដី​ខ្ជីខ្ជា, ពាក្យ​ពុំ​គាប្បី ។ លូខ​វាទិន ឬ--វាទី អ្នក​ដែល​ពោល​ពាក្យ​ខ្ជីខ្ជា, ពុំ​គាប្បី (បើ​ស្ត្រី​ជា លូខ​វាទិនី) ។ ព. កា. ថា : លូខ​វាទី​ ច្រើន​ប្រើ​សម្ដី ខ្ជីខ្ជា​ឥត​បទ វា​ចង់​ថា​អ្វី ស្រេច​តែ​នឹង​មាត់ ពោល​ថា​ខុស​ភ្លាត់ ពុំ​បាន​ការ​ឡើយ ។ ខាង លូខ​វាទិនី ថា : លូខ​វាទិនី ជា​ស្រី​ញី​កុំ​ហៅ​ស្រី ព្រោះ​វា​ប្រើ​សម្ដី ជា​វចី​ពុំ​បាន​ការ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០១</text:p>
          </table:table-cell>
          <table:table-cell table:style-name="តារាង1.A2" office:value-type="string">
            <text:p text:style-name="P15">លូ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ន្លៀន​ចេញ ពី​ក្នុង​ស្រោម, ពី​ក្នុង​ក្លែប, ពី​ក្នុង​សំបក (ព. អា.; ព. គ. បន្លិច, បញ្ចេញ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០២</text:p>
          </table:table-cell>
          <table:table-cell table:style-name="តារាង1.A2" office:value-type="string">
            <text:p text:style-name="P15">លូ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21"><text:span text:style-name="T16">ដុះ​ច្រើន​កើន, ដុះ​ចម្រើន​ខ្ពស់​ឡើង : លំពង់​ឈើ​លូត ។ <text:s/>គុ. (ព. ប្រ.)</text:span><text:span text:style-name="T4"> ដែល​កើន​ហួស, លើស​ប្រមាណ : សម្ដី​លូត ។ លូត​លាស់ លូត​បែក​មែក​បែក​សន្លឹក : ឈើ​លូត​លាស់ ។ ព. ប្រ. ចម្រើន​ដោយ​ទ្រព្យ​ធន, បុណ្យ​ស័ក្តិ : មនុស្ស​កតញ្ញូ​រមែង​តែ​លូត​លាស់​មិន​ដែល​ថយ​ចុះ ។ ព. ទ. បុ. ឈើ​តូច​លូត​តាម​ឈើ​ធំ កាល​បើ​អ្នក​ធំ​សង្រ្គោះ​ទំនុក​បម្រុង អ្នក​តូច​រមែង​តែ​លូត​លាស់​ខ្ពស់​តាម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ូត​លាស់</text:p>
          </table:table-cell>
        </table:table-row>
        <table:table-row>
          <table:table-cell table:style-name="តារាង1.A2" office:value-type="string">
            <text:p text:style-name="P14">១១៤០៣</text:p>
          </table:table-cell>
          <table:table-cell table:style-name="តារាង1.A2" office:value-type="string">
            <text:p text:style-name="P15">លូ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ន្លឿន​សព៌ាង្គ​កាយ​ដែល​មាន​ពោះ​ដិត​លើ​ផ្ទៃ​ខាង​ក្រោម​ឲ្យ​ជ្រុល​ទៅ​មុខ​ដោយ​ប្រឹង​រង្កៀក : ពស់​លូន ។ រំកិល​ខ្លួន​ដែល​មាន​ទ្រូង​ដិត​លើ​ផ្ទៃ​ខាង​ក្រោម ឲ្យ​លឿន​ជ្រុល​ទៅ​មុខ​ដោយ​ជើង​ទធាក់​ដៃ​ប្រវា : មនុស្ស​លូន ។ សត្វ​លូន សត្វ​ដែល​ទៅ​មក​បាន​តែ​ដោយ​លូន (ឧរគ​សត្វ) ។ រត់​លូន (ម. ព. រត់) ។ (ព. ប្រ.) : សូម​លូន​ចូល​មក​សូម​ជ្រក​ក្រោម​ម្លប់... សូម​ចូល​មក​ដោយ​សភាព​រាបទាប​ហាក់​ដូច​ជា​លូន...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០៤</text:p>
          </table:table-cell>
          <table:table-cell table:style-name="តារាង1.A2" office:value-type="string">
            <text:p text:style-name="P15">លួ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ោល​ពាក្យ​ទន់​ផ្អែម​ល្ហែម​សម្រួល​ចិត្ត​អ្នក​ដទៃ​ឲ្យ​ធូរ​ឲ្យ​ស្រួល : ម្តាយ​លួង​កូន ។ លួង​លោម លោម​ដោយ​លួង​ចិត្ត, ល្បួង​លួង​ឲ្យ​ស្រួល​ចិត្ត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ួង​លោម</text:p>
            <text:p text:style-name="P7"/>
          </table:table-cell>
        </table:table-row>
        <table:table-row>
          <table:table-cell table:style-name="តារាង1.A2" office:value-type="string">
            <text:p text:style-name="P14">១១៤០៥</text:p>
          </table:table-cell>
          <table:table-cell table:style-name="តារាង1.A2" office:value-type="string">
            <text:p text:style-name="P15">លួ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ប​យក​អ្វី​មួយ​របស់​អ្នក​ដទៃ​ដែល​គេ​មិន​ឲ្យ​ដោយ​ថេយ្យ​ចិត្ត : លួច​ទ្រព្យ​គេ ។ លួច​គំនិត លប​ធ្វើ​តាម​គំនិត​គេ ឬ​លប​បំបាត់​គំនិត​ដែល​គេ​បង្គាប់ ធ្វើ​តាម​គំនិត​ខ្លួន​វិញ ។ លួច​ចិត្ត ក្បត់​ចិត្ត ។ លួច​ចំណេះ លប​យក​ចំណេះ​ដោយ​មិន​បាច់​រៀន​ផ្ទាល់​ពី​គេ ។ លួច​ឈ្មោះ​លប សរសេរ​ចុះ​ឈ្មោះ​គេ ឬ​លប​យក​ឈ្មោះ​គេ​ទៅ​ថ្លែង ។ លួច​ប្តី​គេ ឬ លួច​ប្រពន្ធ​គេ លប​ធ្វើ​អំពើ​ស្មន់​អន្ធករ​ជា​មួយ​នឹង​ប្តី​ឬ​ប្រពន្ធ​គេ ។ លួច​ភេទ ក្លែង​ភេទ​ធ្វើ​ជា​អ្នក​បួស​ខ្លួន​ឯង (ព. វិ. ពុ.) ។ លួច​លាក់ លប​លាក់ ។ លួច​ល្បក់ លប​ធ្វើ​ក្នុង​ពេល ឬ​ក្នុង​ស្របក់​ដែល​គេ​ប្រហែស​ធ្វេស ។ លួច​ល្បិច លប​យក​ល្បិច​គេ ។ លួច​សព <text:s/>លប​យក​សព​ក្នុង​វេលា​យប់​ស្ងាត់​ពី​ក្នុង​ទី​សាមញ្ញ​មក​តម្កល់​ក្នុង​ទី​ដ៏​រុងរឿង ដើម្បី​នឹង​ដង្ហែ​ឲ្យ​គគ្រឹកគគ្រេង ។ លួច​សំវាស (--ស័ង-វ៉ាស) ក្លែង​ធ្វើ​ជា​ភិក្ខុ រួម​សំវាស​ជា​មួយ​នឹង​ភិក្ខុ​សង្ឃ (ព. វិ. ពុ.)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ួច​លាក់ </text:p>
          </table:table-cell>
        </table:table-row>
        <table:table-row>
          <table:table-cell table:style-name="តារាង1.A2" office:value-type="string">
            <text:p text:style-name="P14">១១៤០៦</text:p>
          </table:table-cell>
          <table:table-cell table:style-name="តារាង1.A2" office:value-type="string">
            <text:p text:style-name="P15">លួ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7">មាតា​ឬ​បិតា​របស់​ទួត : ជីដូន​លួត, ជីតា​លួត ។ កូន​របស់​ចៅ​ទួត : ចៅ​លួត (ម. ព. ជីលួត និង ជីលួត​មួយ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០៧</text:p>
          </table:table-cell>
          <table:table-cell table:style-name="តារាង1.A2" office:value-type="string">
            <text:p text:style-name="P15">លួស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កាត់, ច្រាស់ ទ្រួស​ៗ ឲ្យ​ដាច់​មែក​តូច​ៗ​ឬ​សំបក​រាក់​ៗ​ជាដើម : លួស​មែក​ឈើ, លួស​រនាប, លួស​អំពៅ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ខ្សែ​ធ្វើ​ដោយ​លោហ​ធាតុ​ផ្សេង​ៗ ឬ​ធ្វើ​ដោយ​ប្រាក់, មាស : លួស​ស្ពាន់, លួស​ទង់ដែង, លួស​សំណ, លួស​ប្រាក់, លួស​មាស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០៨</text:p>
          </table:table-cell>
          <table:table-cell table:style-name="តារាង1.A2" office:value-type="string">
            <text:p text:style-name="P15">លើ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ខាង​ខ្ពស់, ដែល​ជា​ប៉ែក​ខាង​ខ្ពស់ : លើ​ដំបូល, លើ​រាន, លើ​គោក ។ ចំពោះ​ត្រង់ : ចាប់​មន្ទិល​លើ​មនុស្ស​ម្នាក់ ។ ប្រើ​អំណាច​ឆ្ពោះ​ទៅ​រក : ត្រួតត្រា​លើ, និយាយ​លើ ។ល។ អា. និ. ពាក្យ​សម្រាប់​ទទួល​រង​ដំណើរ​អំពី​អកម្ម​កិរិយា​មាន​ពាក្យ ដេក, អង្គុយ ជាដើម : ដេក​លើ​គ្រែ អង្គុយ​លើ​កៅអី (ព. វ.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០៩</text:p>
          </table:table-cell>
          <table:table-cell table:style-name="តារាង1.A2" office:value-type="string">
            <text:p text:style-name="P15">លើក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យក​ពី​ក្រោម​ឡើង​ទៅ​លើ, យក​ពី​ទំនាប​ទៅ​ទី​ខ្ពស់; យក​ពី​ទី​មួយ​ទៅ​ទី​ដទៃ; ជ្រោង​ឡើង, ទ្រ​ឡើង, ស្ទួយ​ឡើង; គ្រាហ៍​ឡើង; ធ្វើ​ឲ្យ​ខ្ពស់, ដាក់​បំពេញ​ឬ​ពូន​ឲ្យ​ខ្ពស់ : លើក​អីវ៉ាន់​ពី​ដី​ដាក់​លើ​ផ្ទះ; លើក​ដៃ; លើក​បាយ; លើក​មនុស្ស​ឈឺ, លើក​ដី, លើក​ថ្នល់, លើក​ភ្លឺ​ស្រែ ។ លើក​កំណាព្យ តែង​កាព្យ ។ លើក​កម្ពស់ អួត​យក​កម្ពស់ : និយាយ​លើក​កម្ពស់; មនុស្ស​លើក​កម្ពស់ ។ លើក​ខ្មោច គាស់​ខ្មោច: បុណ្យ​លើក​ខ្មោច (ព. សា.); លើក​ខ្មោច​ស្រោច​ឆ្អឹង គាស់​ខ្មោច​ហើយ​ស្រោច​ទឹក​លាង​ឆ្អឹង (ព. សា.) ។ លើក​ខ្លួន អួត​ខ្លួន, តម្កើង​ខ្លួន : និយាយ​លើក​ខ្លួន; មនុស្ស-- ។ លើក​គ្នា នាំ​គ្នា​ច្រើន​នាក់ ។ លើក​ចោល បោះ​ចោល; ចោល​មិន​យក​ជា​ការ, ចោល​លែង​ត្រូវ​ការ ។ លើក​ជើង សរសើរ ឬ បញ្ជោរ​នាំ​ឲ្យ​ឡើង​ទឹក​ចិត្ត​ឬ​ឲ្យ​បាន​ចិត្ត, ឲ្យ​លង់​ឬ​ឲ្យ​ស៊ុន​គំនិត : និយាយ​លើក​ជើង ។ លើក​ដាក់ លើក​ឲ្យ​អង្គុយ​ហើយ​ដាក់​ផ្តេក​ទៅ​វិញ : ឈឺ​លើក​ដាក់ (ឈឺ​ធ្ងន់​ក្រោក​មិន​រួច) ។ លើក​តម្កើង ធ្វើ​ឲ្យ​ថ្កើង : និយាយ​លើក​កម្កើង ។ លើក​ទ័ព នាំ​កង​ទ័ព​ចេញ​ទៅ​ឬ​ត្រឡប់​មក ។ លើក​ទុក បញ្ឈប់​ទុក, ស្លេះ​ទុក; លើក​លែង ។ លើក​ទោស ពោល​ទោស ។ លើក​ទោស​ចោល លែង​ប្រកាន់​ទោស, បដិសេធ​ទោស ។ លើក​បំណន់ តាំង​រៀប​ពិធី​ឬ​តាំង​របៀប​បន់ស្រន់ ។ លើក​មនុស្ស តម្កើង​មនុស្ស : ស្រុក​លើក​មនុស្ស ។ លើក​មុខ នាំ​ឲ្យ​ពេញ​មុខ, ឲ្យ​មាន​សេចក្ដី​សរសើរ : កូន​លើក​មុខ​ឪពុក​ម្តាយ, សិស្ស​លើក​មុខ​គ្រូ ។ លើក​យក នាំ​យក : លើក​យក​រឿង​មក​តំណាល ។ លើក​រាសី (ម. ព. រាសី) ។ លើក​រឿង តែង​រឿង​ប្រតិដ្ឋ​ចេញ​ពី​គំនិត​ខ្លួន ។ លើក​ល៉ៈ (&lt; លើក ។ល។) រំលង​ចោល​ខ្លះ​មិន​ឲ្យ​សព្វ​គ្រប់ : និយាយ​លើក​ល៉ៈ ។ លើក​លែង ឈប់​លែង; បដិសេធ​ចោល; វៀរ​លែង ។ លើក​លែង​តែ វៀរ​លែង​តែ: លើក​លែង​តែ​មនុស្ស​ពិការ ។ លើក​សត្វ លើក​គ្នា​ច្រើន​នាក់​ចូល​លុក​ព្រៃ​បង្អើល​សត្វ ដើម្បី​បាញ់​ឬ​ឲ្យ​ជាប់​ដោយ​នេសាទុប​ករណ៍ ។ លើក​សព (--សប់) គាស់​សព (ព. ខ្ព.; ព. សា. លើក​ខ្មោច) ។ លើក​សព​សំស្ការ (លើក​សព​សង្ការ) លើក​សព​សង្ខារ គឺ​គាស់​សព​ហើយ​ធ្វើ​ឈាបន​កិច្ច (ព. ខ្ព.; ព. សា. លើក​ខ្មោច​ស្រោច​ឆ្អឹង) ។ លើក​ស្លា លើក​ជំនូន​ធំ​ជូន​មាតា​បិតា​ខាង​ស្រី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ើក​លែង</text:p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ជា ឧ.</text:p>
          </table:table-cell>
          <table:table-cell table:style-name="តារាង1.D2" office:value-type="string">
            <text:p text:style-name="P7">ចូរ​លើក !; ពាក្យ​បង្គាប់​ឲ្យ​លើក​អ្វី​ៗ​ព្រម​គ្នា ឬ​បង្គាប់​សត្វ​ពាហនៈ មាន​គោ​ក្របី​ជាដើម​ឲ្យ​លើក​ជើង ។ </text:p>
          </table:table-cell>
          <table:table-cell table:style-name="តារាង1.D2" office:value-type="string">
            <text:p text:style-name="P8">លើក !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១០</text:p>
          </table:table-cell>
          <table:table-cell table:style-name="តារាង1.A2" office:value-type="string">
            <text:p text:style-name="P15">លើ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រលើង, គាស់​រំលើង : លើង​គល់​ឈើ, ជីក​លើ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១១</text:p>
          </table:table-cell>
          <table:table-cell table:style-name="តារាង1.A2" office:value-type="string">
            <text:p text:style-name="P15">លើ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ហួស, កន្លង : ចេះ​ឥត​មាន​អ្នក​ណា​លើស ។ និ. ដែល​ហួស​ប្រមាណ, ហួស​ពី​ចំនួន, កន្លង, ក្រៃ​លែង : ច្រើន​លើស, ល្អ​លើស​គេ, មាន​ទ្រព្យ​លើស​គេ ។ លើស​ខ្វះ លើស​ឬ​ខ្វះ, លើស​ខ្លះ​ខ្វះ​ខ្លះ ។ លើស​ប្រមាណ ហួស​ប្រមាណ ។ លើស​មាត្រ ហួស​មាត្រ, លុប​មាត្រ : ខ្លាំង​លើស​មាត្រ ។ លើស​មាត្រា ហួស​ខ្នាត, លើស​ប្រមាណ; ហួស​កម្រិត​ច្បាប់ ។ លើស​លន់ លើស​ក្រៃ, លើស​ក្រៃ​ពេក ។ លើស​លស់ លើស​ខ្វះ, មិន​សព្វ​គ្រប់; ឆ្គាំឆ្គង, ឃ្លាតឃ្លៀង​ល្អៀង​ពី​ច្បាប់, ពី​បែប​បទ ។ លើស​លុប (--លប់) លើស​ហួស​កំណត់, ហួស​ប្រមាណ ។ លើស​លែង ក្រៃលែង; ពន់ពេក ។ លើស​វិស័យ ហួស​វិស័យ ។ លើស​សម័យ កន្លង​សម័យ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ើស​លន់ លើស​លស់</text:p>
            <text:p text:style-name="P7">លើស​លប់ <text:s/>លើស​លែង</text:p>
          </table:table-cell>
        </table:table-row>
        <table:table-row>
          <table:table-cell table:style-name="តារាង1.A2" office:value-type="string">
            <text:p text:style-name="P14">១១៤១២</text:p>
          </table:table-cell>
          <table:table-cell table:style-name="តារាង1.A2" office:value-type="string">
            <text:p text:style-name="P15">លឿង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ពណ៌​ដូច​សាច់​រមៀត​ឬ​ដូច​សម្បុរ​រង្គ, ដូច​សម្បុរ​មាស​សុទ្ធ : ព័ណ៌​លឿង, សាច់​លឿង ។ លឿង​ខ្ចី លឿង​ស្រគាំ ព័ណ៌​សាច់​មើម​ពន្លៃ ។ លឿង​ចាស់ លឿង​ស្រអាប់ ។ លឿង​ទុំ លឿង​លាយ​ក្រហម, លឿង​ខ្លាំង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រោគ​មួយ​ប្រភេទ បណ្ដាល​ឲ្យ​ឡើង​សាច់​សព៌ាង្គ​កាយ​លឿង : រោគ​លឿង, រោគ​ស្គម​លឿង (បណ្ឌុ​រោគ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១៣</text:p>
          </table:table-cell>
          <table:table-cell table:style-name="តារាង1.A2" office:value-type="string">
            <text:p text:style-name="P15">លឿងឮ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21"><text:span text:style-name="T4">(ពាក្យ​សៀម​លាយ​ខ្មែរ, លឿង សៀម </text:span><text:span text:style-name="T6">“កង​រំពង; ល្បី, ល្បីល្បាញ; សាយសុស</text:span><text:span text:style-name="T11">”, ឮ ខ្មែរ, </text:span><text:span text:style-name="T16">សៀម​សរសេរ </text:span><text:span text:style-name="T18">ល្ចើ់ងល្ចឺ</text:span><text:span text:style-name="T16"> អ. ថ. លឿងលឺ</text:span><text:span text:style-name="T6">) ដែល​ល្បី​លេច​ឮ​សាយសុស ដោយ​មាន​អ្នក​និយាយ​តំណាល​ត​ៗ​គ្នា​ទៅ : កេរ្តិ៍​ឈ្មោះ​ពីរោះ​លឿង​ឮ (ច្រើន​ប្រើ​ក្នុង​កាព្យ) : លោក​មាន​កេរ្តិ៍​ឈ្មោះ លឿង​ឮ​ពីរោះ ពេញ​ទាំង​នគរ ពួក​ជន​ទាំងពួង សុទ្ធ​សឹង​សាទរ ប្រសិទ្ធិ​ពរ ជូន​ពី​ចម្ងាយ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១៤</text:p>
          </table:table-cell>
          <table:table-cell table:style-name="តារាង1.A2" office:value-type="string">
            <text:p text:style-name="P15">លឿ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ឆាប់, ដែល​មាន​ល្បឿន​ឬ​សន្ទុះ​ខ្លាំង : ដើរ​លឿន, រត់​លឿន; ដំណើរ​លឿន ។ ជឿន; ដែល​ចម្រើន, កើន : ធ្វើ​ការ​លឿន​ទៅ​មុខ, លើក​ទ័ព​លឿន​ចូល​ជ្រុល​ទៅ​មុខ ។ លឿន​ទី ផ្លាស់​ទី​ពី​តូច​ទៅ​ធំ​ឬ​ពី​ទាប​ទៅ​ខ្ពស់, ឡើង​ពី​មុខ​ងារ​តូច​ទៅ​មុខ​ងារ​ធំ, ឡើង​យស​ស័ក្តិ : លឿន​ទី​ពី​អភិបាល​ស្រុក ទៅ​ជា​អភិបាល​ខែត្រ ។ លឿន​លយ បណ្ដែត​លឿន​គ្រឿង​ៗ​តាម​អាកាស : អណ្តែត​លឿន​លយ​តាម​នភាល័យ ។ លឿន​សម្ដី ដែល​ច្រើន​និយាយ​ជ្រុល​ហួស​លើស​ហេតុ; ជាង​ពាក្យ : មនុស្ស​លឿន​សម្ដី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ឿន​លយ</text:p>
          </table:table-cell>
        </table:table-row>
        <table:table-row>
          <table:table-cell table:style-name="តារាង1.A2" office:value-type="string">
            <text:p text:style-name="P14">១១៤១៥</text:p>
          </table:table-cell>
          <table:table-cell table:style-name="តារាង1.A2" office:value-type="string">
            <text:p text:style-name="P17">លឿ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<text:span text:style-name="T2">ល្ចើ់ម </text:span>អ. ថ. លឿម) លោហ​ជាតិ​ឬ​ប្រាក់, មាស ដែល​គេ​ធ្វើ​ឲ្យ​មាន​រូប​ស្តើង​មូល​តូច​សំប៉ែត​មាន​ប្រហោង​កណ្ដាល សម្រាប់​ដោត​ប៉ាក់​ការ​វិចិត្រ​ផ្សេង​ៗ : លឿម​ស្ពាន់, លឿម​ប្រាក់, លឿម​មាស (ខ្មែរ​ហៅ​ភ្នែក​មាន់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១៦</text:p>
          </table:table-cell>
          <table:table-cell table:style-name="តារាង1.A2" office:value-type="string">
            <text:p text:style-name="P17">លឿ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<text:span text:style-name="T2">ល្ចើ់យ</text:span> អ. ថ. លឿយ <text:span text:style-name="T1">“រណារ; អារ​ដោយ​រណារ”) អារ​សើយ​យក​ស្បែក​ចេញ : លឿយ​ស្បែក​ត្រី, អារ​លឿយ​ស្បែក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១៧</text:p>
          </table:table-cell>
          <table:table-cell table:style-name="តារាង1.A2" office:value-type="string">
            <text:p text:style-name="P15">លៀ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 ល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<text:span text:style-name="T2">ល្យើœង</text:span>; <text:span text:style-name="T2">ល្យœœង</text:span> អ. ថ. លៀង) ចិញ្ចឹម, ចិញ្ចឹម​រក្សា : លៀង​ជីវិត, លៀង​សត្វ ។ រៀប ឬ​ចំណាយ​ប្រាក់​ចាត់ចែង​ភោជនាហារ ឲ្យ​ភ្ញៀវ​បរិភោគ : លៀង​ភ្ញៀវ, ស៊ី​លៀង ។ លៀង​លោម រៀប​ពិធី​បូជា​លោម​អង្វរ​អារក្ស ។ លៀង​អារក្ស រៀប​ពិធី​មាន​បាយ​ចំណី​ព្រម​ទាំង​ឲ្យ​លេង​ភ្លេង​ផង​បូជា​អារក្ស ។ ព. ប្រ. លប​ឲ្យ​សំណូក, សូក​ប៉ាន់ (ម. ព. សែន ២ កិ.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ៀង​លោម</text:p>
          </table:table-cell>
        </table:table-row>
        <table:table-row>
          <table:table-cell table:style-name="តារាង1.A2" office:value-type="string">
            <text:p text:style-name="P14">១១៤១៨</text:p>
          </table:table-cell>
          <table:table-cell table:style-name="តារាង1.A2" office:value-type="string">
            <text:p text:style-name="P15">លៀងភ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្យើងផា អ. ថ. លៀង--) សត្វ​ចតុប្បាទ​ព្រៃ​មួយ​ប្រភេទ រូប​រាង​ស្រដៀង​នឹង (សត្វ) កែះ តែ​មាត្រ​តូច​ជា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១៩</text:p>
          </table:table-cell>
          <table:table-cell table:style-name="តារាង1.A2" office:value-type="string">
            <text:p text:style-name="P15">លៀ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សៀត​ទ្រាប់​ឬ​ស៊ក​ត្រង់​ចន្លោះ​កណ្ដាល កុំ​ឲ្យ​ត្រដុស​គ្នា (ប្រើ​តាម​ទម្លាប់​ដោយ​ស្រុក, អ្នក​ខ្លះ​ថា សៀត, ស៊ក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០</text:p>
          </table:table-cell>
          <table:table-cell table:style-name="តារាង1.A2" office:value-type="string">
            <text:p text:style-name="P15">លៀ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េច​ចេញ, ចេញ​បន្លឹម ពី​ក្នុង​ទី​ដែល​លឹប​ឬ​ដែល​កប់ : សំបោរ​លៀន​ចេញ​ពី​ក្នុង​ច្រមុះ ។ បញ្ចេញ​អណ្តាត​ពី​ក្នុង​មាត់ : លៀន​អណ្តាត ។ គុ. ដែល​ចេញ​ត្លែ ឬ​ដែល​ឡើង​ត្លោត : ភ្នែក​លៀន, ដំបៅ​លៀន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១</text:p>
          </table:table-cell>
          <table:table-cell table:style-name="តារាង1.A2" office:value-type="string">
            <text:p text:style-name="P15">លៀប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ពួក​ជ្រៃ, មាន ២ ប្រភេទ គឺ លៀប​ធំ មាន​ស្លឹក​ធំ, លៀប​តូច មាន​ស្លឹក​តូច; ត្រួយ​ខ្ចី​លៀប​ទាំង ២ ប្រភេទ​នេះ មាន​រស​ចត់​បន្តិច​ៗ ប្រើ​ជា​អន្លក់​ឬ​របោយ​បាន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២</text:p>
          </table:table-cell>
          <table:table-cell table:style-name="តារាង1.A2" office:value-type="string">
            <text:p text:style-name="P15">លៀម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<text:span text:style-name="T3">(</text:span><text:span text:style-name="T2">ល្យើ់ម</text:span><text:span text:style-name="T3"> អ. ថ. លៀម) </text:span>ចង​កណ្តាប់​មាត់​ពែង, ប៉ាន់​ជាដើម ដោយ​ចម្រៀក​ដំបារ​លោហ​ជាតិ​ឬ​ប្រាក់, មាស : លៀម​ពែង, លៀម​ប៉ាន់; ពែង​លៀម​ប្រាក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ខ្វែវ​មួយ​ប្រភេទ ផ្លែ​រាង​ខុប​ខាង​ចុង​ដង​វែង​ក៏​បាន​ខ្លី​ក៏​បាន សម្រាប់​ប្រើ​ការ​កាប់​ឆ្ការ ។ ឈ្មោះ​លំនាំ​ក្បាច់​ល្ខោន​មួយ​ប្រភេទ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៣</text:p>
          </table:table-cell>
          <table:table-cell table:style-name="តារាង1.A2" office:value-type="string">
            <text:p text:style-name="P15">លៀវ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្យើវ អ. ថ. លៀវ) ដង​សាវ​ក្តោង, ខ្សែ​សាវ​ក្តោង ។ ខ្មែរ​ហៅ​ចំពោះ​តែ​ខ្សែ​សាវ​ក្តោង​តូច : ខ្សែ​លៀវ (ម. ប្រ. , ច្រ. ប្រ. ខ្សែ​សាវ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៤</text:p>
          </table:table-cell>
          <table:table-cell table:style-name="តារាង1.A2" office:value-type="string">
            <text:p text:style-name="P15">លៀ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ត្វ​មួយ​ប្រភេទ​ពួក​គ្រំ សំបក​ទាំង​ពីរ​ខាង​ជា​ប្រអប់ ខាង​គូទ​តូច ខាង​មាត់​រីក​កំពាង រស់​នៅ​ក្នុង​ភក់ ឬ​ដី​ខ្យាច់​ក្នុង​ទឹក ។ កំបោរ​លៀស កំបោរ​ដែល​កើត​ពី​សំបក​លៀស​ដុត​សុស​ផុស ។ ស៊ី​លៀស​រអៀស​ខ្លួន (ម. ព. រអៀស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៥</text:p>
          </table:table-cell>
          <table:table-cell table:style-name="តារាង1.A2" office:value-type="string">
            <text:p text:style-name="P15">លេខ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៉េក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គំនូស​ប្រាប់​ចំនួន​សំខ្យា : លេខ ១, ២, ... ៩, ១០ ។ លេខ​ចតុព្វិធ (ល៉េក-ចៈតុប-ពិត) លេខ​៤​យ៉ាង​គឺ លេខ​បូក, លេខ​សង, លេខ​គុណ, លេខ​ចែក ។ លេខ​ផា (ព. សា.) លេខ​នព្វន្ត (បុរាណ​ច្រើន​ប្រើ​ក្នុង​ក្បួន​ហោរ) ។ លេខ​យ័ន្ត (ព. បុ.) លេខ​ដែល​គេ​សរសេរ​ចុះ​ក្នុង​យ័ន្ត​ត្រង់​កន្លែង​ដែល​ត្រូវ​ចុះ​លេខ : ចេះ​លេខ​យ័ន្ត​មន្ត​អាគម ។ លេខ​វិជ្ជា ឬ--វិទ្យា (ល៉េខៈ--) វិជ្ជា​សម្រាប់​គិត​ចំនួន, វិជ្ជា​នព្វន្ត ។ លេខ​វិញ្ញូ, --វិទ, --វិទូ (ល៉េខៈ--) អ្នក​ចេះ​លេខ​វិជ្ជា, អ្នក​ពូកែ​ខាង​វិជ្ជា​នព្វន្ត ។ មេ​លេខ មេ​ទន្ទេញ​ក្នុង​លេខ​វិជ្ជា, មេ​នព្វន្ត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៦</text:p>
          </table:table-cell>
          <table:table-cell table:style-name="តារាង1.A2" office:value-type="string">
            <text:p text:style-name="P15">លេខ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៉េខៈ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ារ​សរសេរ; ការ​គូស, គូរ, វាស; គំនូរ; ស្នាម, គំនូស; អក្សរ; សំបុត្រ, ចុតហ្មាយ; គ្រឿង​សម្គាល់; ទេវតា;... ។ លេខ​ចុណ្ណិកា ដី-ស; ជក់​សម្រាប់​គូរ, សម្រាប់​លាប​ថ្នាំ ។ លេខ​បត្រ ឬ លេខ្យ- (ស៉េខៈប័ត ឬ ល៉េខ្យៈ--) ក្រដាស​សរសេរ; សៀវភៅ​សម្រាប់​សរសេរ ។ លេខ​ភណ្ឌ (លេខៈភ័ន) ប្រដាប់​សម្រាប់​ប្រើ​ការ​សរសេរ មាន​ប៉ាកកា​និង​ខ្មៅ​ដៃ​ជាដើម : អ្នក​រៀន​ត្រូវ​មាន​លេខ​ភណ្ឌ​ឲ្យ​សព្វ​គ្រប់ កុំ​ឲ្យ​ខ្វះ​នេះ​ខ្វះ​នោះ ។ លេខ​ហារិន ឬ--ហារី បុរស​អ្នក​នាំ​សំបុត្រ, អ្នក​រត់​សំបុត្រ, បុរស​ប្រៃសណីយ៍; បើ​ស្ត្រី​ជា លេខ​ហារិនី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៧</text:p>
          </table:table-cell>
          <table:table-cell table:style-name="តារាង1.A2" office:value-type="string">
            <text:p text:style-name="P15">លេខក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៉េខៈកៈ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េខក) អ្នក​សរសេរ, ស្មេរ, ស្មៀន; បើ​ស្ត្រី​ជា លេខិកា (វេវ. លិបិការ, លិបិការិកា) ។ លេខក​កម្ម ការ​ឬ​មុខ​ការ​របស់​ស្មៀន (វេវ. លិបិការ​កម្ម) ។ លេខក​កិច្ច ការ​រវល់​របស់​ស្មៀន (វេវ. លិបិការ​កិច្ច) ។ លេខកដ្ឋាន ឬ--ស្ថាន ទី​ធ្វើ​ការ​របស់​ស្មៀន, កន្លែង​ស្មៀន, ការិយាល័យ​ស្មៀន (វេវ. លិបិការដ្ឋាន ឬ --ស្ថាន)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៨</text:p>
          </table:table-cell>
          <table:table-cell table:style-name="តារាង1.A2" office:value-type="string">
            <text:p text:style-name="P15">លេខ​ទ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ព. ម. អាមេណ្ឌិត​សញ្ញា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២៩</text:p>
          </table:table-cell>
          <table:table-cell table:style-name="តារាង1.A2" office:value-type="string">
            <text:p text:style-name="P15">លេខន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៉េខៈ--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្លាប​ប៉ាកកា; ប៉ាកកៃ ។ លេខនីករណ្ឌ (--កៈរ៉ន់) ប្រអប់​ដាក់​ស្លាប​ប៉ាកកា, ប្រអប់​ស្លាប​ប៉ាកកា ។ លេខនីទណ្ឌ (--ទ័ន) ដង​ប៉ាកកា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០</text:p>
          </table:table-cell>
          <table:table-cell table:style-name="តារាង1.A2" office:value-type="string">
            <text:p text:style-name="P15">លេខ​បត្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េខ <text:s/>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១</text:p>
          </table:table-cell>
          <table:table-cell table:style-name="តារាង1.A2" office:value-type="string">
            <text:p text:style-name="P15">លេខ​ហារ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េខ <text:s/>ន.) ។</text:p>
          </table:table-cell>
          <table:table-cell table:style-name="តារាង1.D2" office:value-type="string">
            <text:p text:style-name="P8">--ហារិនី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២</text:p>
          </table:table-cell>
          <table:table-cell table:style-name="តារាង1.A2" office:value-type="string">
            <text:p text:style-name="P20">លេខ​អស្ដ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ជើង ដ, ល៉េក-អ័ស-ស្ដា</text:p>
          </table:table-cell>
          <table:table-cell table:style-name="តារាង1.D2" office:value-type="string">
            <text:p text:style-name="P8">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1"><text:span text:style-name="T4">(លេខ + អឞ្ដ) លេខ ៨ ។ ខ្មែរ​ប្រើ​ជា​វណ្ណយុត្ត​សម្រាប់​ដាក់​លើ​អក្សរ​ទោល កញ្ឆក់​សំឡេង​ឲ្យ​ខ្លី​រហ័ស, ដូច​ជា : ក៏​បាន, ក៏​ដោយ, ដ៏​ប្រសើរ, ព្ធដ៏​អាកាស; ហ៏ !, ហ៏​យក​ចុះ !; </text:span><text:span text:style-name="T20">នុ៎ះ​ន៏</text:span><text:span text:style-name="T12">; </text:span><text:span text:style-name="T4">អុញ​ន៏ ! ជាដើម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៣</text:p>
          </table:table-cell>
          <table:table-cell table:style-name="តារាង1.A2" office:value-type="string">
            <text:p text:style-name="P15">លេខ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ារ​សរសេរ; សេចក្ដី​ដែល​សរសេរ, សំបុត្រ, ចុតហ្មាយ; ការ​គូស, ស្នាម, គំនូស; ការ​គូរ, វាស; គំនូរ; គ្រឿង​សម្គាល់;... ។ លេខាធិការ (សំ. ឬ បា. ស.; &lt; សំ. បា. លេខ ឬ លេខា + អធិការ) ស្មៀន​ធំ​របស់​អធិបតី​ក្រសួង, ស្មៀន​អ្នក​ត្រួតត្រា​លើ​ពួក​ស្មៀន, ចាងហ្វាង​ស្មៀន ។ សព្វ​ថ្ងៃ ប្រើ​ជា​ថ្នាក់​ឋានន្តរ​នៃ​អ្នក​រាជការ​រដ្ឋបាល​ក្នុង​ក្របខ័ណ្ឌ​ជាន់​កណ្ដាល ស្មើ​គ្នា​នឹង​លេខានុការ ឬ ស្មៀន​ធម្មតា ហៅ​ថា លេខាធិការ (បារ. Secrétaire) ឬ​ហៅ​ឲ្យ​ពេញ​ទាំងអស់​ថា លេខាធិការ​នៃ​ការិយាល័យ និង​ខេត្ត (បារ. Secrétaire des Bureaux et des Provinces); បើ​ស្ត្រី​ជា លេខាធិការិកា ។ លេខាធិការដ្ឋាន មុខ​ងារ ឬ​ការិយាល័យ​របស់​លេខាធិការ ។ លេខានុការ (សំ. ឬ បា. ស.; &lt; សំ. បា. លេខ ឬ លេខា + អនុការ) ស្មៀន​រង​ពី​លេខាធិការ​មក; បើ​ស្ត្រី​ជា លេខានុការិកា ។ល។ ប្រើ​រៀង​ពី​ខាង​ចុង​សព្ទ​ដទៃ​ក៏​បាន, ដូច​ជា : ចក្ក​លេខា ឬ ចក្រ-- (ច័ក-កៈ- ឬ ច័ក ក្រៈ--) ស្នាម​កង់, គំនូរ​ចក្រ ។ ចន្ទ​លេខា ឬ ចន្រ្ទ-- (ច័ន-ទៈ-- ឬ ច័ន-ទ្រៈ--) ស្នាម ឬ គ្រឿង​សម្គាល់​ក្នុង​វង់​ព្រះ​ចន្រ្ទ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៤</text:p>
          </table:table-cell>
          <table:table-cell table:style-name="តារាង1.A2" office:value-type="string">
            <text:p text:style-name="P15">លេខាធិក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េខា) ។ </text:p>
          </table:table-cell>
          <table:table-cell table:style-name="តារាង1.D2" office:value-type="string">
            <text:p text:style-name="P8">លេខាធិការិក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៥</text:p>
          </table:table-cell>
          <table:table-cell table:style-name="តារាង1.A2" office:value-type="string">
            <text:p text:style-name="P15">លេខានុក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េខា) ។ </text:p>
          </table:table-cell>
          <table:table-cell table:style-name="តារាង1.D2" office:value-type="string">
            <text:p text:style-name="P8">លេខានុការិក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៦</text:p>
          </table:table-cell>
          <table:table-cell table:style-name="តារាង1.A2" office:value-type="string">
            <text:p text:style-name="P15">លេ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្រព្រឹត្ត​អំពើ​ជា​ល្បែង, ប្រព្រឹត្ត​ក្នុង​ល្បែង​កម្សាន្ត​ចិត្ត; ប្រព្រឹត្ត​ក្នុង​ល្បែង​ភ្នាល់​ឬ​ប្រណាំង : លេង​សី, លេង​អង្គញ់, លេង​ចត្រង្គ, លេង​ចំបាប់; លេង​បៀ ។ សម្រេច​កិច្ច​ឬ​ប្រព្រឹត្ត​បែប​បទ ដោយ​កម្សាន្ត​សប្បាយ មិន​យក​ជា​ការ​មែន : និយាយ​លេង; ដើរ​លេង, ដេក​លេង, អង្គុយ​លេង; ស៊ី​លេង ។ លេង​កល ប្រើ​កល​ឧបាយ​ជន្លជន្លេញ, ចេញ​កល​ឧបាយ ។ លេង​កាព្យ ញៀន​ជាប់​ចិត្ត​ក្នុង​ការ​តែង​កាព្យ ។ លេង​កំណាព្យ ធ្វើ​សំបុត្រ​ស្នាម​ជា​កំណាព្យ​ឆ្លើយ​ឆ្លង​ផ្ញើ​ទៅ​វិញ​ទៅ​មក​រឿយ​ៗ ។ លេង​ខ្លួន ស្អិតស្អាង​តែង​ខ្លួន ឬ​ធ្វើ​ខ្លួន​មិន​សូវ​ស្រាក ។ លេង​ភ្លេង វាយ​ដេញ​ដំ​ផ្លុំ​កូត​ភ្លេង​តន្រ្តី​ព្រម​មូល​គ្នា ។ លេង​សម្ដី ប្រើ​សម្ដី​ម៉េតប្រាយ​ឬ​លែបខាយ ។ លេង​សំនួន ប្រើ​សំនួន ។ លេង​ឫក ប្រើ​ឫកពា​ខ្ពស់​ហួស​បែប​ភាព ។ លេង​ឲ្យ​ពេញ​ដៃ ទរ​ឲ្យ​ពេញ​ដៃ, ឲ្យ​អស់​យ៉ាង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៧</text:p>
          </table:table-cell>
          <table:table-cell table:style-name="តារាង1.A2" office:value-type="string">
            <text:p text:style-name="P15">លេច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28">ចេញ​ពី​ទី​កំបាំង : ស្រាប់​តែ​ឃើញ​លេច​ប្លឹម​ពី​ក្នុង​ព្រៃ​មក ។ ជ្រាប​ហូរ​ចេញ : ទឹក​លេច​ពី​ភ្លឺ​ស្រែ ។ លៀន​ចេញ​ឬ​ទុល​ចេញ : គ្រាប់​ឈើ​ដុះ​លេច​ពន្លក​ពី​ក្នុង​ដី <text:s/>។ ធ្លាយ​ឬ​លាន់​ចេញ, ផ្សាយ​ចេញ : លេច​សម្ដី, លេច​ដំណឹង ។ បង្ហាញ​មុខ​ឬ​ចេញ​មុខ​ឲ្យ​ឃើញ : ចុះ​ទើប​នឹង​លេច​មុខ​មក​ពី​ណា​ហ្នឹង ? (ព. ស្ន.) ។ ដើរ​លេច​វាល​ចូល​ព្រៃ លេច​ព្រៃ​ចូល​វាល ដើរ​ផុត​ពី​ទី​វាល​ចូល​ក្នុង​ព្រៃ ចេញ​ពី​ព្រៃ​ចូល​ក្នុង​វាល​ទៀត ។ លេច​ឮ លេច​ដំណឹង​ឮ​ដល់ ។ល។ ព. ទ. បុ. លេច​ទឹក​លេច​ត្រី ការ​កំបាំង​តែ​ហើប​ចេញ ឮ​ដល់​មនុស្ស​ម្នាក់​ហើយ ច្រើន​តែ​លេច​ឮ​ត​ទៅ​ទៀត (ស្រដៀង​គ្នា​នឹង ក្អែក​មួយ​ជា​ក្អែក​ដប់ ដែរ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ិន​គត់ : ក្អម​លេច, ផ្ទះ​លេច, ការុង​លេច ។ ព. ប្រ. មាត់​លេច មាត់​រអិល​ចេះ​តែ​ធ្លាយ​សម្ដី​ចេញ​ទៅ​ទប់​មិន​ទាន់ : មនុស្ស​មាត់​លេច (និយាយ​ថា មាត់​ដាច ក៏​បាន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៣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ដំបៅ​មួយ​ប្រភេទ កើត​នៅ​បាត​ជើង ឬ​កែង​ជើង​លៀន​សាច់​រឹង​ចេញ​មក : កើត​ដំបៅ​លេច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៨</text:p>
          </table:table-cell>
          <table:table-cell table:style-name="តារាង1.A2" office:value-type="string">
            <text:p text:style-name="P15">លេ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ត្រី​ស្រកា​មួយ​ប្រភេទ​រូប​តូច​សម្បុរ-ស រាង​ដំបារ ជា​ពួក​ត្រី​រៀល : ត្រី​លេញ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៣៩</text:p>
          </table:table-cell>
          <table:table-cell table:style-name="តារាង1.A2" office:value-type="string">
            <text:p text:style-name="P15">លេញលេ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េង​ជន្លជន្លេញ គឺ​ចំអែចំអន់​លេង​ហើយ​លេង​ទៀត​ដដែល​ៗ : និយាយ​លេញ​លេង; ច្រើន​ប្រើ​ក្នុង​កាព្យ : បាត់​យស​ដ្បិត​ខ្ជិល បាត់​ញាណ​ទាន​សីល ដ្បិត​សេព​សុរា ប្រមាទ​បាត់​បុណ្យ ខឹង​បាត់​ប្រាជ្ញា លេញ​លេង​ដៀល​ថា បាត់​ឥរិយា​គាប់ (សាស្រ្តា​ច្បាប់​រាជ​នេតិ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០</text:p>
          </table:table-cell>
          <table:table-cell table:style-name="តារាង1.A2" office:value-type="string">
            <text:p text:style-name="P15">លេញ្ជ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រំជែ​លេង​សាំ​ទាំ​ច្រំ​ដែល​នាំ​ឲ្យ​ខឹង : លេញ្ជា​ឲ្យ​ខឹង ។ គុ. ដែល​ហៃ​រំជែ​លេង​សាំ​ទាំ​ច្រំ​ដែល : មនុស្ស​លេញ្ជា ; សម្ដី​លេញ្ជ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១</text:p>
          </table:table-cell>
          <table:table-cell table:style-name="តារាង1.A2" office:value-type="string">
            <text:p text:style-name="P15">លេឌ្ឌុ​បា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េត-ឌុ--</text:p>
          </table:table-cell>
          <table:table-cell table:style-name="តារាង1.D2" office:value-type="string">
            <text:p text:style-name="P8">បា.;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េឞ្តុ-) ការ​ធ្លាក់​ចុះ​នៃ​ដុំ​ដី; ចម្ងាយ​ទី​មួយ​ទំហឹង​បោះ​ដុំ​ដី​ពេញ​កម្លាំង​ដៃ : ចម្ងាយ​មួយ​លេឌ្ឌុ​បាត (ប. សរ. លេណ្ឌុ​បាត ក៏​មា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២</text:p>
          </table:table-cell>
          <table:table-cell table:style-name="តារាង1.A2" office:value-type="string">
            <text:p text:style-name="P15">លេណដ្ឋា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&lt; លេណ + ឋាន <text:span text:style-name="T1">“គុហា​ដែល​កើត​ឯង​ក្នុង​ភ្នំ, រូង; ទី​សម្រាប់​ពួន; ព្រះ​និញ្វន”) រូង​ភ្នំ; ទី​សម្រាប់​ពួន; រូង​ដែល​គេ​ជីក​សម្រាប់​ចូល​លាក់​ខ្លួន​ពួន​អាត្មា​ការពារ​ភ័យ​អន្តរាយ : រត់​ពួន​ក្នុង​លេណដ្ឋាន (បារ. Tranchée)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៣</text:p>
          </table:table-cell>
          <table:table-cell table:style-name="តារាង1.A2" office:value-type="string">
            <text:p text:style-name="P15">លេណ្ឌុ​បា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េឌ្ឌុ​បាត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៤</text:p>
          </table:table-cell>
          <table:table-cell table:style-name="តារាង1.A2" office:value-type="string">
            <text:p text:style-name="P17">លេប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គ្រលៀវ​ឲ្យ​ចូល​តាម​បំពង់​ក : លេប​បាយ, លេប​ទឹក, លេប​ថ្នាំ ។ ជក់​ជ្រាប​ចូល ឬ​ហួត​ចូល : សាច់​ឈើ​លេប​ថ្នាំ​ប្រេង, ដី​ខ្សាច់​លេប​ទឹក ។ ព. ប្រ. ស្រូប​ឬ​ចុះ​ចំនួន​ច្រើន : ការ​<text:span text:style-name="T3">នុ៎ះ​</text:span>លេប​ទឹក​ប្រាក់​ច្រើន​ណាស់ ។ បាំង​ឃើញ​មិន​ច្បាស់ ឬ​បាំង​បាត់; លើស​លុប : ផ្ទះ​ធំ​លេប​ផ្ទះ​តូច; រាហូ​លេប​ព្រះ​ចន្រ្ទ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៥</text:p>
          </table:table-cell>
          <table:table-cell table:style-name="តារាង1.A2" office:value-type="string">
            <text:p text:style-name="P15">លេប​កម្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េប៉ៈក័ម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ពាក្យ លិម្ប​កម្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៦</text:p>
          </table:table-cell>
          <table:table-cell table:style-name="តារាង1.A2" office:value-type="string">
            <text:p text:style-name="P15">លេប​ក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េប៉ៈ--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មើល​ពាក្យ លិម្ប​ការ ។</text:p>
          </table:table-cell>
          <table:table-cell table:style-name="តារាង1.D2" office:value-type="string">
            <text:p text:style-name="P8">លេប​ការិកា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៧</text:p>
          </table:table-cell>
          <table:table-cell table:style-name="តារាង1.A2" office:value-type="string">
            <text:p text:style-name="P15">លេល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លា និង លលា​តែ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៨</text:p>
          </table:table-cell>
          <table:table-cell table:style-name="តារាង1.A2" office:value-type="string">
            <text:p text:style-name="P15">លេលាប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(ព. បុ.) ដែល​លែនលន, លីកលាន, ស្មោះ​ងារ, ខ្ជីខ្ជា : ធ្វើ​ការ​លេលាប់; មនុស្ស​លេលាប់, គំនិត​លេលាប់ ។ (ព. កា.) : សង្វាត​សរសេរ អស់​អញ​កុំ​ខ្ជិល ទើប​បាន​ជា​គាប់ សង្វាត​សូត្រ​រៀន ដោយ​គ្រូ​ប្រញ័ប្ត កុំ​ធ្វើ​លេលាប់ ដោយ​ចិត្ត​មាក់ងាយ ។ (សាស្រ្តា​ច្បាប់​ក្រម។ ម. ព. លីកលាន ទៀត​ផ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៤៩</text:p>
          </table:table-cell>
          <table:table-cell table:style-name="តារាង1.A2" office:value-type="string">
            <text:p text:style-name="P15">លេ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លេឝ) តិច, តិចតួច; តូច, ឆ្មារ ។ ន. ហេតុ​បន្តិចបន្តួច; ការ​តូចតាច; ពុត; កិច្ច​កល, ឧបាយ, ហេតុ​ជា​គ្រឿង​អាង : យក​ជំងឺ​បន្តិចបន្តួច​ជា​លេស ឈប់​មិន​ទៅ​ធ្វើ​ការ; អាង​កូន​ក្មេង​ជា​លេស ។ លេស​ភាព (លេសៈភាប) ភាវៈ​នៃ​លេស, ដំណើរ​លេស ។ លេស​មត្ត ឬ--មាត្រ (លេសៈម៉ាត់ ឬ--មាត) ការ​យក​លេស​ជា​ប្រមាណ, ជា​ដុំ​កំភួន; ដំណើរ​ត្រឹម​តែ​លេស ។ លេសាបទេស (--ប៉ៈទេស; &lt; លេស + អបទេស <text:span text:style-name="T1">“ការ​អាង”) ការ​អាង​លេស, ដំណើរ​យក​លេស​ជា​អាង ។ល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៥០</text:p>
          </table:table-cell>
          <table:table-cell table:style-name="តារាង1.A2" office:value-type="string">
            <text:p text:style-name="P15">លេ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ែ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៥១</text:p>
          </table:table-cell>
          <table:table-cell table:style-name="តារាង1.A2" office:value-type="string">
            <text:p text:style-name="P17">ល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<text:span text:style-name="T2">េលេ </text:span>អ. ថ. ល៉ែ) មើល, រមឹល, រមឹល​មើល, ក្រឡេក​មើល; ខ្មែរ​ច្រើន​និយាយ​ចំពោះ​រូប​ឆោម​ដែល​អន់​ឬ​ចាស់ ដោយ​ប្រើ​ពាក្យ​បដិសេធ​ផង: រូប​ឯង​ចាស់​ម្ល៉េះ​ទៅ​ហើយ គ្មាន​អ្នក​ណា​គេ​លែ​ទេ ! (ព. ម.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៥២</text:p>
          </table:table-cell>
          <table:table-cell table:style-name="តារាង1.A2" office:value-type="string">
            <text:p text:style-name="P15">លែ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ឈប់, លើក​ឈប់​ធ្វើ, មិន​រវល់; លះ​ស្រឡះ មិន​ត្រូវ​ការ : លែង​ឲ្យ, លែង​យក, លែង​បរិភោគ; លែង​ប្រពន្ធ ។ បណ្តោយ​ឲ្យ​ទៅ​តាម​ការ, បើក​អំណាច​ឲ្យ​ចេញ : លែង​គោ, លែង​មនុស្ស​ទោស, លែង​ចោរ ។ បណ្តោយ​ឲ្យ​របូត, ឲ្យ​ឃ្លាត​ចេញ​ពី​កណ្តាប់​ដៃ : លែង​ខ្សែ​ពី​ដៃ ។ ចំហ​ខ្លួន : លែង​ខ្លួន ។ល។ លែង​លះ ឬ លះ​លែង លែង​គ្នា​ស្រឡះ ឬ​លែង​ដាច់​ស្រឡះ​មិន​ត្រូវ​ការ​ត​ទៅ​ទៀត : លែង​លះ​ប្តី​ប្រពន្ធ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ែង​លះ</text:p>
            <text:p text:style-name="P7">លះ​លែង</text:p>
          </table:table-cell>
        </table:table-row>
        <table:table-row>
          <table:table-cell table:style-name="តារាង1.A2" office:value-type="string">
            <text:p text:style-name="P14">១១៤៥៣</text:p>
          </table:table-cell>
          <table:table-cell table:style-name="តារាង1.A2" office:value-type="string">
            <text:p text:style-name="P15">លែនពែ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វលិ្ល​មួយ​ប្រភេទ ដើម​សំប៉ែត​ដំបារ​សាច់​ទន់​ជ្រាក : វល្លិ​លែនពែន​ច្រើន​ដុះ​ក្នុង​ព្រៃ​រនាម; ចង​ក្រៀក​ឈើ​ហុប​នឹង​វល្លិ​លែនពែន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៥៤</text:p>
          </table:table-cell>
          <table:table-cell table:style-name="តារាង1.A2" office:value-type="string">
            <text:p text:style-name="P15">លែនល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ភែសភល, យឺត​ៗ ស្ទើរ​ៗ, ដែល​ចាប់​មិន​ពេញ​ដៃ​មិន​ពេញ​កម្លាំង : ធ្វើ​ការ​លែនលន; ដំណើរ​លែនលន, គំនិត​លែនលន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៥៥</text:p>
          </table:table-cell>
          <table:table-cell table:style-name="តារាង1.A2" office:value-type="string">
            <text:p text:style-name="P15">លែបខា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ចេញ​ម៉េតប្រាយ : សម្ដី​លែបខាយ; និយាយ​លែបខាយ ។ មនុស្ស​លែបខាយ <text:s/>មនុស្ស​ដែល​ច្រើន​ប្រើ​សម្ដី​ម៉េតប្រាយ ។ </text:p>
          </table:table-cell>
          <table:table-cell table:style-name="តារាង1.D2" office:value-type="string">
            <text:p text:style-name="P8">ឡែបខា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៥៦</text:p>
          </table:table-cell>
          <table:table-cell table:style-name="តារាង1.A2" office:value-type="string">
            <text:p text:style-name="P15">លែ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ិហ &gt; លេហ <text:span text:style-name="T1">“លិទ្ធ, ជញ្ជក់”) វត្ថុ​ដែល​ត្រូវ​លិទ្ធ​ភ្លក្ស, ដែល​ត្រូវ​ជញ្ជក់ជញ្ជាប; របស់​តិចតួច​ស្តួចស្តើង : អស់​អង្ករ​អស់​ម្ហូប​ទៅ​ហើយ មាន​លែះ​អី​ស៊ី !; អស់​ប្រាក់​រលីង​ទៅ​ហើយ បាន​លែះ​អី​ចាយ ! ។ កណ្តាច់​លែះ ដែល​ទ័ល​ក្រ​រហាម​រក​នេះ​បាត់​រក​នោះ​គ្មាន : មនុស្ស​កណ្តាច់​លែះ <text:s/>(ព. ម.) </text:span></text:p>
          </table:table-cell>
          <table:table-cell table:style-name="តារាង1.D2" office:value-type="string">
            <text:p text:style-name="P8">លេះ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៥៧</text:p>
          </table:table-cell>
          <table:table-cell table:style-name="តារាង1.A2" office:value-type="string">
            <text:p text:style-name="P15">លៃ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ែង, ចែក, រលែក, គ្នេរ ដោយ​ស្ទង់​តាម​ប្រមាណ : លៃ​ឲ្យ​ស្មើ​គ្នា, លៃ​ខ្នាត​មើល, ត្រូវ​លៃ​កុំ​ឲ្យ​ខ្វ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ខ្ពស់​ស្រោង, ខ្ពស់​ល្ហេវ : ត្នោត​លៃ, ដូង​លៃ ។ (ព. ប្រ.) មនុស្ស​លៃ មនុស្ស​ខ្ពស់​ចង្រ្គោង​លើស​គេ​ទាំងពួង (ព. សា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៥៨</text:p>
          </table:table-cell>
          <table:table-cell table:style-name="តារាង1.A2" office:value-type="string">
            <text:p text:style-name="P15">លៃល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គ្នេរគ្នាន់​ឲ្យ​ល្មម​ដល់​ការ, ស្ទង់​មើល​តាម​ប្រមាណ : កុំ​អាល​យក ចាំ​លៃលក​មើល​សិន !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៥៩</text:p>
          </table:table-cell>
          <table:table-cell table:style-name="តារាង1.A2" office:value-type="string">
            <text:p text:style-name="P17">លោ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21"><text:span text:style-name="T4">យោគ​ខ្លួន​ទៅ​មុខ, យោគ​ខ្លួន​ស្ទុះ​ចូល : លោ​ចូល​ទៅ​ចាប់ ។ ហែល​ទឹក​យោគ​ខ្លួន​ធ្លោ​ៗ : ហែល​លោ ។ ន. លំនាំ​ឬ​ទំហឹង​ដែល​យោគ​ខ្លួន​ទៅ​មុខ : </text:span><text:span text:style-name="T20">ស្ទឹង​នុ៎ះ​តូច​ទេ</text:span><text:span text:style-name="T4"> ហែល​ឆ្លង​ប្រហែល​ប្រាំ​បី​ប្រាំ​បួន​លោ​ដល់​ទៅ​ត្រើយ​ម្ខាង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ក្រែង, ចួន​ក្រែង : ចុះ​បើ​លោ​គេ​សួរ​ឲ្យ​ខ្ញុំ​ប្រាប់​គេ​ថា​ម៉េច ? ។ ហាក់​ដូច : លោ​ធ្វើ​ជា​មិន​ឃើញ ធ្វើ​ហាក់​ដូច​ជា​មិន​ឃើញ ។ ចួន​ជា : លោ​ជា​មិន​កើត ។ ត្រឡប់​បែរ​ជា : លោ​បែរ​ជា​មិន​ឲ្យ​ទៅ​វិញ ។ល។ (ម. ព. ចួន ឬ ជួន និ.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០</text:p>
          </table:table-cell>
          <table:table-cell table:style-name="តារាង1.A2" office:value-type="string">
            <text:p text:style-name="P15">លោក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1"><text:span text:style-name="T4">សភាវ​ធម៌​ដែល​តែង​កើត​តែង​វិនាស​រឿយ​ៗ ឬ​ដែល​បាត់​ៗ​ឃើញ​ៗ គឺ​ដែល​កើត​មាន​ហើយ​បាត់​ៗ ហើយ​មាន​ឡើង​វិញ​តាម​កាល​សម័យ; បើ​និយាយ​ដោយ​ការ​រៀប​រាប់ គឺ ដី, ទឹក, ភ្លើង, ខ្យល់, អាកាស; </text:span><text:span text:style-name="T16">មនុស្ស​សត្វ​ទួទៅ​ទាំងអស់;</text:span><text:span text:style-name="T4"> ឋាន​មនុស្ស; ឋាន​សួគ៌; ឋាន​ព្រហ្ម; ឋាន​នរក, ប្រេត ។ល។ ប្រើ​ភ្ជាប់​ជា​មួយ​នឹង​សព្ទ​ដទៃ​បាន​តាម​គួរ​ដល់​ការ​ប្រកប; បើ​រៀង​ខាង​ដើម អ. ថ. លោកៈ; ដូច​ជា : លោក​ធម៌, លោក​បាល, លោក​សន្និវាស ជាដើម; បើ​រៀង​ពី​ខាង​ចុង អ. ថ. លោក, ដូច​ជា : ទេវ​លោក, ព្រហ្ម​លោក, មនុស្ស​លោក ជាដើម ។ លោក​ថា រឿងរ៉ាវ​សម្រាប់​លោក, រឿង​ព្រេង ។ លោក​កោលាហល (--កោល៉ាហល់) ការ​ភ្ញាក់​ផ្អើល, ជ្រួល​ជ្រើម ក្នុង​ពិភព​លោក ។ លោកខាណុ ឬ --ស្ថាណុ (ព. ប្រ.) មនុស្ស​ដែល​ប្រព្រឹត្ត​អំពើ​អាក្រក់​ក្រៃ​ពេក​ទុក​ដូច​ជា​ដង្កត់​ឬ​ដូច​ជា​ចម្រូង​ក្នុង​លោក ។ លោក​គតិ ដំណើរ​របស់​លោក គឺ​អំពើ​ឬ​កិច្ច​ការ​របស់​មនុស្ស​ឬ​សត្វ ។ លោក​គរុ ឬ --គុរុ អ្នក​ធ្ងន់​ក្នុង​លោក​ឬ​ដែល​ជា​គ្រូ​របស់​សត្វ​លោក​គឺ​ព្រះ​សព្វញ្ញុពុទ្ធ; តាម​លទ្ធិ​ព្រាហ្មណ៍​ថា ព្រះ​ព្រហ្ម ។ លោក​ចក្ខុ ឬ --ចក្សុ ភ្នែក​របស់​លោក គឺ​ព្រះ​អាទិត្យ ។ លោក​ចលាចល (--ចៈល៉ា ចល់) ការ​កម្រើក​រំពើក​ក្នុង​លោក ។ លោក​ចិន្តា (--ចិន-ដា) សេចក្ដី​រិះ​គិត​អំពី​លោក គឺ​ការ​រិះ​គិត​រក​ហេតុ​រក​ដំណើរ​ក្នុង​លោក ។ លោក​ជនក (--ជៈនក់) ឬ លោក​បិតា បិតា​របស់​លោក គឺ​ព្រះ​សិវៈ​ឬ​វិស្ណុ (តាម​លទ្ធិ​ព្រាហ្មណ៍) ។ លោក​ជននី (--ជៈនៈ--) ឬ លោក​មាតា មាតា​របស់​លោក គឺ​នាង​ឧមា​ឬ​លក្សី្ម (តាម​លទ្ធិព្រាហ្មណ៍ ។ លោក​ជេដ្ឋ, --ជេស្ឋ ឬ--សេដ្ឋ អ្នក​ប្រសើរ​ឬ​ចម្បង​ជាង​សត្វ​លោក គឺ​ព្រះ​សម្មាសម្ពុទ្ធ; តាម​លទ្ធិ​ព្រាហ្មណ៍​ថា ព្រះ​ព្រហ្ម ។ លោកត្ថចរិយា (លោក័ត-ថៈចៈរ៉ិយ៉ា) ការ​ប្រព្រឹត្ត​អំពើ​ជា​ប្រយោជន៍​ដល់​លោក (ចរិយា​របស់​ពុទ្ធាទិ​បណ្ឌិត) ។ លោក​ត្រ័យ លោក​បី គឺ​មនុស្ស​លោក, ទេវ​លោក, ព្រហ្ម​លោក; មាន​ន័យ​ដទៃ​ផ្សេង​ថា មេឃ​ឬ​ឋាន​សួគ៌, ផែន​ដី, ឱកាស​កណ្ដាល (ចន្លោះ​មេឃ​និង​ដី) ឬ​បាតាល ។ លោក​ធម្មតា (--ធ័ម-មៈដា) ធម្មតា​របស់​លោក គឺ​ការ​មិន​ទៀង​របស់​លោក ។ លោក​ធម៌ ធម៌​សម្រាប់​លោក គឺ​អាការ, សណ្តាប់​ធ្នាប់​ឬ​ធម្មតា​របស់​សត្វ​លោក; តាម​ពុទ្ធ​សាសនា​ថា​មាន ៨ យ៉ាង​គឺ ១-លាភៈ ការ​បាន; ២-អលាភៈ ការ​ខាន​បាន​ឬ​ខាត​បង់; ៣-យសៈ ការ​មាន​យស​ស័ក្តិ; ៤-អយសៈ ការ​មិន​មាន​យស​ស័ក្តិ ឬ​ការ​ថ្លោះ​ធ្លាក់​យស​ស័ក្តិ; ៥-និន្ទា ការ​តិះដៀល; ៦-បសំសា ការ​សរសើរ; ៧-សុខៈ <text:s/>ការ​បាន​សុខ; ៨-ទុក្ខៈ <text:s/>ការ​បាន​ទុក្ខ ។ លោក​ធាតា ឬ--ធាត្ឫ អ្នក​បង្កើត​លោក គឺ​ព្រះ​ព្រហ្ម ឬ​ព្រះ​សិវៈ (តាម​លទ្ធិ​ព្រាហ្មណ៍) ។ លោក​ធាតុ (--ធាត) ចក្រ​វាល, ទំហំ​លោក​ក្នុង​មណ្ឌល​ចក្រ​វាល​មួយ​ៗ ។ លោក​នាថ អ្នក​ដែល​ជា​ពំនាក់​របស់​សត្វ​លោក គឺ​ព្រះ​សម្មាសម្ពុទ្ធ; តាម​លទ្ធិ​ព្រាហ្មណ៍​ថា ព្រះ​ព្រហ្ម ព្រះ​សិវៈ, ព្រះ​នារាយណ៍ ។ លោក​នាយក (--យក់) អ្នក​ដឹក​នាំ​សត្វ​លោក (ព្រះ​សព្វញ្ញុពុទ្ធ) ។ លោក​និន្នាទ (--និន-នាត) សូរ​សព្ទ​គឹកកង​ក្នុង​លោក; ដំណើរ​ល្បី​លេច​ឮ​សាយសុស​ក្នុង​លោក ។ លោក​និយម​ (--យំ) ធម្មតា​របស់​លោក ។ លោក​និស្សរណ​ធម៌ (--និស-សៈរ៉ៈ-ណៈធ័រ) ធម៌​ជា​គ្រឿង​រលាស់​ខ្លួន​ចេញ​ចាក​លោក (លោកុត្តរ​ធម៌) ។ លោក​និស្សិត ដែល​អាស្រ័យ​នៅ​ក្នុង​លោក, មនុស្ស​ឬ​អ្វី​ៗ​ទាំងអស់​ដែល​មាន​នៅ​ក្នុង​លោក ។ លោកន្តគូ (លោក័ន-តៈគូ; បា. &lt; លោក + អន្ត </text:span><text:span text:style-name="T6">“ទី​បំផុត” + គូ “អ្នក​ដល់”) អ្នក​ដល់​នូវ​ទី​បំផុត​លោក (ព្រះ​ខីណាស្រព) ។ លោកន្ត​ទស្សី (លោក័ន-តៈទ័ស-សី; បា. &lt; លោក + អន្ត “ទី​បំផុត” + ទស្សី “អ្នក​ឃើញ”) អ្នក​ឃើញ​ទី​បំផុត​លោក គឺ​អ្នក​ឃើញ​ព្រះ​និញ្វន (ព្រះ​ពុទ្ធ, ព្រះ​បច្ចេក​ពុទ្ធ, ព្រះ​អរហន្ត) ។ លោកន្តរ (លោក័ន-តៈរ៉ៈ ឬ​លោកន់-ដ; បា. &lt; លោក + អន្តរ “ចន្លោះ”) ទី​ឬ​ប្រទេស​ជា​ចន្លោះ​លោក; ឈ្មោះ​នរក​នៅ​ត្រង់​ចន្លោះ​លោក (ហៅ លោកន្តរ​នរក ក៏​បាន) ។ លោកន្តរិក​សត្វ (លោក័ន-តៈ រ៉ិកៈស័ត) សត្វ​ដែល​កើត​ក្នុង​លោកន្តរ​នរក ។ លោក​បថ ឬ--បទ (--បត់) ផ្លូវ​លោក គឺ​សណ្ដាប់ធ្នាប់, បែប​បទ, ទំនៀម​របស់​សត្វ​លោក; ទំនៀម​ស្រុក​ទេស ។ លោក​បាល អ្នក​រក្សា​លោក គឺ​មហា​រាជ ៤ អង្គ​ជា​អ្នក​គ្រប់គ្រង​រក្សា​លោក (ម. ព. ចតុ​លោក​បាល ផង) ។ លោក​បិតា​មហា (សំ. បា. --បិតាមហ) ជីតា​របស់​សត្វ​លោក គឺ​មហា​ព្រហ្ម (តាម​លទ្ធិ​ព្រាហ្មណ៍) ។ លោកប្បត្តិ ឬ--ប្រវត្តិ (--ប៉ៈវ័ត ឬ --ប្រវ័ត) ពង្សាវតារ​លោក ។ លោក​ប្រទីប ប្រទីប (ពន្លឺ) របស់​លោក (ព្រះ​សព្វញ្ញុពុទ្ធ) ។ លោក​ប្រសិទ្ធ ដែល​ប្រាកដ, ជាក់​ច្បាស់​ដល់​ពួក​</text:span><text:span text:style-name="T16">មនុស្ស​ទួទៅ,</text:span><text:span text:style-name="T6"> ដែល​មាន​គេ​ដឹង​ឬ​ស្គាល់​ពេញ​ពាស ។ លោក​យាត្រា ដំណើរ, ការ​ប្រព្រឹត្ត​ទៅ​របស់​លោក; កិច្ច​ការ​របស់​មនុស្ស; ការ​រស់​នៅ​របស់​សត្វ​លោក ។ លោក​វឌ្ឍនៈ ឬ--វុឌ្ឍិ សេចក្ដី​ចម្រើន​របស់​លោក ។ លោក​វាទ ឬ --វោហារ សម្ដី​ឬ​វោហារ​របស់​លោក ។ លោក​វិជ្ជា ឬ--វិទ្យា វិជ្ជា​សម្រាប់​លោក (តាម​សម័យ​និយម) ។ លោក​វិទ អ្នក​ចេះ​វិជ្ជា​សម្រាប់​លោក ។ លោក​វិទូ អ្នក​ដឹង​ច្បាស់​នូវ​លោក (ព្រះ​សម្មាសម្ពុទ្ធ) ។ លោក​វិនាស សេចក្ដី​វិនាស​លោក, ការ​ប្រល័យ​លោក។ លោក​សក្ខី ឬ--សាក្សី (សំ. --សាក្សិន៑) បន្ទាល់​របស់​លោក គឺ​ភ្លើង; ព្រះ​ព្រហ្ម ។ លោក​សង្រ្គោះ (សំ. --សំគ្រហ) ការ​សង្រ្គោះ​មនុស្ស​មិន​រើស​មុខ, ការ​ជួយ​ទំនុក​បម្រុង​មនុស្ស​ផង​គ្នា​ឲ្យ​បាន​សុខ, ឲ្យ​កើត​សន្តិភាព ។ លោក​សណ្ឋាន ទ្រង់ទ្រាយ ឬ​បែប​ភាព​ពិភព​លោក, ភូគោល ។ លោក​សន្តិភាព សេចក្ដី​ស្ងប់​របស់​លោក ។ លោក​សន្តិសុខ ដំណើរ​សុខសាន្ត​របស់​លោក ។ លោក​សន្និវាស ពពួក​សត្វ​ដែល​នៅ​អាស្រ័យ​ក្នុង​លោក, ពួក​មនុស្ស; លោក​ទាំងអស់ ។ លោក​សព្ទ (--ស័ប) សូរ​សព្ទ​របស់​លោក; ភាសា​សម្ដី​របស់​សត្វ​លោក ។ លោក​ស្ថិតិ ដំណើរ​ស្ថិត​នៅ​របស់</text:span><text:span text:style-name="T13">​</text:span><text:span text:style-name="T11">លោក</text:span><text:span text:style-name="T6">, ដំណើរ​ដែល​លោក​តាំង​នៅ​តាម​កាល​កំណត់; អាយុ​ផែន​ដី ។ លោក​ហាស ឬ--ហាសៈ សេចក្ដី​រីក​រាយ​សប្បាយ​របស់​ពួក​មនុស្ស ។ល។ លោកាធិបតី (--ធិប៉ៈដី; សំ. បា. --តិ &lt; លោក + អធិបតិ) អធិបតី​របស់​លោក (មហា​ព្រហ្ម); ម្ចាស់​របស់​លោក, ម្ចាស់​ទ្វីប (ស្តេច​ចក្រពត្តិ) ។ លោកាធិបតេយ្យ (--ធិប៉ៈតៃ) ការ​ប្រកាន់​យក​លោក​ជា​ធំ គឺ​ការ​ខ្លាច​ចិត្ត​ពួក​មនុស្ស​ផង​គ្នា; ការ​ប្រុង​ប្រយ័ត្ន​មិន​ហ៊ាន​ធ្វើ​អំពើ​អាក្រក់ ព្រោះ​ខ្លាច​គេ​ដឹង នឹក​ខ្មាស​គេ​ទុក​ជា​មុន ។ លោកាធិប្បាយ ឬ លោកាភិប្រាយ (បា. &lt; លោក + អធិប្បាយ ឬ សំ. &lt; លោក + អភិប្រាយ) សេចក្ដី​អធិប្បាយ​អំពី​លោក​សណ្ឋាន ។ លោកានុវត្តន៍ ឬ លោកានុវត្តិ (--វ័ត; បា. &lt; លោក + អនុវត្តន ឬ អនុវត្តិ) ការ​ប្រព្រឹត្ត​តាម​លោក គឺ​ការ​អនុលោម​តាម​បែប​បទ​របស់​មនុស្ស ផង​គ្នា, ការ​យក​តម្រាប់​គ្នា ។ លោកាមិស ឬ --សៈ (បា. --ស; សំ. --ឞ , &lt; លោក + អាមិស ឬ --ឞ) នុយ​របស់​សត្វ​លោក គឺ​បញ្ច​កាម​គុណ (រូប, សំឡេង, ក្លិន, រស, សម្ផស្ស) ។ លោកាយតៈ ឬ លោកាយត​សាស្រ្ត (--យ៉ៈតៈ ឬ--សាស) គម្ពីរ​សម្តែង​គតិ​លោក​ដែល​មាន​ដំណើរ​សេចក្ដី​រយីករយាក​មិន​គួរ​ជឿ ឬ​គម្ពីរ​ដែល​មាន​សេចក្ដី​បដិសេធ​ថា​ឋាន​សួគ៌​ឋាន​នរក​មិន​មាន ។ លោកាយតិកៈ (--យ៉ៈតិ-កៈ) អ្នក​ដែល​ស្ទាត់​ជំនាញ​ខាង​លោកាយត​សាស្រ្ត; បើ​ស្ត្រី​ជា លោកាយតិកា ។ លោកុត្តរ (--កុត-តៈរ៉ៈ ឬ--កុត-ដ; បា. &lt; លោក + ឧត្តរ “ឆ្លង; ប្រសើរ, ក្រៃលែង, លើស​លែង”) ឬ លោកុត្តរ​ធម៌ ធម៌​ចម្លង​សត្វ​ឲ្យ​ចេញ​ផុត​ចាក​លោក​គឺ មគ្គ ៤, ផល​៤, និញ្វន ១; ហៅ​ថា នព្វលោកុត្តរ​ធម៌ ក៏​បាន (ព. ពុ.) ។ លោកុត្តរ​ចិត្ត (--កុត-តៈរ៉ៈចិត) ចិត្ត​ដែល​ឆ្លង​ផុត​ចាក​លោក គឺ​ចិត្ត​របស់​អរិយ​បុគ្គល ដែល​បាន​សម្រេច​មគ្គ​ផល​ហើយ (ព. ពុ.) ។ លោកុត្តរ​សម្បត្តិ (--កុត-តៈរ៉ៈសំប័ត) មគ្គ​ផល​និញ្វន (ព. ពុ.) ។ លោកុត្តរាភិ​សម័យ (--កុត-តៈរ៉ាភិសៈម៉ៃ; បា. &lt;លោក + ឧត្តរ + អភិ​សមយ) ការ​បាន​សម្រេច​មគ្គ​ផល (ព. ពុ.) ។ លោកុត្តរារិយ​មគ្គ (-កុត-តៈរ៉ារ៉ិយៈម័ក; បា. &lt; លោក + ឧត្តរ + អរិយ + មគ្គ) ផ្លូវ​របស់​អរិយ​បុគ្គល​សម្រាប់​ឆ្លង​ចាក​លោក (ព. ពុ.) ។ លោកេស (បា. &lt; លោក + ឦស ឬ សំ. --ឦឝ “ដែល​ជា​ធំ”) អ្នក​ដែល​ជា​ធំ ឬ​ជា​ចម្បង​ជាង​សត្វ​លោក គឺ​ព្រះ​សម្មាសម្ពុទ្ធ (តាម​លទ្ធិ​ព្រាហ្មណ៍​ថា​មហា​ព្រហ្ម) ។ លោកេស្វរៈ (--កេស-ស្វៈរ៉ៈ; សំ. &lt; លោក + ឦឝ្វរ “ដែល​ជា​ធំ”; បា. លោកិស្សរ &lt; លោក + ឥស្សរ) អ្នក​ដែល​ជា​ធំ​ក្នុង​លោក​ឬ​ជាង​សត្វ​លោក ។ នាម​របស់​ពោធិសត្វ​ដែល​ពួក​ពុទ្ធ​សាសនិក​ខាង​ឧត្តរ​និកាយ​ឬ​មហា​យាន​សន្មត​ដោយ​ផ្សែផ្សំ​តាម​មតិ​របស់​ខ្លួន, ប្រកាស​ជំនឿ​ថា​ជា​ធំ​ខាង​ការ​បីបាច់​រក្សា​សត្វ​លោក ក្នុង​សាសនា​របស់​ព្រះ​សក្យមុនី​គោតម, ផ្គូ​ធៀប​គ្នា​នឹង​មហា​ព្រហ្ម​ឬ​វិស្ណុ​របស់​ពួក​ព្រាហ្មណ៍ (ហៅ អវលោកេស្វរៈ ក៏​បាន) ។ល។ ភាជន​លោក ( ភាជៈនៈលោក) ប្រទេស​សម្រាប់​សត្វ​លោក​នៅ​អាស្រ័យ, កន្លែង​កើត​ស្លាប់​របស់​ពពួក​សត្វ ។ ទេវ​លោក ឋាន​សួគ៌ ។ បរ​លោក (ប៉ៈរៈ-- ឬ ប-ល៉ោក) លោក​ខាង​មុខ ។ បេត​លោក ឬ ប្រេត-- (ប៉េតៈ-- ឬ ប្រេតៈ--) ឋាន​ប្រេត, លំនៅ​របស់​ពួក​ប្រេត ។ ព្រហ្ម​លោក ឋាន​ព្រហ្ម ។ មនុស្ស​លោក ឋាន​មនុស្ស; មនុស្ស​ប្រុស​ស្ត្រី ។ យម​លោក ឬ អបាយ​លោក អបាយ​ភូមិ ។ សត្ត​លោក ឬ សត្វ-- ពពួក​សត្វ ។ ឥធ​លោក (អិធៈ--) លោក​នេះ, ជាតិ​នេះ ។ ឱកាស​លោក (ឱកាសៈ--) ភាគ​អាកាស ។ល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ុ. ស.</text:p>
          </table:table-cell>
          <table:table-cell table:style-name="តារាង1.D2" office:value-type="string">
            <text:p text:style-name="P7">ព្រះ​អង្គ; អ្នក; គាត់ ។ ពាក្យ​គោរព​សម្រាប់​និយាយ​ជា​ជំនួស​ឈ្មោះ​បុគ្គល​ថ្នាក់​ខ្ពស់​ជាង​ខ្លួន ឬ​ថ្នាក់​ស្មើ​នឹង​ខ្លួន ដែល​ត្រូវ​និយាយ​ទៅ​រក​ឬ​ដែល​ត្រូវ​និយាយ​ដល់ : អញ្ជើញ​លោក​ពិសា !; លោក​មិន​អញ្ជើញ​មក​ទេ ។ សម្រាប់​ប្រើ​ផ្សំ​ពី​ខាង​ដើម​នាម​នាម ដែល​គួរ​ប្រកប​ដោយ​សេចក្ដី​គោរព : លោក​អ្នក​ឲកញ៉ា... , លោក​អភិបាល​ខែត្រ, លោក​នាយ, លោក​ឪពុក, លោក​គ្រូ, លោក​តា, លោក​យាយ, លោក​មា, លោក​ក្មួយ ។ល។ សម្រាប់​ហៅ​បព្វជិត​ទាំងពួង : និមន្ត​លោក​ឆាន់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១</text:p>
          </table:table-cell>
          <table:table-cell table:style-name="តារាង1.A2" office:value-type="string">
            <text:p text:style-name="P15">លោក --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ោក ១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២</text:p>
          </table:table-cell>
          <table:table-cell table:style-name="តារាង1.A2" office:value-type="string">
            <text:p text:style-name="P15"><text:span text:style-name="T15">លោកន្តរ​</text:span>នរ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ោកន់-តៈ រ៉ៈនរក់ ឬ លោកន់-ដ--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ោក + អន្តរ <text:span text:style-name="T1">“ចន្លោះ” + នរក “រណ្តៅ”) រណ្ដៅ​នៅ​ក្នុង​ចន្លោះ​នៃ​លោក ជា​ឈ្មោះ​រណ្ដៅ​នរក ដែល​សត្វ​ជា​បុថុជ្ជន​ប្រភេទ​ខ្លះ​ប្រកាន់​ឧច្ឆេទ​ទិដ្ឋិ ជឿ​ស៊ប់​ថា​គ្មាន​បុណ្យ​គ្មាន​បាប​សួគ៌​នរក​អ្វី​ទេ សត្វ​ស្លាប់​ទៅ​ក៏​សូន្យ​ឈឹង​ឥត​មាន​ជាតិ​កំណើត​ត​ទៅ​ទៀត​ឡើយ, នរក​នេះ​កើត​មាន​ព្រោះ​លទ្ធិ​នោះ​ឯង ។ល។ (ព. ពុ.) : លទ្ធិ​ពុទ្ធ​និយម​ថា សត្វ​ជា​បុថុជ្ជន​ណា​ដែល​ប្រកាន់​ជឿ​ថា​ស្លាប់​ទៅ​សូន្យ​ឥត​មាន​ជាតិ​កំណើត​ត​ទៅ​ទៀត​ទេ, បុថុជ្ជន​នោះ កាល​បើ​ស្លាប់​ក៏​តែង​តែ​កើត​ក្នុង​លោកន្តរ​នរក ភ្លើង​ប្រល័យ​កប្ប​ក៏​ពុំ​ឆេះ​រំលាយ​នរក​នោះ​ឡើយ (ព. បុ. ហៅ និញ្វន​នរក) ។ មើល​ក្នុង​ពាក្យ លោក ទៀត​ផង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៣</text:p>
          </table:table-cell>
          <table:table-cell table:style-name="តារាង1.A2" office:value-type="string">
            <text:p text:style-name="P15">លោក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ហុ. &lt; លោក) លោក​ទាំងឡាយ (ព. កា.) : រី​អង្គ​ព្រះ​សម្ពុទ្ធ សុវិសុទ្ធសេដ្ឋា ជា​គ្រូ​នៃ​លោកា មនុស្ស​ទេញ្ត​សឹង​គោរព ។ ព្រះ​អង្គ​ទ្រង់​មេត្តា ត្រាស់​ទេស្នា​ប្រាប់​សព្វ​គ្រប់ ឲ្យ​សត្វ​ក្នុង​ត្រៃ​ភព ជ្រក​ក្នុង​ម្លប់​សន្តិសុខ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៤</text:p>
          </table:table-cell>
          <table:table-cell table:style-name="តារាង1.A2" office:value-type="string">
            <text:p text:style-name="P15">លោកា --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ោក ១ ន.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៥</text:p>
          </table:table-cell>
          <table:table-cell table:style-name="តារាង1.A2" office:value-type="string">
            <text:p text:style-name="P15">លោកិ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កិយ៉ៈ ឬ </text:p>
            <text:p text:style-name="P8">--កី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28">(លៅកិក, លៅក្យ) ដែល​មាន​ក្នុង​លោក; ដែល​ជាប់​ទាក់ទង​ដោយ​លោក; សម្រាប់​លោក ។ ព. ផ្ទ. លោកុត្តរ ។ ប្រើ​ជា​បទ​សមាស​រៀង​ពី​ខាង​ដើម​សព្ទ​ដទៃ អ. ថ. --កិយ៉ៈ, ដូច​ជា : លោកិយ​ចិត្ត ចិត្ត​របស់​លោកិយ​សត្វ ។ លោកិយ​ជន ឬ--មហា​ជន ជន​ឬ​មហា​ជន​ដែល​មាន​ក្នុង​លោក ។ លោកិយ​ទ្រព្យ ឬ--សម្បត្តិ ទ្រព្យ​ឬ​សម្បត្តិ​សម្រាប់​លោកិយ​ជន ។ លោកិយ​ធម៌ ធម៌​សម្រាប់​លោកិយ​សត្វ​ធម្មតា ឬ​សណ្តាប់ធ្នាប់​របស់​លោកិយ​សត្វ ។ លោកិយ​សត្ត ឬ--សត្វ សត្វ​ដែល​មាន​ក្នុង​លោក ។ លោកិយ​សទ្ធា ជំនឿ​របស់​លោកិយ​ជន; ការ​ជឿ​កម្ម​ផល​របស់​លោកិយ​ជន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៦</text:p>
          </table:table-cell>
          <table:table-cell table:style-name="តារាង1.A2" office:value-type="string">
            <text:p text:style-name="P15">លោកីយ៍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កី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ូច​គ្នា​នឹង លោកិយ : សម្បត្តិ​លោកីយ៍ សម្បត្តិ​សម្រាប់​លោកិយ​ជន ។ ជំងឺ​លោកីយ៍ ជំងឺ​សម្រាប់​សត្វ​ក្នុង​លោក; ប៉ុន្តែ​ខ្មែរ​ប្រើ​តាម​ទម្លាប់​សំដៅ​សេចក្ដី​ថា អាសន្ន​រោគ ឬ អហិវាតក​រោគ ។ ព. សា. រំបល់, រំលែះ : អាលោកីយ៍​កាច់ ! អា​រំបល់​កាច់ ! (ពាក្យ​ជេរ​ទ្រគោះ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៧</text:p>
          </table:table-cell>
          <table:table-cell table:style-name="តារាង1.A2" office:value-type="string">
            <text:p text:style-name="P15">លោកុត្ត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ោក ១ ន.) ។</text:p>
          </table:table-cell>
          <table:table-cell table:style-name="តារាង1.D2" office:value-type="string">
            <text:p text:style-name="P8">... លោកុត្តរា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៨</text:p>
          </table:table-cell>
          <table:table-cell table:style-name="តារាង1.A2" office:value-type="string">
            <text:p text:style-name="P15">លោកេស្វរ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ោក ១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៦៩</text:p>
          </table:table-cell>
          <table:table-cell table:style-name="តារាង1.A2" office:value-type="string">
            <text:p text:style-name="P15">លោង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1"><text:span text:style-name="T16">ប៉ែក​អវយវៈ​មនុស្ស​ឬ​សត្វ ពី​ត្រឹម​ត្រគាក​ចុះ​មក​ដល់​ខាង​លើ​ជង្គង់ :</text:span><text:span text:style-name="T4"> ស្វិត​លោង​ម្ខាង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ោង អ. ថ. ល៉ូង) ក្តារ​មឈូស (ម. ប្រ.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៧០</text:p>
          </table:table-cell>
          <table:table-cell table:style-name="តារាង1.A2" office:value-type="string">
            <text:p text:style-name="P15"><text:span text:style-name="T15">លោណ </text:span>ម្ពិ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ោ-ណ័ម-ពិល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គុ. ឬ ន.</text:p>
          </table:table-cell>
          <table:table-cell table:style-name="តារាង1.D2" office:value-type="string">
            <text:p text:style-name="P21"><text:span text:style-name="T4">(លោណ </text:span><text:span text:style-name="T6">“ប្រៃ” + អម្ពិល “ជូរ” &gt; លោណម្ពិល) ប្រៃ​និង​ជូរ​ឬ​វត្ថុ​មាន​រស​ប្រៃ​និង​ជូរ ។ ព. កា. ថា : តាបស​ចាស់​ៗ នៅ​ព្រៃ​យូរ​ណាស់ ឆាន់​ឥត​អំបិល ស្រាប់​តែ​នឹក​ភ្នក ដល់​លោណម្ពិល ក៏​នាំ​គ្នា​វិល មក​រក​ក្រុង​ម្តង ។ អ្នក​ក្រុង​ឈូឆរ ដោយ​ក្តី​ត្រេកអរ នាំ​គ្នា</text:span><text:span text:style-name="T20">​ត្រសង មក​រក</text:span><text:span text:style-name="T7">​</text:span><text:span text:style-name="T20">ឥសី យក​អ្វី​មក​ផង បំពេញ​បំណង តាបស​រាល់​រូប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៧១</text:p>
          </table:table-cell>
          <table:table-cell table:style-name="តារាង1.A2" office:value-type="string">
            <text:p text:style-name="P15">លោ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21"><text:span text:style-name="T4">ស្ទុះ​ឡើង​លើ​ផុត​ពី​ទី​ប្រក្រតី : លោត​តន្រ្តំ ។ ស្ទុះ​ផ្លោះ​រំលង : លោត​រំលង​ប្រឡាយ; ស្វា​លោត​ពី​ដើម​អម្ពិល​ទៅ​ដើម​ស្វាយ ។ បោល​ផ្នាល​ៗ : បរ​គោ​បំបោល​ឲ្យ​លោត​ពេញ​កម្លាំង ។ ដាល​ខ្លាំង : គ្រុន​ក្តៅ​ជីពចរ​លោត​ខ្លាំង ។ គុ. (ព. ប្រ.) ដែល​ស្ទុះ​ខ្ពស់​ជាង​គេ; ដែល​មាន​ទ្រព្យ​ច្រើន​ជាង​គេ ឬ​ដែល​គ្រាន់​បើ​ជាង​គេ : បណ្តា​កូន ៥ នាក់ បាន​តែ​ម្នាក់​លោត​ជាង​គេ ។ល។ លោត​កញ្ឆាត់ លោត​វាយ​កញ្ឆាត់​ គឺ​លោត​វាយ​កែង​ផ្ទប់​នឹង​កំប៉េះ​គូទ ។ លោត​កព្ឆោង បោល​លោត​ពី​ចិត្ត​ឯង​ដោយ​អំណាច​សេចក្ដី​ក្លា​សប្បាយ​ខ្លាំង : គោ​ក្លា​លោត​កព្ផោង ។ ព. ប្រ. ខឹង​ច្រឡោត​ខ្លាំង ឬ​អរ​ខ្លាំង បញ្ចេញ លំនាំ​ស្ទុះ​លោត​ទាំង​បង្គុយ​ឬ​ទាំង​ជំហរ : ខឹង​ច្រឡោត​លោត​កព្ឆោង; អរ​លោត​កព្ឆោង ។ លោត​ឆ្តោ​លោត​ក្រមាល់ លោត​</text:span><text:span text:style-name="T16">ច្រឡោត​ទាំង​ស្រុង​ទាំង​ក្រមាល់ : ខឹង​លោត​ឆ្តោ​លោត​ក្រមាល់ ។ល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៧២</text:p>
          </table:table-cell>
          <table:table-cell table:style-name="តារាង1.A2" office:value-type="string">
            <text:p text:style-name="P15"><text:span text:style-name="T15">លោត​</text:span>អង្រ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ល្បែង​មួយ​ប្រភេទ សម្រាប់​ក្មេង​ប្រុស​ជំទង់​ឬ​កំលោះ​លេង, មនុស្ស​ពីរ​នាក់​អង្គុយ​កាន់​អង្រែ​តូច​វែង​ពីរ ដំ​ទង្គិច​អង្រែ​ឲ្យ​មនុស្ស​ម្នាក់​លោត​ក្នុង​ចន្លោះ មិន​ឲ្យ​អង្រែ​ត្រូវ​ជើង; ជា​ល្បែង​ហាត់​ប្រាណ​ឲ្យ​ប៉ិន​ខាង​វិធី​លោត​ផ្លោះ : លេង​លោត​អង្រែ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៧៣</text:p>
          </table:table-cell>
          <table:table-cell table:style-name="តារាង1.A2" office:value-type="string">
            <text:p text:style-name="P15"><text:span text:style-name="T15">លោត​</text:span>អន្ទា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ល្បែង​មួយ​ប្រភេទ​សម្រាប់​ពួក​ក្មេង​ប្រុស​លេង, ចែក​អ្នក​លេង​ជា​ពីរ​ពួក, មួយ​ពួក​អង្គុយ​ដំកង់​ឲ្យ​ឃ្លាត​ៗ ចាប់​កាន់​ចុង​ដៃ​គ្នា, មួយ​ពួក​ចាំ​លប​លោត​រំលង​អន្ទាក់​ដៃ​ចូល​ក្នុង​វង់​អ្នក​អង្គុយ ហើយ​លោត​ចេញ​វិញ, បើ​អ្នក​អង្គុយ​លើក​ដៃ​គ្រវាស​ត្រូវ​ជើង​អ្នក​លោត, ត្រូវ​ឲ្យ​ពួក​អ្នក​លោត​មក​អង្គុយ​ដំកង់​កាន់​ដៃ​គ្នា, ពួក​អ្នក​អង្គុយ​ដំកង់​មុន​ត្រូវ​លោត​វិញ; ជា​ល្បែង​ហាត់​ប្រាណ ឲ្យ​ប៉ិន​ខាង​ការ​លួច​ល្បក់​ចូល​ក្នុង​ចំណោម​ឬ​ដោះ​ខ្លួន​ចេញ​ពី​ចំណោម : គេ​ច្រើន​លេង​លោត​អន្ទាក់​តែ​ក្នុង​វេលា​យប់​ខែ​ភ្លឺ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៧៤</text:p>
          </table:table-cell>
          <table:table-cell table:style-name="តារាង1.A2" office:value-type="string">
            <text:p text:style-name="P15">លោត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ស្រាប់​តែ : លោតែ​មក, លោតែ​បាន, លោតែ​លេច​ប្លឹម​មក​ពី​ណ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៧៥</text:p>
          </table:table-cell>
          <table:table-cell table:style-name="តារាង1.A2" office:value-type="string">
            <text:p text:style-name="P15">លោទ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ោត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ោទ្ទ; លោធ្រ) ឈ្មោះ​ឈើ​មួយ​ប្រភេទ សំបក​ក្រាស់​ស្រដៀង​នឹង​គគឹត ស្លឹក​ស្រដៀង​នឹង​ព្រីង តែ​មាន​រស​ជូរ : ស្ងោរ​ស្លឹក​លោទ​លាង​សំពត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៧៦</text:p>
          </table:table-cell>
          <table:table-cell table:style-name="តារាង1.A2" office:value-type="string">
            <text:p text:style-name="P15">លោប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ារ​លុប​ចោល; ការ​បំបាត់​មិន​ឲ្យ​មាន; ការ​លើក​ចោល; ការ​រំលាង <text:s/>។ សម្រាប់​ប្រើ​ជា​បទ​សមាស, បើ​រៀង​ពី​ខាង​ដើម អ. ថ. លោប៉ៈ, បើ​រៀង​ពី​ខាង​ចុង អ. ថ. លោប, ដូច​ជា : លោប​កម្ម ការ​ដែល​លុប​លាង, ដែល​លើក​ចោល ។ លោប​ការណ៍ ហេតុ, ដំណើរ, រឿង ដែល​លើក​ចោល ។ លោប​សន្ធិ ការ​ត​អក្សរ​ខាង​ភាសា​សំស្រ្កឹត​ឬ​បាលី ដោយ​វិធី​លុប​ស្រៈ​ឬ​ព្យញ្ជនៈ​ចេញ​ខ្លះ (ព. វ.) ។ល។ អាទិ​លោប, មជ្ឈេ​លោប, ឧត្តរ​លោប (ម. ព. លោប ២ ន. ទៀត​ផង)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>លោប៉ៈ ឬ​លោប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1"><text:span text:style-name="T4">ការ​លុប (ព. វ.) ការ​លុប​តួ​អក្សរ​ឬ​ពាក្យ​ចេញ​ខ្លះ; លុប​តួ​អក្សរ​ឬ​ពាក្យ​ដើម​ហៅ អាទិ​លោប (ឬ អាទិ​លុប (--លប់) ក៏​បាន), បា. ដូច​ជា ឧបាសក &gt; បាសក; ឧបាសិកា &gt; សិកា (លុប​ពីរ​តួ​ចេញ គឺ​លុប​តួ​ដើម​ផង​កណ្ដាល​ផង, សម្រាប់​ខ្មែរ​ប្រើ​តាម​ស្រួល​មាត់​ហៅ​ថា វាចា​សិលិដ្ឋ </text:span><text:span text:style-name="T6">“តាម​ស្រួល​មាត់”); សម្រាប់​សម្ដី​ខ្មែរ​សុទ្ធ​ដូច​ជា </text:span><text:span text:style-name="T16">ស៊ី​បាយ​ហើយ​ឬ​នៅ ? &gt; បាយ​ហើយ​ឬ​នៅ ? (លុប ស៊ី ចេញ) ។ល។</text:span><text:span text:style-name="T6"> លុប​អក្សរ​ឬ​ពាក្យ​ត្រង់​កណ្ដាល​ចេញ​ខ្លះ​ហៅ មជ្ឈេ​លោប (ឬ​ មជ្ឈេ​លុប ក៏​បាន), សំ. ឬ បា. ដូច​ជា អយស្ម័យ​មាគ៌​យាន &lt; សំ. អយស៑ “ដែក” + មយ (បច្ច័យ) + មាគ៌ “មាគ៌ា (ផ្លូវ)” + យាន &gt; អយស្ម័យ​មាគ៌​យាន “យាន​ដែល​រឥល​ទៅ​មក​តាម​ផ្លូវ​ដែក”, លុប មាគ៌ កណ្ដាល​ចេញ &gt; អយស្ម័យយាន (អៈយ៉ាស់-ស្មៃ-យាន) នៅ​មាន​សេចក្ដី​ដូច​ខាង​លើ​ដដែល (បារ. Chemin de fer) គឺ​រថ​ភ្លើង ឬ​រទេះ​ភ្លើង (ព. សា.); សម្រាប់​សម្ដី​ខ្មែរ​សុទ្ធសាធ​ដូច​ជា ទៅ​កាន់​ផ្ទះ &gt; ទៅ​ផ្ទះ (លុប កាន់ ចេញ), របស់​នៃ​ខ្ញុំ ឬ របស់​ផង​ខ្ញុំ &gt; របស់​ខ្ញុំ (លុប នៃ ឬ ផង ចេញ) ។ល។ លុប​អក្សរ​ឬ​ពាក្យ​ខាង​ចុង​ចេញ​ខ្លះ​ហៅ ឧត្តរ​លោប (ឬ ឧត្តរ​លុប ក៏​បាន), បា. ដូច​ជា សារីបុត្ត​មោគ្គល្លាន &gt; សារីបុត្តា “ព្រះ​សារីបុត្ត​​និង​ព្រះ​មោគ្គល្លាន”; មាតា​បិតា &gt; មាតរោ មាតា​និង​បិតា (បាលី​ហៅ ឧត្តរ​លោប ជា ឯក​សេស (ឧត្តរេកសេស) “សល់​បទ​ចុង”; សម្រាប់​សម្ដី​ខ្មែរ​សុទ្ធសាធ​ដូច​ជា​ ទៅ​ភ្ជួរ​ស្រែ &gt; ទៅ​ភ្ជួរ; ទៅ​រាស់​ដី ។ល។ លោប​ន័យ (លោប៉ៈនៃ) ម. ព. លុប​ន័យ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៧៧</text:p>
          </table:table-cell>
          <table:table-cell table:style-name="តារាង1.A2" office:value-type="string">
            <text:p text:style-name="P15">លោភ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ោភៈ ឬ លោប 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េចក្ដី​ជំពាក់​ចិត្ត; សេចក្ដី​ប្រាថ្នា, បំណង​ចង់​បាន : ប្រឹង​រក​ទ្រព្យ​ដោយ​លោភ; កម្ចាត់​លោភ (សរសេរ​ជា លោភៈ ក៏​បាន តាម​ដំណើរ​ប្រើ) ។ លោភ​ចិត្ត ឬ --ចេតនា (លោភៈ--) ចិត្ត​ឬ​គំនិត​ប្រកប​ដោយ​លោភ ។ លោភ​មូល (លោភៈ--) ឫស, ទីតាំង របស់​លោភ; ចិត្ត​ដែល​ជា​មូល​របស់​លោភ (អកុសល​ចិត្ត) ។ លោភលន់ (លោប--) លោភ​ហួស ។ល។ ខ្មែរ​ប្រើ​ជា កិ. ឬ គុ. សំដៅ​សេចក្ដី​ថា <text:span text:style-name="T10">“ចង់​បាន​ច្រើន​ឬ​ដែល​ចង់​បាន​ហួស​ពេក” ក៏​មាន : កុំ​លោភ​ពេក !; មនុស្ស​លោភ, ចិត្ត​លោភ 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ោភ​លន់ </text:p>
          </table:table-cell>
        </table:table-row>
        <table:table-row>
          <table:table-cell table:style-name="តារាង1.A2" office:value-type="string">
            <text:p text:style-name="P14">១១៤៧៨</text:p>
          </table:table-cell>
          <table:table-cell table:style-name="តារាង1.A2" office:value-type="string">
            <text:p text:style-name="P15">លោភ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25">(ម. ព. លោភ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៧៩</text:p>
          </table:table-cell>
          <table:table-cell table:style-name="តារាង1.A2" office:value-type="string">
            <text:p text:style-name="P15">លោភ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28">(ន. &lt; លោក) ដែល​ចង់​បាន​ហួស​ពេក : មនុស្ស​លោភោ, ចិត្ត​លោភ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៨០</text:p>
          </table:table-cell>
          <table:table-cell table:style-name="តារាង1.A2" office:value-type="string">
            <text:p text:style-name="P15">លោម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និយាយ​សម្រួល​ចិត្ត​ដោយ​សម្ដី​ទន់ : លោម​ឲ្យ​បាត់​ខឹង; និយាយ​លោម (ម. ព. លួង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11">(លោមន៑) រោម ។ សម្រាប់​ប្រើ​ផ្សំ​ជា​មួយ​នឹង​សព្ទ​ដទៃ​បាន​ដូច រោម​ ដែរ (ម. ព. នុះ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៨១</text:p>
          </table:table-cell>
          <table:table-cell table:style-name="តារាង1.A2" office:value-type="string">
            <text:p text:style-name="P15">លោមទោម 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និយាយ​លោម​ដោយ​ទទូច : លោមទោម​ឲ្យ​សុខ​ចិត្ត; និយាយ​ លោមទោម, អង្វរ​លោមទោ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៨២</text:p>
          </table:table-cell>
          <table:table-cell table:style-name="តារាង1.A2" office:value-type="string">
            <text:p text:style-name="P15">លោម​ព័ណ៌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ោម-ព័រ</text:p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1"><text:span text:style-name="T4">(លោមន៑ + វណ៌; លោម + វណ្ណ) សម្បុរ​រោម ។ ខ្មែរ​ប្រើ​</text:span><text:span text:style-name="T16">សំដៅ​សេចក្ដី​ថា “លំអ​រូប”, ច្រើន​និយាយ​ថា រូប​ឆោម</text:span><text:span text:style-name="T8">​</text:span><text:span text:style-name="T6">លោម​ព័ណ៌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៨៣</text:p>
          </table:table-cell>
          <table:table-cell table:style-name="តារាង1.A2" office:value-type="string">
            <text:p text:style-name="P15">លោមស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ោមៈសា</text:p>
          </table:table-cell>
          <table:table-cell table:style-name="តារាង1.D2" office:value-type="string">
            <text:p text:style-name="P8">សំ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12">កែវ​ឬ​ត្បូង​មរកត : ត្បូង​លោមសារ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12"/>
          </table:table-cell>
        </table:table-row>
        <table:table-row>
          <table:table-cell table:style-name="តារាង1.A2" office:value-type="string">
            <text:p text:style-name="P14">១១៤៨៤</text:p>
          </table:table-cell>
          <table:table-cell table:style-name="តារាង1.A2" office:value-type="string">
            <text:p text:style-name="P15">លោមា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ពហុ. &lt; លោម) រោម​ទាំងឡាយ : ព្រឺ​លោមា; (រ. ស.) : ព្រះ​លោម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ត្រី​សមុទ្រ​មួយ​ប្រភេទ មាត្រ​ធំ : ត្រី​លោមា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ត្រី​លោមា</text:p>
          </table:table-cell>
        </table:table-row>
        <table:table-row>
          <table:table-cell table:style-name="តារាង1.A2" office:value-type="string">
            <text:p text:style-name="P14">១១៤៨៥</text:p>
          </table:table-cell>
          <table:table-cell table:style-name="តារាង1.A2" office:value-type="string">
            <text:p text:style-name="P15">លោលត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ោលៈ--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11">(--តា ឬ --ភាវ) ភាវៈ​ឬ​ភាព​លេះលោះ ឬ ឡេះឡោះ, ម្ង៉ិកម្ង៉ក់, សើវ៉ើ ។</text:p>
          </table:table-cell>
          <table:table-cell table:style-name="តារាង1.D2" office:value-type="string">
            <text:p text:style-name="P8">លោល​ភាព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៨៦</text:p>
          </table:table-cell>
          <table:table-cell table:style-name="តារាង1.A2" office:value-type="string">
            <text:p text:style-name="P15">លោល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&lt; លោល) ដែល​លេះលោះ ឬ ឡេះឡោះ, ម្ង៉ិកម្ង៉ក់, សើវ៉ើ (ចំពោះ​តែ​ស្រី) : ស្រី​លោលា ស្រី​ដែល​មាន​ឫកពា​ឡេះឡោះ​ទៅ​រក​បុរស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៨៧</text:p>
          </table:table-cell>
          <table:table-cell table:style-name="តារាង1.A2" office:value-type="string">
            <text:p text:style-name="P15">លោលុប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11">ដែល​ល្មោភ, លោភលន់, រវះរវាម : មនុស្ស​លោលុប ។ លោលុប​ចារ (--ប៉ៈចា) ប្រព្រឹត្ត​លោភលន់, រវះរវាម ។ </text:p>
          </table:table-cell>
          <table:table-cell table:style-name="តារាង1.D2" office:value-type="string">
            <text:p text:style-name="P8">លោ​លុភ</text:p>
          </table:table-cell>
          <table:table-cell table:style-name="តារាង1.I2" office:value-type="string">
            <text:p text:style-name="P11"/>
          </table:table-cell>
        </table:table-row>
        <table:table-row>
          <table:table-cell table:style-name="តារាង1.A2" office:value-type="string">
            <text:p text:style-name="P14">១១៤៨៨</text:p>
          </table:table-cell>
          <table:table-cell table:style-name="តារាង1.A2" office:value-type="string">
            <text:p text:style-name="P15">លោហៈ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--ហ) ធាតុ​សាច់​រឹង​ដែល​រំលាយ​សម្រាំង​ចេញ​ពី​រ៉ែ​ហើយ គឺ​ដែក, ស្ពាន់, ទង់ដែង, លង់ហិន, សំរឹទ្ធិ, ទង់ហ្វ៊ា; ... ។ លោហ​កម្ម ឬ--កិច្ច ការ​ធ្វើ​លោហៈ, មុខ​របរ​លោហៈ ។ លោហ​កាន្ត (--កាន-តៈ ឬ--កាន) មេ​ដែក ។ លោហ​ការ ឬ--ការី អ្នក​ធ្វើ​លោហៈ, ជាង​លោហៈ (មាន​ជាង​ដែក​ជាដើម); បើ​ស្ត្រី​ជា លោហ​ការិកា ឬ--ការិនី ។ លោហ​កុម្ភៈ ឆ្នាំង​លោហៈ (មាន​ឆ្នាំង​ស្ពាន់​ជាដើម) ។ លោហ​កុម្ភី ឈ្មោះ​នរក​មាន​ស្រះ​លោហៈ​ធំ​មាន​ទឹក​ពុះ​កញ្រ្ជោល​ជានិច្ច... ។ លោហ​ជាតិ (--ជាត) ជាតិ​លោហៈ, លោហៈ​ទាំងពួង ។ លោហ​ជាល សំណាញ់ ឬ​បណ្តាញ​លោហៈ ។ លោហ​ជិត ពេជ្រ ។ លោហ​ធាតុ ធាតុ​លោហៈ; រ៉ែ​លោហៈ ។ លោហ​នាឡិ (--នាល) នាឡិ​ឬ​បោយ​លោហៈ ។ លោហ​ភណ្ឌ (--ភ័ន) របស់​ដែល​ធ្វើ​ដោយ​លោហៈ ។ លោហ​ភាជនៈ ឬ --ភាជន៍ ភាជនៈ​លោហៈ ។ លោហ​ម័យ ដែល​ធ្វើ​ដោយ​លោហៈ ។ លោហ​មល (--មៈលៈ ឬ --មល់) មន្ទិល​លោហៈ, ច្រែះ​ឬ​ស្នឹម​លោហៈ ។ លោហ​វត្ថុ (--វ័ត-ថុ) វត្ថុ​ដែល​ធ្វើ​ដោយ​លោហៈ; ជាតិ​លោហៈ​ឯង ។ លោហាករ (&lt; លោហ + អាករ <text:span text:style-name="T1">“អណ្តូង”) អណ្តូង​ឬ​រណ្ដៅ​រ៉ែ​លោហៈ ។ល។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៨៩</text:p>
          </table:table-cell>
          <table:table-cell table:style-name="តារាង1.A2" office:value-type="string">
            <text:p text:style-name="P15">លោហ --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ោហៈ) ។ </text:p>
          </table:table-cell>
          <table:table-cell table:style-name="តារាង1.D2" office:value-type="string">
            <text:p text:style-name="P8">... លោហា--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០</text:p>
          </table:table-cell>
          <table:table-cell table:style-name="តារាង1.A2" office:value-type="string">
            <text:p text:style-name="P15">លោហិត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ក្រហម ។ លោហិត​ចន្ទន៍ (--តៈច័ន) ចន្ទន៍​ក្រហម ។ លោហិត​ព័ណ៌ (--តៈព័រ) សម្បុរ​ក្រហម ។ លោហិត​ពស្រ្ត ឬ --ពស្រ្តា (--តៈ ព័ស ឬ--តៈព័ស-ស្រ្តា) សំពត់​ក្រហម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ាម; (រ. ស.) : ព្រះ​លោហិត ។ លោហិត​ធារា (--តៈ--) ទ​ឈាម​គឺ​ឈាម​ដែល​ហូរ​ស្រោច​សស្រាក់ ។ លោហិត​នទី (--តៈនៈទី) ស្ទឹង​ឈាម គឺ​ឈាម​ច្រើន​ដែល​ហូរ​ហាក់​ដូច​ជា​ស្ទឹង ព្រោះ​ការ​ច្បាំង​កាប់​សម្លាប់​គ្នា​យ៉ាង​សម្បើម ឬ​ព្រោះ​ការ​សម្លេះ​សត្វ​ធំ​ៗ​ច្រើន ។ លោហិត​ពិការ (--ហិត--) ឈាម​ពិការ : រោគ​លោហិត​ពិការ ។ លោហិត​វិបរិត (--ហិត-វិប៉ៈរ៉ិត) ឈាម​ប្រែប្រួល, ដំណើរ​ប្រែ​ឈាម​ខុស​ពី​ប្រក្រតី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១</text:p>
          </table:table-cell>
          <table:table-cell table:style-name="តារាង1.A2" office:value-type="string">
            <text:p text:style-name="P15"><text:span text:style-name="T15">លោហិត​ <text:s text:c="4"/>ប</text:span>ក្ខន្ទិកាពា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តៈបុ័ក-ខ័ន -ទិកាពាត</text:p>
          </table:table-cell>
          <table:table-cell table:style-name="តារាង1.D2" office:value-type="string">
            <text:p text:style-name="P8">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&lt; លោហិត “ឈាម” + បក្ខន្ទិក <text:span text:style-name="T1">“ដែល​ស្ទុះ​ឬ​ឃ្លាត​ចេញ” + អាពាធ “ជំងឺ”) ជំងឺ​ធ្លាក់​ឈាម​ពី​ឧច្ចារ​មគ្គ, ជំងឺ​ចុះ​ឈាម; ជំងឺ​មួល​ឈាម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២</text:p>
          </table:table-cell>
          <table:table-cell table:style-name="តារាង1.A2" office:value-type="string">
            <text:p text:style-name="P15">លោហិត​ភក្ខ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តៈភ័ក</text:p>
          </table:table-cell>
          <table:table-cell table:style-name="តារាង1.D2" office:value-type="string">
            <text:p text:style-name="P8">បា. ឬ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ត្វ​ដែល​មាន​ឈាម​ជា​ភក្សា គឺ​សត្វ​ដែល​ខាំ​ជញ្ជក់​ស៊ី​ឈាម​ស្រស់​ឬ​សត្វ​ដែល​ស៊ី​សាច់​ជញ្ជក់​ឈាម​ស្រស់ : សង្កើច, មូស, របោម; ខ្លា,... ជា​លោហិត​ភក្ស ។</text:p>
          </table:table-cell>
          <table:table-cell table:style-name="តារាង1.D2" office:value-type="string">
            <text:p text:style-name="P8">--ភក្ស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៣</text:p>
          </table:table-cell>
          <table:table-cell table:style-name="តារាង1.A2" office:value-type="string">
            <text:p text:style-name="P19">លោហិតាគ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គា</text:p>
          </table:table-cell>
          <table:table-cell table:style-name="តារាង1.D2" office:value-type="string">
            <text:p text:style-name="P8">បា. 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&lt; លោហិត + អគារ) មន្ទីរ​សម្រាប់​យក​ឈាម​មនុស្ស​មក​រក្សា​ទុក​ដើម្បី​ប្រើ​ក្នុង​ពិធី​ពេទ្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៤</text:p>
          </table:table-cell>
          <table:table-cell table:style-name="តារាង1.A2" office:value-type="string">
            <text:p text:style-name="P16">លោហិតាពាធ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ពាត</text:p>
          </table:table-cell>
          <table:table-cell table:style-name="តារាង1.D2" office:value-type="string">
            <text:p text:style-name="P8">សំ.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&lt; លោហិត <text:span text:style-name="T1">+ អាពាធ) ជំងឺ​ដែល​កើត​ព្រោះ​ឈាម​ធ្វើ​ទុក្ខ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៥</text:p>
          </table:table-cell>
          <table:table-cell table:style-name="តារាង1.A2" office:value-type="string">
            <text:p text:style-name="P15"><text:span text:style-name="T15">លោហិតុ</text:span>ប្បាទ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តុប-បាត</text:p>
          </table:table-cell>
          <table:table-cell table:style-name="តារាង1.D2" office:value-type="string">
            <text:p text:style-name="P8">បា.; សំ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11">(&lt; លោហិត “ឈាម” + ឧប្បាទ ការ​កើត​ឡើង”; -- + ឧត្បាទ) ឈ្មោះ​អនន្តរិយ​កម្ម​មួយ​យ៉ាង ដែល​បុគ្គល​ជា​សត្រូវ​ញ៉ាំង​ព្រះ​លោហិត​ព្រះ​សម្មាសម្ពុទ្ធ​ឲ្យ​ឃ្លាត​ពី​ទី​ប្រក្រតី ជាំ​ក្នុង​ព្រះ​សរីរ​កាយ ប៉ុន្តែ​មិន​បែក​ហូរ​ចេញ​ទេ ព្រោះ​មាន​ធម្មតា​ថា​សព៌ាង្គ​កាយ​របស់​ព្រះ​សព្វញ្ញុពុទ្ធ​រាល់​ព្រះ​អង្គ ឥត​មាន​បុគ្គល​ណា​អាច​ធ្វើ​ឲ្យ​បែក​បាន​ឡើយ; កម្ម​នេះ​ដែល​ទេវទត្ត ប្រមៀល​ដុំ​ថ្ម​ទម្លាក់​ពី​លើ​ភ្នំ​គិជ្ឈកូដ, ថ្ម​បែក​ខ្ទាត​បំណែក​មួយ​ដុំ​មក​ត្រូវ​ព្រះ​បាទ​ព្រះ​សក្យមុនី... (ព. ពុ.; ម. ព. អនន្តរិយ​កម្ម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៦</text:p>
          </table:table-cell>
          <table:table-cell table:style-name="តារាង1.A2" office:value-type="string">
            <text:p text:style-name="P15">លោះ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ចេញ​ថ្លៃ​យក​របស់​ដែល​បញ្ចាំ​ឬ​យក​មនុស្ស​មក​ធ្វើ​ជា​ទាសៈ​ឬ​ទាសី : លោះ​របស់​បញ្ចាំ; លោះ​មនុស្ស​ប្រើ (មាន​តែ​ក្នុង​សម័យ​ពី​ដើម) ។ សង​ប្រាក់​ទៅ​ម្ចាស់​បំណុល​សុំ​ដក​ខ្លួន​ឲ្យ​រួច​អំពី​ទាស​ភាព : លោះ​ខ្លួន​ឲ្យ​រួច​ជា​អ្នក​ជា ។ ចាញ់ : លោះ​កាំភ្លើង, លោះ​ស្នា ។ ព. ប្រ. ស្ដី​ឲ្យ​ម៉ាំង​ៗ​ឬ​ខ្ជាំង​ៗ ឬ​ក៏​ជេរ​ពេញ​ទ្រពង​មាត់ ឥត​ក្រែង : លោះ​តែ​ពីរ​បី​ម៉ាត់​ទៅ បាត់​មាត់​ដូច​គេ​ចុ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បុ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ដំណាំ​មួយ​ប្រភេទ​ស្លឹក​ធំ​ៗ​ស្រដៀង​នឹង​ស្លឹក​ពង្រ, ផ្លែ​មូល​សំបក​ក្រាស សាច់​ជ្រាក​មាន​សរសៃ​ស្វិត​ជាប់​នឹង​គ្រាប់ ខ្លះ​មាន​រស​ជូរ ខ្លះ​ជូរ​អែម, សំបក​ផ្លែ​ប្រើ​ជា​បន្លែ​ស្ល​ម្ជូរ​បាន ។ មាន​ពាក្យ​តំណាល​ថា ព្រះ​បាទ​សម្តេច​ព្រះ​ឧទ័យ​រាជា (ក្សត្រិយ៍​កម្ពុជ​រដ្ឋ) ទ្រង់​សព្វ​ព្រះ​រាជ​ហឫទ័យ ទ្រង់​ប្រោស​ព្រះ​រាជ​ទាន​ឈ្មោះ​ឲ្យ​ហៅ ឈើ​បំពេញ​រាជ្យ វិញ, ជាប់​ដរាប​មក​ដល់​សព្វ​ថ្ងៃ​នេះ; សៀម​ហៅ <text:span text:style-name="T2">កះទ្ចœន</text:span> ឬ <text:span text:style-name="T2">សះទ្ចœន</text:span> អ. ថ. កៈថន់ ឬ សៈថន់, ខ្មែរ​ក៏​ហៅ កថន ខ្លះ​ដែរ; គួរ​ហៅ​តាម​សម្ដី​ខ្មែរ​ថា បំពេញ​រាជ្យ ​វិញ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៧</text:p>
          </table:table-cell>
          <table:table-cell table:style-name="តារាង1.A2" office:value-type="string">
            <text:p text:style-name="P15">លោះលា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បុ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ក្សេមក្សាន្ត, សុខ​ស្រួល, សុខ​សប្បាយ; បរិបូណ៌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៨</text:p>
          </table:table-cell>
          <table:table-cell table:style-name="តារាង1.A2" office:value-type="string">
            <text:p text:style-name="P15">ល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ប្រហោង​ផ្លែ​ប៉ូវថៅ​ឬ​ផ្លែ​ដឹង សម្រាប់​បញ្ចុះ​ដង : លៅ​ប៉ូវថៅ (អ្នក​ស្រុក​ខ្លះ​ហៅ ប្លុក​ប៉ូវថៅ 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៤៩៩</text:p>
          </table:table-cell>
          <table:table-cell table:style-name="តារាង1.A2" office:value-type="string">
            <text:p text:style-name="P15">លំ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គ្រាន់​តែ​សម្រួល​បន្តិច​ៗ​មិន​ទាន់​សម្រេច​យក​ជា​ការ; ច្បោល ឬ​ច្បោល​ៗ : ផ្លូវ​លំ; ច្រាស់​ឈើ​លំ; ធ្វើ​ការ​លំ​ៗ ។</text:p>
          </table:table-cell>
          <table:table-cell table:style-name="តារាង1.D2" office:value-type="string">
            <text:p text:style-name="P8">លំ​ៗ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០០</text:p>
          </table:table-cell>
          <table:table-cell table:style-name="តារាង1.A2" office:value-type="string">
            <text:p text:style-name="P15">លំគេ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ញាប់​រមេញ : សេះ​រត់​យួន​ញាប់​ជើង​លំគេញ; ដំណើរ​លំគេញ; ដែល​មាន​ដំណើរ​លំគេញ (ព. កា.) លំគេញ​កែវ​ស្នេហ៍ ជម្រាប​អ្នក​ម៉ែ ម៉ែ​ឲ្យ​ចេញ​មក ឬ​មួយ​លប​លាក់ ម្នាក់​ឯង​ដើរ​រក បាន​អ្វី​ហើយ​យក ទៅ​ផ្ទះ​ទេ​ដឹង ? </text:p>
          </table:table-cell>
          <table:table-cell table:style-name="តារាង1.D2" office:value-type="string">
            <text:p text:style-name="P8">រំគេញ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០១</text:p>
          </table:table-cell>
          <table:table-cell table:style-name="តារាង1.A2" office:value-type="string">
            <text:p text:style-name="P15">លំចង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ិនចង ឬ លេនចង អ. ថ. --ចុង) ឈ្មោះ​ឧប្បល​មួយ​ប្រភេទ​ដើម​សម្បុរ​ស្វាយ​ស្រគាំ ផ្កា​សម្បុរ​ខៀវ​ស្វាយ (នីលុប្បល) ។ ព. កា. ថា : ព្រលិត​លំចង់ ផ្កា​រីក​រហង់ នៅ​ក្នុង​ស្រះ​ស្រី មើល​ពី​ចម្ងាយ ហាក់​ដូច​ចេះ​ស្ដី ថែម​ទាំង​មាន​ត្រី ហែប​ហែល​ផង​ទៀ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០២</text:p>
          </table:table-cell>
          <table:table-cell table:style-name="តារាង1.A2" office:value-type="string">
            <text:p text:style-name="P15">លំញង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លាំយ្ចង អ. ថ. លុ័មយ៉ង <text:span text:style-name="T1">“ល្អ, ស្រស់​បស់”) ទងវង; ញ៉ែងញ៉ង; ល្វតល្វៃ (ច្រើន​ប្រើ​តែ​ក្នុង​កាព្យ): ស្រី​ស្រស់​ទងវង ដំណើរ​លំញង ឥត​ឆ្គង​ត្រង់​ណា ទាស់​តែ​ពុំ​បាន ឮ​ស័ព្ទ​វាចា សុំ​នាង​កញ្ញា ថា​ម៉េច​ខ្លះ​មក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8">ឈ្មោះ​ត្រប់​មួយ​ប្រភេទ ផ្លែ​តូច​ៗ ជា​ចង្កោម សម្បុរ​បៃតង រស​ខារ​បន្តិច​ៗ, ប្រើ​ជា​បន្លែ ឬ​ជា​អន្លក់​បាន, ងាយ​ដុះ​ឯង​មិន​បាច់​ដាំ : ត្រប់​លំញង (ហៅ ត្រប់​ពុតលំញង ក៏​បាន, ហៅ​តាម​ទម្លាប់​ដោយ​ស្រុក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28">ត្រប់​លំញង</text:p>
          </table:table-cell>
        </table:table-row>
        <table:table-row>
          <table:table-cell table:style-name="តារាង1.A2" office:value-type="string">
            <text:p text:style-name="P14">១១៥០៣</text:p>
          </table:table-cell>
          <table:table-cell table:style-name="តារាង1.A2" office:value-type="string">
            <text:p text:style-name="P15">លំដាប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របៀប, ថ្នាក់, ជាន់; សង្កាត់ : លំដាប់​យស​ស័ក្តិ; អង្គុយ​តាម​លំដាប់ ។ តំណ​វេលា: លំដាប់​នោះ ត​ពី​វេលា​នោះ; គ្រា​នោះ ។ (ព. កា.) : លំដាប់​នោះ​ណា នាង​ស្រី​សុជាតា ថ្វាយ​មធូ​បាយាស សឹង​គ្រឿង​ទិព្វ​តន់ ពេញ​ទាំង​ភាជន៍​មាស ទើប​នាង​សង្គាស ថ្វាយ​ព្រះ​ទសពល ។ <text:s/>(ពាក្យ​ផ្ទាញ់​មារ​បុរាណ​ក្នុង​រឿង​បឋម​សម្ពោធិ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០៤</text:p>
          </table:table-cell>
          <table:table-cell table:style-name="តារាង1.A2" office:value-type="string">
            <text:p text:style-name="P15">លំដោ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លំដាប់ ថា: លំដាប់​លំដោយ លំដាប់​ដែល​ត្រូវ​រៀង​មុន​រៀង​ក្រោយ, លំដាប់​ហូរ​ហែ : ដាក់​តាម​លំដាប់​លំដោយ​ឲ្យ​មាន​របៀប​រៀប​រ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ំដាប់​លំដោយ</text:p>
          </table:table-cell>
        </table:table-row>
        <table:table-row>
          <table:table-cell table:style-name="តារាង1.A2" office:value-type="string">
            <text:p text:style-name="P14">១១៥០៥</text:p>
          </table:table-cell>
          <table:table-cell table:style-name="តារាង1.A2" office:value-type="string">
            <text:p text:style-name="P15">លំទោ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ង្អោន​ឬ​បន្ទន់​កាយ​វាចា​ឲ្យ​ទន់​ភ្លន់ ឲ្យ​សុភាព : លំទោន​កាយ បន្ទន់​កាយ ។ ប្រើ​ឱន​លំទោន កុំ​បី​មាន​ឆ្គង ប្រាជ្ញា​បុណ្យ​ផង កើត​ដោយ​ប្រតិបត្តិ (សាស្រ្តា​ច្បាប់​ក្រម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០៦</text:p>
          </table:table-cell>
          <table:table-cell table:style-name="តារាង1.A2" office:value-type="string">
            <text:p text:style-name="P15">លំនា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ារ​នាច​នៃ​ទឹក : លំនាច​សមុទ្រ (បារ. Marée descendante ឬ Marée basse ម៉ារ៉េដេស្សង់ដង់តិ៍ ឬ ម៉ារ៉េប័ស្សិ៍) ។ ព. ផ្ទ. ជំនោរ, ទឹក​ជោរ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០៧</text:p>
          </table:table-cell>
          <table:table-cell table:style-name="តារាង1.A2" office:value-type="string">
            <text:p text:style-name="P15">លំនឹ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ថ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ភាព​នឹង, ការ​ឋិត​នៅ​នឹង : លំនឹង​បង្គុយ; លំនឹង​កាយ, លំនឹង​ស្មារត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០៨</text:p>
          </table:table-cell>
          <table:table-cell table:style-name="តារាង1.A2" office:value-type="string">
            <text:p text:style-name="P15">លំន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ទី​ឬ​កន្លែង​ដែល​នៅ​ឬ​សម្រាប់​នៅ : ផ្ទះ​ជា​លំនៅ​របស់​មនុស្ស, ព្រៃ​ជា​លំនៅ​របស់​សត្វ (គួរ​កុំ​ប្រើ​ថា ទី​លំនៅ ព្រោះ លំនៅ ជា​នាម​សព្ទ​ប្រាប់​សេចក្ដី​ថា ទី-សម្រាប់​នៅ ស្រេច​ទៅ​ហើយ បើ​ថែម​ពាក្យ ទី​មក​ទៀត​នាំ​ឲ្យ​ផ្ទួន ឲ្យ​ធ្ងន់, បើ​ត្រូវ​ការ​ប្រើ​ពាក្យ ទី ត្រូវ​ថា ទី​នៅ ឬ ទី​ជា​លំនៅ ក៏​គឺ លំនៅ ហ្នឹង​ឯ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០៩</text:p>
          </table:table-cell>
          <table:table-cell table:style-name="តារាង1.A2" office:value-type="string">
            <text:p text:style-name="P15">លំនាំ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ទំនង; បែប​បទ, បែប​ភាព; ​ទ្រង់, ទ្រង់ទ្រាយ; ដំណើរ : មាន​លំនៅ​ល្អ; ខុស​ពី​លំនាំ​ដើម; លំនាំ​សេចក្ដី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១០</text:p>
          </table:table-cell>
          <table:table-cell table:style-name="តារាង1.A2" office:value-type="string">
            <text:p text:style-name="P15"><text:span text:style-name="T15">លំនាំ​សម​</text:span>សារ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សំ-សា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លំនាំ​សមរម្យ; ដំណើរ​ឫកពា; បែប​ភាព​នៃ​រាង​កាយ : មនុស្ស​នុ៎ះ​មាន​លំនាំ​សមសារ​គួរ​ឲ្យ​អ្នក​ផង​ពេញ​ចិត្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១១</text:p>
          </table:table-cell>
          <table:table-cell table:style-name="តារាង1.A2" office:value-type="string">
            <text:p text:style-name="P15">លំប៉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ឡាំប៉ា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១២</text:p>
          </table:table-cell>
          <table:table-cell table:style-name="តារាង1.A2" office:value-type="string">
            <text:p text:style-name="P15">លំបា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ពិបាក, ធ្វើ​បាន​ដោយ​កម្រ : លំបាក​ទៅ ។ គុ. ដែល​ពិបាក; ដែល​ក្រីក្រ, តោកយ៉ាក : ការ​លំបាក; មនុស្ស​លំបាក, មនុស្ស​ក្រ​លំបាក ។ ន. សេចក្ដី​លំបាក; ដំណើរ​តោកយ៉ាក, ការ​ទ័ល​ក្រ : ធ្វើ​បាន​ដោយ​លំបាក, រក​ស៊ី​ដោយ​លំបា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១៣</text:p>
          </table:table-cell>
          <table:table-cell table:style-name="តារាង1.A2" office:value-type="string">
            <text:p text:style-name="P15">លំបិ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បរិវារ​សម្រាប់​និយាយ​ផ្សំ​នឹង​ពាក្យ លំបាក ថា : លំបាក​លំបិន ពិបាក​ពិបិន, លំបាក​ត្រដាបត្រដួស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ំបាក​លំបិន <text:s/></text:p>
          </table:table-cell>
        </table:table-row>
        <table:table-row>
          <table:table-cell table:style-name="តារាង1.A2" office:value-type="string">
            <text:p text:style-name="P14">១១៥១៤</text:p>
          </table:table-cell>
          <table:table-cell table:style-name="តារាង1.A2" office:value-type="string">
            <text:p text:style-name="P15">លំបេ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បរិវារ​របស់​ពាក្យ លំបាក ថា : លំបេក​លំបាក លំបាក​ក្រៃ​ពេក, លំបាក​ត្រដេបត្រដាប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ំបេក​លំបាក</text:p>
          </table:table-cell>
        </table:table-row>
        <table:table-row>
          <table:table-cell table:style-name="តារាង1.A2" office:value-type="string">
            <text:p text:style-name="P14">១១៥១៥</text:p>
          </table:table-cell>
          <table:table-cell table:style-name="តារាង1.A2" office:value-type="string">
            <text:p text:style-name="P15">លំផ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្ចមព្ចក អ. ថ. ល៉មផក) ប្រដាប់​ធ្វើ​ដោយ​សំពត់​ស្មាច់ មាន​កំពូល​ស្រួច​វែង​ឆ្លឹម សម្បុរ-ស បិទ​ចម្រៀក​ក្រដាស​ថង​យន់​ត្រង់​កណ្ដាប់​មាត់ ឬ​មិន​បិទ ក៏​មាន, សម្រាប់​ពួក​មន្ត្រី​ពាក់​សីសៈ ក្នុង​កាល​ដែល​មាន​ព្រះ​រាជ​ពិធី​ហែ​ធំ​ៗ ឬ​សម្រាប់​ឲ្យ​កុល​បុត្រ ដែល​កោរ​សក់​រួច​ហើយ​ពាក់​ហែ​ចេញ​ទៅ​បួស : នាគ​ពាក់​លំផ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១៦</text:p>
          </table:table-cell>
          <table:table-cell table:style-name="តារាង1.A2" office:value-type="string">
            <text:p text:style-name="P15">លំផូ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ែវ​ប្រដាប់​ចង្កៀង សម្រាប់​ដាក់​បាំង​ខ្យល់​ទាំង​ជួយ​កាត់​ផ្សែង​នាំ​ឲ្យ​មាន​ពន្លឺ​ភ្លើង​ភ្លឺ​ថ្លា​ល្អ​ផង : លំផូង​គោម​ប្រេង​កា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១៧</text:p>
          </table:table-cell>
          <table:table-cell table:style-name="តារាង1.A2" office:value-type="string">
            <text:p text:style-name="P15">លំពង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ើម​ថ្មី គឺ​ដើម​ដែល​ទើប​ដុះ​លូត​ជា​ខាង​ក្រោយ : លំពង់​ឈើ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១៨</text:p>
          </table:table-cell>
          <table:table-cell table:style-name="តារាង1.A2" office:value-type="string">
            <text:p text:style-name="P15">លំពស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តូច​មួយ​ប្រភេទ ដើម​ស្ទើរ​ជា​វល្លិ ស្លឹក​ស្រួច​ស្តើង : ត្រួយ​លំពស់​ប្រើ​ធ្វើ​ជា​អន្លក់ ឬ របោយ​បាន​ឥត​ចត់​ឥត​ល្វីង​ទេ ។ ខ្មែរ​អ្នក​ចេះ​ផ្លុំ​ស្លឹក​ជា​បទ​ភ្លេង​គេ​ច្រើន​តែ​យក​ស្លឹក​លំពស់​នេះ រើស​យក​តែ​ស្លឹក​ចាស់​រឹង​មក​ផ្លុំ​ឮ​សូរ​សព្ទ​តូច​គ្រលួច : លេង​ភ្លេង​ផ្លុំ​ស្លឹ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១៩</text:p>
          </table:table-cell>
          <table:table-cell table:style-name="តារាង1.A2" office:value-type="string">
            <text:p text:style-name="P15">លំពា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ប្រទាល​មួយ​ប្រភេទ សន្តាន​តិណ​ជាតិ ស្លឹក​សំប៉ែត, ប្រើ​ជា​ថ្នាំ​រម្ងាប់​រោគ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០</text:p>
          </table:table-cell>
          <table:table-cell table:style-name="តារាង1.A2" office:value-type="string">
            <text:p text:style-name="P15">លំពាស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លំនាំ​ដែល​ទន់ ពត់, បត់​ឬ​រលាស់​បាន : លំពាស់​ដៃ, លំពាស់​ដង​រ៉ែក ។ លំនាំ​ដែល​បែក​កន្ធែក​ងាក​ចេញ​ទាំង​ពីរ​ខាង : លំពាស់​ស្នែង​ក្របី (និយាយ​ថា រំពាស់ ក៏​មា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១</text:p>
          </table:table-cell>
          <table:table-cell table:style-name="តារាង1.A2" office:value-type="string">
            <text:p text:style-name="P15">លំពើ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បុ.</text:p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គេច​វេះ ឬ​ចៀស​វាង​លាក់​ខ្លួន​ក្នុង​វេលា​ដែល​មាន​ភ័យ​ស្លុត​ស្លន់ : លំពើន​ចូល​ព្រៃ​ព្រោះ​ភ័យ​ដេញ ។ (មាន​ប្រើ​ខ្លះ​តែ​ក្នុង​ពាក្យ​កាព្យ​បុរាណ) : អ្នក​ណា​ហ៊ាន​ផ្គើន កុំ​តែ​លំពើន ជ្រក​ពួន​ក្នុង​ព្រៃ កុំ​អី​លិច​លង់ ព្រោះ​ភ័យ​ចង្រៃ ដប់​យប់​ដប់​ថ្ងៃ ទើប​បាន​វិល​វិញ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២</text:p>
          </table:table-cell>
          <table:table-cell table:style-name="តារាង1.A2" office:value-type="string">
            <text:p text:style-name="P15">លំពែ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គ្រឿង​សស្រ្តា​សម្រាប់​ចាក់ សម្រាប់​ពួយ​មាន​មុខ​ទាំង​ពីរ​ខាង មាន​ចុង​ស្រួច រូប​សណ្ឋាន​ដូច​ព្រះ​ខ័ន តែ​ដង​វែង : ផ្លែ​លំពែ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៣</text:p>
          </table:table-cell>
          <table:table-cell table:style-name="តារាង1.A2" office:value-type="string">
            <text:p text:style-name="P15">លំពែង​</text:p>
            <text:p text:style-name="P15">ព្រះ​រា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ប្រទាល​ផ្ញើ​ប្រាណ​មួយ​ប្រភេទ ស្លឹក​វែង​ស្រួច​ក្រាស់ ដុះ​ជា​គុម្ព​ចាប់​ឫស​តោង​ជាប់​នឹង​ដើម​ឈើ, ច្រើន​ដុះ​អាស្រ័យ​នឹង​ដើម​ត្នោត​ដែល​មាន​គាវ​ចាស់ ឬ​គាវ​ងាប់​នៅ​ស្រោប​ដើ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៤</text:p>
          </table:table-cell>
          <table:table-cell table:style-name="តារាង1.A2" office:value-type="string">
            <text:p text:style-name="P15">លំពែង​</text:p>
            <text:p text:style-name="P15">ស្នែង​ក្រប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លំពែង​មួយ​ប្រភេទ ផ្លែ​មាន​សណ្ឋាន​ស្រដៀង​នឹង​ស្នែង​ក្របី ( តោមរ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៥</text:p>
          </table:table-cell>
          <table:table-cell table:style-name="តារាង1.A2" office:value-type="string">
            <text:p text:style-name="P15">លំពែង​អរឹ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ំ.; បា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អរិឞ “រោគ”; អរិស, អឝ៌ស៑ <text:span text:style-name="T1">“រោគ​ធ្លាក់​ឈាម; រោគ​ឫស​ដូង​ដុះ”) ឈ្មោះ​រោគ​មួយ​ប្រភេទ ពួក​រោគ​ក្តាម​ខ្សៀ, រោគ​អណ្តើក ច្រើន​ធ្វើ​ទុក្ខ​ចុក​សៀត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៦</text:p>
          </table:table-cell>
          <table:table-cell table:style-name="តារាង1.A2" office:value-type="string">
            <text:p text:style-name="P15">លំពាំ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ាំព័ង អ. ថ. លុ័មផ័ង) ទំនើង, អំណាច​ខ្លួន, អំពើ​ចិត្ត : តាម​លំពាំង​ចិត្ត (ម. ប្រ., ប្រើ​ខ្លះ​បន្តិច​បន្តួច​តែ​ក្នុង​កាព្យ) : វា​ឃោរឃៅ​ខ្លាំង ធ្វើ​តាម​លំពាំង ប្រឆាំង​យក​ឈ្នះ ជួន​កាល​បាត់​ខ្លួន ជួន​កាល​នៅ​ផ្ទះ មាន​គ្នា​វា​ខ្លះ ខ្នះ​ខ្នែង​ជ្រោម​ជ្រែ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៧</text:p>
          </table:table-cell>
          <table:table-cell table:style-name="តារាង1.A2" office:value-type="string">
            <text:p text:style-name="P15">លំហ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ម្ហ, លំហ ឬ រម្ហ, រំហ) ។</text:p>
          </table:table-cell>
          <table:table-cell table:style-name="តារាង1.D2" office:value-type="string">
            <text:p text:style-name="P8">រំហ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៨</text:p>
          </table:table-cell>
          <table:table-cell table:style-name="តារាង1.A2" office:value-type="string">
            <text:p text:style-name="P15">លំហា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ម្ហាច, លំហាច ឬ រម្ហាច, រំហាច) ។ </text:p>
          </table:table-cell>
          <table:table-cell table:style-name="តារាង1.D2" office:value-type="string">
            <text:p text:style-name="P8">រំហាច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២៩</text:p>
          </table:table-cell>
          <table:table-cell table:style-name="តារាង1.A2" office:value-type="string">
            <text:p text:style-name="P15">លំហុ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ំហុ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០</text:p>
          </table:table-cell>
          <table:table-cell table:style-name="តារាង1.A2" office:value-type="string">
            <text:p text:style-name="P15">លំហួ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ណ្ឋាន​ក្បាច់​រចនា​ដែល​លក, ល្បក, កូត ឲ្យ​ផត​ខូង​លំនាំ​ប្រឡាយ : លំហួត​ក្បាច់​ក្បាល​សសរ, ក្បាច់​មាន​លំហួត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១</text:p>
          </table:table-cell>
          <table:table-cell table:style-name="តារាង1.A2" office:value-type="string">
            <text:p text:style-name="P15">លំហើ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ម. ព. លម្ហើយ, លំហើយ ឬ រម្ហើយ, រំហើយ) ។ </text:p>
          </table:table-cell>
          <table:table-cell table:style-name="តារាង1.D2" office:value-type="string">
            <text:p text:style-name="P8">រំហើ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២</text:p>
          </table:table-cell>
          <table:table-cell table:style-name="តារាង1.A2" office:value-type="string">
            <text:p text:style-name="P15">លំហ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ម. ព. លម្ហែ, លំហែ ឬ រម្ហែ, រំហែ) ។</text:p>
          </table:table-cell>
          <table:table-cell table:style-name="តារាង1.D2" office:value-type="string">
            <text:p text:style-name="P8">រំហែ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៣</text:p>
          </table:table-cell>
          <table:table-cell table:style-name="តារាង1.A2" office:value-type="string">
            <text:p text:style-name="P15">លំហោ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ំហោក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៤</text:p>
          </table:table-cell>
          <table:table-cell table:style-name="តារាង1.A2" office:value-type="string">
            <text:p text:style-name="P15">លំអ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ម. ព. លម្អ ឬ លំអ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៥</text:p>
          </table:table-cell>
          <table:table-cell table:style-name="តារាង1.A2" office:value-type="string">
            <text:p text:style-name="P15">លំអ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ម. ព. លម្អក់ ឬ លំអក់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៦</text:p>
          </table:table-cell>
          <table:table-cell table:style-name="តារាង1.A2" office:value-type="string">
            <text:p text:style-name="P15">លំអក់​ព័ណ៌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ព័រ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</text:p>
          </table:table-cell>
          <table:table-cell table:style-name="តារាង1.D2" office:value-type="string">
            <text:p text:style-name="P7">(ម. ព. លម្អក់​ព័ណ៌ ឬ លំអក់​ព័ណ៌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៧</text:p>
          </table:table-cell>
          <table:table-cell table:style-name="តារាង1.A2" office:value-type="string">
            <text:p text:style-name="P15">លំអ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ម. ព. លម្អង ឬ លំអ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៨</text:p>
          </table:table-cell>
          <table:table-cell table:style-name="តារាង1.A2" office:value-type="string">
            <text:p text:style-name="P15">លំអ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(ម. ព. លម្អន់ ឬ លំអន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៣៩</text:p>
          </table:table-cell>
          <table:table-cell table:style-name="តារាង1.A2" office:value-type="string">
            <text:p text:style-name="P15">លំអិត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ម. ព. លម្អិត ឬ លំអិត ១ កិ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 </text:p>
          </table:table-cell>
          <table:table-cell table:style-name="តារាង1.D2" office:value-type="string">
            <text:p text:style-name="P7">(ម. ព. លម្អិត ឬ លំអិត ២ ន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៤០</text:p>
          </table:table-cell>
          <table:table-cell table:style-name="តារាង1.A2" office:value-type="string">
            <text:p text:style-name="P15">លំអិតលំអូ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រាប់​រក ដោយ​ទន់ភ្លន់, ថ្នាក់​ថ្នម, ប្រើ​សម្ដី​ល្អិត​ល្អ​រក​គ្នា : បង​ប្អូន​គេ​ល្អ​ៗ ណាស់ សុទ្ធ​សឹង​តែ​លំអិត​លំអូន​រក​គ្នា​គេ​ជា​និច្ច ។ ព. កា. ថា : បង​ៗ​ប្អូន​ៗ លំអិត​លំអូន ស្រស់ស្រាយ​រក​គ្នា ពុំ​ដែល​មោះ​ហ្មង ឆ្លើយ​ឆ្លង​តវ៉ា ទោះ​ស្ដី​ទោះ​ថា ទន់​ផ្អែម​ជា​និច្ច ។ (ម. ព. លំ​អុត, លំអុត​លំអូន, លំអុត​លំឱន និង លំឱន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៤១</text:p>
          </table:table-cell>
          <table:table-cell table:style-name="តារាង1.A2" office:value-type="string">
            <text:p text:style-name="P15">លំអុ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ំទោន, ឱន​ទន់​ទាប (ចំពោះ​តែ​កាយ, វាចា, ចិត្ត) : លំអុត​កាយ​ថ្វាយ​បង្គំ, លំអុត​វាចា​ទន់​ផ្អែម, លំអុត​ចិត្ត ។ ដើរ​លំអុត​កាយ ដើរ​ឱន​បន្ទន់​កាយ ។ លំអុត​លំអូន ឬ លំអុត​លំឱន ឱន​បន្ទន់​កាយ ឬ​វាចា​ឲ្យ​រាប​ទាប ឬ​ក៏​បង្អោន​បន្ទន់​ចិត្ត​ទៅ​រក​ផ្លូវ​ល្អ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ំអុត​លំអូន <text:s/>លំអុត​លំឱន</text:p>
          </table:table-cell>
        </table:table-row>
        <table:table-row>
          <table:table-cell table:style-name="តារាង1.A2" office:value-type="string">
            <text:p text:style-name="P14">១១៥៤២</text:p>
          </table:table-cell>
          <table:table-cell table:style-name="តារាង1.A2" office:value-type="string">
            <text:p text:style-name="P15">លំអូ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ឬ កិ. វិ.</text:p>
          </table:table-cell>
          <table:table-cell table:style-name="តារាង1.D2" office:value-type="string">
            <text:p text:style-name="P7">លំអុត​លំឱន​សុភំ​សុភាព​ទន់​ភ្លន់ (ព. កា.) : សម្លប​សម្លូត លំអូត​ចំពោះ ពាក្យ​ពោល​ពិរោះ រាយ​រាប់​សម្ដី ។ ... (ច្បាប់​ស្រី ជា​ព្រះ​រាជ​និពន្ធ​នៃ​ព្រះ​បាទ​សម្តេច​ព្រះ​ហរិរក្ស​រាមា ...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៤៣</text:p>
          </table:table-cell>
          <table:table-cell table:style-name="តារាង1.A2" office:value-type="string">
            <text:p text:style-name="P15">លំអៀ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(ម. ព. លម្អៀង ឬ លំអៀ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៤៤</text:p>
          </table:table-cell>
          <table:table-cell table:style-name="តារាង1.A2" office:value-type="string">
            <text:p text:style-name="P15">លំឱ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ធ្វើ​ឲ្យ​ឱន, បង្អោន, បន្ទន់​ចុះ (ចំពោះ​តែ​កាយ, វាចា, ចិត្ត) : លំឱន​កាយ, លំឱន​វាចា, លំឱន​ចិត្ត (ម. ព. លំអុត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៤៥</text:p>
          </table:table-cell>
          <table:table-cell table:style-name="តារាង1.A2" office:value-type="string">
            <text:p text:style-name="P15">លាំ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ស្ទើរ​តែ​នឹង​ដូច​គ្នា​ឬ​ប៉ុន​គ្នា, រលឿ​គ្នា, ប្រហែល​គ្នា, ស្រដៀង​គ្នា : សម្បុរ​លាំ​គ្នា, មាត្រ​លាំ​គ្នា; ចេះ​លាំ​ៗ​គ្ន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អណ្ដាត​ស្រឡៃ​ឬ​ប៉ី : លាំ​ស្រឡៃ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៣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(លាំ ឬ <text:span text:style-name="T2">លាំ</text:span><text:span text:style-name="T14">œ</text:span> អ. ថ. លុ័ម) ក្រៃលែង, ប្រសើរ, ផុត, ជា​ជាង : ប្រសើរ​លើស​លាំ, ល្អ​លើស​លាំ ។ អា. និ. បណ្ដា, ជំនុំ, អម្បាល; ពាក្យ​សម្រាប់​ដក​រំលែក​ចំនួន​នីមួយ​អំពី​ចំនួន​ស្មើ​គ្នា​ឬ​ច្រើន ឲ្យ​ដាច់​ចេញ​ដោយ​ឡែក : លាំ​កូន​ទាំង​បួន​នាក់​នោះ, កូន​ពីរ​នាក់​ប្រឡែ​ប្រកោ​ចោល​ម្សៀត (ច្រើន​ប្រើ​តែ​ពី​ក្នុង​សម័យ​បុរាណ; សម័យ​ឥឡូវ​នេះ​ច្រើន​ប្រើ​តែ បណ្ដា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៤៦</text:p>
          </table:table-cell>
          <table:table-cell table:style-name="តារាង1.A2" office:value-type="string">
            <text:p text:style-name="P15">លាំ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ធំ​មួយ​ប្រភេទ ស្លឹក​ចាប់​ច្រឡំ​នឹង​ច្រេស ខ្លឹម​ចាប់​ច្រឡំ​នឹង​នាង​នួន : ខ្លឹម​លាំង​ប្រើ​ការ​ប្រកប​លាយ​នឹង​ខ្លឹម​នាង​នួន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៤៧</text:p>
          </table:table-cell>
          <table:table-cell table:style-name="តារាង1.A2" office:value-type="string">
            <text:p text:style-name="P15">លាំង​ៗ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29">គុ. ឬ និ ជា កិ. វិ.</text:p>
          </table:table-cell>
          <table:table-cell table:style-name="តារាង1.D2" office:value-type="string">
            <text:p text:style-name="P7">ស្តែង​ៗ, មែន​ៗ; ថ្មី​ៗ, ស្រស់​ៗ, ភ្លាម​ៗ : របស់​ខ្ញុំ​លាំង​ៗ វា​ហ៊ាន​បំបាត់​ថា​ជា​របស់​វា !; ទើប​នឹង​ឲ្យ​លាំង​ៗ​សោះ, ទៅ​ជា​ប្រកែក​ថា​មិន​ទាន់​បាន​ឲ្យ​ទេ !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៤៨</text:p>
          </table:table-cell>
          <table:table-cell table:style-name="តារាង1.A2" office:value-type="string">
            <text:p text:style-name="P15">លាំងជ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, មាន​ពីរ​ប្រភេទ​គឺ មួយ​ប្រភេទ​ស្លឹក​តូច​ៗ ជា​សំណុំ​ៗ, មួយ​ប្រភេទ​ទៀត​ស្លឹក​ធំ​ៗ​រាយ​ៗ, ច្រើន​កើត​មាន​ដង្កូវ​ដួង​ស៊ី​ដើម​ចេញ​ជ័រ​ជ្រាយ​គគុល, ដង្កូវ​ដួង​នោះ​ហៅ​ថា ដួង​លាំងជ័យ ។</text:p>
          </table:table-cell>
          <table:table-cell table:style-name="តារាង1.D2" office:value-type="string">
            <text:p text:style-name="P8">លាំងជៃ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៤៩</text:p>
          </table:table-cell>
          <table:table-cell table:style-name="តារាង1.A2" office:value-type="string">
            <text:p text:style-name="P15">លាំងសា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ាងសាត អ. ថ. ល៉ាង--) ឈ្មោះ​ឈើ​មួយ​ប្រភេទ ផ្លែ​ជាប់​គ្នា​រដឹក​ចេញ​ពី​ស្មែង​សំបក​ផ្លែ​ស្តើង​សម្បុរ-ស សាច់​ជា​ក្លែប​ៗ​ដូច​បង្គៅ តែ​ជ្រាយ​បន្តិច​ជាង​បង្គៅ មាន​រស​ផ្អែម​លាយ​ជូរ​បន្តិច​ៗ, បរិភោគ​បាន, គ្រាប់​មាន​រស​ល្វី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០</text:p>
          </table:table-cell>
          <table:table-cell table:style-name="តារាង1.A2" office:value-type="string">
            <text:p text:style-name="P15">លាំលើ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<text:span text:style-name="T3">(</text:span><text:span text:style-name="T2">លាំលេិត</text:span><text:span text:style-name="T3"> អ. ថ. លុ័មល៉ឺត ) </text:span>ប្រសើរ​លើស, ក្រៃលែង​ជាង, ល្អ​ជាង (មាន​ប្រើ​ខ្លះ​តែ​ក្នុង​កាព្យ​បុរាណ) : រេហ៍​ពល​លាំលើស ចេញ​មក​ប្រទើស សម្តែង​ចេស្តា ថ្វាយ​ព្រះ​ភូមិន្ទ នរិន្ទ​រាជា ទ្រង់​ព្រះ​មេត្តា ប្រទាន​រង្វាន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១</text:p>
          </table:table-cell>
          <table:table-cell table:style-name="តារាង1.A2" office:value-type="string">
            <text:p text:style-name="P15">លះ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កាត់​ចុង​មែក​ឬ​គល់​មែក ដើម្បី​ឲ្យ​ស្រឡះ ឬ​ឲ្យ​សំណុំ​ដើម​វែង​ចម្រើន​ឡើង​ទៀត : លះ​មែក​ឈើ ។ ពុះ​លួស​រំហូត : ពុះ​ឫស្សី​លះ​ពី​ចុង​ទៅ​គល់ ។ មុត​ដូច​គេ​អារ : ស្មៅ​ត្រសិត​លះ​ជើង ។ ចោល​ស្រឡះ​លែង​ត្រូវ​ការ, លែង​ធ្វើ​ត​ទៅ​ទៀត, លែង​នឹក​នា, មិន​ឲ្យ​មាន​ត​ទៅ​ទៀត : លះ​ទុច្ចរិត, លះ​សេចក្ដី​ទុក្ខ, លះ​កិលេស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ច្បាស់, ស្រឡះ មិន​ប្រឡិមប្រឡុំ, មិន​រអាក់រអួល; ដែល​អស់​អាថ៌​សេចក្ដី : សម្ដី​លះ; និយាយ​លះ, មើល​សំបុត្រ​លះ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២</text:p>
          </table:table-cell>
          <table:table-cell table:style-name="តារាង1.A2" office:value-type="string">
            <text:p text:style-name="P15">លះបង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ះ​ចោល​, បោះ​បង់​ចោល​ : លះ​បង់​ការ​រៀន​សូត្រ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៣</text:p>
          </table:table-cell>
          <table:table-cell table:style-name="តារាង1.A2" office:value-type="string">
            <text:p text:style-name="P15">លះ​លា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ះ​ឃ្លាត​លែង​ងាក​បែរ​ទៅ​រក : លះ​លាក​កិច្ច​ការ​លែង​នឹក​ន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៤</text:p>
          </table:table-cell>
          <table:table-cell table:style-name="តារាង1.A2" office:value-type="string">
            <text:p text:style-name="P15">លះលែ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ះ​ស្រឡះ លែង​ធ្វើ, លែង​ត្រូវ​ការ​ត​ទៅ​ទៀត : លះ​លែង​ធ្វើ​អំពើ​នុះ​ត​ទៅ​ទៀត ។ លែង​គ្នា​ដាក់​ស្រឡះ : លះ​លែង​គ្នា គឺ​លះ​លែង​ប្តី​ប្រពន្ធ ។ លះ​លែង​រវែង​បង់ (ម. ព. រវែង​បង់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៥</text:p>
          </table:table-cell>
          <table:table-cell table:style-name="តារាង1.A2" office:value-type="string">
            <text:p text:style-name="P15">ល្ក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លូត​លាស់​ល្ហក់ : ដំណាំ​ល្អ​ល្កក់; សន្ទូង​លាស់​ល្កក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៦</text:p>
          </table:table-cell>
          <table:table-cell table:style-name="តារាង1.A2" office:value-type="string">
            <text:p text:style-name="P15">ល្ក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ផុយ​ខ្លាំង : ផុយ​ល្កម ។ </text:p>
          </table:table-cell>
          <table:table-cell table:style-name="តារាង1.D2" office:value-type="string">
            <text:p text:style-name="P8">រកម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៧</text:p>
          </table:table-cell>
          <table:table-cell table:style-name="តារាង1.A2" office:value-type="string">
            <text:p text:style-name="P15">ល្ខោ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ះគរ អ. ថ. ល៉ៈខន) មហោស្រព​មួយ​ប្រភេទ លេង​រាំ​រឿង​ផ្សេង​ៗ : មើល​ល្ខោន, រោង​ល្ខោន ។ ល្ខោន​ខោល (ស. ខោន អ. ថ. ខូន <text:span text:style-name="T1">“ល្ខោន​ពាក់​មុខ...”) ខ្មែរ​ហៅ​ចំពោះ​តែ​ល្ខោន​ដែល​អ្នក​រាំ​សុទ្ធ​តែ​ប្រុស (ម. ព. ខោល ២ ន. ផង) ។ ល្ខោន​ចាប់​ឆាយ (ព. ទ.) ល្ខោន​កាឡៃ គឺ​ល្ខោន​ដែល​លេង​ចម្រុះ​បែប​ច្រើន​យ៉ាង​លាយ​ច្របល់​គ្នា តាម​សម័យ​និយម (ម. ព. ចាប់ឆាយ ផង) ។ ល្ខោន​រម៉ិង (ព. សា.) ល្ខោន​សាមញ្ញ, ល្ខោន​រយ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៨</text:p>
          </table:table-cell>
          <table:table-cell table:style-name="តារាង1.A2" office:value-type="string">
            <text:p text:style-name="P15">ល្គ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គ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៥៩</text:p>
          </table:table-cell>
          <table:table-cell table:style-name="តារាង1.A2" office:value-type="string">
            <text:p text:style-name="P15">ល្គា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មាន​លំនាំ​ដំណើរ​គាយ​ទន់ភ្លន់​សមរម្យ : ដំណើរ​ល្គាយ; ដើរ​ល្គា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៦០</text:p>
          </table:table-cell>
          <table:table-cell table:style-name="តារាង1.A2" office:value-type="string">
            <text:p text:style-name="P15">ល្គាយល្គ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មាន​លំនាំ​ដំណើរ​គាយ​ទន់ភ្លន់​ញ៉ែងញ៉ង​គគាត (ច្រើន​ប្រើ​តែ​ខាង​លំនាំ​ដំណើរ​របស់​ដំរី) : ព្រះ​ទីនាំង​គជេន្រ្ទ​មាន​ដំណើរ​ល្គាយ​ល្គង (ម. ព. រាំង​គន្លង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៦១</text:p>
          </table:table-cell>
          <table:table-cell table:style-name="តារាង1.A2" office:value-type="string">
            <text:p text:style-name="P15">ល្គឹ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ំណើរ​មោះមៃ, មោះហ្មង, ហ្មង​ឆ្គង; ការ​ភ្លាត់​ទាស់​ដំណើរ, ទាស់​ច្បាប់ : ស្រឡាញ់​រាប់​អាន​គ្នា​មិន​ដែល​មាន​ល្គឹក​ទេ ។ ប្រើ​ជា កិ. ក៏​មាន : ខុស​ឆ្គង​បន្តិច​បន្តួច​គួរ​អត់​ឱន​ទៅ កុំ​ឲ្យ​ល្គឹក​នឹង​គ្នា !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៦២</text:p>
          </table:table-cell>
          <table:table-cell table:style-name="តារាង1.A2" office:value-type="string">
            <text:p text:style-name="P15">ល្គឹក​ណា​ត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គាប់​ណា​តែ; គាប់​តែ : ហាម​ផ្តាច់​មិន​ឲ្យ​សាធារណ​ជន​ចូល​តាម​ទ្វារ​នេះ, ល្គឹក​ណា​តែ​មិន​ស្តាប់, ត្រូវ... ស្ដី​បន្ទោស​ជា​ទម្ងន់; ឬ ល្គឹក​តែ​ឈ្មោះ​ណា​មិន​ស្តាប់, ត្រូវ... ។ លឹ្គក​ឮ បើ​ឮ, ទោះ​បី​ឮ (ព. បុ.) : ល្គឹក​ឮ​គេ​និយាយ ... (មើល​ក្នុង​ពាក្យ សាក​សួរ ទៀត​ផង) ។ </text:p>
          </table:table-cell>
          <table:table-cell table:style-name="តារាង1.D2" office:value-type="string">
            <text:p text:style-name="P8">ល្គឹក​តែ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៦៣</text:p>
          </table:table-cell>
          <table:table-cell table:style-name="តារាង1.A2" office:value-type="string">
            <text:p text:style-name="P15">ល្គេ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វារ, លូន, ដួល មាន​លំនាំ​រាបសា​ទន់ភ្លន់ : ស្រូវ​ទុំ​ដួល​ល្គេន, ពស់​លូន​ល្គេន <text:s/>(និយាយ​ថា រគេន ក៏​មា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៦៤</text:p>
          </table:table-cell>
          <table:table-cell table:style-name="តារាង1.A2" office:value-type="string">
            <text:p text:style-name="P15">ល្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ំណាំ​មួយ​ប្រភេទ ដើម​តូច​ស្រួយ ដុះ​បែក​ខ្នែង​ជា​មែក, ផ្កា​ព័ណ៌​ស​ក៏​មាន ព័ណ៌​ស្វាយ​ក៏​មាន​ខ្លះ, ផ្លែ​ស្កះ, គ្រាប់​ល្អិត សំបក​ខាង​ក្រៅ​ខ្មៅ សាច់​ខាង​ក្នុង​ស សម្រាប់​លីង​ប្រើ​ការ​ជា​ម្ហូប​ក្រៀម ឬ​ប្រើ​ការ​ធ្វើ​នំ​ក្រៀម ឬ​ក៏​ស្ល​ប្រេង : ទ្រាប​ល្ង, តំណាប់​ល្ង, ប្រេង​ល្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៦៥</text:p>
          </table:table-cell>
          <table:table-cell table:style-name="តារាង1.A2" office:value-type="string">
            <text:p text:style-name="P15">ល្ងង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មិន​ចេះ, មិន​យល់ : ខ្ញុំ​ល្ងង់​គិត​មិន​លេច ។ គុ. ដែល​មិន​ចេះ, មិន​យល់ : មនុស្ស​ល្ងង់ (ព. ទ. បុ.) : ស្អប់​ល្ងង់​ស្រឡាញ់​ចេះ ទើប​មាន​ចំណេះ​តាម​សម័យ​និយម ។ បើ​ល្ងង់​កុំ​ធ្វើ​ចេះ បើ​ឥត​ចំណេះ​ត្រូវ​ខំ​ប្រឹង​រៀន ។ ព. ផ្ទ. ចេះ ។ ល្ងង់​ខ្លៅ ឬ ខ្លៅ​ល្ងង់ ល្ងង់​ព្រោះ​ឥត​បាន​រៀន​សោះ ។ ងងឹត​ល្ងង់ ល្ងង់​ឈឹង​សូន្យ​ដូច​គេ​នៅ​ក្នុង​ទី​ងងឹត ។ ឆោត​ល្ងង់ ឆោត​ផង​ល្ងង់​ផង ។ ល្ងេល្ងង់ ល្ងង់ល្ងេ​ល្ងើ​ពុំ​យល់​ការ​ខុស​ត្រូវ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ងេ​ល្ងង់ </text:p>
            <text:p text:style-name="P7">ល្ងង់​ខ្លៅ </text:p>
            <text:p text:style-name="P7">ខ្លៅ​ល្ងង់</text:p>
          </table:table-cell>
        </table:table-row>
        <table:table-row>
          <table:table-cell table:style-name="តារាង1.A2" office:value-type="string">
            <text:p text:style-name="P14">១១៥៦៦</text:p>
          </table:table-cell>
          <table:table-cell table:style-name="តារាង1.A2" office:value-type="string">
            <text:p text:style-name="P15">ល្ង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ទ្រម​ខ្លាំង, ដែល​ខ្ញម​ខ្លាំង, ល្វើយ​ខ្លាំង : អស់​កម្លាំង​ល្ងម (ម. ប្រ. , ច្រ. ប្រ. អស់​កម្លាំង​ល្វើយ, អស់​កម្លាំង​ពេក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៦៧</text:p>
          </table:table-cell>
          <table:table-cell table:style-name="តារាង1.A2" office:value-type="string">
            <text:p text:style-name="P15">ល្ងា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1">វេលា​ដែល​ព្រះ​អាទិត្យ​ទោរ​ទាប​ចុះ : ធ្វើ​ការ​តាំង​ពី​ព្រឹក​ដល់​ល្ងាច ។ ព. ផ្ទ. ព្រឹ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៦៨</text:p>
          </table:table-cell>
          <table:table-cell table:style-name="តារាង1.A2" office:value-type="string">
            <text:p text:style-name="P15">ល្ងា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ូច​គ្នា​នឹង រងាន់ (និយាយ​តាម​ទម្លាប់​ប្រើ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៦៩</text:p>
          </table:table-cell>
          <table:table-cell table:style-name="តារាង1.A2" office:value-type="string">
            <text:p text:style-name="P15">ល្ងីល្ងើ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ងេរងើ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០</text:p>
          </table:table-cell>
          <table:table-cell table:style-name="តារាង1.A2" office:value-type="string">
            <text:p text:style-name="P15">ល្ងៀ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ព្រៃ​មួយ​ប្រភេទ ច្រើន​ដុះ​ក្នុង​ទី​មាន​ដី​ខ្យាច់, ត្រួយ​និង​ផ្កា​ប្រើ​ជា​បន្លែ​ស្ល​ម្ជូរ, ជា​អន្លក់​ឬ​ញាំ​ក៏​បាន : សម្ល​ស្លឹក​ល្ងៀង, ញាំ​ផ្កា​ល្ងៀ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១</text:p>
          </table:table-cell>
          <table:table-cell table:style-name="តារាង1.A2" office:value-type="string">
            <text:p text:style-name="P15">ល្ងៀង​ជូត​</text:p>
            <text:p text:style-name="P15">អាចម៍​កូ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--អាច់--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ឈើ​ព្រៃ​មួយ​ប្រភេទ​ពួក​ល្ងៀង ប៉ុន្តែ​ដើម​តូច​ច្រើន​តែ​ទាប​ៗ​ជាង​ល្ងៀង​ស្លឹក​ល្វីង​ប្រហាត (អ្នក​ស្រុក​ខ្លះ​ហៅ​ល្ងៀង​ស្វាយ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២</text:p>
          </table:table-cell>
          <table:table-cell table:style-name="តារាង1.A2" office:value-type="string">
            <text:p text:style-name="P15">ល្ងៀ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ងៀម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៣</text:p>
          </table:table-cell>
          <table:table-cell table:style-name="តារាង1.A2" office:value-type="string">
            <text:p text:style-name="P15">ល្ងេល្ងើ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ងេរង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៤</text:p>
          </table:table-cell>
          <table:table-cell table:style-name="តារាង1.A2" office:value-type="string">
            <text:p text:style-name="P15">ល្បក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ែល​សម្រាប់​ឈូស​លក : ដែក​ល្បក ។ ស្នាម​ក្បាច់​ក្រហូង​ដែល​កើត​អំពី​ឈូស​លក : ក្បាច់​ល្ប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ឈូស​លក : ល្បក​ក្បាំង​ទូ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៥</text:p>
          </table:table-cell>
          <table:table-cell table:style-name="តារាង1.A2" office:value-type="string">
            <text:p text:style-name="P15">ល្ប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ពេល​មួយ​រយៈ​ដេក​លក់; ស្របក់; ដេក​មួយ​ល្បក់ ។ លួច​ល្បក់ លប​លួច​ធ្វើ​អំពើ​នីមួយ​ក្នុង​វេលា​ដែល​គេ​ប្រហែស​ធ្វេស​មួយ​ស្របក់ ។ (ព. កា.) : រី​ចោរ​លួច​ឆ្មក់ វា​តែង​មើល​ល្បក់ ម្ចាស់​ទ្រព្យ​ប្រហែស​ បើ​គេ​ប្រយ័ត្ន វា​ធ្វើ​ក្រអែស ឃើញ​គេ​ប្រហែស វា​ឆក់​រត់​ភ្លា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៦</text:p>
          </table:table-cell>
          <table:table-cell table:style-name="តារាង1.A2" office:value-type="string">
            <text:p text:style-name="P15">ល្ប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ង, ស្ទង់​ដោយ​ស្មាន : ល្បង​ប្រាជ្ញា ។ ល្បង​មើល លង​មើល, ស្ទង់​មើល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៧</text:p>
          </table:table-cell>
          <table:table-cell table:style-name="តារាង1.A2" office:value-type="string">
            <text:p text:style-name="P15">ល្បត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21"><text:span text:style-name="T4">កំណត់​ឬ​កម្រិត​ដែល​លត់​លោហ​ជាតិ​មាន​ដែក​ជាដើម : ជាង​អ្នក​ស្គាល់​ល្បត់​ទើប​លត់​កាំបិត​មុត​ល្អ ។ ដែក​អស់​ល្បត់ ដែក​ដែល​ជាង​លត់​ច្រើន​ដង​អស់​សាច់​មុត​ហើយ ។ ព. ប្រ. មនុស្ស​អស់​ល្បត់ មនុស្ស​ដែល​គេ​ស្ដី​ប្រដៅ​ច្រើន​លើក​ច្រើន​ដង​ហើយ​នៅ​តែ​មិន​កើត​ ឬ​ដែល​អស់​ទំនង​អស់​ឧបាយ​នឹង​កែ​ឲ្យ​ល្អ​ឡើង​បាន : </text:span><text:span text:style-name="T19">អស់​ល្បត់​ប៉ុណ្ណឹង​ហើយ អស់​ឧបាយ​នឹង​ស្ដី​ប្រដៅ​ទៅ​ទៀត​ហើយ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៨</text:p>
          </table:table-cell>
          <table:table-cell table:style-name="តារាង1.A2" office:value-type="string">
            <text:p text:style-name="P15">ល្បប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ទឹក​ដែល​លាយ​ដោយ​ផង់​ធ្យូង​កំណាត់​សំពត់​ឬ​ម្រែង​សម្បុរ​ខ្មៅ​ជា​មួយ​នឹង​ទឹក​បបរ​ឬ​ទឹក​បាយ​ខាប់ សម្រាប់​លុប​ក្តារ​សរសេរ (ដែល​ហៅ​តាម​ពាក្យ​សៀម​ថា ក្តារ​ខៀវ), លុប​ឲ្យ​រលុប​អក្សរ​ចាស់​រួច​ហើយ បញ្ឈរ​ក្តារ​នោះ​ផ្អែក​ទុក​ឲ្យ​ស្ងួត​សម្រាប់​សរសេរ​ត​ទៅ​ទៀត : <text:s/>ពួក​សិស្ស​វត្ត​ក្នុង​សម័យ​ពី​ដើម សុទ្ធ​តែ​ប្រើ​ទឹក​ល្បប់​លុប​ក្តារ​ខៀន រៀន​អក្សរ​សរសេរ​ដោយ​ដី-ស​ភក់ (ប្រើ​តែ​ក្នុង​សម័យ​ពី​ដើម) ។ គួរ​កុំ​ច្រឡំ​ពាក្យ ល្បប់ នឹង​ពាក្យ ល្បាប់ (ម. ព. ល្បាប់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៧៩</text:p>
          </table:table-cell>
          <table:table-cell table:style-name="តារាង1.A2" office:value-type="string">
            <text:p text:style-name="P15">ល្បា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ថ្នាក់​ដែល​បាត់​របេះ​ឬ​ដែល​មាន​សណ្ឋាន​ដូច​គេ​លាក់​ឬ​ដូច​ជា​បាក់ : ល្បាក់​ច្រាំង​ទន្លេ, ល្បាក់​ភ្នំ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៨០</text:p>
          </table:table-cell>
          <table:table-cell table:style-name="តារាង1.A2" office:value-type="string">
            <text:p text:style-name="P15">ល្បាក់​ទឹ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ន្លែង​ដែល​មាន​ទឹក​ហូរ​បាក់​ជា​ថ្នាក់​ៗ​ស្រដៀង​នឹង​កាំ​ជណ្តើរ : ល្បាក់​ទឹក​នា​ចង្កេះ​ភ្នំ, ល្បាក់​ទឹក​ឈូ​ក្នុង​ខែត្រ​កំពត (បារ. Cascade ក័ស្កាដ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៨១</text:p>
          </table:table-cell>
          <table:table-cell table:style-name="តារាង1.A2" office:value-type="string">
            <text:p text:style-name="P15">ល្បាក់​ស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អារក្ស, ខ្មោច​ចំបួរ​ជួរ; ខ្មោច​បិសាច : ល្បាក់សា​ខាង​ម្តាយ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៨២</text:p>
          </table:table-cell>
          <table:table-cell table:style-name="តារាង1.A2" office:value-type="string">
            <text:p text:style-name="P15">ល្បា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ល្បី ថា : ល្បីល្បាញ ល្បី​ឮ​សាយសុស : ចេះ​ល្បីល្បាញ, កាច​ល្បីល្បាញ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បី​ល្បាញ</text:p>
          </table:table-cell>
        </table:table-row>
        <table:table-row>
          <table:table-cell table:style-name="តារាង1.A2" office:value-type="string">
            <text:p text:style-name="P14">១១៥៨៣</text:p>
          </table:table-cell>
          <table:table-cell table:style-name="តារាង1.A2" office:value-type="string">
            <text:p text:style-name="P15">ល្បា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ក្រវែល​ឃ្លាំ​មើល, ឃ្លាំ​មើល​បន្ថែ : ល្បាត​ផ្លូវ, ល្បាត​ដំណាំ ។ គយ​ល្បាត អ្នក​ដែល​ឃ្លាំ​មើល​ក្រែង​មាន​មនុស្ស​នាំ​របស់​រត់​រំលង​គយ (ប្រើ​ជា កិ. ក៏​បាន) ។ ទ័ព​ល្បាត កង​ទ័ព​ដែល​ក្រវែល​ឃ្លាំ​មើល​ប្រយ័ត្ន​ក្រែង​សត្រូវ​ចូល​មក ។ យាម​ល្បាត ចាំ​យាម​ឃ្លាំ​មើល​ហេតុ​ការណ៍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៨៤</text:p>
          </table:table-cell>
          <table:table-cell table:style-name="តារាង1.A2" office:value-type="string">
            <text:p text:style-name="P15">ល្បាប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ភក់​ពពុល​ស្អិត : ដើរ​លុយ​ល្បាប់; ភក់​ល្បាប់ ។ ដី​ភក់​ដែល​កើត​អំពី​កករ​ទឹក​តំឡើង ទោះ​នៅ​ជា​ភក់​ក្តី នៅ​ជ្រាយ​ឬ​នៅ​សើម​ឬ​ក៏​ស្ងួត​រឹង​ហើយ​ក្តី ក៏​ហៅ​ថា ល្បាប់ ដែរ ជា​ដី​មាន​ជី​ជាតិ​ល្អ : ដី​ចម្ការ​មាន​ល្បាប់ ដាំ​ដំណាំ​មាន​ផល​ប្រយោជន៍​ច្រើន ។ ល្បាប់​ម៉ដ្ឋ ល្បាប់​ដែល​ឥត​មាន​ខ្សាច់​លាយ, ជាង​ឆ្លាក់​ពុម្ព​ក្បាច់​គេ​យក​ល្បាប់​ម៉ដ្ឋ​នេះ​មក​ឆ្លាក់​ធ្វើ​ជា​ពុម្ព​ដើម​សម្រាប់​បោះ​រូប​និង​ក្បាច់​រចនា​ផ្សេង​ៗ ។ គួរ​កុំ​ច្រឡំ​ពាក្យ ល្បាប់ និង ល្បប់ (ម. ព. ល្បប់ ទៀត​ផង) ។ ព. កា. ថា : រី​ដី​មាន​ល្បាប់ ប្រសើរ​ចំណាប់ ចម្រើន​ដំណាំ គួរ​អ្នក​ម្ចាស់​ដី​ រក្សា​ថែទាំ <text:s/>ត្រូវ​ដាំ​ដំណាំ <text:s/>កុំ​បោះបង់​ចោល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៨៥</text:p>
          </table:table-cell>
          <table:table-cell table:style-name="តារាង1.A2" office:value-type="string">
            <text:p text:style-name="P15">ល្បា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លាយ​ចម្រុះ​គ្នា : ដី​ល្បាយ​ខ្សាច់ ដី​ដែល​មាន​កណ្ដេង​និង​ខ្សាច់​លាយ​គ្នា ។ សក់​ស្កូវ​ល្បាយ សក់​ដែល​មាន​ស្កូវ​លាយ​ចម្រុះ ប៉ុន្តែ​តិច​ជាង​សក់​ខ្មៅ ។ សក់​ស្កូវ​ល្បាយ​អាចម៍​ខ្លា សក់​ដែល​មាន​ស្កូវ​ច្រើន​ឬ​ចម្រុះ​ស្មើ​គ្នា​នឹង​សក់​ខ្មៅ ។ គោ​ល្បាយ គោ​ដែល​កើត​អំពី​មេ​គោ​ធម្មតា ប៉ុន្តែ​បា​ជា​គោ​ខ្មែរ (ពូជ​គោ​ព្រៃ), មាន​រូប​រាង​ស្រដៀង​នឹង​គោ​ខ្មែរ (សម័យ​ឥឡូវ​មិន​សូវ​មា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៨៦</text:p>
          </table:table-cell>
          <table:table-cell table:style-name="តារាង1.A2" office:value-type="string">
            <text:p text:style-name="P15">ល្បាស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្លឹក​ដែល​ទើប​លាស់ គឺ​ត្រួយ​ឬ​ស្លឹក​ខ្ចី​ដែល​លាស់​ក្នុង​រដូវ​ខែ​ដើម​ឆ្នាំ : ល្បាស់​ព្រេច, ល្បាស់​ស្លឹក​ឈើ, ល្បាស់​ស្មៅ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៨៧</text:p>
          </table:table-cell>
          <table:table-cell table:style-name="តារាង1.A2" office:value-type="string">
            <text:p text:style-name="P15">ល្បាស់កាំ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លូត​លាស់​ឬ​ចម្រើន​ស្ទើរ​ស្មើ​គ្នា, ប្រដំ​ប្រសង​គ្នា (ប្រៀប​ប្រដូច​នឹង​កាំ​ប៉ុន​ៗ​គ្នា) : ចេះ​ល្បាស់កាំ​គ្នា; មាន​ទ្រព្យ​ល្បាស់កាំ​គ្នា, ល្បឿន​ល្បាស់កាំ​គ្នា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៨៨</text:p>
          </table:table-cell>
          <table:table-cell table:style-name="តារាង1.A2" office:value-type="string">
            <text:p text:style-name="P15">ល្បិ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ឧបាយ​ក្រឡិច, កិច្ច​កល, កល​ឧបាយ, ស្នៀត​សម្រាប់​គេច : ឈ្នះ​ដោយ​ល្បិច, ល្បិច​បញ្ឆោត ។ ល្បិច​ល្បង ល្បិច​សម្រាប់​ល្បង​មើល​ឲ្យ​ដឹង​មុន ។ ល្បិច​ល្បើក ល្បើក​ដែល​គេ​ប្រតិដ្ឋ​លើក​ដោយ​ល្បិច ។ ល្បិច​ល្បែង ល្បែង​ដែល​គេ​លេង​ដោយ​ប្រើ​ល្បិច : ចត្រង្គ​ជា​ល្បិច​ល្បែង ឬ ជា​ល្បែង​ល្បិច ។ ល្បិច​ល្បឿន ល្បឿន​ដោយ​ប្រើ​ល្បិច: រត់​ឈ្នះ​គេ​ដោយ​ល្បិច​ល្បឿន ឬ ដោយ​ល្បឿន​ល្បិច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បិច​ល្បង <text:s/>ល្បិច​ល្បើក ល្បិច​ល្បែង <text:s text:c="2"/>ល្បែង​ល្បិច <text:s/>ល្បិច​ល្បឿន</text:p>
          </table:table-cell>
        </table:table-row>
        <table:table-row>
          <table:table-cell table:style-name="តារាង1.A2" office:value-type="string">
            <text:p text:style-name="P14">១១៥៨៩</text:p>
          </table:table-cell>
          <table:table-cell table:style-name="តារាង1.A2" office:value-type="string">
            <text:p text:style-name="P15"><text:span text:style-name="T15">ល្បិច​</text:span>ចៅក្រ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ល្បិច​របស់​ចៅក្រម​អ្នក​ជំនុំ​ជម្រះ​ក្តី ។ ក្នុង​សតវត្សរ៍​ទី ២៣ នៃ​ពុទ្ធ​សករាជ ត្រូវ​គ្នា​នឹង​សតវត្សរ៍​ទី ១៧ នៃ​គ្រិស្ត​សករាជ ព្រះ​បាទ​សម្ដេច​ព្រះ​ជ័យ​ចេស្ដា​ព្រះ​មហា​ក្សត្រិយ៍​នៃ​ប្រទេស​កម្ពុជា ទ្រង់​មាន​ព្រះ​រាជ​បញ្ជា​ឲ្យ​ពួក​បណ្ឌិត​រៀប​ចំ​របៀប​ជា​ល្បិច​នៃ​ចៅក្រម​អ្នក​ជំនុំ​ជម្រះ​ក្ដី ឲ្យ​បាន​ទៀងទាត់​តាម​សុចរិត​យុត្តិធម៌ ឲ្យ​ងាយ​ពិនិត្យ​ពិភាក្សា​រក​ការណ៍​ពិត ដោយ​ល្បិច ៤ យ៉ាង ដែល​ហៅ​ជា​ពាក្យ បាលី​សន្មត ថា មន្ទលេន, សេនបទ, មណ្ឌុកដ, សីហលោ ។ ល្បិច​ចៅក្រម​ទាំង​បួន​យ៉ាង​នេះ មាន​សេចក្ដី​អធិប្បាយ​ថា : ១- មន្ទលេន (មន់-ទៈលេន) ន. (បា. ស. មន្ទ <text:span text:style-name="T1">“ទន់, ទន់ភ្លន់, ស្រទន់; សន្សឹម​ៗ; តិច” + លេន “សន្ទុះ, ល្បឿន; ការ​ស្ទាប​ស្ទង់”) ល្បិច​ឈ្មោះ មន្ទលេន នេះ​មាន​អត្ថន័យ​ថា ចៅក្រម​ត្រូវ​ពិចារណា​នូវ​អធិករណ៍ គឺ​រឿង​ក្តី តាម​ពាក្យ​ចោទ​និង​ឆ្លើយ ដែល​ស្ទាប​ស្ទង់​ឃើញ​ថា មុន​បង្អស់​មិន​គួរ​កញ្ឆក់កញ្ឆែង​ទេ ក៏​ប្រើ​ល្បិច​សុភាព​ទន់ភ្លន់​សន្សឹម​ៗ ប្រៀប​ប្រដូច​នឹង​ទឹក​ដែល​ហូរ​រិញ​ៗ​មិន​ហូរ​គំហុក​ខ្លាំង ហូរ​ធ្លាក់​ចុះ​ទៅ​ក្នុង​ស្រះ​ឬ​ត្រពាំង ដក់​បាន​ជា​ទឹក​ពេញ​ទី​នោះ​គួរ​ដល់​ការ​ប្រើប្រាស់​បាន​ដូច្នោះ​ឯង; បើ​ចៅក្រម​ប្រើ​ល្បិច​នេះ​ទៅ​ឃើញ​ការណ៍​ពិត​សព្វ​គ្រប់​ហើយ ក៏​សម្រេច​សេចក្ដី​ឲ្យ​អធិករណ៍​នោះ​ចប់​ស្រេច​ដោយ​ប្រពៃ​បាន​ត្រឹម​ប៉ុណ្ណោះ​ទៅ ។ ២- សេនបទ (សេន៉ៈបត់ ឬ សែន៉ៈបត់) ន. (បា. សេន “សត្វ​ខ្លែង” + បទ “ដំណើរ; ផ្លូវ, គន្លង; ហេតុ; ឧបាយ; ...”; សំ. ឝ្យេន + បទ) ល្បិច​ឈ្មោះ សេនបទ នេះ​មាន​អត្ថន័យ​ថា ចៅក្រម​ត្រូវ​ពិនិត្យ​ពិចារណា​នូវ​រឿង​ក្តី​តាម​ពាក្យ​ចោទ​និង​ចម្លើយ ដោយ​ប្រើ​ល្បិច​ស្ទាប​ស្ទង់​មើល យក​តម្រាប់​សត្វ​ខ្លែង​ដែល​វា​ឆាប​អ្វី​ៗ​មាន​កូន​មាន់​ជាដើម​ជា​ចំណី​របស់​វា, ធម្មតា​សត្វ​ខ្លែង​មុន​នឹង​ឆាប​កូន​មាន់​ជាដើម វា​ត្រូវ​ហើរ​រេ​រា​ៗ​កេលកុង​ស្ទង់​មើល​សិន បើ​លុះ​តែ​ឃើញ​មាន​ទំនង​ឱកាស​ល្មម​ឆាប​ឆក់​បាន​ទើប​វា​សម្លប​ស្លាប​ឆាប​ចុះ​ហើយ​វា​ហើរ​ប៉េវ​ឡើង​ទៅ; បើ​ចៅក្រម​យល់​ឃើញ​ថា ត្រូវ​ប្រើ​ល្បិច​រិះ​រេ​បែប​សត្វ​ខ្លែង ហើយ​គ្រញិច​សម្រេច​សេចក្ដី​ឲ្យ​អធិករណ៍ បាន​ចប់​ដោយ​សុចរិត​យុត្តិធម៌​ហើយ ក៏​ទុក​ជា​ស្រេច​ត្រឹម​ប៉ុណ្ណោះ​ទៅ ។ ៣-មណ្ឌុកដ (ម័ន-ឌុកត់ ឬ មន់--) ន. (បា. មណ្ឌុក ឬ មណ្ឌូក “កង្កែប” + កត &gt; កដ “ដែល​ធ្វើ​ គឺ​ការ​លោត”) ល្បិច​ឈ្មោះ មណ្ឌុកដ នេះ​មាន​អត្ថន័យ​ថា ចៅក្រម​ត្រូវ​ពិនិត្យ​ពិចារណា​នូវ​អធិករណ៍​តាម​ពាក្យ​ចោទ​និង​ចម្លើយ ដែល​លៃ​ស្ទង់​មើល​ឃើញ​ថា រឿង​នេះ​ត្រូវ​ប្រតិបត្តិ​តាម​តម្រាប់​កង្កែប​លោត, ធម្មតា​កង្កែប វា​មិន​លោត​ឥត​ឈប់​បង្អង់​សោះ​ទេ, វា​តែង​តែ​លោត​ផ្លោត​ៗ ហើយ​ឈប់​បង្អង់​ម្តង​ៗ​បន្តិច​ៗ​ហើយ​ទើប​វា​លោត​ផ្លោត​ៗ​ត​ៗ​ទៅ​ទៀត, ចៅក្រម​ក៏​ត្រូវ​ធ្វើ​យ៉ាង​នោះ​ដែរ គឺ​ត្រូវ​ស្ទាប​ស្ទង់​មើល កុំ​ប្រញាប់​ប្រញាល់​រួសរាន់​ពេក, បើ​អធិករណ៍​ហុច​ដំណើរ​ឲ្យ​មក ឃើញ​ថា​គួរ​វិនិច្ឆ័យ​បាន​ហើយ​សឹម​សម្រេច​សេចក្ដី​ឲ្យ​រឿង​នោះ​ចប់​ស្រេច ដោយ​សុចរិត​យុត្តិធម៌​ត្រឹម​ប៉ុណ្ណោះ​ទៅ ។ ៤- សីហលោ (សីហៈលោ) ន. (បា. សីហ “សត្វ​សីហៈ” + លោ &lt; លា “កាត់, កាត់​ផ្តាច់; កាន់, កាន់​យក” ជា បា. ស. ថា សីហលោ) ល្បិច​ឈ្មោះ សីហលោ នេះ​មាន​អត្ថន័យ​ថា កាល​បើ​ចៅក្រម​ពិនិត្យ​ពិចារណា​ឃើញ​រឿង​នោះ​មាន​ព័ស្តុតាង​ច្បាស់​ក្រឡែត មិន​គួរ​ឲ្យ​សង្ស័យ​ទេ ប៉ុន្តែ​បុគ្គល​អ្នក​ជាប់​ចោទ​អង់អាច​របឹងរបាញ​ក្អេងក្អាង​ហួស​ហេតុ​ពេក មិន​ព្រម​ទទួល​សារភាព​តាម​ការណ៍​ពិត​សោះ, ចៅក្រម​ត្រូវ​ប្រើ​អាការ​គំរាម​សម្លុត​តាម​មាត្រា​ច្បាប់ ឲ្យ​បុគ្គល​នោះ​ស្លុត​គាំង​កឿង​ក្រទាំង​ហើយ​ឆ្លើយ​ឲ្យ​ការណ៍​តាម​ពិត​ត្រង់ ដោយ​ចៅក្រម​យក​តម្រាប់​តាម​សីហៈ ដែល​វា​បន្លឺ​សីហនាទ ស្រែក​សន្ធាប់​ម្រឹគ​ហើយ​វា​ខាំ​សម្លាប់​យក​ជា​ចំណី​វា​ដូច្នោះ​ដែរ, ហើយ​ចៅក្រម​វិនិច្ឆ័យ​សម្រេច​សេចក្ដី ដោយ​សុចរិត​យុត្តិធម៌ ឲ្យ​ចប់​ស្រេច​ត្រឹម​ប៉ុណ្ណោះ​ទៅ ។ (ល្បិច​ចៅក្រម ទាំង ៤ យ៉ាង​នេះ ហៅ​ថា ល្បិច​ព្រះ​ជ័យ​ចេស្តា ឬ ច្បាប់​ព្រះ​ជ័យ​ចេស្តា; កាល​ពី​ដើម យើង​ពុំ​បាន​ឃើញ​ច្បាប់​ដើម ក៏​ចេះ​តែ​អាន​ខុស​ខ្លះ, លុះ​យើង​ស្រាវជ្រាវ​ឃើញ​សាស្រ្តា​ស្លឹក​រឹត​ចាស់​ខ្មៅ​ជា​ច្បាប់​ដើម​ទើប​យើង​ស្រង់​យក​មក​ចុះ​ក្នុង​វចនានុក្រម​ខ្មែរ​នេះ ដោយ​ត្រឹមត្រូវ​ហើយ) ។ (កាព្យ​សម្រាប់​ឲ្យ​ងាយ​ចាំ ល្បិច​ចៅក្រម) : មន្ទលេន-សេនបទ ទាំង​មណ្ឌុកដ និង​សីហលោ ទាំង​បួន​នេះ​ជា រាជោ​វាទោ នៃ​ក្សត្រិយ៍​សេដ្ឋោ ព្រះ​ជ័យ​ចេស្ដា ។ មហា​ក្សត្រិយ៍​ខ្មែរ​យើង ស្ដេច​មាន​ឫទ្ធិ៍​ថ្កើង ទ្រង់​បាន​ប្រាប្ដា-ភិសេក​ហើយ​ស្រេច ស្តេច​ទ្រង់​បញ្ជា ឲ្យ​ប្រាជ្ញ​ព្រឹទ្ធា តែង​ល្បិច​ចៅក្រម ។ ជា​ពាក្យ​បាលី សន្មត​សេចក្ដី ដោយ​ការ​ផ្សែផ្សំ ក្រឹត្យ​ទុក​ជា​ច្បាប់ សម្រាប់​ចៅក្រម កាត់​ក្តី​ឲ្យ​សម នឹង​យុត្តិធម៌ ។ (មិនមែន​សម្រាប់​តែ​ចៅក្រម​គ្រហស្ថ​ទេ ទោះ​ទាំង​ចៅក្រម​បព្វជិត ក៏​គួរ​ប្រើ​ល្បិច​ចៅក្រម​ទាំង ៤ យ៉ាង​នេះ​បាន​ដែរ)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៩០</text:p>
          </table:table-cell>
          <table:table-cell table:style-name="តារាង1.A2" office:value-type="string">
            <text:p text:style-name="P15">ល្ប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េច​ឮ​កេរ្តិ៍​ឈ្មោះ​ល្អ​ឬ​អាក្រក់ : ល្បី​ឈ្មោះ ... ។ ន. ឬ គុ. ដំណើរ​ឬ​ដែល​លេច​ឮ​កេរ្តិ៍​ឈ្មោះ​ទួទៅ : មាន​ល្បី​ឈ្មោះ ...; មាន​ឈ្មោះ​ល្បី... ។ <text:s/>បុ. សរ. ល្បឺ &lt; លឺ <text:s/>(ឮ) ។ <text:s/>ល្បីល្បាញ <text:s/>(ម. ព. ល្បាញ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បី​ល្បាញ</text:p>
          </table:table-cell>
        </table:table-row>
        <table:table-row>
          <table:table-cell table:style-name="តារាង1.A2" office:value-type="string">
            <text:p text:style-name="P14">១១៥៩១</text:p>
          </table:table-cell>
          <table:table-cell table:style-name="តារាង1.A2" office:value-type="string">
            <text:p text:style-name="P15">ល្បុក្កត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>ល្បុក-កៈ--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 </text:p>
          </table:table-cell>
          <table:table-cell table:style-name="តារាង1.D2" office:value-type="string">
            <text:p text:style-name="P7">ដំបង​ខ្លី​មួយ​ប្រភេទ​សម្រាប់​កាន់​អប​ផ្ទាប់​នឹង​កំភួន​ដៃ ជា​គ្រឿង​ការពារ​រង​ដំបង​វែង​ឬ​បុក​បុះ​ការពារ​ខ្លួន ។ ឈ្មោះ​ស្នៀត​គុន​ដែល​មាន​ល្បុក្កតោ​ជា​គ្រឿង​ការពារ : គុន​ល្បុក្កតោ (ច្រើន​មាន​តែ​ពី​ក្នុង​សម័យ​បុរាណ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៩២</text:p>
          </table:table-cell>
          <table:table-cell table:style-name="តារាង1.A2" office:value-type="string">
            <text:p text:style-name="P15">ល្បុ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បុ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៩៣</text:p>
          </table:table-cell>
          <table:table-cell table:style-name="តារាង1.A2" office:value-type="string">
            <text:p text:style-name="P15">ល្បួ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លួង​ឬ​បញ្ឆោត​ដោយ​ប្រើ​ឧបាយ​កល​ឲ្យ​លង់​គំនិត ដើម្បី​ឲ្យ​បាន​ការ​តាម​បំណង : ល្បួង​កូន​ឲ្យ​រៀន​អក្សរ; ល្បួង​ចាប់​ចោរ ។ ល្បួង​លួង​លោម <text:s/>លួង​លោម​ដោយ​ល្បួ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៩៤</text:p>
          </table:table-cell>
          <table:table-cell table:style-name="តារាង1.A2" office:value-type="string">
            <text:p text:style-name="P15">ល្បើ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ចម្ងាយ​ទី​ដែល​ល្មម​ដើរ, រត់, បោល​ពេញ​កម្លាំង​មួយ​លើក : ដើរ​មួយ​ល្បើក, ចម្ងាយ​មួយ​ល្បើក​សេះ ។ ចម្ងាយ​ទី​ឬ​ទំហឹង​ដែល​លើក​គ្នា​ចោម​ដេញ​តាម : ដេញ​ជ្រូក​ព្រៃ​មួយ​ល្បើក ។ ឈ្មោះ​សំពត់​មួយ​ប្រភេទ​ដែល​ត្បាញ​លើក​សាច់ ជា​ក្បាច់​រំលេច​ផ្កា​និង​ជរ, សម្រាប់​បុរស​ស្លៀក : សំពត់​ល្បើក ។ ពាក្យ​រាយ​រៀល​ដែល​លើក​លេង​សម្រាប់​សូត្រ​ដើម្បី​សើច​សប្បាយ : ល្បើក​ជូជក, ល្បើក​មហា​រាជ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សំពត់​ល្បើក</text:p>
          </table:table-cell>
        </table:table-row>
        <table:table-row>
          <table:table-cell table:style-name="តារាង1.A2" office:value-type="string">
            <text:p text:style-name="P14">១១៥៩៥</text:p>
          </table:table-cell>
          <table:table-cell table:style-name="តារាង1.A2" office:value-type="string">
            <text:p text:style-name="P15">ល្បឿ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ម្លាំង​ដែល​លឿន : ល្បឿន​ខ្លាំង, ល្បឿន​ខ្សោយ, រត់​អស់​ល្បឿន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៩៦</text:p>
          </table:table-cell>
          <table:table-cell table:style-name="តារាង1.A2" office:value-type="string">
            <text:p text:style-name="P15">ល្បែ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ារ​លេង, អំពើ​ដែល​លេង : ល្បែង​ភ្នាល់ ឬ ល្បែង​ស៊ី​សង, ល្បែង​ហាត់​ប្រាណ ។ល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៩៧</text:p>
          </table:table-cell>
          <table:table-cell table:style-name="តារាង1.A2" office:value-type="string">
            <text:p text:style-name="P15">ល្បោ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បោយ ២ កិ. វិ.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៩៨</text:p>
          </table:table-cell>
          <table:table-cell table:style-name="តារាង1.A2" office:value-type="string">
            <text:p text:style-name="P15">ល្បោ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បោះ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៥៩៩</text:p>
          </table:table-cell>
          <table:table-cell table:style-name="តារាង1.A2" office:value-type="string">
            <text:p text:style-name="P15">ល្បោះល្បោ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បោះ​របោយ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០</text:p>
          </table:table-cell>
          <table:table-cell table:style-name="តារាង1.A2" office:value-type="string">
            <text:p text:style-name="P15">ល្បះ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ារ​លះ គឺ​លះ​ទ្រព្យ​ជា​ទាន (បរិច្ចាគ), ឬ​ការ​លះ​អំពើ​អ្វី​ៗ​ដែល​គួរ​លះ​ចោល, ការ​លះបង់​ការ​ងារ​ជា​មុខ​ការ​នាទី​របស់​ខ្លួន : អំណោយ​នោះ​ជា​ល្បះ​របស់​ឪពុក​ខ្ញុំ; ត្រូវ​ជំនុំ​ជម្រះ​តាម​ល្បះ​ការ​ងារ ជា​នាទី​របស់​សិស្ស​ឈ្មោះ​នោះ ។ ល្បះ​មុខ​ការ​របស់​ខ្លួន គឺ​ការ​លះ​បង់​ចោល​មុខ​ការ​របស់​ខ្លួន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ែង​ប្រើ​ហើយ) មើល​ក្នុង​ពាក្យ របះ ន.; និង រះ កិ.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១</text:p>
          </table:table-cell>
          <table:table-cell table:style-name="តារាង1.A2" office:value-type="string">
            <text:p text:style-name="P15">ល្ពេញល្ព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ទ្រទេសទ្រទន់, ស្រលួត​ស្រឡះស្រស់បស់ : រូប​រាង​ល្ពេញល្ពៅ ។ (ព. កា.) : នែ​នាង​ឆោម​ឆ្លៅ រូប​រាង​ល្ពេញល្ពៅ ស្រី​នៅ​ភូមិ​ណា​ម្តេច​ដើរ​ម្នាក់​ឯង ពុំ​ក្រែង​គេ​ថា មាន​គ្នា​ទៅ​រ៉ា ទើប​សម​នឹង​វ័យ ។ ដើរ​តាម​ភ្លឺ​ស្រែ ពុំ​បាន​លា​ម៉ែ ផង​ទេ​ឬ​អី ម្តេច​ក៏​មិន​យក ក្មេង​តូច​ដឹង​ក្តី​ ឲ្យ​ដើរ​ជូន​ស្រី គ្រាន់​បាន​ជា​គ្នា ?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២</text:p>
          </table:table-cell>
          <table:table-cell table:style-name="តារាង1.A2" office:value-type="string">
            <text:p text:style-name="P15">ល្ព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វល្លិ​ដំណាំ​វារ, ផ្កា​សម្បុរ​លឿង, ផ្លែ​ធំ​មាន​រាង​មូល​ត្រមៀច​ខ្លះ, ច្រឡោ​ខ្លះ, ទ្រវែង​ខ្លះ សាច់​ខាង​ក្នុង​សម្បុរ​លឿង, ប្រើ​ជា​បន្លែ​ឬ​ធ្វើ​ជា​បង្អែម​ក៏​បាន; ទង​ខ្ចី​និង​ផ្កា​ប្រើ​ជា​បន្លែ ឬ​ទង​ខ្ចី​ស្រុះ​ប្រើ​ជា​អន្លក់​ក៏​បាន; គ្រាប់​ទុំ​ប្រើ​ប្រឡាក់​អំបិល​លីង​ធ្វើ​ជា​អាហារ មាន​រស​ឈ្ងុយ​ពិសា​គ្រាន់​បើ​ដែរ : សម្ល​ល្ពៅ, សង្ខ្យា​ល្ពៅ; គ្រាប់​ល្ពៅ​លីង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៣</text:p>
          </table:table-cell>
          <table:table-cell table:style-name="តារាង1.A2" office:value-type="string">
            <text:p text:style-name="P15">ល្ម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ិ.</text:p>
          </table:table-cell>
          <table:table-cell table:style-name="តារាង1.D2" office:value-type="string">
            <text:p text:style-name="P7">គួរ​ដល់​ការ; សម, សម​គួរ; ធួន; គ្រប់​គ្រាន់, មិន​លើស​មិន​ខ្វះ, មិន​តិច​មិន​ច្រើន : ល្មម​ទៅ, ល្មម​ប្រើ​ការ​កើត; ល្អ​ល្មម, តូច​ល្មម ។ល។ ល្មម​តែ និ. សម​តែ, គួរ​តែ; បាន​ត្រឹម​តែ : ល្មម​តែ​គេ​ស្ដី​ឲ្យ; ល្មម​តែ​គ្នា​បួន​នាក់ ។ ល្មម​មាត់ គួរ​ដល់​មាត់ ។ ដែល​ចេះ​តែ​រអិល​មាត់​ថា​ទៅ ព្រោះ​យល់​ថា​ល្មម : មនុស្ស​ល្មម​មាត់ ។ ល្មម​ឲ្យ​គេ​ថា​បាន គួរ​ឬ​សម​ឲ្យ​គេ​ថា​បាន ។ល។ ល្មម​មាត់​ឈ្លានពាន សម្ដី​ឈ្លានពាន​ដែល​ចេះ​តែ​ចេញ​ពី​មាត់​ឥត​គិត​ពី​ការណ៍​ខុស​ត្រូវ : ទោស​កើត​ដ្បិត​ពោល ល្មម​មាត់​ឈ្លានពាន (ច្បាប់​រាជ​នេតិ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៤</text:p>
          </table:table-cell>
          <table:table-cell table:style-name="តារាង1.A2" office:value-type="string">
            <text:p text:style-name="P15">ល្មមល្មៃ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ល្វតល្វៃ, ទន់ភ្លន់ សមរម្យ : រូប​រាង​ល្មមល្មៃ ។ ព. កា. ថា : នាង​នាដ​នេះ​ថ្លៃ រូប​ឆោម​ល្មម​ល្មៃ ចេះ​លៃ​ក្បាច់​រាំ ប្រើ​បែប​សមរម្យ​ទន្ទេង​ទន្ទាំ នេះ​ហៅ​អ្នក​រាំ ចេះ​រាំ​ត្រូវ​បែប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៥</text:p>
          </table:table-cell>
          <table:table-cell table:style-name="តារាង1.A2" office:value-type="string">
            <text:p text:style-name="P15">ល្មា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ល្មម ថា : ចេះ​ល្មាក់ល្មម​ទេ ចេះ​ល្មម​ដែរ​ទេ, ចេះ​មិន​ច្រើន​ប៉ុន្មាន​ទេ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៦</text:p>
          </table:table-cell>
          <table:table-cell table:style-name="តារាង1.A2" office:value-type="string">
            <text:p text:style-name="P15">ល្មា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សម្បុរ​ពភ្លក់​ឡើង​អាចម៍​អណ្ដើក​រក​កល់​ពុក ព្រោះ​សើម​អួ​អាប់ : ស្លឹក​ត្នោត​ល្មាស, កន្ទេល​ល្មាស ។ ល្មាស​ស្បែក ដែល​ឡើង​សម្បុរ​ស្បែក​ជាំ​ពភ្លក់​ដូច​ជា​ឡើង​អាចម៍​អណ្ដើក : គោ​ស្គម​ល្មាស​ស្បែក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៧</text:p>
          </table:table-cell>
          <table:table-cell table:style-name="តារាង1.A2" office:value-type="string">
            <text:p text:style-name="P15">ល្មិ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មើល​ក្នុង​ពាក្យ ល្មេ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៨</text:p>
          </table:table-cell>
          <table:table-cell table:style-name="តារាង1.A2" office:value-type="string">
            <text:p text:style-name="P15">ល្មីល្មើ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មាន​អាការ​ល្ងីល្ងើ​ព្រោះ​កំពុង​ដេក​លក់​មិន​ទាន់​ស្កប់ ហើយ​ភ្ញាក់​ឡើង​ទាំង​បង្ខំ : ភ្ញាក់​ពី​ដេក​ល្មីល្មើ <text:s/>(ម. ព. មមីមមើ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០៩</text:p>
          </table:table-cell>
          <table:table-cell table:style-name="តារាង1.A2" office:value-type="string">
            <text:p text:style-name="P15">ល្មុ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ខ្លា​មួយ​ប្រភេទ ដូច​គ្នា​នឹង​ខ្លា​រខិន​ដែរ​ប៉ុន្តែ​មាត្រ​ធំ​ជាង, ឬ​ខ្លា​រខិន​យ៉ាង​ធំ : ខ្លា​ល្មុ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ខ្លា​ល្មុង </text:p>
          </table:table-cell>
        </table:table-row>
        <table:table-row>
          <table:table-cell table:style-name="តារាង1.A2" office:value-type="string">
            <text:p text:style-name="P14">១១៦១០</text:p>
          </table:table-cell>
          <table:table-cell table:style-name="តារាង1.A2" office:value-type="string">
            <text:p text:style-name="P15">ល្មុត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ះមុត អ. ថ. ល៉ៈមុត) ឈ្មោះ​ឈើ​ដំណាំ ប្រើ​ផ្លៃ​ទុំ​ជា​អាហារ, មាន​ពីរ​ប្រភេទ​គឺ ល្មុត​សែដា ផ្លែ​ថ្លោស​ៗ​មាន​ច្រើន​បែប; ល្មុត​ខ្មែរ (ស. លះមុត​សីដា ឬ លះមុត​ទៃយ អ. ថ. ល៉ៈមុត​ស៊ីដា ឬ --ថៃ <text:span text:style-name="T1">“ល្មុត​សៀម”) ដើម​ធំ​ស្លឹក​រង្វើល​ៗ ផ្លែ​សណ្ឋាន​ស្រដៀង​នឹង​ផ្លែ​ព្កុល​តែ​ធំ​ជាង វេលា​ទុំ​ជោរ​ឡើង​សម្បុរ​ក្រហម​ក្រមៅ​សាច់​ផុស​ៗ​បន្តិច មាន​រស​ផ្អែម​ស្រាល ច្រើន​មាន​គ្រាប់​តែ​មួយ​ៗ; ល្មុត​បារាំង ឬ ល្មុត​ទេស ដើម​តូច​ជាង​ល្មុត​សែដា ស្លឹក​ញឹក​ជិត ផ្លែ​មាន​ច្រើន​បែប​ខ្លះ​រាង​មូល សាច់​ស, ខ្លះ​រាង​ទ្រវែង​សាច់​ក្រហម​ស្ទើរ, ផ្លែ​ធំ​ៗ​ប៉ុន​ស៊ុត​មាន់​ឬ​ស៊ុត​ទា​ក៏​មាន ទ្រើស​ជាង​នុះ​ក៏​មាន តូច​ៗ​ចុះ​ពី​នុះ​មក​ក៏​មាន, ផ្លែ​ទុំ​សាច់​ជ្រាយ​មាន​រស​ផ្អែម​ឈ្ងុយ (បែប​ដែល​មាន​ផ្លែ​រាង​ទ្រវែង​សាច់​ស្ទើរ​ក្រហម​នោះ អ្នក​ស្រុក​ខ្លះ​ច្រឡំ​ហៅ​ថា​សែដា ក៏​មាន) ។ </text:span>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មុត​សែដា ល្មុត​ខ្មែរ <text:s/></text:p>
            <text:p text:style-name="P11">ល្មុត​បារាំង</text:p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ស.</text:p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(លះមុត អ. ថ. ល៉ៈ--) ឈ្មោះ​ខ្នុរ​មួយ​ប្រភេទ ផ្លែ​ទុំ​សាច់​ក្លែប​ជ្រាយ​បន្តិច​ជាង​ខ្នុរ​ណាំង​ប៉ុន្តែ​ជ្រាយ​មិន​ដល់​ខ្នុរ​បាយ​ស្រា​ទេ, មាន​រស​ផ្អែម​ឆ្អិត : ខ្នុរ​ល្មុត ក្នុង​ប្រទេស​កម្ពុជា ពុំ​សូវ​សម្បូរ​ប៉ុន្មាន​ទេ គួរ​ពួក​កសិករ​ឆ្លៀត​ដាំ​ឲ្យ​កើត​ចម្រើន​ឡើ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ខ្នុរ​ល្មុត</text:p>
          </table:table-cell>
        </table:table-row>
        <table:table-row>
          <table:table-cell table:style-name="តារាង1.A2" office:value-type="string">
            <text:p text:style-name="P14">១១៦១១</text:p>
          </table:table-cell>
          <table:table-cell table:style-name="តារាង1.A2" office:value-type="string">
            <text:p text:style-name="P15">ល្មួ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7">អំពើ​លួច; ដែល​រក​ស៊ី​ដោយ​អំពើ​លួច : រក​បាន​ដោយ​ល្មួច; មនុស្ស​ល្មួច, ពួក​ល្មួច ។ ព. កា. ថា: រី​មនុស្ស​ល្មួច គិត​តែ​ពី​លួច លួច​ឥត​ខ្លាច​ច្បាប់ ទោះ​អ្នក​រាជការ ភ្នាក់ងារ​បាន​ចាប់ ដាក់​គុក​តាម​ច្បាប់​ រួច​មក​មិន​ចាល ។ កូន​ខ្មែរ​គ្រប់​គ្នា យើង​កាន់​សាស្នា-ព្រះ​ពុទ្ធ​ត្រកាល គួរ​វៀរ​កម្ម​កាច គួរ​ខ្លាច​គួរ​ចាល គួរ​ត្រេក​ត្រអាល ឆ្ពោះ​ការ​ស្លូត​ត្រង់ <text:s/>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១២</text:p>
          </table:table-cell>
          <table:table-cell table:style-name="តារាង1.A2" office:value-type="string">
            <text:p text:style-name="P15">ល្មួ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ស្អិត​ជាប់​គ្នា​ល្អួត : ស្អិត​ល្មួត ។ កិ. វិ. ដែល​ចាប់​ក្រណាន់ ឬ​ចាប់​មាំ​ស្អិត​មិន​ងាយ​លែង : ធ្វើ​ការ​ល្មួត, ចាប់​គ្នា​ល្មួត, ចាប់​សម្ដី​គ្នា​ល្មួត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១៣</text:p>
          </table:table-cell>
          <table:table-cell table:style-name="តារាង1.A2" office:value-type="string">
            <text:p text:style-name="P15">ល្ម៉ើ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លម៉ើ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១៤</text:p>
          </table:table-cell>
          <table:table-cell table:style-name="តារាង1.A2" office:value-type="string">
            <text:p text:style-name="P15">ល្មើ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ប្រព្រឹត្ត​លើស​រំលង​លើ​ច្បាប់, ច្រឡើស​បំពាន​លើ​បញ្ញត្តិ : ល្មើស​ច្បាប់, ល្មើស​បញ្ញត្តិ ។ ទោស​ល្មើស ទោស​ដែល​មាន​ព្រោះ​ល្មើស​បញ្ញត្តិ ។ បទ​ល្មើស ដំណើរ​ល្មើស​ច្បាប់ ។ ព. កា. ថា : ការ​ល្មើស​លើ​ច្បាប់ ព្រោះ​ហេតុ​មិន​ស្តាប់ ពាក្យ​ប្រៀន​ប្រដៅ ពុំ​នោះ​ព្រោះ​តែ ចិត្ត​កាច​កម្លៅ គំនិត​ឆោត​ឆៅ ក្រៅ​ធម៌​ប្រៀន​ប្រាប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១៥</text:p>
          </table:table-cell>
          <table:table-cell table:style-name="តារាង1.A2" office:value-type="string">
            <text:p text:style-name="P15">ល្មឿ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សម្បុរ​លឿង​លាយ​ចម្រុះ​ដោយ​ខៀវ​ឆ្លុះ​រលើប : សម្បុរ​ខៀវ​ល្មឿ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១៦</text:p>
          </table:table-cell>
          <table:table-cell table:style-name="តារាង1.A2" office:value-type="string">
            <text:p text:style-name="P15">ល្មឿ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ទន់​ល្មៃ, ទន់​ដូច​សំឡី : សំពត់​សាច់​ទន់​ល្មឿយ ។ ទន់​ខ្លួន​ល្មឿយ ទន់​ខ្លួន​ល្មៃ​ព្រោះ​គ្មាន​កម្លាំង​ប្រឹ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១៧</text:p>
          </table:table-cell>
          <table:table-cell table:style-name="តារាង1.A2" office:value-type="string">
            <text:p text:style-name="P15">ល្មៀ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មៀ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១៨</text:p>
          </table:table-cell>
          <table:table-cell table:style-name="តារាង1.A2" office:value-type="string">
            <text:p text:style-name="P15">ល្មេ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ត្វ​ទឹក​ពួក​អ<text:span text:style-name="T3">ដ្ឋិ​ចម្ម​</text:span>ជាតិ​មួយ​ប្រភេទ សន្តាន​អណ្ដើក ។ ស្រុក​ខ្លះ​ហៅ ល្មិច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១៩</text:p>
          </table:table-cell>
          <table:table-cell table:style-name="តារាង1.A2" office:value-type="string">
            <text:p text:style-name="P15">ល្មេញល្មើ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ល្ងីល្ងើ, ស្ទើរ​ឆ្កួត, ពាក់​កណ្ដាល​ឆ្កួត : មនុស្ស​ល្មេញល្មើ, ល្មេញល្មើ​ពី​កំណើ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២០</text:p>
          </table:table-cell>
          <table:table-cell table:style-name="តារាង1.A2" office:value-type="string">
            <text:p text:style-name="P15">ល្មែ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កណ្តុរ​មួយ​ប្រភេទ មាត្រ​តូច​មាន​ក្លិន​ខ្មោះ​ច្រើន​កើត​នៅ​ក្នុង​ទី​សុកមម៉ុក​ក្នុង​ភូមិ : កណ្តុរ​ល្មែះ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កណ្តុរ​ល្មែះ </text:p>
          </table:table-cell>
        </table:table-row>
        <table:table-row>
          <table:table-cell table:style-name="តារាង1.A2" office:value-type="string">
            <text:p text:style-name="P14">១១៦២១</text:p>
          </table:table-cell>
          <table:table-cell table:style-name="តារាង1.A2" office:value-type="string">
            <text:p text:style-name="P15">ល្មៃ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ល្អ​ប្រពៃ; ផូរផង់ ; ទន់ល្វន់ : ទន់ល្មៃ ។ <text:s/>(ម. ព. ល្មមល្មៃ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២២</text:p>
          </table:table-cell>
          <table:table-cell table:style-name="តារាង1.A2" office:value-type="string">
            <text:p text:style-name="P15">ល្មោភ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លោភ​ច្រើន, ដែល​មាន​សេចក្ដី​ត្រូវ​ការ​ច្រើន​ឥត​អៀន​ខ្មាស : មនុស្ស​ល្មោភ ។ ល្មោភ​កាម ដែល​រវះរវាម​កាម ។ ល្មោភ​ស៊ី ដែល​ស៊ី​ច្រើន, រាន​ចំណី​ហួស​ពេក ។ ល្មោភ​មិន​ចេះ​ល្មម ល្មោភ​មិន​ចេះ​ស្កប់ស្កល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២៣</text:p>
          </table:table-cell>
          <table:table-cell table:style-name="តារាង1.A2" office:value-type="string">
            <text:p text:style-name="P15">ល្មាំ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មាំ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២៤</text:p>
          </table:table-cell>
          <table:table-cell table:style-name="តារាង1.A2" office:value-type="string">
            <text:p text:style-name="P15">ល្យំ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យំ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២៥</text:p>
          </table:table-cell>
          <table:table-cell table:style-name="តារាង1.A2" office:value-type="string">
            <text:p text:style-name="P15">ល្វ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នៅ​ខ្ចី​ណាស់ : ត្រួយ​ឈើ​ខ្ចី​ល្វក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២៦</text:p>
          </table:table-cell>
          <table:table-cell table:style-name="តារាង1.A2" office:value-type="string">
            <text:p text:style-name="P15">ល្វ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ទន់ភ្លន់​ល្វាសល្វន់ : រាង​ល្វត, ដំណើរ​ល្វត (ម. ព. ល្វៃ ទៀត​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២៧</text:p>
          </table:table-cell>
          <table:table-cell table:style-name="តារាង1.A2" office:value-type="string">
            <text:p text:style-name="P15">ល្វ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ទន់​ល្មៃ, ទន់​ល្មម​ស្រួល : សរសៃ​ថ្នាំ​ស្រួយ ត្រូវ​សន្សើម​ទន់​ល្វន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២៨</text:p>
          </table:table-cell>
          <table:table-cell table:style-name="តារាង1.A2" office:value-type="string">
            <text:p text:style-name="P15">ល្វ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វនស្បតិ​ព្រឹក្ស​ពួក​មួយ ចេញ​ផ្លែ​ស្កះ​តាម​ដើម​តាម​មែក, ឥត​ផ្កា​ទេ ចេញ​ជា​ផ្លែ​ស្រេច​មក​តែ​ម្តង, មាន​ពីរ​ប្រភេទ​គឺ មួយ​ប្រភេទ​មាន​ផ្លែ​ធំ​ៗ វេលា​ទុំ​មាន​កើត​ជា​មមង់​នៅ​ខាង​ក្នុង, អ្នក​ស្រុក​ខ្លះ​ហៅ ល្វា​មមង់; មួយ​ប្រភេទ​ទៀត​ផ្លែ​តូច​ៗ​វេលា​ទុំ​មិន​មាន​មមង់​ទេ បរិភោគ​បាន, អ្នក​ស្រុក​ខ្លះ​ហៅ ល្វា​តូច, ខ្លះ​ហៅ ឧទុម្ពរ ប៉ុន្តែ​បើ​តាម​ពិត ឧទុម្ពរ ប្រែ​ថា ល្វា (ទាំង​ពីរ​បែប) ។ មាន​ទំនៀម​តាំង​ពី​ក្នុង​បុព្វ​បុរស​របស់​យើង​រៀង​មក​តែង​រាប់​អាន​យក​ឈើ​ល្វា​ធ្វើ​រាជាសនៈ​ក្នុង​ពិធី​រាជាភិសេក...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២៩</text:p>
          </table:table-cell>
          <table:table-cell table:style-name="តារាង1.A2" office:value-type="string">
            <text:p text:style-name="P15">ល្វាចេ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បក្សី​តូច​មួយ​ប្រភេទ ពួក​ទ្រមាក់​ខ្លា ប៉ុន្តែ​មាត្រ​ធំ​ជាង កន្ទុយ​វែង​ជាង​ទ្រមាក់​ខ្លា សម្បុរ​ខ្មៅ មាន​លាយ​ស​បន្តិច​ត្រង់​ស្លាប​ចំអេង​ខាង​ពោះ​ស, ជា​សត្វ​ប៉ប៉ាច់ប៉ប៉ោច​មិន​សូវ​ឈប់​មាត់ ។ ព. ប្រ. មនុស្ស​ល្វាចេក មនុស្ស​ដែល​និយាយ​ប៉ប៉ាច់ប៉ប៉ោច​មិន​សូវ​ស្រាក ។ ឈ្មោះ​បទ​ភ្លេង​ខ្មែរ​មួយ​មេ បន្លឺ​សូរ​សព្ទ​ញាប់​រន្ថាន់ ដោយ​ធៀប​នឹង​សត្វ​ល្វាចេក ប៉ប៉ាច់ប៉ប៉ោច : ភ្លេង ឬ បទ​ល្វាចេ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០</text:p>
          </table:table-cell>
          <table:table-cell table:style-name="តារាង1.A2" office:value-type="string">
            <text:p text:style-name="P15">ល្វាដ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វនស្បតិ​ព្រឹក្ស​មួយ​ប្រភេទ ស្លឹក​ធំ​ទ្រវែង​សាច់​រឹង​គគ្រាត ប្រើ​ការ​ខាត់​រំលីង​ឈើ​ជាដើម​បាន, ផ្លែ​តូច​ៗ​ចេញ​ជា​ផ្លែ​ស្រេច​មក​តែ​ម្តង​ដូច​ល្វា​ដែរ ផ្លែ​ស្អេកស្កះ​តាម​ដើម​តាម​មែក​ដូច​ល្វា ប៉ុន្តែ​ក្រពុល​បរិភោគ​ពុំ​បាន, សំបក​ដើម​បុក​ស្ងោរ​ឲ្យ​រលួយ​ធ្វើ​ក្រដាស​សាច់​គ្រើម​បាន : ក្រដាស​ល្វាដី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១</text:p>
          </table:table-cell>
          <table:table-cell table:style-name="តារាង1.A2" office:value-type="string">
            <text:p text:style-name="P15">ល្វាសល្វ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ទន់ភ្លន់​ល្វត : ល្ខោន​រាំ​ចាក់​ក្បាច់​ល្វាសល្វន់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២</text:p>
          </table:table-cell>
          <table:table-cell table:style-name="តារាង1.A2" office:value-type="string">
            <text:p text:style-name="P15">ល្វី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រស​ប្រហាត​ស្ទើរ​ចត់​ស្ទើរ​ជូរ ដូច​យ៉ាង​រស​បណ្តូល​ពេច, ស្តៅ, អង្កាញ់​ជាដើម : រស​ល្វីង ។ ល្វីង​មាត់ ប្រហាត​ចេញ​រស​ល្វីង​ក្នុង​មាត់ នាំ​ឲ្យ​បរិភោគ​អាហារ​មិន​ឆ្ងាញ់ ។ ព. ប្រ. ដែល​ធុញ​ទ្រាន់​ព្រោះ​តឹង​គំនិត​ឬ​ព្រោះ​អស់​គំនិត​អស់​ឧបាយ​នឹង​ធ្វើ​ឲ្យ​បាន​សម្រេច​ការ : ពិបាក​ល្វីង​មុខ; ល្វីង​ហើយ​ខ្ញុំ, អស់​ផ្លូវ​ស្ដី​ប្រដៅ​វា​ហើយ !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៣</text:p>
          </table:table-cell>
          <table:table-cell table:style-name="តារាង1.A2" office:value-type="string">
            <text:p text:style-name="P15">ល្វឹ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ល្ហល្ហេវ, ធំ​ទូលាយ, ស្រឡះ​ធេង : ល្វែង​ទូលាយ​ល្វឹង, ផ្ទះ​ធំ​ល្វឹង, វាល​ល្វឹង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៤</text:p>
          </table:table-cell>
          <table:table-cell table:style-name="តារាង1.A2" office:value-type="string">
            <text:p text:style-name="P15">ល្វឹងល្វើ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ល្ហល្ហេវ​ក្រៃ​ពេក, ធំធេង : វាល​ល្វឹងល្វើយ, លំហ​សមុទ្រ​ល្វឹងល្វើ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៥</text:p>
          </table:table-cell>
          <table:table-cell table:style-name="តារាង1.A2" office:value-type="string">
            <text:p text:style-name="P15">ល្វើ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ខ្សោយ​ថយ​កម្លាំង, ស្បើយ​កម្លាំង : អស់​កម្លាំង​ល្វើយ ។ ដែល​យឺត​ៗ​ស្បើយ​ៗ សម្ដី​ល្វើយ; ធ្វើ​ការ​យ៉ាង​ល្វើយ, និយាយ​ល្វើយ​ៗ ។ ដែល​ឮ​សូរ​តិច​ៗ​ស្បើយ​ៗ : ឮ​សូរ​ល្វើយ; ស្រែក​ហៅ​ឮ​ល្វើយ​ៗ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៦</text:p>
          </table:table-cell>
          <table:table-cell table:style-name="តារាង1.A2" office:value-type="string">
            <text:p text:style-name="P15">ល្វៀ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ើ​ព្រៃ​មួយ​ប្រភេទ មាន​មែក​បែក​សាង​ញ៉ាង មាន​បន្លា​វែង​ៗ ស្លឹក​រង្វើល​ៗ ផ្លែ​មូល​ៗ ទ្រង់ទ្រាយ​ស្រដៀង​នឹង​ផ្លែ​បំពេញ​រាជ្យ, សាច់​រឹង មាន​រស​ជូរ​ភ្លាវ​ប្រហាត ប្រើ​ការ​លាង​សំពត់ ឬ​ដុះ​ជម្រះ​ក្អែល​បាន ច្របាច់​ទៅ​បែក​ពពុះ​ដូច​សាប៊ូ ប៉ុន្តែ​ដល់​ស្ងួត​ទៅ​ស្អិត​បន្តិច​ៗ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៧</text:p>
          </table:table-cell>
          <table:table-cell table:style-name="តារាង1.A2" office:value-type="string">
            <text:p text:style-name="P15">ល្វេងល្វើ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សូរ​លាន់​ឮ​រងំ ឬ​ដែល​ផ្សាយ​ក្លិន​ក្រអូប​ល្វើយ​ៗ គួរ​ឲ្យ​ស្រណោះ, គួរ​ឲ្យ​ចាប់​ចិត្ត : សូរ​ភ្លេង​ល្វេងល្វើយ; ផ្កា​ក្នុង​ព្រៃ​ក្រអូប​ល្វេងល្វើយ, ពិដោរ​ល្វេងល្វើយ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៨</text:p>
          </table:table-cell>
          <table:table-cell table:style-name="តារាង1.A2" office:value-type="string">
            <text:p text:style-name="P15">ល្វែ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ប៉ែក​សង្កាត់​ផ្ទះ​លំនៅ​ត្រង់​ចន្លោះ​ជួរ​សសរ : ល្វែង​ផ្ទះ, ល្វែង​សាលា, ល្វែង​វិហារ, ផ្ទះ​ប្រាំ​ល្វែង ។ ល្វែង​រាសិចក្រ ឬ ល្វែង​មេឃ ភាគ​រាសី​ឬ​ប៉ែក​សង្កាត់​មេឃ​ក្នុង​រាសិចក្រ (ម. ព. រាសិចក្រ និង រាសី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៣៩</text:p>
          </table:table-cell>
          <table:table-cell table:style-name="តារាង1.A2" office:value-type="string">
            <text:p text:style-name="P15">ល្វែ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ទន់​ឬ​ធូរ​ខ្លាំង : ទន់​ល្វែត, ធូរ​ល្វែត ។ គំនិត​ទន់​ល្វែត គំនិត​មិន​រឹងប៉ឹង ។ ល្វែតល្វត ល្វត​ប៉ាន់​ចុះ​ប៉ាន់​ឡើង : ដំណើរ​ល្វែតល្វត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វែត​ល្វត</text:p>
          </table:table-cell>
        </table:table-row>
        <table:table-row>
          <table:table-cell table:style-name="តារាង1.A2" office:value-type="string">
            <text:p text:style-name="P14">១១៦៤០</text:p>
          </table:table-cell>
          <table:table-cell table:style-name="តារាង1.A2" office:value-type="string">
            <text:p text:style-name="P15">ល្វៃ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បរិវារ​សម្រាប់​និយាយ​ផ្សំ​នឹង​ពាក្យ ល្វត ថា ល្វតល្វៃ ទន់ភ្លន់​ល្វាសល្វន់​ក្រៃ​ពេក : រាង​ល្វតល្វៃ, ដំណើរ​ល្វតល្វៃ ។ ព. កា. ថា : <text:s/>ហៃ​កែវ​ថ្លើម​ថ្លៃ ដំណើរ​ល្វតល្វៃ ប្រពៃ​ឥត​ឆ្គង ទាស់​តែ​ពុំ​ឮ សម្ដី​សាសង សុំ​ឲ្យ​នួន​ល្អង សាសង​ខ្លះ​មក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វត​ល្វៃ</text:p>
          </table:table-cell>
        </table:table-row>
        <table:table-row>
          <table:table-cell table:style-name="តារាង1.A2" office:value-type="string">
            <text:p text:style-name="P14">១១៦៤១</text:p>
          </table:table-cell>
          <table:table-cell table:style-name="តារាង1.A2" office:value-type="string">
            <text:p text:style-name="P15">ល្ហ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ាន​លំហ​ទូលាយ​ឥត​មាន​អ្វី​ទើសទែង : វាល​ល្ហ ។ ដែល​មាន​លំអាន​ឆ្លុង​ឬ​ស្នាម​ក្រឡាញ : ឆ្ការ​ផ្លូវ​ល្ហ; មុខ​សស្រ្ត​ល្ហ ។ ល្ហ​ល្ហាច ល្ហ​មើល​ទៅ​ឃើញ​រាច​ល្ហាច : ទឹក​ឡើង​ចូល​វាល​ល្ហ​ល្ហាច ។ ល្ហ​ល្ហេវ ល្ហ​ធ្លុងត្លេវ, ល្ហ​ស្រឡះ​ត្លេវ : វាល​ល្ហ​ល្ហេវ ។ </text:p>
          </table:table-cell>
          <table:table-cell table:style-name="តារាង1.D2" office:value-type="string">
            <text:p text:style-name="P8">រហ</text:p>
          </table:table-cell>
          <table:table-cell table:style-name="តារាង1.I2" office:value-type="string">
            <text:p text:style-name="P7">ល្ហ​ល្ហេវ <text:s/></text:p>
            <text:p text:style-name="P7">ល្ហ​ល្ហាច</text:p>
          </table:table-cell>
        </table:table-row>
        <table:table-row>
          <table:table-cell table:style-name="តារាង1.A2" office:value-type="string">
            <text:p text:style-name="P14">១១៦៤២</text:p>
          </table:table-cell>
          <table:table-cell table:style-name="តារាង1.A2" office:value-type="string">
            <text:p text:style-name="P15">ល្ហ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និយាយ​ផ្សំ​នឹង​ពាក្យ ច្រក ថា : ច្រក​ល្ហក ច្រក​តូច​ធំ ឬ​ច្រក​ដែល​បត់​បែន, កេល​កុង, ក្រវិចក្រវៀន ។ </text:p>
          </table:table-cell>
          <table:table-cell table:style-name="តារាង1.D2" office:value-type="string">
            <text:p text:style-name="P8">រហក</text:p>
          </table:table-cell>
          <table:table-cell table:style-name="តារាង1.I2" office:value-type="string">
            <text:p text:style-name="P7">ច្រក​ល្ហក </text:p>
          </table:table-cell>
        </table:table-row>
        <table:table-row>
          <table:table-cell table:style-name="តារាង1.A2" office:value-type="string">
            <text:p text:style-name="P14">១១៦៤៣</text:p>
          </table:table-cell>
          <table:table-cell table:style-name="តារាង1.A2" office:value-type="string">
            <text:p text:style-name="P15">ល្ហ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ពហុ.) ដែល​សុទ្ធ​តែ​កំពុង​លូតលាស់ ឬ​ដែល​សុទ្ធ​តែ​កំពុង​នៅ​ក្មេង​ស្រលួត​ស្រឡះ : ត្រឡាច​បោះ​ទង​ល្ហក់; នៅ​ក្មេង​ល្ហក់ ។ ល្ហក់ល្ហាវ ដែល​សុទ្ធ​តែ​កំពុង​លូត​លាស់​ខ្ពស់​ស្រឡះ ឬ​ដែល​សុទ្ធ​តែ​នៅ​ក្មេង​កំពុង​ដក​កម្ពស់ : ដើម​ឈើ​ល្ហក់ល្ហាវ; ក្មេង​ល្ហក់ល្ហាវ ។ ច្រើន​ប្រើ​ក្នុង​កាព្យ ដូច​ជា : រូប​រាង​ខ្ពស់​ស្រាវ នៅ​ក្មេង​ល្ហក់ល្ហាវ ពាក់​អាវ​សម​ប្រាណ កំពុង​ខំ​រៀន ដោយ​ក្តី​សុខ​សាន្ត មុខ​ជា​នឹង​បាន ចំណេះ​ថ្នាក់​ខ្ពស់ ។ បែប​អ្នក​ដឹង​គុន ដឹង​បាប​ដឹង​បុណ្យ ដឹង​ធម៌​សម្បុរស​ មាតា​បិតា នឹង​បាន​ក្រេប​រស គួរ​គាប់​ទាំងអស់ របស់​កូន​នេះ ។ </text:p>
          </table:table-cell>
          <table:table-cell table:style-name="តារាង1.D2" office:value-type="string">
            <text:p text:style-name="P8">រហក់</text:p>
          </table:table-cell>
          <table:table-cell table:style-name="តារាង1.I2" office:value-type="string">
            <text:p text:style-name="P7">ល្ហក់​ល្ហាវ</text:p>
          </table:table-cell>
        </table:table-row>
        <table:table-row>
          <table:table-cell table:style-name="តារាង1.A2" office:value-type="string">
            <text:p text:style-name="P14">១១៦៤៤</text:p>
          </table:table-cell>
          <table:table-cell table:style-name="តារាង1.A2" office:value-type="string">
            <text:p text:style-name="P15">ល្ហា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រាច​រាយ ឬ​សាយ​រាយ​ពេញ​ពាស​មើល​ទៅ​ឃើញ​ស្ងាច : ទឹក​ល្ហាច ។ ព. ប្រ. សម្ដី​ល្ហាច សម្ដី​រាយ​ពពាយ​ឬ​ភរ​ភាយ​មិន​ចេះ​អស់​មិន​ចេះ​ហើយ ។ ល្ហាចល្ហ ឬ ល្ហល្ហាច (ម. ព. ល្ហ) ។ ព. ប្រ. សម្ដី​ល្ហាចល្ហ ឬ ល្ហល្ហាច សម្ដី​រាយ​ពពាយ​ឬ​ភរ​ភាយ​ល្ហ​ឥត​ទើស​ទាក់។ល្ហាចល្ហឹម ឬ ល្ហឹមល្ហាច ដែល​សាយ​រាយ​ល្ហឹម​លន្លឹម : ទឹក​សាយ​ពេញ​វាល​ល្ហាច​ល្ហឹម ។ <text:s/></text:p>
          </table:table-cell>
          <table:table-cell table:style-name="តារាង1.D2" office:value-type="string">
            <text:p text:style-name="P8">រហាច</text:p>
          </table:table-cell>
          <table:table-cell table:style-name="តារាង1.I2" office:value-type="string">
            <text:p text:style-name="P7">ល្ហាច​ល្ហ </text:p>
            <text:p text:style-name="P7">ល្ហ​ល្ហាច <text:s/></text:p>
            <text:p text:style-name="P7">ល្ហាច​ល្ហឹម <text:s/>ល្ហឹម​ល្ហាច</text:p>
          </table:table-cell>
        </table:table-row>
        <table:table-row>
          <table:table-cell table:style-name="តារាង1.A2" office:value-type="string">
            <text:p text:style-name="P14">១១៦៤៥</text:p>
          </table:table-cell>
          <table:table-cell table:style-name="តារាង1.A2" office:value-type="string">
            <text:p text:style-name="P15">ល្ហា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ហា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៤៦</text:p>
          </table:table-cell>
          <table:table-cell table:style-name="តារាង1.A2" office:value-type="string">
            <text:p text:style-name="P15">ល្ហិតល្ហៃ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ហិតរហៃ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៤៧</text:p>
          </table:table-cell>
          <table:table-cell table:style-name="តារាង1.A2" office:value-type="string">
            <text:p text:style-name="P15">ល្ហឹ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វាល​ធ្លុង​ត្លេវ​វែង​លន្លឹម : ទឹក​ឡើង​ចូល​វាល​ល្ហឹម ។ ល្ហឹមល្ហាច (ម. ព. ល្ហាច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ហឹម​ល្ហាច </text:p>
          </table:table-cell>
        </table:table-row>
        <table:table-row>
          <table:table-cell table:style-name="តារាង1.A2" office:value-type="string">
            <text:p text:style-name="P14">១១៦៤៨</text:p>
          </table:table-cell>
          <table:table-cell table:style-name="តារាង1.A2" office:value-type="string">
            <text:p text:style-name="P15">ល្ហុង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ដំណាំ​មួយ​ប្រភេទ មាន​ផ្កា​ផ្លែ​ចេញ​តាម​គល់​ធាង​ខ្លី, មាន​ច្រើន​ប្រភេទ​គឺ ល្ហុង​ស៊ី​ផ្លែ ឬ​ហៅ​ត្រឹម​តែ ល្ហុង ក៏​បាន មាន​សំណុំ​ដើម​ធំ ស្លឹក​ធំ​ៗ​ឆែក​ជ្រៅ​ៗ ធាង​វែង​ៗ មាន​ប្រហោង ផ្លែ​ធំ​ៗ ប្រើ​ជា​អាហារ​បាន​តាម​គួរ​ដល់​ការ​ប្រកប : សម្ល​ល្ហុង, បុក​ល្ហុង, បរិភោគ​ល្ហុង​ទុំ ។ ល្ហុង​ខ្ញែ (ស. លះហុ់ង អ. ថ. ល៉ៈហ៊ុង) ដើម​តូច​បែក​មែក​សាង​ញ៉ាង ស្លឹក​​ឆែក​ៗ តែ​រាក់​ៗ​តូច​ៗ​ជាង​ល្ហុង​ស៊ី​ផ្លែ​ធាង​ខ្លី​ៗ ផ្លែ​ច្រាញ​ៗ​ជា​ចង្កោម​ៗ គ្រាប់​សម្បុរ​ពពាស សម្រាប់​ស្ល​ប្រេង ហៅ​ថា ប្រេង​ល្ហុង ឬ ប្រេង​ស្អិត ។ ល្ហុងខ្វង ដើម​ស្រលួត បែក​មែក​ច្រើន ស្លឹក​តូច​ៗ​ឥត​ឆែក​ជ្រៅ ធាង​ខ្លី​ៗ​ឥត​ប្រហោង ផ្លែ​មូល​ៗ​រលីង, កាត់​ដើម​ដាំ​ដុះ សម្រាប់​ដាំ​ធ្វើ​របង, គ្រាប់​ស្ល​ប្រេង​បាន : របង​ល្ហុងខ្វង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ប្រេង​ល្ហុង</text:p>
            <text:p text:style-name="P7">ល្ហុង​ខ្ញែ <text:s/></text:p>
            <text:p text:style-name="P7">ល្ហុង​ខ្វង</text:p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្វាយ​មួយ​ប្រភេទ ពួក​ស្វាយ​ល្ហួត​ប៉ុន្តែ​ផ្លែ​តូច​ជាង : ស្វាយ​ល្ហុ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ស្វាយ​ល្ហុង</text:p>
          </table:table-cell>
        </table:table-row>
        <table:table-row>
          <table:table-cell table:style-name="តារាង1.A2" office:value-type="string">
            <text:p text:style-name="P14">១១៦៤៩</text:p>
          </table:table-cell>
          <table:table-cell table:style-name="តារាង1.A2" office:value-type="string">
            <text:p text:style-name="P15">ល្ហួ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ឈ្មោះ​ស្វាយ​មួយ​ប្រភេទ ផ្លែ​ធំ​ៗ​វែង​ៗ កាល​នៅ​ខ្ចី​មាន​រស​ជូរ​បន្តិច​បន្តួច ដល់​ទុំ​ផ្អែម​ត្រជាក់ : ញាំ​ស្វាយ​ល្ហួត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៥០</text:p>
          </table:table-cell>
          <table:table-cell table:style-name="តារាង1.A2" office:value-type="string">
            <text:p text:style-name="P15">ល្ហើ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ត្រជាក់​ដោយ​សម្ផស្ស​ខ្យល់​បក់​ប៉ះ​ត្រូវ : ខ្យល់​បក់​មក​ល្ហើយ​ស្រួល, បក់​ផ្លិត​ឲ្យ​ល្ហើយ ។ ព. ប្រ. ល្ហើយ​ចិត្ត រសើប​ចិត្ត​ឬ​ស្បើយ​ចិត្ត (ម. ព. ល្ហែ ផង) ។ </text:p>
          </table:table-cell>
          <table:table-cell table:style-name="តារាង1.D2" office:value-type="string">
            <text:p text:style-name="P8">រហើយ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៥១</text:p>
          </table:table-cell>
          <table:table-cell table:style-name="តារាង1.A2" office:value-type="string">
            <text:p text:style-name="P15">ល្ហេវ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</text:p>
          </table:table-cell>
          <table:table-cell table:style-name="តារាង1.D2" office:value-type="string">
            <text:p text:style-name="P7">ខ្ពស់​ស្រោង​ស្រឡះ​ត្លេវ : ដើម​ឈើ​ខ្ពស់​ល្ហេវ ។ ដែល​វាល​ត្លេវ : វាល​ល្ហេវ (ម. ព. ល្ហ ផង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៥២</text:p>
          </table:table-cell>
          <table:table-cell table:style-name="តារាង1.A2" office:value-type="string">
            <text:p text:style-name="P15">ល្ហ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 ឬ គុ.</text:p>
          </table:table-cell>
          <table:table-cell table:style-name="តារាង1.D2" office:value-type="string">
            <text:p text:style-name="P7">ដំណើរ​នៅ​ទំនេរ​ដោយ​មាន​វេលា​សម្រាក; ដំណើរ​រយាល​អំពី​រវល់, អំពី​សេចក្ដី​នឿយ​ហត់ : នឿយ​ឥត​មាន​ល្ហែ; ពេល​ល្ហែ ។ ល្ហែល្ហើយ ល្ហែ​ល្មម​ឈប់​លំហើយ​ខ្លួន​បាន ។ </text:p>
          </table:table-cell>
          <table:table-cell table:style-name="តារាង1.D2" office:value-type="string">
            <text:p text:style-name="P8">រហែ</text:p>
          </table:table-cell>
          <table:table-cell table:style-name="តារាង1.I2" office:value-type="string">
            <text:p text:style-name="P7">ល្ហែ​ល្ហើយ</text:p>
          </table:table-cell>
        </table:table-row>
        <table:table-row>
          <table:table-cell table:style-name="តារាង1.A2" office:value-type="string">
            <text:p text:style-name="P14">១១៦៥៣</text:p>
          </table:table-cell>
          <table:table-cell table:style-name="តារាង1.A2" office:value-type="string">
            <text:p text:style-name="P15">ល្ហែ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ទន់​ផ្អែម​សុភាព (ចំពោះ​តែ​សម្ដី) : សម្ដី​ល្ហែម, សម្ដី​ផ្អែម​ល្ហែម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៥៤</text:p>
          </table:table-cell>
          <table:table-cell table:style-name="តារាង1.A2" office:value-type="string">
            <text:p text:style-name="P15">ល្ហោល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ហោល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៥៥</text:p>
          </table:table-cell>
          <table:table-cell table:style-name="តារាង1.A2" office:value-type="string">
            <text:p text:style-name="P15">ល្ហោស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ហោស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៥៦</text:p>
          </table:table-cell>
          <table:table-cell table:style-name="តារាង1.A2" office:value-type="string">
            <text:p text:style-name="P15">ល្អ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មិន​អាក្រក់ គឺ​ឥត​មាន​ហ្មង, មិន​មាន​ទាស់, មិន​ឆ្គង, ត្រឹម​ត្រូវ, ប្រពៃ : ចិត្ត​ល្អ, រូប​ល្អ, អំពើ​ល្អ, សម្ដី​ល្អ ។ កិ. វិ. ដោយ​ប្រពៃ, ត្រឹម​ត្រូវ, ស្រួល​បួល : ប្រព្រឹត្ត​ល្អ, និយាយ​ល្អ, ធ្វើ​ការ​ល្អ ។ ល្អ​ជា ស្លូត​ត្រង់, ត្រឹម​ត្រូវ : មនុស្ស​ល្អ​ជា, សម្ដី​ល្អ​ជា; និយាយ​ល្អ​ជា ។ ល្អ​មើល ល្អ​គួរ​ឲ្យ​ចង់​មើល, ល្អ​ស្រួល​មើល ។ ល្អ​ស៊ី ល្អ​គួរ​ឲ្យ​ចង់​ស៊ី, ឆ្ងាញ់​ពិសា (ព. សា. ; ព. គ. ល្អ​ទទួល​ទាន) ។ ល្អល្អាច់ (ព. សា.) ស្អាត​បាត, សមរម្យ : រូប​រាង​ល្អ​ល្អាច់ ។ ស្រួល​បួល : ធ្វើ​ការ​ឲ្យ​ល្អ​ល្អាច់ ! ។ ល្អ​ល្អិត ល្អ​ហ្មត់​ហ្មង, ល្អ​ប្រពៃ : រូប​ឆោម​ល្អ​ល្អិត ។ ស្រួល​បួល, ប្រយ័ត្ន​ប្រយែង : ធ្វើ​ការ​ឲ្យ​ល្អ​ល្អិត! ។ ល្អ​ល្អះ ល្អ​ស្រលួត​ស្រឡះ, ល្អ​ឥត​ឆ្គង : រូប​ឆោម​ល្អ​ល្អះ ។ ព. កា. ប្រើ​ជា ល្អះ​ល្អ ក៏​បាន, ដូច​ជា : រូប​ឆោម​ល្អះ​ល្អ មិន​ខ្មៅ​មិន​ស ល្មម​តែ​សមរម្យ មិន​ខ្ពស់​មិន​ទាប​ មិន​តូច​មិន​ធំ ស្រគត់​ស្រគំ សម​ជា​អ្នក​មុខ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អ​ល្អះ</text:p>
            <text:p text:style-name="P7">ល្អ​ល្អាច់ <text:s/></text:p>
            <text:p text:style-name="P7">ល្អ​ល្អិត</text:p>
          </table:table-cell>
        </table:table-row>
        <table:table-row>
          <table:table-cell table:style-name="តារាង1.A2" office:value-type="string">
            <text:p text:style-name="P14">១១៦៥៧</text:p>
          </table:table-cell>
          <table:table-cell table:style-name="តារាង1.A2" office:value-type="string">
            <text:p text:style-name="P15">ល្អក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មិន​ថ្លា, មិន​បរិសុទ្ធ, ដែល​សៅហ្មង : ទឹក​ល្អក់, ចិត្ត​ល្អក់, ភ្នែក​ល្អក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៥៨</text:p>
          </table:table-cell>
          <table:table-cell table:style-name="តារាង1.A2" office:value-type="string">
            <text:p text:style-name="P15">ល្អ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លំអង​យ៉ាង​ល្អិត, ផង់​ល្អិត : ឥត​ខ្លាច​ប៉ុន​ល្អង, ល្អង​ធូលី ។ ល្អង​ធូលី​ព្រះ​បាទ ពាក្យ​សម្រាប់​និយាយ​ក្រាប​បង្គំ​ទូល​ក្សត្រិយ៍​ទ្រង់​រាជ្យ​ ដោយ​បន្ទាប​ខ្លួន​អ្នក​និយាយ​ហាក់​ដូច​ជា​យក​សីល : ទៅ​ក្រាប​ក្រោម​ល្អង​ធូលី​ដែល​ជាប់​នៅ​ព្រះ​បាទ : សូម​ក្រាប​បង្គំ​ទូល​ក្រោម​ធូលី​ព្រះ​បាទ​នៃ... ។ ប្រើ​ជា​បុរិស​សព្វនាម​ជា​ជំនួស​ព្រះ​នាម​សម្តេច​ព្រះ​មហា​ឧបរាជ ឬ​សម្តេច​ព្រះ​ឧបយុវ​រាជ ឬ​ក៏​សម្តេច​ព្រះ​មហា​សង្ឃ​រាជ​ជាដើម​ក៏​បាន : ល្អង​ធូលី​ព្រះ​បាទ​ទ្រង់​ស្តេច​ទៅ ...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៥៩</text:p>
          </table:table-cell>
          <table:table-cell table:style-name="តារាង1.A2" office:value-type="string">
            <text:p text:style-name="P15">ល្អ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ប៉ន់ ។ ប. ពាក្យ​សម្រាប់​និយាយ​ផ្សំ​នឹង​ពាក្យ ល្អិត ថា: ល្អិត​ល្អន់ ល្អិត​ប៉ន់, ល្អិត​ក្រៃ​ពេក : បុក​ឲ្យ​ល្អិត​ល្អន់, គិត​ល្អិត​ល្អន់; គំនិត​ល្អិត​ល្អន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អិត​ល្អន់</text:p>
          </table:table-cell>
        </table:table-row>
        <table:table-row>
          <table:table-cell table:style-name="តារាង1.A2" office:value-type="string">
            <text:p text:style-name="P14">១១៦៦០</text:p>
          </table:table-cell>
          <table:table-cell table:style-name="តារាង1.A2" office:value-type="string">
            <text:p text:style-name="P15">ល្អា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អា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៦១</text:p>
          </table:table-cell>
          <table:table-cell table:style-name="តារាង1.A2" office:value-type="string">
            <text:p text:style-name="P15">ល្អាច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ាមញ្ញ​សម្រាប់​និយាយ​ផ្សំ​នឹង​ពាក្យ ល្អ ថា: ល្អ​ល្អាច់ (ម. ព. ល្អ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អ​ល្អាច់ </text:p>
          </table:table-cell>
        </table:table-row>
        <table:table-row>
          <table:table-cell table:style-name="តារាង1.A2" office:value-type="string">
            <text:p text:style-name="P14">១១៦៦២</text:p>
          </table:table-cell>
          <table:table-cell table:style-name="តារាង1.A2" office:value-type="string">
            <text:p text:style-name="P15">ល្អា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(ម. ព. រអាត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៦៣</text:p>
          </table:table-cell>
          <table:table-cell table:style-name="តារាង1.A2" office:value-type="string">
            <text:p text:style-name="P15">ល្អា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ស្នាម​ជា​លំអាន, ស្នាម​ឬ​លំអាន​ដែល​អូស; សេចក្ដី​សៅហ្មង, ដំណើរ​មោះមៃ : ឥត​មាន​ល្អាន ។ ប្រើ​ដូច​ជា កិ. វិ. ក៏​បាន : និយាយ​ពុំ​ឲ្យ​ល្អាន ។ ព. ទ. បុ. អូស​ទូក​ពុំ​ឲ្យ​ល្អាន ចាប់​ត្រី​បាន​ពុំ​ឲ្យ​ល្អក់​ទឹក (មើល​ក្នុង​ពាក្យ អូស ផង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៦៤</text:p>
          </table:table-cell>
          <table:table-cell table:style-name="តារាង1.A2" office:value-type="string">
            <text:p text:style-name="P15">ល្អិ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តូច​ឆ្មារ : សរសៃ​ល្អិត, គ្រាប់​ល្អិត ។ ដែល​ខ្ទេច, ប៉ន់ : បុក​ល្អិត, ទំពា​ល្អិត ។ ដែល​ហ្មត់ហ្មង, ឈ្លាសវៃ; ប្រាកដ​ប្រជា : ប្រាជ្ញា​ល្អិត, គំនិត​ល្អិត ។ ដែល​ទន់​ផ្អែម, សុភាព គួរ​ស្តាប់ : វាចា​ល្អិត ។ ដែល​ម៉ដ្ឋ, រលីង, ផូរផង់ : សាច់​ល្អិត ។ ល្អិត​ល្អ ល្អិត​ដោយ​ប្រពៃ, ល្អិត​សព្វ​គ្រប់ ។ ល្អិត​ល្អន់ (ម. ព. ល្អន់) ។ ល្អិត​ល្អោច ល្អិត​ខ្ទេច​ខ្ទី; រំកាច់​រំកោច ។ ល្អ​ល្អិត (ម. ព. ល្អ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អិត​ល្អ </text:p>
            <text:p text:style-name="P7">ល្អិត​ល្អន់ </text:p>
            <text:p text:style-name="P7">ល្អិត​ល្អោច </text:p>
            <text:p text:style-name="P7">ល្អ​ល្អិត </text:p>
          </table:table-cell>
        </table:table-row>
        <table:table-row>
          <table:table-cell table:style-name="តារាង1.A2" office:value-type="string">
            <text:p text:style-name="P14">១១៦៦៥</text:p>
          </table:table-cell>
          <table:table-cell table:style-name="តារាង1.A2" office:value-type="string">
            <text:p text:style-name="P15">ល្អិន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ត្រជាក់​ស្រួល : ត្រជាក់​ល្អិន (ម. ប្រ.) ។ ប. ពាក្យ​សម្រាប់​ប្រើ​ផ្សំ​ជា​មួយ​នឹង​ពាក្យ ល្អូក ថា : សម្ដី​ល្អូក​ល្អិន សម្ដី​ត្រជាក់​ទន់​ផ្អែម​សុភាព ។ សាច់​ល្អូក​ល្អិន សាច់​ធាត់​ទ្រលុក​ត្រជាក់​ស្រួល សម្បុរ​ស្រស់​បស់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៦៦</text:p>
          </table:table-cell>
          <table:table-cell table:style-name="តារាង1.A2" office:value-type="string">
            <text:p text:style-name="P15">ល្អី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កញ្ជើ​រាង​ស្មើ​លើ​ស្មើ​ក្រោម : ស្រូវ​មួយ​ល្អី ។ ល្អី​ភាជន៍ ល្អី​តូច​រាក់​បន្ទោះ​ល្អិត សម្រាប់​ប្រើ​ដាក់​បាយ​បរិភោគ (ច្រើន​មាន​ប្រើ​តាម​ខែត្រ​ក្រៅ​តែ​ក្នុង​សម័យ​ពី​ដើម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៦៧</text:p>
          </table:table-cell>
          <table:table-cell table:style-name="តារាង1.A2" office:value-type="string">
            <text:p text:style-name="P15">ល្អូក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ស្ទាប​ឬ​ប៉ះ​ត្រូវ​មាន​សម្ផស្ស​ត្រជាក់​ស្រួល : សាច់​ត្រជាក់​ល្អូក ។ ដែល​ផ្អែម​ត្រជាក់ : រស​ផ្អែម​ល្អូក, សម្ដី​ផ្អែម​ល្អូក ។ ល្អូក​ល្អិន (ម. ព. ល្អិ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អូក​ល្អិន </text:p>
          </table:table-cell>
        </table:table-row>
        <table:table-row>
          <table:table-cell table:style-name="តារាង1.A2" office:value-type="string">
            <text:p text:style-name="P14">១១៦៦៨</text:p>
          </table:table-cell>
          <table:table-cell table:style-name="តារាង1.A2" office:value-type="string">
            <text:p text:style-name="P15">ល្អូ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បក្សី​មួយ​ប្រភេទ មាន​ពីរ​បែប​គឺ ល្អូត​គូក ឬ ល្អូត​ធំ មាត្រ​ធំ សម្បុរ​ក្រហម​ក្រមៅ ភ្នែក​ក្រហម; ល្អូត​ស្បូវ មាត្រ​តូច សម្បុរ​ក្រហម​ព្រលែត​លាយ​ពព្រុស​ភ្នែក​ក្រហម ច្រើន​នៅ​អាស្រ័យ​ក្នុង​ព្រៃ​ល្បាត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៦៩</text:p>
          </table:table-cell>
          <table:table-cell table:style-name="តារាង1.A2" office:value-type="string">
            <text:p text:style-name="P15">ល្អួត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ស្វិត​ឬ​សើម​ល្មួត : ចម្រៀក​ផ្តៅ​ល្អួត, សរសៃ​ថ្នាំ​ល្អួត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៧០</text:p>
          </table:table-cell>
          <table:table-cell table:style-name="តារាង1.A2" office:value-type="string">
            <text:p text:style-name="P15">ល្អៀង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ផ្អៀង​ម្ខាង : ដី​ល្អៀង ។ ចិត្ត​ល្អៀង ចិត្ត​ដែល​ងាក​បែរ​ទៅ​រក​ម្ខាង​ជាង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៧១</text:p>
          </table:table-cell>
          <table:table-cell table:style-name="តារាង1.A2" office:value-type="string">
            <text:p text:style-name="P15">ល្អៀ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ដែល​ជ្រាយ, សើម​ប៉ផ្តៀច​ឬ​កខ្វក់​គួរ​ខ្ពើម : ជ្រាយ​ល្អៀច, ដី​សើម​ល្អៀច ។ អ្នក​ស្រុក​ខ្លះ​ប្រើ​ពាក្យ​នេះ​សំដៅ​សេចក្ដី​ថា <text:span text:style-name="T1">“ខ្ពើម” ក៏​មាន គេ​និយាយ​ថា ខ្ញុំ​ល្អៀច​ណាស់ ! ខ្ញុំ​ខ្ពើម​ណាស់ ! </text:span></text:p>
          </table:table-cell>
          <table:table-cell table:style-name="តារាង1.D2" office:value-type="string">
            <text:p text:style-name="P8">រអៀច</text:p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៧២</text:p>
          </table:table-cell>
          <table:table-cell table:style-name="តារាង1.A2" office:value-type="string">
            <text:p text:style-name="P15">ល្អៀចល្អែ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</text:p>
          </table:table-cell>
          <table:table-cell table:style-name="តារាង1.D2" office:value-type="string">
            <text:p text:style-name="P7">(ព. សា.) ល្អៀច​ក្រៃ​ពេក : ដី​ល្អៀច​ល្អែ (ប្រើ​តាម​ទម្លាប់​និយាយ​ដោយ​ស្រុក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៧៣</text:p>
          </table:table-cell>
          <table:table-cell table:style-name="តារាង1.A2" office:value-type="string">
            <text:p text:style-name="P15">ល្អោច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</text:p>
          </table:table-cell>
          <table:table-cell table:style-name="តារាង1.D2" office:value-type="string">
            <text:p text:style-name="P7">ដែល​ល្អិត​ខ្ទេច​ខ្ទី : ត្រូវ​គេ​បន្ទោស​ល្អោច, វាយ​ល្អោច​សាច់ ។ ល្អោច​ដៃ ល្អិត​ខ្ទេច​ខ្ទី​ដោយ​កម្លាំង​ដៃ, ពេញ​ទំហឹង​ដៃ ។ ល្អោច​តែ​ម្តង ! ឬ ល្អោច​ហើយ ! ឧ. ល្អិត​ខ្ទេច​ខ្ទី​តែ​ម្តង ! ឬ​ល្អិត​ខ្ទេច​ខ្ទី​ហើយ ! ។ ល្អិត​ល្អោច (ម. ព. ល្អិត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ល្អិត​ល្អោច </text:p>
          </table:table-cell>
        </table:table-row>
        <table:table-row>
          <table:table-cell table:style-name="តារាង1.A2" office:value-type="string">
            <text:p text:style-name="P14">១១៦៧៤</text:p>
          </table:table-cell>
          <table:table-cell table:style-name="តារាង1.A2" office:value-type="string">
            <text:p text:style-name="P15">ល្អោញ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ប.</text:p>
          </table:table-cell>
          <table:table-cell table:style-name="តារាង1.D2" office:value-type="string">
            <text:p text:style-name="P7">ពាក្យ​សម្រាប់​ប្រើ​ផ្សំ​ជា​មួយ​នឹង​ពាក្យ ហោច ថា : ហោច​ល្អោញ ហោច​ណាស់​គឺ​ដែល​មាន​បន្តិច​បន្តួច, ដែល​ស្តួច​ស្តើង​ឬ​ដែល​ស្ទើរ​តែ​នឹង​គ្មាន : ស្រុក​ហោច​ល្អោញ ស្រុក​ដែល​ខ្វះ​ខាត​អ្វី​ៗ​ទាំង​គ្រប់; វេលា​ហោច​ល្អោញ វេលា​ក្រី​ក្រ​លំបាក​ខ្លាំង; អាហារ​ហោច​ល្អោញ​អាហារ​ស្តួច​ស្តើង, រលីប​រលាប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>ហោច​ល្អោញ</text:p>
          </table:table-cell>
        </table:table-row>
        <table:table-row>
          <table:table-cell table:style-name="តារាង1.A2" office:value-type="string">
            <text:p text:style-name="P14">១១៦៧៥</text:p>
          </table:table-cell>
          <table:table-cell table:style-name="តារាង1.A2" office:value-type="string">
            <text:p text:style-name="P15">ល្អោម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ទី​ឬ​តំបន់​តូច​ដែល​នៅ​កណ្ដាល​គេ​ឬ​ដែល​នៅ​កណ្ដាល​វាល​ធំ; ក្នុង​កណ្ដាល​លំហ : ដី​មួយ​ល្អោម, ភូមិ​មួយ​ល្អោម,កោះ​មួយ​ល្អោម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៧៦</text:p>
          </table:table-cell>
          <table:table-cell table:style-name="តារាង1.A2" office:value-type="string">
            <text:p text:style-name="P15">ល្អះ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គុ. ឬ កិ. វិ.</text:p>
          </table:table-cell>
          <table:table-cell table:style-name="តារាង1.D2" office:value-type="string">
            <text:p text:style-name="P7">ដែល​លះ, ស្រឡះ; ច្បាស់, ច្បាស់​លាស់, ឥត​ស្អក​ស្អា; ដែល​ឃ្លាត​ស្រឡះ​ពី​គ្នា : សម្ដី​ល្អះ, ល្អះ​ក; និយាយ​ល្អះ; ភ្លឺ​ល្អះ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៧៧</text:p>
          </table:table-cell>
          <table:table-cell table:style-name="តារាង1.A2" office:value-type="string">
            <text:p text:style-name="P15">ឭ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ស្រៈ​សំស្រ្កឹត ជា​រស្សៈ (អ. ថ. លឹ) ជា​ទន្តជៈ​មាន​សំឡេង​កើត​ត្រង់​ប្រទល់​ធ្មេញ (ដូច ល ដែរ), សម្រាប់​ភាសា​ខ្មែរ ប្រើ​ចំពោះ​តែ​ពាក្យ​ពីរ​ម៉ាត់​គឺ រឭក, រំឭក ដែល​ប្រើ​ជា​ជំនួស រលឹក ឬ រំលឹក បាន​តាម​ពេញ​ចិត្ត​ប្រើ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៧៨</text:p>
          </table:table-cell>
          <table:table-cell table:style-name="តារាង1.A2" office:value-type="string">
            <text:p text:style-name="P15">ឮ</text:p>
          </table:table-cell>
          <table:table-cell table:style-name="តារាង1.A2" office:value-type="string">
            <text:p text:style-name="P8">១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7">ស្រៈ​សំស្រ្កឹត ជា​ទីឃៈ (អ. ថ. លឺ) ជា​ទន្តជៈ​មាន​សំឡេង​កើត​ត្រង់​ប្រទល់​ធ្មេញ (ដូច ល ដែរ), មាន​ប្រើ​បន្តិច​បន្តួច ដូច​ជា ព. បុ. ថា : ឮ​ជ័យ, ឮ​ជា ជា​ដើម (ម. ព. ទាំងនោះ)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/>
          </table:table-cell>
          <table:table-cell table:style-name="តារាង1.A2" office:value-type="string">
            <text:p text:style-name="P15"/>
          </table:table-cell>
          <table:table-cell table:style-name="តារាង1.A2" office:value-type="string">
            <text:p text:style-name="P8">២</text:p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</text:p>
          </table:table-cell>
          <table:table-cell table:style-name="តារាង1.D2" office:value-type="string">
            <text:p text:style-name="P7">ចាប់​យក​សូរ​សព្ទ​បាន​ឬ​បាន​ដឹង​សូរ​សព្ទ​ដោយ​សោត្រ​ប្រសាទ : ឮ​គេ​និយាយ​គ្នា, ឮ​ដំណឹង ។ លាន់​សូរ​សព្ទ​ចេញ : ផ្គរ​លាន់​ឮ​ខ្លាំង ។ ឮ​ឈ្មោះ ឬ ឮ​នាម ល្បី​ឈ្មោះ, សាយ​ឈ្មោះ ។ ឮ​មាត់​ឮ​ក ឮ​សូរ​ជជែក​ប្រកែក​គ្នា, កើត​មាន​ជម្លោះ​ប្រកែក ។ល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៧៩</text:p>
          </table:table-cell>
          <table:table-cell table:style-name="តារាង1.A2" office:value-type="string">
            <text:p text:style-name="P15">ឮ​ជ័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ន.</text:p>
          </table:table-cell>
          <table:table-cell table:style-name="តារាង1.D2" office:value-type="string">
            <text:p text:style-name="P7">ទី​ដែល​លេច​ឮ​ឈ្មោះ​ថា​ជា​ទី​មាន​ជ័យ គឺ​ជា​នាម​ដំបូង​បង្អស់​នៃ​ក្រុង​ឧដុង្គ ដែល​ក្នុង​សម័យ​នោះ​ហៅ​ថា បន្ទាយ : បន្ទាយ​ឮជ័យ គឺ​ក្រុង​ឧដុង្គ​ឮ​ជ័យ (សរសេរ​ជា លឺជ័យ ក៏​បាន) ។ លុះ​ចំណេរ​កាល​ត​មក​ ទើប​ព្រះ​រាជ​ធានី​នេះ​ប្រែ​នាម​ថា ក្រុង​ឧដុង្គ​មាន​ជ័យ វិញ : ឧដុង្គ​មាន​ជ័យ ជា​រាជ​ធានី​ចាស់ នៅ​ក្នុង​អាណា​ខេត្ត​កំពង់ស្ពឺ (សព្វ​ថ្ងៃ​នេះ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៨០</text:p>
          </table:table-cell>
          <table:table-cell table:style-name="តារាង1.A2" office:value-type="string">
            <text:p text:style-name="P15">ឮជា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បុ.</text:p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ល្បី​ល្បាញ; ជាញជ័យ, អង់អាច, ហៅ​ហាន ។ ច្រើន​ប្រើ​តែ​ក្នុង​កាព្យ, ដូច​ជា សេនា​អង់អាច មាន​ឫទ្ធិ​អំណាច អាច​ហាន​ឮ​ជា​ អស់​ពួក​សត្រូវ ទួទាំង​ទិសា សឹង​ខ្លាច​ចេស្តា តេជះ​ជាញជ័យ ។ សរសេរ​ជា លឺជា ក៏​បាន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៨១</text:p>
          </table:table-cell>
          <table:table-cell table:style-name="តារាង1.A2" office:value-type="string">
            <text:p text:style-name="P15">ឮលាន់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គ្រាន់​តែ​ឮ​លាន់​កង​រំពង​ប៉ុន្តែ​ឮ​ពុំ​ប្រាកដ​ជា​សូរ​សព្ទ​អ្វី​ឬ​រឿង​ហេតុ​អ្វី​ឡើយ ។ ច្រើន​ប្រើ​ជា​ពាក្យ​លាយ​ក្នុង​កាព្យ, ដូច​ជា : មាន​ការណ៍​ឮ​លាន់ តើ​មាន​អាសន្ន អ្វី​ប្លែក​យ៉ាង​ណា គួរ​សួរ​បញ្ជាក់ ឲ្យ​អ្នក​រាល់​គ្នា បាន​ដឹង​ច្បាស់​ថា ជា​រឿង​ហេតុ​អ្វី ? (សរសេរ​ជា លឺ​លាន់ ក៏​បាន) ។ 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  <table:table-row>
          <table:table-cell table:style-name="តារាង1.A2" office:value-type="string">
            <text:p text:style-name="P14">១១៦៨២</text:p>
          </table:table-cell>
          <table:table-cell table:style-name="តារាង1.A2" office:value-type="string">
            <text:p text:style-name="P15">ឮ​សាយ</text:p>
          </table:table-cell>
          <table:table-cell table:style-name="តារាង1.A2" office:value-type="string">
            <text:p text:style-name="P8"/>
          </table:table-cell>
          <table:table-cell table:style-name="តារាង1.D2" office:value-type="string">
            <text:p text:style-name="P8"/>
          </table:table-cell>
          <table:table-cell table:style-name="តារាង1.D2" office:value-type="string">
            <text:p text:style-name="P8">ព. បុ.</text:p>
          </table:table-cell>
          <table:table-cell table:style-name="តារាង1.D2" office:value-type="string">
            <text:p text:style-name="P8">កិ. វិ. ឬ គុ.</text:p>
          </table:table-cell>
          <table:table-cell table:style-name="តារាង1.D2" office:value-type="string">
            <text:p text:style-name="P7">ដែល​មាន​កេរ្តិ៍​ឈ្មោះ​ពីរោះ​ល្បី​លេច​ឮ​សាយ​សុស​សព្វ​ទិសានុទិស : កេរ្តិ៍​ឈ្មោះ​ឮ​សាយ; រុងរឿង, ថ្កើងថ្កាន : លោក​ឮ​សាយ​សប្បាយ​អស្ចារ្យ​ណាស់ ។ ច្រើន​ប្រើ​លាយ​ក្នុង​កាព្យ, ដូច​ជា : អាពុក​និង​ម្តាយ នូវ​ញាតិ​ទាំងឡាយ សប្បាយ​ពន់​ពេក ព្រោះ​ឮ​ថា​កូន ឮ​សាយ​ចម្លែក គេ​អរ​អនេក ឯក​ឥត​គណនា ។ ន. ព្រះ​មហា​ក្សត្រិយ៍ : ព្រះ​ឮ​សាយ ទ្រង់​ចំណាយ​ព្រះ​រាជ​ទ្រព្យ​ជា​ទាន​បរិច្ចាគ... ។ សរសេរ​ជា លឺ​សាយ ក៏​បាន ។</text:p>
          </table:table-cell>
          <table:table-cell table:style-name="តារាង1.D2" office:value-type="string">
            <text:p text:style-name="P8"/>
          </table:table-cell>
          <table:table-cell table:style-name="តារាង1.I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Baiduk OT" svg:font-family="'Baiduk OT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4T15:51:06</dc:date>
    <meta:print-date>2005-12-01T09:25:03</meta:print-date>
    <dc:language>en-US</dc:language>
    <meta:editing-cycles>179</meta:editing-cycles>
    <meta:editing-duration>P3DT14H10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08" meta:paragraph-count="2479" meta:word-count="9932" meta:character-count="124861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